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T14" style:parent-style-name="Domyślnaczcionkaakapitu" style:family="text">
      <style:text-properties fo:background-color="#80FFFF"/>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style:text-underline-type="single" style:text-underline-style="solid" style:text-underline-width="auto" style:text-underline-mode="continuous"/>
    </style:style>
    <style:style style:name="P18" style:parent-style-name="Normalny" style:family="paragraph">
      <style:paragraph-properties fo:text-align="justify" fo:line-height="150%"/>
    </style:style>
    <style:style style:name="T19" style:parent-style-name="Domyślnaczcionkaakapitu" style:family="text">
      <style:text-properties style:text-underline-type="single" style:text-underline-style="solid" style:text-underline-width="auto" style:text-underline-mode="continuous"/>
    </style:style>
    <style:style style:name="T20" style:parent-style-name="Domyślnaczcionkaakapitu" style:family="text">
      <style:text-properties fo:background-color="#80FFFF" style:text-underline-type="single" style:text-underline-style="solid" style:text-underline-width="auto" style:text-underline-mode="continuous"/>
    </style:style>
    <style:style style:name="T21" style:parent-style-name="Domyślnaczcionkaakapitu" style:family="text">
      <style:text-properties style:text-underline-type="single" style:text-underline-style="solid" style:text-underline-width="auto" style:text-underline-mode="continuous"/>
    </style:style>
    <style:style style:name="P22" style:parent-style-name="Normalny" style:family="paragraph">
      <style:paragraph-properties fo:text-align="justify" fo:line-height="150%" fo:text-indent="0.2479in"/>
    </style:style>
    <style:style style:name="T23" style:parent-style-name="Domyślnaczcionkaakapitu" style:family="text">
      <style:text-properties fo:background-color="#80FFFF"/>
    </style:style>
    <style:style style:name="P24" style:parent-style-name="Normalny" style:family="paragraph">
      <style:paragraph-properties fo:text-align="justify" fo:line-height="150%" fo:text-indent="0.2479in"/>
    </style:style>
    <style:style style:name="T25" style:parent-style-name="Domyślnaczcionkaakapitu" style:family="text">
      <style:text-properties fo:background-color="#80FFFF"/>
    </style:style>
    <style:style style:name="P26" style:parent-style-name="Normalny" style:family="paragraph">
      <style:paragraph-properties fo:text-align="justify" fo:line-height="150%" fo:text-indent="0.2479in"/>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P31" style:parent-style-name="Normalny" style:family="paragraph">
      <style:paragraph-properties fo:text-align="justify" fo:line-height="150%" fo:text-indent="0.2479in"/>
    </style:style>
    <style:style style:name="P32" style:parent-style-name="Normalny" style:family="paragraph">
      <style:paragraph-properties fo:text-align="justify" fo:line-height="150%" fo:text-indent="0.2479in"/>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fo:text-indent="0.2479in"/>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style:style>
    <style:style style:name="T39" style:parent-style-name="Domyślnaczcionkaakapitu" style:family="text">
      <style:text-properties style:text-underline-type="single" style:text-underline-style="solid" style:text-underline-width="auto" style:text-underline-mode="continuous"/>
    </style:style>
    <style:style style:name="T40" style:parent-style-name="Domyślnaczcionkaakapitu" style:family="text">
      <style:text-properties fo:background-color="#80FFFF" style:text-underline-type="single" style:text-underline-style="solid" style:text-underline-width="auto" style:text-underline-mode="continuous"/>
    </style:style>
    <style:style style:name="P41" style:parent-style-name="Normalny" style:family="paragraph">
      <style:paragraph-properties fo:text-align="justify" fo:line-height="150%"/>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P44" style:parent-style-name="Normalny" style:family="paragraph">
      <style:paragraph-properties fo:text-align="justify" fo:line-height="150%" fo:text-indent="0.2479in"/>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P48" style:parent-style-name="Normalny" style:family="paragraph">
      <style:paragraph-properties fo:text-align="justify" fo:line-height="150%" fo:text-indent="0.2479in"/>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fo:text-indent="0.2479in"/>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fo:text-indent="0.2479in"/>
    </style:style>
    <style:style style:name="T62" style:parent-style-name="Domyślnaczcionkaakapitu" style:family="text">
      <style:text-properties fo:background-color="#80FFFF"/>
    </style:style>
    <style:style style:name="P63" style:parent-style-name="Normalny" style:family="paragraph">
      <style:paragraph-properties fo:text-align="justify" fo:line-height="150%" fo:text-indent="0.2479in"/>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479in"/>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479in"/>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479in"/>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fo:text-indent="0.2479in"/>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fo:text-indent="0.2479in"/>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fo:text-indent="0.2479in"/>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fo:text-indent="0.2479in"/>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fo:text-indent="0.2479in"/>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479in"/>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P115" style:parent-style-name="Normalny" style:family="paragraph">
      <style:paragraph-properties fo:text-align="justify" fo:line-height="150%" fo:text-indent="0.2479in"/>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fo:text-indent="0.2479in"/>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P124" style:parent-style-name="Normalny" style:family="paragraph">
      <style:paragraph-properties fo:text-align="justify" fo:line-height="150%" fo:text-indent="0.2479in"/>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479in"/>
    </style:style>
    <style:style style:name="T130" style:parent-style-name="Domyślnaczcionkaakapitu" style:family="text">
      <style:text-properties fo:background-color="#80FFFF"/>
    </style:style>
    <style:style style:name="P131" style:parent-style-name="Normalny" style:family="paragraph">
      <style:paragraph-properties fo:text-align="justify" fo:line-height="150%" fo:text-indent="0.2479in"/>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P134" style:parent-style-name="Normalny" style:family="paragraph">
      <style:paragraph-properties fo:text-align="justify" fo:line-height="150%" fo:text-indent="0.2479in"/>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479in"/>
    </style:style>
    <style:style style:name="P140" style:parent-style-name="Normalny" style:family="paragraph">
      <style:paragraph-properties fo:text-align="justify" fo:line-height="150%"/>
    </style:style>
    <style:style style:name="T141" style:parent-style-name="Domyślnaczcionkaakapitu" style:family="text">
      <style:text-properties style:text-underline-type="single" style:text-underline-style="solid" style:text-underline-width="auto" style:text-underline-mode="continuous"/>
    </style:style>
    <style:style style:name="P142" style:parent-style-name="Normalny" style:family="paragraph">
      <style:paragraph-properties fo:text-align="justify" fo:line-height="150%" fo:text-indent="0.2479in"/>
    </style:style>
    <style:style style:name="P143" style:parent-style-name="Normalny" style:family="paragraph">
      <style:paragraph-properties fo:text-align="justify" fo:line-height="150%" fo:text-indent="0.2479in"/>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fo:text-indent="0.2479in"/>
    </style:style>
    <style:style style:name="T146" style:parent-style-name="Domyślnaczcionkaakapitu" style:family="text">
      <style:text-properties fo:background-color="#80FFFF"/>
    </style:style>
    <style:style style:name="P147" style:parent-style-name="Normalny" style:family="paragraph">
      <style:paragraph-properties fo:text-align="justify" fo:line-height="150%"/>
    </style:style>
    <style:style style:name="T148" style:parent-style-name="Domyślnaczcionkaakapitu" style:family="text">
      <style:text-properties style:text-underline-type="single" style:text-underline-style="solid" style:text-underline-width="auto" style:text-underline-mode="continuous"/>
    </style:style>
    <style:style style:name="P149" style:parent-style-name="Normalny" style:family="paragraph">
      <style:paragraph-properties fo:text-align="justify" fo:line-height="150%" fo:text-indent="0.2479in"/>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fo:text-indent="0.2479in"/>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fo:text-indent="0.2479in"/>
    </style:style>
    <style:style style:name="T164" style:parent-style-name="Domyślnaczcionkaakapitu" style:family="text">
      <style:text-properties fo:background-color="#80FFFF"/>
    </style:style>
    <style:style style:name="T165" style:parent-style-name="Domyślnaczcionkaakapitu" style:family="text">
      <style:text-properties fo:font-style="italic" style:font-style-asian="italic" style:font-style-complex="italic"/>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P169" style:parent-style-name="Normalny" style:family="paragraph">
      <style:paragraph-properties fo:text-align="justify" fo:line-height="150%" fo:text-indent="0.2479in"/>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P173" style:parent-style-name="Normalny" style:family="paragraph">
      <style:paragraph-properties fo:text-align="justify" fo:line-height="150%" fo:text-indent="0.2479in"/>
    </style:style>
    <style:style style:name="T174" style:parent-style-name="Domyślnaczcionkaakapitu" style:family="text">
      <style:text-properties fo:background-color="#80FFFF"/>
    </style:style>
    <style:style style:name="P175" style:parent-style-name="Normalny" style:family="paragraph">
      <style:paragraph-properties fo:text-align="justify" fo:line-height="150%"/>
    </style:style>
    <style:style style:name="T176" style:parent-style-name="Domyślnaczcionkaakapitu" style:family="text">
      <style:text-properties style:text-underline-type="single" style:text-underline-style="solid" style:text-underline-width="auto" style:text-underline-mode="continuous"/>
    </style:style>
    <style:style style:name="T177" style:parent-style-name="Domyślnaczcionkaakapitu" style:family="text">
      <style:text-properties fo:background-color="#80FFFF" style:text-underline-type="single" style:text-underline-style="solid" style:text-underline-width="auto" style:text-underline-mode="continuous"/>
    </style:style>
    <style:style style:name="P178" style:parent-style-name="Normalny" style:family="paragraph">
      <style:paragraph-properties fo:text-align="justify" fo:line-height="150%" fo:text-indent="0.2479in"/>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fo:text-indent="0.2479in"/>
    </style:style>
    <style:style style:name="T181" style:parent-style-name="Domyślnaczcionkaakapitu" style:family="text">
      <style:text-properties fo:background-color="#80FFFF"/>
    </style:style>
    <style:style style:name="P182" style:parent-style-name="Normalny" style:family="paragraph">
      <style:paragraph-properties fo:text-align="justify" fo:line-height="150%" fo:text-indent="0.2479in"/>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479in"/>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fo:text-indent="0.2479in"/>
    </style:style>
    <style:style style:name="P190" style:parent-style-name="Normalny" style:family="paragraph">
      <style:paragraph-properties fo:text-align="justify" fo:line-height="150%"/>
    </style:style>
    <style:style style:name="T191" style:parent-style-name="Domyślnaczcionkaakapitu" style:family="text">
      <style:text-properties style:text-underline-type="single" style:text-underline-style="solid" style:text-underline-width="auto" style:text-underline-mode="continuous"/>
    </style:style>
    <style:style style:name="P192" style:parent-style-name="Normalny" style:family="paragraph">
      <style:paragraph-properties fo:text-align="justify" fo:line-height="150%" fo:text-indent="0.2479in"/>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P196" style:parent-style-name="Normalny" style:family="paragraph">
      <style:paragraph-properties fo:text-align="justify" fo:line-height="150%" fo:text-indent="0.2479in">
        <style:tab-stops>
          <style:tab-stop style:type="left" style:position="3.7395in"/>
        </style:tab-stops>
      </style:paragraph-properties>
    </style:style>
    <style:style style:name="P197" style:parent-style-name="Normalny" style:family="paragraph">
      <style:paragraph-properties fo:text-align="justify" fo:line-height="150%" fo:text-indent="0.2479in"/>
    </style:style>
    <style:style style:name="T198" style:parent-style-name="Domyślnaczcionkaakapitu" style:family="text">
      <style:text-properties fo:background-color="#80FFFF"/>
    </style:style>
    <style:style style:name="P199" style:parent-style-name="Normalny" style:family="paragraph">
      <style:paragraph-properties fo:text-align="justify" fo:line-height="150%" fo:text-indent="0.2479in"/>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P202" style:parent-style-name="Normalny" style:family="paragraph">
      <style:paragraph-properties fo:text-align="justify" fo:line-height="150%" fo:text-indent="0.2479in"/>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style:style>
    <style:style style:name="T206" style:parent-style-name="Domyślnaczcionkaakapitu" style:family="text">
      <style:text-properties style:text-underline-type="single" style:text-underline-style="solid" style:text-underline-width="auto" style:text-underline-mode="continuous"/>
    </style:style>
    <style:style style:name="P207" style:parent-style-name="Normalny" style:family="paragraph">
      <style:paragraph-properties fo:text-align="justify" fo:line-height="150%" fo:text-indent="0.2479in"/>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P212" style:parent-style-name="Normalny" style:family="paragraph">
      <style:paragraph-properties fo:text-align="justify" fo:line-height="150%" fo:text-indent="0.2479in"/>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P218" style:parent-style-name="Normalny" style:family="paragraph">
      <style:paragraph-properties fo:text-align="justify" fo:line-height="150%" fo:text-indent="0.2479in"/>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fo:text-indent="0.2479in"/>
    </style:style>
    <style:style style:name="P221" style:parent-style-name="Normalny" style:family="paragraph">
      <style:paragraph-properties fo:text-align="justify" fo:line-height="150%"/>
    </style:style>
    <style:style style:name="T222" style:parent-style-name="Domyślnaczcionkaakapitu" style:family="text">
      <style:text-properties style:text-underline-type="single" style:text-underline-style="solid" style:text-underline-width="auto" style:text-underline-mode="continuous"/>
    </style:style>
    <style:style style:name="T223" style:parent-style-name="Domyślnaczcionkaakapitu" style:family="text">
      <style:text-properties fo:background-color="#80FFFF" style:text-underline-type="single" style:text-underline-style="solid" style:text-underline-width="auto" style:text-underline-mode="continuous"/>
    </style:style>
    <style:style style:name="P224" style:parent-style-name="Normalny" style:family="paragraph">
      <style:paragraph-properties fo:text-align="justify" fo:line-height="150%" fo:text-indent="0.2479in"/>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P227" style:parent-style-name="Normalny" style:family="paragraph">
      <style:paragraph-properties fo:text-align="justify" fo:line-height="150%" fo:text-indent="0.2479in"/>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P230" style:parent-style-name="Normalny" style:family="paragraph">
      <style:paragraph-properties fo:text-align="justify" fo:line-height="150%" fo:text-indent="0.2479in"/>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fo:text-indent="0.2479in"/>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P256" style:parent-style-name="Normalny" style:family="paragraph">
      <style:paragraph-properties fo:text-align="justify" fo:line-height="150%" fo:text-indent="0.2479in"/>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style:style>
    <style:style style:name="T264" style:parent-style-name="Domyślnaczcionkaakapitu" style:family="text">
      <style:text-properties style:text-underline-type="single" style:text-underline-style="solid" style:text-underline-width="auto" style:text-underline-mode="continuous"/>
    </style:style>
    <style:style style:name="T265" style:parent-style-name="Domyślnaczcionkaakapitu" style:family="text">
      <style:text-properties fo:background-color="#80FFFF" style:text-underline-type="single" style:text-underline-style="solid" style:text-underline-width="auto" style:text-underline-mode="continuous"/>
    </style:style>
    <style:style style:name="T266" style:parent-style-name="Domyślnaczcionkaakapitu" style:family="text">
      <style:text-properties style:text-underline-type="single" style:text-underline-style="solid" style:text-underline-width="auto" style:text-underline-mode="continuous"/>
    </style:style>
    <style:style style:name="P267" style:parent-style-name="Normalny" style:family="paragraph">
      <style:paragraph-properties fo:text-align="justify" fo:line-height="150%" fo:text-indent="0.2479in"/>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479in"/>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style:style>
    <style:style style:name="T285" style:parent-style-name="Domyślnaczcionkaakapitu" style:family="text">
      <style:text-properties style:text-underline-type="single" style:text-underline-style="solid" style:text-underline-width="auto" style:text-underline-mode="continuous"/>
    </style:style>
    <style:style style:name="T286" style:parent-style-name="Domyślnaczcionkaakapitu" style:family="text">
      <style:text-properties fo:background-color="#80FFFF" style:text-underline-type="single" style:text-underline-style="solid" style:text-underline-width="auto" style:text-underline-mode="continuous"/>
    </style:style>
    <style:style style:name="P287" style:parent-style-name="Normalny" style:family="paragraph">
      <style:paragraph-properties fo:text-align="justify" fo:line-height="150%" fo:text-indent="0.2479in"/>
    </style:style>
    <style:style style:name="T288" style:parent-style-name="Domyślnaczcionkaakapitu" style:family="text">
      <style:text-properties fo:background-color="#80FFFF"/>
    </style:style>
    <style:style style:name="P289" style:parent-style-name="Normalny" style:family="paragraph">
      <style:paragraph-properties fo:text-align="justify" fo:line-height="150%"/>
    </style:style>
    <style:style style:name="T290" style:parent-style-name="Domyślnaczcionkaakapitu" style:family="text">
      <style:text-properties style:text-underline-type="single" style:text-underline-style="solid" style:text-underline-width="auto" style:text-underline-mode="continuous"/>
    </style:style>
    <style:style style:name="T291" style:parent-style-name="Domyślnaczcionkaakapitu" style:family="text">
      <style:text-properties fo:background-color="#80FFFF" style:text-underline-type="single" style:text-underline-style="solid" style:text-underline-width="auto" style:text-underline-mode="continuous"/>
    </style:style>
    <style:style style:name="T292" style:parent-style-name="Domyślnaczcionkaakapitu" style:family="text">
      <style:text-properties style:text-underline-type="single" style:text-underline-style="solid" style:text-underline-width="auto" style:text-underline-mode="continuous"/>
    </style:style>
    <style:style style:name="P293" style:parent-style-name="Normalny" style:family="paragraph">
      <style:paragraph-properties fo:text-align="justify" fo:line-height="150%" fo:text-indent="0.2479in"/>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fo:text-indent="0.2479in"/>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P298" style:parent-style-name="Normalny" style:family="paragraph">
      <style:paragraph-properties fo:text-align="justify" fo:line-height="150%" fo:text-indent="0.2479in"/>
    </style:style>
    <style:style style:name="P299" style:parent-style-name="Normalny" style:family="paragraph">
      <style:paragraph-properties fo:text-align="justify" fo:line-height="150%"/>
    </style:style>
    <style:style style:name="T300" style:parent-style-name="Domyślnaczcionkaakapitu" style:family="text">
      <style:text-properties style:text-underline-type="single" style:text-underline-style="solid" style:text-underline-width="auto" style:text-underline-mode="continuous"/>
    </style:style>
    <style:style style:name="P301" style:parent-style-name="Normalny" style:family="paragraph">
      <style:paragraph-properties fo:text-align="justify" fo:line-height="150%" fo:text-indent="0.2479in"/>
    </style:style>
    <style:style style:name="P302" style:parent-style-name="Normalny" style:family="paragraph">
      <style:paragraph-properties fo:text-align="justify" fo:line-height="150%"/>
    </style:style>
    <style:style style:name="T303" style:parent-style-name="Domyślnaczcionkaakapitu" style:family="text">
      <style:text-properties style:text-underline-type="single" style:text-underline-style="solid" style:text-underline-width="auto" style:text-underline-mode="continuous"/>
    </style:style>
    <style:style style:name="T304" style:parent-style-name="Domyślnaczcionkaakapitu" style:family="text">
      <style:text-properties fo:background-color="#80FFFF" style:text-underline-type="single" style:text-underline-style="solid" style:text-underline-width="auto" style:text-underline-mode="continuous"/>
    </style:style>
    <style:style style:name="T305" style:parent-style-name="Domyślnaczcionkaakapitu" style:family="text">
      <style:text-properties style:text-underline-type="single" style:text-underline-style="solid" style:text-underline-width="auto" style:text-underline-mode="continuous"/>
    </style:style>
    <style:style style:name="P306" style:parent-style-name="Normalny" style:family="paragraph">
      <style:paragraph-properties fo:text-align="justify" fo:line-height="150%" fo:text-indent="0.2479in"/>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P329" style:parent-style-name="Normalny" style:family="paragraph">
      <style:paragraph-properties fo:text-align="justify" fo:line-height="150%" fo:text-indent="0.2479in"/>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P333" style:parent-style-name="Normalny" style:family="paragraph">
      <style:paragraph-properties fo:text-align="justify" fo:line-height="150%" fo:text-indent="0.2479in"/>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P339" style:parent-style-name="Normalny" style:family="paragraph">
      <style:paragraph-properties fo:text-align="justify" fo:line-height="150%" fo:text-indent="0.2479in"/>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P352" style:parent-style-name="Normalny" style:family="paragraph">
      <style:paragraph-properties fo:text-align="justify" fo:line-height="150%" fo:text-indent="0.2479in"/>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P362" style:parent-style-name="Normalny" style:family="paragraph">
      <style:paragraph-properties fo:text-align="justify" fo:line-height="150%" fo:text-indent="0.2479in"/>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479in"/>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P386" style:parent-style-name="Normalny" style:family="paragraph">
      <style:paragraph-properties fo:text-align="justify" fo:line-height="150%" fo:text-indent="0.2479in"/>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fo:text-indent="0.2479in"/>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fo:text-indent="0.2479in"/>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fo:text-indent="0.2479in"/>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fo:text-indent="0.2479in"/>
    </style:style>
    <style:style style:name="P411" style:parent-style-name="Normalny" style:family="paragraph">
      <style:paragraph-properties fo:text-align="justify" fo:line-height="150%"/>
    </style:style>
    <style:style style:name="T412" style:parent-style-name="Domyślnaczcionkaakapitu" style:family="text">
      <style:text-properties style:text-underline-type="single" style:text-underline-style="solid" style:text-underline-width="auto" style:text-underline-mode="continuous"/>
    </style:style>
    <style:style style:name="P413" style:parent-style-name="Normalny" style:family="paragraph">
      <style:paragraph-properties fo:text-align="justify" fo:line-height="150%" fo:text-indent="0.2479in"/>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479in"/>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fo:text-indent="0.2479in"/>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P435" style:parent-style-name="Normalny" style:family="paragraph">
      <style:paragraph-properties fo:text-align="justify" fo:line-height="150%" fo:text-indent="0.2479in"/>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fo:text-indent="0.2479in"/>
    </style:style>
    <style:style style:name="P438" style:parent-style-name="Normalny" style:family="paragraph">
      <style:paragraph-properties fo:text-align="justify" fo:line-height="150%"/>
    </style:style>
    <style:style style:name="T439" style:parent-style-name="Domyślnaczcionkaakapitu" style:family="text">
      <style:text-properties style:text-underline-type="single" style:text-underline-style="solid" style:text-underline-width="auto" style:text-underline-mode="continuous"/>
    </style:style>
    <style:style style:name="T440" style:parent-style-name="Domyślnaczcionkaakapitu" style:family="text">
      <style:text-properties style:text-underline-type="single" style:text-underline-style="solid" style:text-underline-width="auto" style:text-underline-mode="continuous"/>
    </style:style>
    <style:style style:name="T441" style:parent-style-name="Domyślnaczcionkaakapitu" style:family="text">
      <style:text-properties style:text-underline-type="single" style:text-underline-style="solid" style:text-underline-width="auto" style:text-underline-mode="continuous"/>
    </style:style>
    <style:style style:name="P442" style:parent-style-name="Normalny" style:family="paragraph">
      <style:paragraph-properties fo:text-align="justify" fo:line-height="150%" fo:text-indent="0.2479in"/>
    </style:style>
    <style:style style:name="T443" style:parent-style-name="Domyślnaczcionkaakapitu" style:family="text">
      <style:text-properties fo:background-color="#80FFFF"/>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fo:text-indent="0.2479in"/>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fo:text-indent="0.2479in"/>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P459" style:parent-style-name="Normalny" style:family="paragraph">
      <style:paragraph-properties fo:text-align="justify" fo:line-height="150%" fo:text-indent="0.2479in"/>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479in"/>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fo:text-indent="0.2479in">
        <style:tab-stops>
          <style:tab-stop style:type="left" style:position="2.9104in"/>
        </style:tab-stops>
      </style:paragraph-properties>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fo:text-indent="0.2479in"/>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479in"/>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479in"/>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style:style>
    <style:style style:name="T502" style:parent-style-name="Domyślnaczcionkaakapitu" style:family="text">
      <style:text-properties style:text-underline-type="single" style:text-underline-style="solid" style:text-underline-width="auto" style:text-underline-mode="continuous"/>
    </style:style>
    <style:style style:name="T503" style:parent-style-name="Domyślnaczcionkaakapitu" style:family="text">
      <style:text-properties fo:background-color="#80FFFF" style:text-underline-type="single" style:text-underline-style="solid" style:text-underline-width="auto" style:text-underline-mode="continuous"/>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fo:text-indent="0.2479in"/>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P508" style:parent-style-name="Normalny" style:family="paragraph">
      <style:paragraph-properties fo:text-align="justify" fo:line-height="150%" fo:text-indent="0.2479in"/>
    </style:style>
    <style:style style:name="P509" style:parent-style-name="Normalny" style:family="paragraph">
      <style:paragraph-properties fo:text-align="justify" fo:line-height="150%"/>
    </style:style>
    <style:style style:name="T510" style:parent-style-name="Domyślnaczcionkaakapitu" style:family="text">
      <style:text-properties style:text-underline-type="single" style:text-underline-style="solid" style:text-underline-width="auto" style:text-underline-mode="continuous"/>
    </style:style>
    <style:style style:name="T511" style:parent-style-name="Domyślnaczcionkaakapitu" style:family="text">
      <style:text-properties fo:background-color="#80FFFF" style:text-underline-type="single" style:text-underline-style="solid" style:text-underline-width="auto" style:text-underline-mode="continuous"/>
    </style:style>
    <style:style style:name="T512" style:parent-style-name="Domyślnaczcionkaakapitu" style:family="text">
      <style:text-properties style:text-underline-type="single" style:text-underline-style="solid" style:text-underline-width="auto" style:text-underline-mode="continuous"/>
    </style:style>
    <style:style style:name="T513" style:parent-style-name="Domyślnaczcionkaakapitu" style:family="text">
      <style:text-properties fo:background-color="#80FFFF" style:text-underline-type="single" style:text-underline-style="solid" style:text-underline-width="auto" style:text-underline-mode="continuous"/>
    </style:style>
    <style:style style:name="T514" style:parent-style-name="Domyślnaczcionkaakapitu" style:family="text">
      <style:text-properties style:text-underline-type="single" style:text-underline-style="solid" style:text-underline-width="auto" style:text-underline-mode="continuous"/>
    </style:style>
    <style:style style:name="P515" style:parent-style-name="Normalny" style:family="paragraph">
      <style:paragraph-properties fo:text-align="justify" fo:line-height="150%" fo:text-indent="0.2479in"/>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P530" style:parent-style-name="Normalny" style:family="paragraph">
      <style:paragraph-properties fo:text-align="justify" fo:line-height="150%" fo:text-indent="0.2479in"/>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P545" style:parent-style-name="Normalny" style:family="paragraph">
      <style:paragraph-properties fo:text-align="justify" fo:line-height="150%" fo:text-indent="0.2479in"/>
    </style:style>
    <style:style style:name="T546" style:parent-style-name="Domyślnaczcionkaakapitu" style:family="text">
      <style:text-properties fo:background-color="#80FFFF"/>
    </style:style>
    <style:style style:name="P547" style:parent-style-name="Normalny" style:family="paragraph">
      <style:paragraph-properties fo:text-align="justify" fo:line-height="150%"/>
    </style:style>
    <style:style style:name="T548" style:parent-style-name="Domyślnaczcionkaakapitu" style:family="text">
      <style:text-properties style:text-underline-type="single" style:text-underline-style="solid" style:text-underline-width="auto" style:text-underline-mode="continuous"/>
    </style:style>
    <style:style style:name="T549" style:parent-style-name="Domyślnaczcionkaakapitu" style:family="text">
      <style:text-properties fo:background-color="#80FFFF" style:text-underline-type="single" style:text-underline-style="solid" style:text-underline-width="auto" style:text-underline-mode="continuous"/>
    </style:style>
    <style:style style:name="T550" style:parent-style-name="Domyślnaczcionkaakapitu" style:family="text">
      <style:text-properties fo:background-color="#80FFFF"/>
    </style:style>
    <style:style style:name="P551" style:parent-style-name="Normalny" style:family="paragraph">
      <style:paragraph-properties fo:text-align="justify" fo:line-height="150%" fo:text-indent="0.2479in"/>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style:style>
    <style:style style:name="P572" style:parent-style-name="Normalny" style:family="paragraph">
      <style:paragraph-properties fo:text-align="justify" fo:line-height="150%"/>
    </style:style>
    <style:style style:name="T573" style:parent-style-name="Domyślnaczcionkaakapitu" style:family="text">
      <style:text-properties fo:background-color="#80FFFF"/>
    </style:style>
    <style:style style:name="P574" style:parent-style-name="Normalny" style:family="paragraph">
      <style:paragraph-properties fo:text-align="justify" fo:line-height="150%"/>
    </style:style>
    <style:style style:name="P575" style:parent-style-name="Normalny" style:family="paragraph">
      <style:paragraph-properties fo:text-align="justify" fo:line-height="150%"/>
    </style:style>
    <style:style style:name="T576" style:parent-style-name="Domyślnaczcionkaakapitu" style:family="text">
      <style:text-properties fo:background-color="#80FFFF"/>
    </style:style>
    <style:style style:name="P577" style:parent-style-name="Normalny" style:family="paragraph">
      <style:paragraph-properties fo:text-align="justify" fo:line-height="150%"/>
    </style:style>
    <style:style style:name="P578" style:parent-style-name="Normalny" style:family="paragraph">
      <style:paragraph-properties fo:text-align="justify" fo:line-height="150%"/>
    </style:style>
    <style:style style:name="T579" style:parent-style-name="Domyślnaczcionkaakapitu" style:family="text">
      <style:text-properties style:text-underline-type="single" style:text-underline-style="solid" style:text-underline-width="auto" style:text-underline-mode="continuous"/>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P585" style:parent-style-name="Normalny" style:family="paragraph">
      <style:paragraph-properties fo:text-align="justify" fo:line-height="150%" fo:text-indent="0.2479in"/>
    </style:style>
    <style:style style:name="P586" style:parent-style-name="Normalny" style:family="paragraph">
      <style:paragraph-properties fo:text-align="justify" fo:line-height="150%" fo:text-indent="0.2479in"/>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fo:text-indent="0.2479in"/>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P596" style:parent-style-name="Normalny" style:family="paragraph">
      <style:paragraph-properties fo:text-align="justify" fo:line-height="150%" fo:text-indent="0.2479in"/>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P602" style:parent-style-name="Normalny" style:family="paragraph">
      <style:paragraph-properties fo:text-align="justify" fo:line-height="150%" fo:text-indent="0.2479in"/>
    </style:style>
    <style:style style:name="P603" style:parent-style-name="Normalny" style:family="paragraph">
      <style:paragraph-properties fo:text-align="justify" fo:line-height="150%" fo:text-indent="0.2479in"/>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P622" style:parent-style-name="Normalny" style:family="paragraph">
      <style:paragraph-properties fo:text-align="justify" fo:line-height="150%" fo:text-indent="0.2479in"/>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fo:text-indent="0.2479in"/>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P634" style:parent-style-name="Normalny" style:family="paragraph">
      <style:paragraph-properties fo:text-align="justify" fo:line-height="150%" fo:text-indent="0.2479in"/>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P642" style:parent-style-name="Normalny" style:family="paragraph">
      <style:paragraph-properties fo:text-align="justify" fo:line-height="150%" fo:text-indent="0.2479in"/>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P650" style:parent-style-name="Normalny" style:family="paragraph">
      <style:paragraph-properties fo:text-align="justify" fo:line-height="150%" fo:text-indent="0.2479in"/>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fo:text-indent="0.2479in"/>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fo:text-indent="0.2479in"/>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P663" style:parent-style-name="Normalny" style:family="paragraph">
      <style:paragraph-properties fo:text-align="justify" fo:line-height="150%" fo:text-indent="0.2479in"/>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P666" style:parent-style-name="Normalny" style:family="paragraph">
      <style:paragraph-properties fo:text-align="justify" fo:line-height="150%"/>
    </style:style>
    <style:style style:name="T667" style:parent-style-name="Domyślnaczcionkaakapitu" style:family="text">
      <style:text-properties style:text-underline-type="single" style:text-underline-style="solid" style:text-underline-width="auto" style:text-underline-mode="continuous"/>
    </style:style>
    <style:style style:name="T668" style:parent-style-name="Domyślnaczcionkaakapitu" style:family="text">
      <style:text-properties fo:background-color="#80FFFF" style:text-underline-type="single" style:text-underline-style="solid" style:text-underline-width="auto" style:text-underline-mode="continuous"/>
    </style:style>
    <style:style style:name="T669" style:parent-style-name="Domyślnaczcionkaakapitu" style:family="text">
      <style:text-properties fo:background-color="#80FFFF" style:text-underline-type="single" style:text-underline-style="solid" style:text-underline-width="auto" style:text-underline-mode="continuous"/>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479in"/>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P674" style:parent-style-name="Normalny" style:family="paragraph">
      <style:paragraph-properties fo:text-align="justify" fo:line-height="150%"/>
    </style:style>
    <style:style style:name="T675" style:parent-style-name="Domyślnaczcionkaakapitu" style:family="text">
      <style:text-properties style:text-underline-type="single" style:text-underline-style="solid" style:text-underline-width="auto" style:text-underline-mode="continuous"/>
    </style:style>
    <style:style style:name="T676" style:parent-style-name="Domyślnaczcionkaakapitu" style:family="text">
      <style:text-properties fo:background-color="#80FFFF" style:text-underline-type="single" style:text-underline-style="solid" style:text-underline-width="auto" style:text-underline-mode="continuous"/>
    </style:style>
    <style:style style:name="T677" style:parent-style-name="Domyślnaczcionkaakapitu" style:family="text">
      <style:text-properties style:text-underline-type="single" style:text-underline-style="solid" style:text-underline-width="auto" style:text-underline-mode="continuous"/>
    </style:style>
    <style:style style:name="T678" style:parent-style-name="Domyślnaczcionkaakapitu" style:family="text">
      <style:text-properties style:text-underline-type="single" style:text-underline-style="solid" style:text-underline-width="auto" style:text-underline-mode="continuous"/>
    </style:style>
    <style:style style:name="P679" style:parent-style-name="Normalny" style:family="paragraph">
      <style:paragraph-properties fo:text-align="justify" fo:line-height="150%" fo:text-indent="0.2479in"/>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P684" style:parent-style-name="Normalny" style:family="paragraph">
      <style:paragraph-properties fo:text-align="justify" fo:line-height="150%" fo:text-indent="0.2479in"/>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P689" style:parent-style-name="Normalny" style:family="paragraph">
      <style:paragraph-properties fo:text-align="justify" fo:line-height="150%" fo:text-indent="0.2479in"/>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fo:text-indent="0.2479in"/>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fo:text-indent="0.2479in"/>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P714" style:parent-style-name="Normalny" style:family="paragraph">
      <style:paragraph-properties fo:text-align="justify" fo:line-height="150%" fo:text-indent="0.2479in"/>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P722" style:parent-style-name="Normalny" style:family="paragraph">
      <style:paragraph-properties fo:text-align="justify" fo:line-height="150%" fo:text-indent="0.2479in"/>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fo:text-indent="0.2479in"/>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fo:text-indent="0.2479in"/>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fo:text-indent="0.2479in"/>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P779" style:parent-style-name="Normalny" style:family="paragraph">
      <style:paragraph-properties fo:text-align="justify" fo:line-height="150%" fo:text-indent="0.2479in"/>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479in"/>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style:style>
    <style:style style:name="T791" style:parent-style-name="Domyślnaczcionkaakapitu" style:family="text">
      <style:text-properties style:text-underline-type="single" style:text-underline-style="solid" style:text-underline-width="auto" style:text-underline-mode="continuous"/>
    </style:style>
    <style:style style:name="T792" style:parent-style-name="Domyślnaczcionkaakapitu" style:family="text">
      <style:text-properties fo:background-color="#80FFFF" style:text-underline-type="single" style:text-underline-style="solid" style:text-underline-width="auto" style:text-underline-mode="continuous"/>
    </style:style>
    <style:style style:name="P793" style:parent-style-name="Normalny" style:family="paragraph">
      <style:paragraph-properties fo:text-align="justify" fo:line-height="150%" fo:text-indent="0.2479in"/>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P799" style:parent-style-name="Normalny" style:family="paragraph">
      <style:paragraph-properties fo:text-align="justify" fo:line-height="150%" fo:text-indent="0.2479in"/>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fo:text-indent="0.2479in"/>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style:style>
    <style:style style:name="T812" style:parent-style-name="Domyślnaczcionkaakapitu" style:family="text">
      <style:text-properties fo:background-color="#80FFFF" style:text-underline-type="single" style:text-underline-style="solid" style:text-underline-width="auto" style:text-underline-mode="continuous"/>
    </style:style>
    <style:style style:name="T813" style:parent-style-name="Domyślnaczcionkaakapitu" style:family="text">
      <style:text-properties style:text-underline-type="single" style:text-underline-style="solid" style:text-underline-width="auto" style:text-underline-mode="continuous"/>
    </style:style>
    <style:style style:name="T814" style:parent-style-name="Domyślnaczcionkaakapitu" style:family="text">
      <style:text-properties fo:background-color="#80FFFF" style:text-underline-type="single" style:text-underline-style="solid" style:text-underline-width="auto" style:text-underline-mode="continuous"/>
    </style:style>
    <style:style style:name="T815" style:parent-style-name="Domyślnaczcionkaakapitu" style:family="text">
      <style:text-properties style:text-underline-type="single" style:text-underline-style="solid" style:text-underline-width="auto" style:text-underline-mode="continuous"/>
    </style:style>
    <style:style style:name="P816" style:parent-style-name="Normalny" style:family="paragraph">
      <style:paragraph-properties fo:text-align="justify" fo:line-height="150%" fo:text-indent="0.2479in"/>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P819" style:parent-style-name="Normalny" style:family="paragraph">
      <style:paragraph-properties fo:text-align="justify" fo:line-height="150%" fo:text-indent="0.2479in"/>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P822" style:parent-style-name="Normalny" style:family="paragraph">
      <style:paragraph-properties fo:text-align="justify" fo:line-height="150%" fo:text-indent="0.2479in"/>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style:style>
    <style:style style:name="T826" style:parent-style-name="Domyślnaczcionkaakapitu" style:family="text">
      <style:text-properties style:text-underline-type="single" style:text-underline-style="solid" style:text-underline-width="auto" style:text-underline-mode="continuous"/>
    </style:style>
    <style:style style:name="T827" style:parent-style-name="Domyślnaczcionkaakapitu" style:family="text">
      <style:text-properties fo:background-color="#80FFFF" style:text-underline-type="single" style:text-underline-style="solid" style:text-underline-width="auto" style:text-underline-mode="continuous"/>
    </style:style>
    <style:style style:name="T828" style:parent-style-name="Domyślnaczcionkaakapitu" style:family="text">
      <style:text-properties style:text-underline-type="single" style:text-underline-style="solid" style:text-underline-width="auto" style:text-underline-mode="continuous"/>
    </style:style>
    <style:style style:name="T829" style:parent-style-name="Domyślnaczcionkaakapitu" style:family="text">
      <style:text-properties fo:background-color="#80FFFF" style:text-underline-type="single" style:text-underline-style="solid" style:text-underline-width="auto" style:text-underline-mode="continuous"/>
    </style:style>
    <style:style style:name="T830" style:parent-style-name="Domyślnaczcionkaakapitu" style:family="text">
      <style:text-properties style:text-underline-type="single" style:text-underline-style="solid" style:text-underline-width="auto" style:text-underline-mode="continuous"/>
    </style:style>
    <style:style style:name="T831" style:parent-style-name="Domyślnaczcionkaakapitu" style:family="text">
      <style:text-properties fo:background-color="#80FFFF" style:text-underline-type="single" style:text-underline-style="solid" style:text-underline-width="auto" style:text-underline-mode="continuous"/>
    </style:style>
    <style:style style:name="T832" style:parent-style-name="Domyślnaczcionkaakapitu" style:family="text">
      <style:text-properties fo:background-color="#80FFFF"/>
    </style:style>
    <style:style style:name="P833" style:parent-style-name="Normalny" style:family="paragraph">
      <style:paragraph-properties fo:text-align="justify" fo:line-height="150%" fo:text-indent="0.2479in"/>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style:style>
    <style:style style:name="T837" style:parent-style-name="Domyślnaczcionkaakapitu" style:family="text">
      <style:text-properties style:text-underline-type="single" style:text-underline-style="solid" style:text-underline-width="auto" style:text-underline-mode="continuous"/>
    </style:style>
    <style:style style:name="P838" style:parent-style-name="Normalny" style:family="paragraph">
      <style:paragraph-properties fo:text-align="justify" fo:line-height="150%" fo:text-indent="0.2479in"/>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P851" style:parent-style-name="Normalny" style:family="paragraph">
      <style:paragraph-properties fo:text-align="justify" fo:line-height="150%"/>
    </style:style>
    <style:style style:name="T852" style:parent-style-name="Domyślnaczcionkaakapitu" style:family="text">
      <style:text-properties style:text-underline-type="single" style:text-underline-style="solid" style:text-underline-width="auto" style:text-underline-mode="continuous"/>
    </style:style>
    <style:style style:name="T853" style:parent-style-name="Domyślnaczcionkaakapitu" style:family="text">
      <style:text-properties fo:background-color="#80FFFF" style:text-underline-type="single" style:text-underline-style="solid" style:text-underline-width="auto" style:text-underline-mode="continuous"/>
    </style:style>
    <style:style style:name="P854" style:parent-style-name="Normalny" style:family="paragraph">
      <style:paragraph-properties fo:text-align="justify" fo:line-height="150%" fo:text-indent="0.2479in"/>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P857" style:parent-style-name="Normalny" style:family="paragraph">
      <style:paragraph-properties fo:text-align="justify" fo:line-height="150%"/>
    </style:style>
    <style:style style:name="T858" style:parent-style-name="Domyślnaczcionkaakapitu" style:family="text">
      <style:text-properties style:text-underline-type="single" style:text-underline-style="solid" style:text-underline-width="auto" style:text-underline-mode="continuous"/>
    </style:style>
    <style:style style:name="P859" style:parent-style-name="Normalny" style:family="paragraph">
      <style:paragraph-properties fo:text-align="justify" fo:line-height="150%" fo:text-indent="0.2479in"/>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fo:text-indent="0.2479in"/>
    </style:style>
    <style:style style:name="P879" style:parent-style-name="Normalny" style:family="paragraph">
      <style:paragraph-properties fo:text-align="justify" fo:line-height="150%"/>
    </style:style>
    <style:style style:name="T880" style:parent-style-name="Domyślnaczcionkaakapitu" style:family="text">
      <style:text-properties style:text-underline-type="single" style:text-underline-style="solid" style:text-underline-width="auto" style:text-underline-mode="continuous"/>
    </style:style>
    <style:style style:name="P881" style:parent-style-name="Normalny" style:family="paragraph">
      <style:paragraph-properties fo:text-align="justify" fo:line-height="150%" fo:text-indent="0.2479in"/>
    </style:style>
    <style:style style:name="T882" style:parent-style-name="Domyślnaczcionkaakapitu" style:family="text">
      <style:text-properties fo:background-color="#80FFFF"/>
    </style:style>
    <style:style style:name="P883" style:parent-style-name="Normalny" style:family="paragraph">
      <style:paragraph-properties fo:text-align="justify" fo:line-height="150%"/>
    </style:style>
    <style:style style:name="T884" style:parent-style-name="Domyślnaczcionkaakapitu" style:family="text">
      <style:text-properties style:text-underline-type="single" style:text-underline-style="solid" style:text-underline-width="auto" style:text-underline-mode="continuous"/>
    </style:style>
    <style:style style:name="T885" style:parent-style-name="Domyślnaczcionkaakapitu" style:family="text">
      <style:text-properties fo:background-color="#80FFFF" style:text-underline-type="single" style:text-underline-style="solid" style:text-underline-width="auto" style:text-underline-mode="continuous"/>
    </style:style>
    <style:style style:name="T886" style:parent-style-name="Domyślnaczcionkaakapitu" style:family="text">
      <style:text-properties style:text-underline-type="single" style:text-underline-style="solid" style:text-underline-width="auto" style:text-underline-mode="continuous"/>
    </style:style>
    <style:style style:name="P887" style:parent-style-name="Normalny" style:family="paragraph">
      <style:paragraph-properties fo:text-align="justify" fo:line-height="150%" fo:text-indent="0.2479in"/>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P891" style:parent-style-name="Normalny" style:family="paragraph">
      <style:paragraph-properties fo:text-align="justify" fo:line-height="150%" fo:text-indent="0.2479in"/>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P907" style:parent-style-name="Normalny" style:family="paragraph">
      <style:paragraph-properties fo:text-align="justify" fo:line-height="150%" fo:text-indent="0.2479in"/>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P915" style:parent-style-name="Normalny" style:family="paragraph">
      <style:paragraph-properties fo:text-align="justify" fo:line-height="150%"/>
    </style:style>
    <style:style style:name="T916" style:parent-style-name="Domyślnaczcionkaakapitu" style:family="text">
      <style:text-properties style:text-underline-type="single" style:text-underline-style="solid" style:text-underline-width="auto" style:text-underline-mode="continuous"/>
    </style:style>
    <style:style style:name="T917" style:parent-style-name="Domyślnaczcionkaakapitu" style:family="text">
      <style:text-properties fo:background-color="#80FFFF" style:text-underline-type="single" style:text-underline-style="solid" style:text-underline-width="auto" style:text-underline-mode="continuous"/>
    </style:style>
    <style:style style:name="T918" style:parent-style-name="Domyślnaczcionkaakapitu" style:family="text">
      <style:text-properties style:text-underline-type="single" style:text-underline-style="solid" style:text-underline-width="auto" style:text-underline-mode="continuous"/>
    </style:style>
    <style:style style:name="T919" style:parent-style-name="Domyślnaczcionkaakapitu" style:family="text">
      <style:text-properties fo:background-color="#80FFFF" style:text-underline-type="single" style:text-underline-style="solid" style:text-underline-width="auto" style:text-underline-mode="continuous"/>
    </style:style>
    <style:style style:name="P920" style:parent-style-name="Normalny" style:family="paragraph">
      <style:paragraph-properties fo:text-align="justify" fo:line-height="150%" fo:text-indent="0.2479in"/>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P924" style:parent-style-name="Normalny" style:family="paragraph">
      <style:paragraph-properties fo:text-align="justify" fo:line-height="150%"/>
    </style:style>
    <style:style style:name="T925" style:parent-style-name="Domyślnaczcionkaakapitu" style:family="text">
      <style:text-properties fo:background-color="#80FFFF" style:text-underline-type="single" style:text-underline-style="solid" style:text-underline-width="auto" style:text-underline-mode="continuous"/>
    </style:style>
    <style:style style:name="T926" style:parent-style-name="Domyślnaczcionkaakapitu" style:family="text">
      <style:text-properties style:text-underline-type="single" style:text-underline-style="solid" style:text-underline-width="auto" style:text-underline-mode="continuous"/>
    </style:style>
    <style:style style:name="T927" style:parent-style-name="Domyślnaczcionkaakapitu" style:family="text">
      <style:text-properties fo:background-color="#80FFFF" style:text-underline-type="single" style:text-underline-style="solid" style:text-underline-width="auto" style:text-underline-mode="continuous"/>
    </style:style>
    <style:style style:name="T928" style:parent-style-name="Domyślnaczcionkaakapitu" style:family="text">
      <style:text-properties style:text-underline-type="single" style:text-underline-style="solid" style:text-underline-width="auto" style:text-underline-mode="continuous"/>
    </style:style>
    <style:style style:name="P929" style:parent-style-name="Normalny" style:family="paragraph">
      <style:paragraph-properties fo:text-align="justify" fo:line-height="150%" fo:text-indent="0.2479in"/>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P938" style:parent-style-name="Normalny" style:family="paragraph">
      <style:paragraph-properties fo:text-align="justify" fo:line-height="150%" fo:text-indent="0.2479in"/>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fo:text-indent="0.2479in"/>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fo:text-indent="0.2479in"/>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P961" style:parent-style-name="Normalny" style:family="paragraph">
      <style:paragraph-properties fo:text-align="justify" fo:line-height="150%" fo:text-indent="0.2479in"/>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style:style>
    <style:style style:name="T964" style:parent-style-name="Domyślnaczcionkaakapitu" style:family="text">
      <style:text-properties style:text-underline-type="single" style:text-underline-style="solid" style:text-underline-width="auto" style:text-underline-mode="continuous"/>
    </style:style>
    <style:style style:name="P965" style:parent-style-name="Normalny" style:family="paragraph">
      <style:paragraph-properties fo:text-align="justify" fo:line-height="150%" fo:text-indent="0.2479in"/>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style:style>
    <style:style style:name="T972" style:parent-style-name="Domyślnaczcionkaakapitu" style:family="text">
      <style:text-properties fo:background-color="#80FFFF" style:text-underline-type="single" style:text-underline-style="solid" style:text-underline-width="auto" style:text-underline-mode="continuous"/>
    </style:style>
    <style:style style:name="T973" style:parent-style-name="Domyślnaczcionkaakapitu" style:family="text">
      <style:text-properties style:text-underline-type="single" style:text-underline-style="solid" style:text-underline-width="auto" style:text-underline-mode="continuous"/>
    </style:style>
    <style:style style:name="T974" style:parent-style-name="Domyślnaczcionkaakapitu" style:family="text">
      <style:text-properties fo:background-color="#80FFFF" style:text-underline-type="single" style:text-underline-style="solid" style:text-underline-width="auto" style:text-underline-mode="continuous"/>
    </style:style>
    <style:style style:name="T975" style:parent-style-name="Domyślnaczcionkaakapitu" style:family="text">
      <style:text-properties style:text-underline-type="single" style:text-underline-style="solid" style:text-underline-width="auto" style:text-underline-mode="continuous"/>
    </style:style>
    <style:style style:name="P976" style:parent-style-name="Normalny" style:family="paragraph">
      <style:paragraph-properties fo:text-align="justify" fo:line-height="150%" fo:text-indent="0.2479in"/>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P981" style:parent-style-name="Normalny" style:family="paragraph">
      <style:paragraph-properties fo:text-align="justify" fo:line-height="150%"/>
    </style:style>
    <style:style style:name="T982" style:parent-style-name="Domyślnaczcionkaakapitu" style:family="text">
      <style:text-properties style:text-underline-type="single" style:text-underline-style="solid" style:text-underline-width="auto" style:text-underline-mode="continuous"/>
    </style:style>
    <style:style style:name="T983" style:parent-style-name="Domyślnaczcionkaakapitu" style:family="text">
      <style:text-properties fo:background-color="#80FFFF"/>
    </style:style>
    <style:style style:name="P984" style:parent-style-name="Normalny" style:family="paragraph">
      <style:paragraph-properties fo:text-align="justify" fo:line-height="150%" fo:text-indent="0.2479in"/>
    </style:style>
    <style:style style:name="T985" style:parent-style-name="Domyślnaczcionkaakapitu" style:family="text">
      <style:text-properties fo:background-color="#80FFFF"/>
    </style:style>
    <style:style style:name="P986" style:parent-style-name="Normalny" style:family="paragraph">
      <style:paragraph-properties fo:text-align="justify" fo:line-height="150%" fo:text-indent="0.2479in"/>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fo:text-indent="0.2479in"/>
    </style:style>
    <style:style style:name="P998" style:parent-style-name="Normalny" style:family="paragraph">
      <style:paragraph-properties fo:text-align="justify" fo:line-height="150%" fo:text-indent="0.2479in"/>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P1004" style:parent-style-name="Normalny" style:family="paragraph">
      <style:paragraph-properties fo:text-align="justify" fo:line-height="150%" fo:text-indent="0.2479in"/>
    </style:style>
    <style:style style:name="P1005" style:parent-style-name="Normalny" style:family="paragraph">
      <style:paragraph-properties fo:text-align="justify" fo:line-height="150%"/>
    </style:style>
    <style:style style:name="T1006" style:parent-style-name="Domyślnaczcionkaakapitu" style:family="text">
      <style:text-properties style:text-underline-type="single" style:text-underline-style="solid" style:text-underline-width="auto" style:text-underline-mode="continuous"/>
    </style:style>
    <style:style style:name="T1007" style:parent-style-name="Domyślnaczcionkaakapitu" style:family="text">
      <style:text-properties fo:background-color="#80FFFF" style:text-underline-type="single" style:text-underline-style="solid" style:text-underline-width="auto" style:text-underline-mode="continuous"/>
    </style:style>
    <style:style style:name="T1008" style:parent-style-name="Domyślnaczcionkaakapitu" style:family="text">
      <style:text-properties style:text-underline-type="single" style:text-underline-style="solid" style:text-underline-width="auto" style:text-underline-mode="continuous"/>
    </style:style>
    <style:style style:name="P1009" style:parent-style-name="Normalny" style:family="paragraph">
      <style:paragraph-properties fo:text-align="justify" fo:line-height="150%" fo:text-indent="0.2479in"/>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fo:text-indent="0.2479in"/>
    </style:style>
    <style:style style:name="T1018" style:parent-style-name="Domyślnaczcionkaakapitu" style:family="text">
      <style:text-properties fo:background-color="#80FFFF"/>
    </style:style>
    <style:style style:name="P1019" style:parent-style-name="Normalny" style:family="paragraph">
      <style:paragraph-properties fo:text-align="justify" fo:line-height="150%" fo:text-indent="0.2479in"/>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P1022" style:parent-style-name="Normalny" style:family="paragraph">
      <style:paragraph-properties fo:text-align="justify" fo:line-height="150%" fo:text-indent="0.2479in"/>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P1025" style:parent-style-name="Normalny" style:family="paragraph">
      <style:paragraph-properties fo:text-align="justify" fo:line-height="150%"/>
    </style:style>
    <style:style style:name="P1026" style:parent-style-name="Normalny" style:family="paragraph">
      <style:paragraph-properties fo:text-align="justify" fo:line-height="150%"/>
    </style:style>
    <style:style style:name="P1027" style:parent-style-name="Normalny" style:family="paragraph">
      <style:paragraph-properties fo:text-align="justify" fo:line-height="150%"/>
    </style:style>
    <style:style style:name="P1028" style:parent-style-name="Normalny" style:family="paragraph">
      <style:paragraph-properties fo:text-align="justify" fo:line-height="150%"/>
    </style:style>
    <style:style style:name="P1029" style:parent-style-name="Normalny" style:family="paragraph">
      <style:paragraph-properties fo:text-align="justify" fo:line-height="150%"/>
    </style:style>
    <style:style style:name="P1030" style:parent-style-name="Normalny" style:family="paragraph">
      <style:paragraph-properties fo:text-align="justify" fo:line-height="150%"/>
    </style:style>
    <style:style style:name="T1031" style:parent-style-name="Domyślnaczcionkaakapitu" style:family="text">
      <style:text-properties style:text-underline-type="single" style:text-underline-style="solid" style:text-underline-width="auto" style:text-underline-mode="continuous"/>
    </style:style>
    <style:style style:name="T1032" style:parent-style-name="Domyślnaczcionkaakapitu" style:family="text">
      <style:text-properties fo:background-color="#80FFFF" style:text-underline-type="single" style:text-underline-style="solid" style:text-underline-width="auto" style:text-underline-mode="continuous"/>
    </style:style>
    <style:style style:name="T1033" style:parent-style-name="Domyślnaczcionkaakapitu" style:family="text">
      <style:text-properties style:text-underline-type="single" style:text-underline-style="solid" style:text-underline-width="auto" style:text-underline-mode="continuous"/>
    </style:style>
    <style:style style:name="T1034" style:parent-style-name="Domyślnaczcionkaakapitu" style:family="text">
      <style:text-properties fo:background-color="#80FFFF" style:text-underline-type="single" style:text-underline-style="solid" style:text-underline-width="auto" style:text-underline-mode="continuous"/>
    </style:style>
    <style:style style:name="T1035" style:parent-style-name="Domyślnaczcionkaakapitu" style:family="text">
      <style:text-properties style:text-underline-type="single" style:text-underline-style="solid" style:text-underline-width="auto" style:text-underline-mode="continuous"/>
    </style:style>
    <style:style style:name="T1036" style:parent-style-name="Domyślnaczcionkaakapitu" style:family="text">
      <style:text-properties fo:background-color="#80FFFF" style:text-underline-type="single" style:text-underline-style="solid" style:text-underline-width="auto" style:text-underline-mode="continuous"/>
    </style:style>
    <style:style style:name="T1037" style:parent-style-name="Domyślnaczcionkaakapitu" style:family="text">
      <style:text-properties fo:background-color="#80FFFF"/>
    </style:style>
    <style:style style:name="P1038" style:parent-style-name="Normalny" style:family="paragraph">
      <style:paragraph-properties fo:text-align="justify" fo:line-height="150%" fo:text-indent="0.2479in"/>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P1042" style:parent-style-name="Normalny" style:family="paragraph">
      <style:paragraph-properties fo:text-align="justify" fo:line-height="150%"/>
    </style:style>
    <style:style style:name="T1043" style:parent-style-name="Domyślnaczcionkaakapitu" style:family="text">
      <style:text-properties style:text-underline-type="single" style:text-underline-style="solid" style:text-underline-width="auto" style:text-underline-mode="continuous"/>
    </style:style>
    <style:style style:name="T1044" style:parent-style-name="Domyślnaczcionkaakapitu" style:family="text">
      <style:text-properties fo:background-color="#80FFFF" style:text-underline-type="single" style:text-underline-style="solid" style:text-underline-width="auto" style:text-underline-mode="continuous"/>
    </style:style>
    <style:style style:name="T1045" style:parent-style-name="Domyślnaczcionkaakapitu" style:family="text">
      <style:text-properties style:text-underline-type="single" style:text-underline-style="solid" style:text-underline-width="auto" style:text-underline-mode="continuous"/>
    </style:style>
    <style:style style:name="P1046" style:parent-style-name="Normalny" style:family="paragraph">
      <style:paragraph-properties fo:text-align="justify" fo:line-height="150%" fo:text-indent="0.2479in"/>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fo:text-indent="0.2479in"/>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fo:text-indent="0.2479in"/>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fo:text-indent="0.2479in"/>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P1067" style:parent-style-name="Normalny" style:family="paragraph">
      <style:paragraph-properties fo:text-align="justify" fo:line-height="150%" fo:text-indent="0.2479in"/>
    </style:style>
    <style:style style:name="P1068" style:parent-style-name="Normalny" style:family="paragraph">
      <style:paragraph-properties fo:text-align="justify" fo:line-height="150%" fo:text-indent="0.2479in"/>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fo:text-indent="0.2479in"/>
    </style:style>
    <style:style style:name="P1079" style:parent-style-name="Normalny" style:family="paragraph">
      <style:paragraph-properties fo:text-align="justify" fo:line-height="150%" fo:text-indent="0.2479in"/>
    </style:style>
    <style:style style:name="P1080" style:parent-style-name="Normalny" style:family="paragraph">
      <style:paragraph-properties fo:text-align="justify" fo:line-height="150%" fo:text-indent="0.2479in"/>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fo:text-indent="0.2479in"/>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P1095" style:parent-style-name="Normalny" style:family="paragraph">
      <style:paragraph-properties fo:text-align="justify" fo:line-height="150%" fo:text-indent="0.2479in"/>
    </style:style>
    <style:style style:name="T1096" style:parent-style-name="Domyślnaczcionkaakapitu" style:family="text">
      <style:text-properties fo:background-color="#80FFFF"/>
    </style:style>
    <style:style style:name="P1097" style:parent-style-name="Normalny" style:family="paragraph">
      <style:paragraph-properties fo:text-align="justify" fo:line-height="150%" fo:text-indent="0.2479in"/>
    </style:style>
    <style:style style:name="T1098" style:parent-style-name="Domyślnaczcionkaakapitu" style:family="text">
      <style:text-properties fo:background-color="#80FFFF"/>
    </style:style>
    <style:style style:name="P1099" style:parent-style-name="Normalny" style:family="paragraph">
      <style:paragraph-properties fo:text-align="justify" fo:line-height="150%" fo:text-indent="0.2479in"/>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P1106" style:parent-style-name="Normalny" style:family="paragraph">
      <style:paragraph-properties fo:text-align="justify" fo:line-height="150%" fo:text-indent="0.2479in"/>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P1113" style:parent-style-name="Normalny" style:family="paragraph">
      <style:paragraph-properties fo:text-align="justify" fo:line-height="150%" fo:text-indent="0.2479in"/>
    </style:style>
    <style:style style:name="T1114" style:parent-style-name="Domyślnaczcionkaakapitu" style:family="text">
      <style:text-properties fo:background-color="#80FFFF"/>
    </style:style>
    <style:style style:name="P1115" style:parent-style-name="Normalny" style:family="paragraph">
      <style:paragraph-properties fo:text-align="justify" fo:line-height="150%" fo:text-indent="0.2479in"/>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P1127" style:parent-style-name="Normalny" style:family="paragraph">
      <style:paragraph-properties fo:text-align="justify" fo:line-height="150%" fo:text-indent="0.2479in"/>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479in"/>
    </style:style>
    <style:style style:name="P1134" style:parent-style-name="Normalny" style:family="paragraph">
      <style:paragraph-properties fo:text-align="justify" fo:line-height="150%" fo:text-indent="0.2479in"/>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fo:text-indent="0.2479in">
        <style:tab-stops>
          <style:tab-stop style:type="left" style:position="5.2in"/>
        </style:tab-stops>
      </style:paragraph-properties>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P1144" style:parent-style-name="Normalny" style:family="paragraph">
      <style:paragraph-properties fo:text-align="justify" fo:line-height="150%" fo:text-indent="0.2479in"/>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P1155" style:parent-style-name="Normalny" style:family="paragraph">
      <style:paragraph-properties fo:text-align="justify" fo:line-height="150%" fo:text-indent="0.2479in"/>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P1162" style:parent-style-name="Normalny" style:family="paragraph">
      <style:paragraph-properties fo:text-align="justify" fo:line-height="150%" fo:text-indent="0.2479in"/>
    </style:style>
    <style:style style:name="T1163" style:parent-style-name="Domyślnaczcionkaakapitu" style:family="text">
      <style:text-properties fo:background-color="#80FFFF"/>
    </style:style>
    <style:style style:name="P1164" style:parent-style-name="Normalny" style:family="paragraph">
      <style:paragraph-properties fo:text-align="justify" fo:line-height="150%" fo:text-indent="0.2479in"/>
    </style:style>
    <style:style style:name="T1165" style:parent-style-name="Domyślnaczcionkaakapitu" style:family="text">
      <style:text-properties fo:background-color="#80FFFF"/>
    </style:style>
    <style:style style:name="P1166" style:parent-style-name="Normalny" style:family="paragraph">
      <style:paragraph-properties fo:text-align="justify" fo:line-height="150%"/>
    </style:style>
    <style:style style:name="T1167" style:parent-style-name="Domyślnaczcionkaakapitu" style:family="text">
      <style:text-properties style:text-underline-type="single" style:text-underline-style="solid" style:text-underline-width="auto" style:text-underline-mode="continuous"/>
    </style:style>
    <style:style style:name="T1168" style:parent-style-name="Domyślnaczcionkaakapitu" style:family="text">
      <style:text-properties fo:background-color="#80FFFF" style:text-underline-type="single" style:text-underline-style="solid" style:text-underline-width="auto" style:text-underline-mode="continuous"/>
    </style:style>
    <style:style style:name="T1169" style:parent-style-name="Domyślnaczcionkaakapitu" style:family="text">
      <style:text-properties style:text-underline-type="single" style:text-underline-style="solid" style:text-underline-width="auto" style:text-underline-mode="continuous"/>
    </style:style>
    <style:style style:name="P1170" style:parent-style-name="Normalny" style:family="paragraph">
      <style:paragraph-properties fo:text-align="justify" fo:line-height="150%" fo:text-indent="0.2479in"/>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P1173" style:parent-style-name="Normalny" style:family="paragraph">
      <style:paragraph-properties fo:text-align="justify" fo:line-height="150%"/>
    </style:style>
    <style:style style:name="T1174" style:parent-style-name="Domyślnaczcionkaakapitu" style:family="text">
      <style:text-properties fo:background-color="#80FFFF" style:text-underline-type="single" style:text-underline-style="solid" style:text-underline-width="auto" style:text-underline-mode="continuous"/>
    </style:style>
    <style:style style:name="T1175" style:parent-style-name="Domyślnaczcionkaakapitu" style:family="text">
      <style:text-properties style:text-underline-type="single" style:text-underline-style="solid" style:text-underline-width="auto" style:text-underline-mode="continuous"/>
    </style:style>
    <style:style style:name="T1176" style:parent-style-name="Domyślnaczcionkaakapitu" style:family="text">
      <style:text-properties fo:background-color="#80FFFF" style:text-underline-type="single" style:text-underline-style="solid" style:text-underline-width="auto" style:text-underline-mode="continuous"/>
    </style:style>
    <style:style style:name="T1177" style:parent-style-name="Domyślnaczcionkaakapitu" style:family="text">
      <style:text-properties style:text-underline-type="single" style:text-underline-style="solid" style:text-underline-width="auto" style:text-underline-mode="continuous"/>
    </style:style>
    <style:style style:name="T1178" style:parent-style-name="Domyślnaczcionkaakapitu" style:family="text">
      <style:text-properties fo:background-color="#80FFFF"/>
    </style:style>
    <style:style style:name="P1179" style:parent-style-name="Normalny" style:family="paragraph">
      <style:paragraph-properties fo:text-align="justify" fo:line-height="150%" fo:text-indent="0.2479in"/>
    </style:style>
    <style:style style:name="T1180" style:parent-style-name="Domyślnaczcionkaakapitu" style:family="text">
      <style:text-properties fo:background-color="#80FFFF"/>
    </style:style>
    <style:style style:name="P1181" style:parent-style-name="Normalny" style:family="paragraph">
      <style:paragraph-properties fo:text-align="justify" fo:line-height="150%" fo:text-indent="0.2479in"/>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fo:text-indent="0.2479in"/>
    </style:style>
    <style:style style:name="T1189" style:parent-style-name="Domyślnaczcionkaakapitu" style:family="text">
      <style:text-properties fo:background-color="#80FFFF"/>
    </style:style>
    <style:style style:name="P1190" style:parent-style-name="Normalny" style:family="paragraph">
      <style:paragraph-properties fo:text-align="justify" fo:line-height="150%" fo:text-indent="0.2479in"/>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fo:text-indent="0.2479in"/>
    </style:style>
    <style:style style:name="T1198" style:parent-style-name="Domyślnaczcionkaakapitu" style:family="text">
      <style:text-properties fo:background-color="#80FFFF"/>
    </style:style>
    <style:style style:name="P1199" style:parent-style-name="Normalny" style:family="paragraph">
      <style:paragraph-properties fo:text-align="justify" fo:line-height="150%" fo:text-indent="0.2479in"/>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fo:text-indent="0.2479in"/>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P1214" style:parent-style-name="Normalny" style:family="paragraph">
      <style:paragraph-properties fo:text-align="justify" fo:line-height="150%" fo:text-indent="0.2479in"/>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P1223" style:parent-style-name="Normalny" style:family="paragraph">
      <style:paragraph-properties fo:text-align="justify" fo:line-height="150%" fo:text-indent="0.2479in"/>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P1226" style:parent-style-name="Normalny" style:family="paragraph">
      <style:paragraph-properties fo:text-align="justify" fo:line-height="150%"/>
    </style:style>
    <style:style style:name="T1227" style:parent-style-name="Domyślnaczcionkaakapitu" style:family="text">
      <style:text-properties style:text-underline-type="single" style:text-underline-style="solid" style:text-underline-width="auto" style:text-underline-mode="continuous"/>
    </style:style>
    <style:style style:name="T1228" style:parent-style-name="Domyślnaczcionkaakapitu" style:family="text">
      <style:text-properties fo:background-color="#80FFFF" style:text-underline-type="single" style:text-underline-style="solid" style:text-underline-width="auto" style:text-underline-mode="continuous"/>
    </style:style>
    <style:style style:name="T1229" style:parent-style-name="Domyślnaczcionkaakapitu" style:family="text">
      <style:text-properties style:text-underline-type="single" style:text-underline-style="solid" style:text-underline-width="auto" style:text-underline-mode="continuous"/>
    </style:style>
    <style:style style:name="T1230" style:parent-style-name="Domyślnaczcionkaakapitu" style:family="text">
      <style:text-properties fo:background-color="#80FFFF" style:text-underline-type="single" style:text-underline-style="solid" style:text-underline-width="auto" style:text-underline-mode="continuous"/>
    </style:style>
    <style:style style:name="T1231" style:parent-style-name="Domyślnaczcionkaakapitu" style:family="text">
      <style:text-properties style:text-underline-type="single" style:text-underline-style="solid" style:text-underline-width="auto" style:text-underline-mode="continuous"/>
    </style:style>
    <style:style style:name="P1232" style:parent-style-name="Normalny" style:family="paragraph">
      <style:paragraph-properties fo:text-align="justify" fo:line-height="150%" fo:text-indent="0.2479in"/>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fo:text-indent="0.2479in"/>
    </style:style>
    <style:style style:name="P1236" style:parent-style-name="Normalny" style:family="paragraph">
      <style:paragraph-properties fo:text-align="justify" fo:line-height="150%" fo:text-indent="0.2479in"/>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fo:text-indent="0.2479in"/>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P1249" style:parent-style-name="Normalny" style:family="paragraph">
      <style:paragraph-properties fo:text-align="justify" fo:line-height="150%" fo:text-indent="0.2479in"/>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P1252" style:parent-style-name="Normalny" style:family="paragraph">
      <style:paragraph-properties fo:text-align="justify" fo:line-height="150%" fo:text-indent="0.2479in"/>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fo:text-indent="0.2479in"/>
    </style:style>
    <style:style style:name="P1257" style:parent-style-name="Normalny" style:family="paragraph">
      <style:paragraph-properties fo:text-align="justify" fo:line-height="150%" fo:text-indent="0.2479in"/>
    </style:style>
    <style:style style:name="T1258" style:parent-style-name="Domyślnaczcionkaakapitu" style:family="text">
      <style:text-properties fo:background-color="#80FFFF"/>
    </style:style>
    <style:style style:name="P1259" style:parent-style-name="Normalny" style:family="paragraph">
      <style:paragraph-properties fo:text-align="justify" fo:line-height="150%" fo:text-indent="0.2479in"/>
    </style:style>
    <style:style style:name="P1260" style:parent-style-name="Normalny" style:family="paragraph">
      <style:paragraph-properties fo:text-align="justify" fo:line-height="150%"/>
    </style:style>
    <style:style style:name="T1261" style:parent-style-name="Domyślnaczcionkaakapitu" style:family="text">
      <style:text-properties style:text-underline-type="single" style:text-underline-style="solid" style:text-underline-width="auto" style:text-underline-mode="continuous"/>
    </style:style>
    <style:style style:name="T1262" style:parent-style-name="Domyślnaczcionkaakapitu" style:family="text">
      <style:text-properties fo:background-color="#80FFFF" style:text-underline-type="single" style:text-underline-style="solid" style:text-underline-width="auto" style:text-underline-mode="continuous"/>
    </style:style>
    <style:style style:name="T1263" style:parent-style-name="Domyślnaczcionkaakapitu" style:family="text">
      <style:text-properties style:text-underline-type="single" style:text-underline-style="solid" style:text-underline-width="auto" style:text-underline-mode="continuous"/>
    </style:style>
    <style:style style:name="T1264" style:parent-style-name="Domyślnaczcionkaakapitu" style:family="text">
      <style:text-properties fo:background-color="#80FFFF" style:text-underline-type="single" style:text-underline-style="solid" style:text-underline-width="auto" style:text-underline-mode="continuous"/>
    </style:style>
    <style:style style:name="T1265" style:parent-style-name="Domyślnaczcionkaakapitu" style:family="text">
      <style:text-properties style:text-underline-type="single" style:text-underline-style="solid" style:text-underline-width="auto" style:text-underline-mode="continuous"/>
    </style:style>
    <style:style style:name="T1266" style:parent-style-name="Domyślnaczcionkaakapitu" style:family="text">
      <style:text-properties fo:background-color="#80FFFF"/>
    </style:style>
    <style:style style:name="P1267" style:parent-style-name="Normalny" style:family="paragraph">
      <style:paragraph-properties fo:text-align="justify" fo:line-height="150%" fo:text-indent="0.2479in"/>
    </style:style>
    <style:style style:name="P1268" style:parent-style-name="Normalny" style:family="paragraph">
      <style:paragraph-properties fo:text-align="justify" fo:line-height="150%"/>
    </style:style>
    <style:style style:name="T1269" style:parent-style-name="Domyślnaczcionkaakapitu" style:family="text">
      <style:text-properties style:text-underline-type="single" style:text-underline-style="solid" style:text-underline-width="auto" style:text-underline-mode="continuous"/>
    </style:style>
    <style:style style:name="P1270" style:parent-style-name="Normalny" style:family="paragraph">
      <style:paragraph-properties fo:text-align="justify" fo:line-height="150%" fo:text-indent="0.2479in"/>
    </style:style>
    <style:style style:name="T1271" style:parent-style-name="Domyślnaczcionkaakapitu" style:family="text">
      <style:text-properties fo:background-color="#80FFFF"/>
    </style:style>
    <style:style style:name="P1272" style:parent-style-name="Normalny" style:family="paragraph">
      <style:paragraph-properties fo:text-align="justify" fo:line-height="150%"/>
    </style:style>
    <style:style style:name="T1273" style:parent-style-name="Domyślnaczcionkaakapitu" style:family="text">
      <style:text-properties style:text-underline-type="single" style:text-underline-style="solid" style:text-underline-width="auto" style:text-underline-mode="continuous"/>
    </style:style>
    <style:style style:name="P1274" style:parent-style-name="Normalny" style:family="paragraph">
      <style:paragraph-properties fo:text-align="justify" fo:line-height="150%"/>
    </style:style>
    <style:style style:name="P1275" style:parent-style-name="Normalny" style:family="paragraph">
      <style:paragraph-properties fo:text-align="justify" fo:line-height="150%" fo:text-indent="0.2479in"/>
    </style:style>
    <style:style style:name="T1276" style:parent-style-name="Domyślnaczcionkaakapitu" style:family="text">
      <style:text-properties fo:background-color="#80FFFF"/>
    </style:style>
    <style:style style:name="P1277" style:parent-style-name="Normalny" style:family="paragraph">
      <style:paragraph-properties fo:text-align="justify" fo:line-height="150%"/>
    </style:style>
    <style:style style:name="T1278" style:parent-style-name="Domyślnaczcionkaakapitu" style:family="text">
      <style:text-properties style:text-underline-type="single" style:text-underline-style="solid" style:text-underline-width="auto" style:text-underline-mode="continuous"/>
    </style:style>
    <style:style style:name="P1279" style:parent-style-name="Normalny" style:family="paragraph">
      <style:paragraph-properties fo:text-align="justify" fo:line-height="150%" fo:text-indent="0.2479in"/>
    </style:style>
    <style:style style:name="T1280" style:parent-style-name="Domyślnaczcionkaakapitu" style:family="text">
      <style:text-properties fo:background-color="#80FFFF"/>
    </style:style>
    <style:style style:name="P1281" style:parent-style-name="Normalny" style:family="paragraph">
      <style:paragraph-properties fo:text-align="justify" fo:line-height="150%">
        <style:tab-stops>
          <style:tab-stop style:type="left" style:leader-style="dotted" style:leader-text="." style:position="1.9319in"/>
        </style:tab-stops>
      </style:paragraph-properties>
    </style:style>
    <style:style style:name="T1282" style:parent-style-name="Domyślnaczcionkaakapitu" style:family="text">
      <style:text-properties fo:background-color="#80FFFF" style:text-underline-type="single" style:text-underline-style="solid" style:text-underline-width="auto" style:text-underline-mode="continuous"/>
    </style:style>
    <style:style style:name="T1283" style:parent-style-name="Domyślnaczcionkaakapitu" style:family="text">
      <style:text-properties style:text-underline-type="single" style:text-underline-style="solid" style:text-underline-width="auto" style:text-underline-mode="continuous"/>
    </style:style>
    <style:style style:name="T1284" style:parent-style-name="Domyślnaczcionkaakapitu" style:family="text">
      <style:text-properties fo:background-color="#80FFFF"/>
    </style:style>
    <style:style style:name="P1285" style:parent-style-name="Normalny" style:family="paragraph">
      <style:paragraph-properties fo:text-align="justify" fo:line-height="150%" fo:text-indent="0.2479in"/>
    </style:style>
    <style:style style:name="T1286" style:parent-style-name="Domyślnaczcionkaakapitu" style:family="text">
      <style:text-properties fo:background-color="#80FFFF"/>
    </style:style>
    <style:style style:name="P1287" style:parent-style-name="Normalny" style:family="paragraph">
      <style:paragraph-properties fo:text-align="justify" fo:line-height="150%">
        <style:tab-stops>
          <style:tab-stop style:type="left" style:leader-style="dotted" style:leader-text="." style:position="1.2715in"/>
          <style:tab-stop style:type="left" style:leader-style="dotted" style:leader-text="." style:position="1.3812in"/>
          <style:tab-stop style:type="left" style:leader-style="dotted" style:leader-text="." style:position="2.0965in"/>
          <style:tab-stop style:type="left" style:leader-style="dotted" style:leader-text="." style:position="2.2145in"/>
        </style:tab-stops>
      </style:paragraph-properties>
    </style:style>
    <style:style style:name="T1288" style:parent-style-name="Domyślnaczcionkaakapitu" style:family="text">
      <style:text-properties fo:background-color="#80FFFF" style:text-underline-type="single" style:text-underline-style="solid" style:text-underline-width="auto" style:text-underline-mode="continuous"/>
    </style:style>
    <style:style style:name="T1289" style:parent-style-name="Domyślnaczcionkaakapitu" style:family="text">
      <style:text-properties style:text-underline-type="single" style:text-underline-style="solid" style:text-underline-width="auto" style:text-underline-mode="continuous"/>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479in"/>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fo:text-indent="0.2479in"/>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P1299" style:parent-style-name="Normalny" style:family="paragraph">
      <style:paragraph-properties fo:text-align="justify" fo:line-height="150%" fo:text-indent="0.2479in"/>
    </style:style>
    <style:style style:name="P1300" style:parent-style-name="Normalny" style:family="paragraph">
      <style:paragraph-properties fo:text-align="justify" fo:line-height="150%" fo:text-indent="0.2479in"/>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P1304" style:parent-style-name="Normalny" style:family="paragraph">
      <style:paragraph-properties fo:text-align="justify" fo:line-height="150%" fo:text-indent="0.2479in"/>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P1309" style:parent-style-name="Normalny" style:family="paragraph">
      <style:paragraph-properties fo:text-align="justify" fo:line-height="150%" fo:text-indent="0.2479in"/>
    </style:style>
    <style:style style:name="T1310" style:parent-style-name="Domyślnaczcionkaakapitu" style:family="text">
      <style:text-properties fo:background-color="#80FFFF"/>
    </style:style>
    <style:style style:name="P1311" style:parent-style-name="Normalny" style:family="paragraph">
      <style:paragraph-properties fo:text-align="justify" fo:line-height="150%" fo:text-indent="0.2479in"/>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P1320" style:parent-style-name="Normalny" style:family="paragraph">
      <style:paragraph-properties fo:text-align="justify" fo:line-height="150%" fo:text-indent="0.2479in"/>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fo:text-indent="0.2479in"/>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P1331" style:parent-style-name="Normalny" style:family="paragraph">
      <style:paragraph-properties fo:text-align="justify" fo:line-height="150%" fo:text-indent="0.2479in"/>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P1339" style:parent-style-name="Normalny" style:family="paragraph">
      <style:paragraph-properties fo:text-align="justify" fo:line-height="150%" fo:text-indent="0.2479in"/>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P1342" style:parent-style-name="Normalny" style:family="paragraph">
      <style:paragraph-properties fo:text-align="justify" fo:line-height="150%"/>
    </style:style>
    <style:style style:name="T1343" style:parent-style-name="Domyślnaczcionkaakapitu" style:family="text">
      <style:text-properties fo:background-color="#80FFFF" style:text-underline-type="single" style:text-underline-style="solid" style:text-underline-width="auto" style:text-underline-mode="continuous"/>
    </style:style>
    <style:style style:name="T1344" style:parent-style-name="Domyślnaczcionkaakapitu" style:family="text">
      <style:text-properties style:text-underline-type="single" style:text-underline-style="solid" style:text-underline-width="auto" style:text-underline-mode="continuous"/>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fo:text-indent="0.2479in"/>
    </style:style>
    <style:style style:name="T1347" style:parent-style-name="Domyślnaczcionkaakapitu" style:family="text">
      <style:text-properties fo:background-color="#80FFFF"/>
    </style:style>
    <style:style style:name="P1348" style:parent-style-name="Normalny" style:family="paragraph">
      <style:paragraph-properties fo:text-align="justify" fo:line-height="150%" fo:text-indent="0.2479in"/>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479in"/>
    </style:style>
    <style:style style:name="P1352" style:parent-style-name="Normalny" style:family="paragraph">
      <style:paragraph-properties fo:text-align="justify" fo:line-height="150%" fo:text-indent="0.2479in"/>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fo:text-indent="0.2479in"/>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style:style>
    <style:style style:name="T1359" style:parent-style-name="Domyślnaczcionkaakapitu" style:family="text">
      <style:text-properties style:text-underline-type="single" style:text-underline-style="solid" style:text-underline-width="auto" style:text-underline-mode="continuous"/>
    </style:style>
    <style:style style:name="P1360" style:parent-style-name="Normalny" style:family="paragraph">
      <style:paragraph-properties fo:text-align="justify" fo:line-height="150%" fo:text-indent="0.2479in"/>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P1363" style:parent-style-name="Normalny" style:family="paragraph">
      <style:paragraph-properties fo:text-align="justify" fo:line-height="150%"/>
    </style:style>
    <style:style style:name="T1364" style:parent-style-name="Domyślnaczcionkaakapitu" style:family="text">
      <style:text-properties style:text-underline-type="single" style:text-underline-style="solid" style:text-underline-width="auto" style:text-underline-mode="continuous"/>
    </style:style>
    <style:style style:name="P1365" style:parent-style-name="Normalny" style:family="paragraph">
      <style:paragraph-properties fo:text-align="justify" fo:line-height="150%" fo:text-indent="0.2479in"/>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P1370" style:parent-style-name="Normalny" style:family="paragraph">
      <style:paragraph-properties fo:text-align="justify" fo:line-height="150%" fo:text-indent="0.2479in"/>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style:style>
    <style:style style:name="T1373" style:parent-style-name="Domyślnaczcionkaakapitu" style:family="text">
      <style:text-properties style:text-underline-type="single" style:text-underline-style="solid" style:text-underline-width="auto" style:text-underline-mode="continuous"/>
    </style:style>
    <style:style style:name="T1374" style:parent-style-name="Domyślnaczcionkaakapitu" style:family="text">
      <style:text-properties fo:background-color="#80FFFF" style:text-underline-type="single" style:text-underline-style="solid" style:text-underline-width="auto" style:text-underline-mode="continuous"/>
    </style:style>
    <style:style style:name="T1375" style:parent-style-name="Domyślnaczcionkaakapitu" style:family="text">
      <style:text-properties style:text-underline-type="single" style:text-underline-style="solid" style:text-underline-width="auto" style:text-underline-mode="continuous"/>
    </style:style>
    <style:style style:name="P1376" style:parent-style-name="Normalny" style:family="paragraph">
      <style:paragraph-properties fo:text-align="justify" fo:line-height="150%" fo:text-indent="0.2479in"/>
    </style:style>
    <style:style style:name="T1377" style:parent-style-name="Domyślnaczcionkaakapitu" style:family="text">
      <style:text-properties fo:background-color="#80FFFF"/>
    </style:style>
    <style:style style:name="P1378" style:parent-style-name="Normalny" style:family="paragraph">
      <style:paragraph-properties fo:text-align="justify" fo:line-height="150%"/>
    </style:style>
    <style:style style:name="T1379" style:parent-style-name="Domyślnaczcionkaakapitu" style:family="text">
      <style:text-properties style:text-underline-type="single" style:text-underline-style="solid" style:text-underline-width="auto" style:text-underline-mode="continuous"/>
    </style:style>
    <style:style style:name="T1380" style:parent-style-name="Domyślnaczcionkaakapitu" style:family="text">
      <style:text-properties fo:background-color="#80FFFF" style:text-underline-type="single" style:text-underline-style="solid" style:text-underline-width="auto" style:text-underline-mode="continuous"/>
    </style:style>
    <style:style style:name="P1381" style:parent-style-name="Normalny" style:family="paragraph">
      <style:paragraph-properties fo:text-align="justify" fo:line-height="150%" fo:text-indent="0.2479in"/>
    </style:style>
    <style:style style:name="T1382" style:parent-style-name="Domyślnaczcionkaakapitu" style:family="text">
      <style:text-properties fo:background-color="#80FFFF"/>
    </style:style>
    <style:style style:name="P1383" style:parent-style-name="Normalny" style:family="paragraph">
      <style:paragraph-properties fo:text-align="justify" fo:line-height="150%" fo:text-indent="0.2479in"/>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P1388" style:parent-style-name="Normalny" style:family="paragraph">
      <style:paragraph-properties fo:text-align="justify" fo:line-height="150%"/>
    </style:style>
    <style:style style:name="T1389" style:parent-style-name="Domyślnaczcionkaakapitu" style:family="text">
      <style:text-properties style:text-underline-type="single" style:text-underline-style="solid" style:text-underline-width="auto" style:text-underline-mode="continuous"/>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fo:text-indent="0.2479in"/>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style:style>
    <style:style style:name="T1394" style:parent-style-name="Domyślnaczcionkaakapitu" style:family="text">
      <style:text-properties style:text-underline-type="single" style:text-underline-style="solid" style:text-underline-width="auto" style:text-underline-mode="continuous"/>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fo:text-indent="0.2479in"/>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fo:text-indent="0.2479in"/>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P1406" style:parent-style-name="Normalny" style:family="paragraph">
      <style:paragraph-properties fo:text-align="justify" fo:line-height="150%" fo:text-indent="0.2479in"/>
    </style:style>
    <style:style style:name="T1407" style:parent-style-name="Domyślnaczcionkaakapitu" style:family="text">
      <style:text-properties fo:background-color="#80FFFF"/>
    </style:style>
    <style:style style:name="P1408" style:parent-style-name="Normalny" style:family="paragraph">
      <style:paragraph-properties fo:text-align="justify" fo:line-height="150%"/>
    </style:style>
    <style:style style:name="T1409" style:parent-style-name="Domyślnaczcionkaakapitu" style:family="text">
      <style:text-properties style:text-underline-type="single" style:text-underline-style="solid" style:text-underline-width="auto" style:text-underline-mode="continuous"/>
    </style:style>
    <style:style style:name="T1410" style:parent-style-name="Domyślnaczcionkaakapitu" style:family="text">
      <style:text-properties fo:background-color="#80FFFF" style:text-underline-type="single" style:text-underline-style="solid" style:text-underline-width="auto" style:text-underline-mode="continuous"/>
    </style:style>
    <style:style style:name="T1411" style:parent-style-name="Domyślnaczcionkaakapitu" style:family="text">
      <style:text-properties style:text-underline-type="single" style:text-underline-style="solid" style:text-underline-width="auto" style:text-underline-mode="continuous"/>
    </style:style>
    <style:style style:name="T1412" style:parent-style-name="Domyślnaczcionkaakapitu" style:family="text">
      <style:text-properties fo:background-color="#80FFFF" style:text-underline-type="single" style:text-underline-style="solid" style:text-underline-width="auto" style:text-underline-mode="continuous"/>
    </style:style>
    <style:style style:name="T1413" style:parent-style-name="Domyślnaczcionkaakapitu" style:family="text">
      <style:text-properties style:text-underline-type="single" style:text-underline-style="solid" style:text-underline-width="auto" style:text-underline-mode="continuous"/>
    </style:style>
    <style:style style:name="T1414" style:parent-style-name="Domyślnaczcionkaakapitu" style:family="text">
      <style:text-properties fo:background-color="#80FFFF" style:text-underline-type="single" style:text-underline-style="solid" style:text-underline-width="auto" style:text-underline-mode="continuous"/>
    </style:style>
    <style:style style:name="P1415" style:parent-style-name="Normalny" style:family="paragraph">
      <style:paragraph-properties fo:text-align="justify" fo:line-height="150%" fo:text-indent="0.2479in"/>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fo:text-indent="0.2479in"/>
    </style:style>
    <style:style style:name="T1418" style:parent-style-name="Domyślnaczcionkaakapitu" style:family="text">
      <style:text-properties fo:background-color="#80FFFF"/>
    </style:style>
    <style:style style:name="P1419" style:parent-style-name="Normalny" style:family="paragraph">
      <style:paragraph-properties fo:text-align="justify" fo:line-height="150%"/>
    </style:style>
    <style:style style:name="P1420" style:parent-style-name="Normalny" style:family="paragraph">
      <style:paragraph-properties fo:text-align="justify" fo:line-height="150%"/>
    </style:style>
    <style:style style:name="P1421" style:parent-style-name="Normalny" style:family="paragraph">
      <style:paragraph-properties fo:text-align="justify" fo:line-height="150%"/>
    </style:style>
    <style:style style:name="P1422" style:parent-style-name="Normalny" style:family="paragraph">
      <style:paragraph-properties fo:text-align="justify" fo:line-height="150%"/>
    </style:style>
    <style:style style:name="P1423" style:parent-style-name="Normalny" style:family="paragraph">
      <style:paragraph-properties fo:text-align="justify" fo:line-height="150%"/>
    </style:style>
    <style:style style:name="P1424" style:parent-style-name="Normalny" style:family="paragraph">
      <style:paragraph-properties fo:text-align="justify" fo:line-height="150%" fo:text-indent="0.2479in"/>
    </style:style>
    <style:style style:name="P1425" style:parent-style-name="Normalny" style:family="paragraph">
      <style:paragraph-properties fo:text-align="justify" fo:line-height="150%" fo:text-indent="0.2479in"/>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fo:text-indent="0.2479in"/>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479in"/>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P1441" style:parent-style-name="Normalny" style:family="paragraph">
      <style:paragraph-properties fo:text-align="justify" fo:line-height="150%" fo:text-indent="0.2479in"/>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P1454" style:parent-style-name="Normalny" style:family="paragraph">
      <style:paragraph-properties fo:text-align="justify" fo:line-height="150%" fo:text-indent="0.2479in"/>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P1457" style:parent-style-name="Normalny" style:family="paragraph">
      <style:paragraph-properties fo:text-align="justify" fo:line-height="150%" fo:text-indent="0.2479in"/>
    </style:style>
    <style:style style:name="P1458" style:parent-style-name="Normalny" style:family="paragraph">
      <style:paragraph-properties fo:text-align="justify" fo:line-height="150%" fo:text-indent="0.2479in"/>
    </style:style>
    <style:style style:name="P1459" style:parent-style-name="Normalny" style:family="paragraph">
      <style:paragraph-properties fo:text-align="justify" fo:line-height="150%"/>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479in"/>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P1464" style:parent-style-name="Normalny" style:family="paragraph">
      <style:paragraph-properties fo:text-align="justify" fo:line-height="150%" fo:text-indent="0.2479in"/>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style:style>
    <style:style style:name="T1468" style:parent-style-name="Domyślnaczcionkaakapitu" style:family="text">
      <style:text-properties style:text-underline-type="single" style:text-underline-style="solid" style:text-underline-width="auto" style:text-underline-mode="continuous"/>
    </style:style>
    <style:style style:name="T1469" style:parent-style-name="Domyślnaczcionkaakapitu" style:family="text">
      <style:text-properties fo:background-color="#80FFFF" style:text-underline-type="single" style:text-underline-style="solid" style:text-underline-width="auto" style:text-underline-mode="continuous"/>
    </style:style>
    <style:style style:name="T1470" style:parent-style-name="Domyślnaczcionkaakapitu" style:family="text">
      <style:text-properties style:text-underline-type="single" style:text-underline-style="solid" style:text-underline-width="auto" style:text-underline-mode="continuous"/>
    </style:style>
    <style:style style:name="T1471" style:parent-style-name="Domyślnaczcionkaakapitu" style:family="text">
      <style:text-properties fo:background-color="#80FFFF" style:text-underline-type="single" style:text-underline-style="solid" style:text-underline-width="auto" style:text-underline-mode="continuous"/>
    </style:style>
    <style:style style:name="P1472" style:parent-style-name="Normalny" style:family="paragraph">
      <style:paragraph-properties fo:text-align="justify" fo:line-height="150%" fo:text-indent="0.2479in"/>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P1476" style:parent-style-name="Normalny" style:family="paragraph">
      <style:paragraph-properties fo:text-align="justify" fo:line-height="150%"/>
    </style:style>
    <style:style style:name="T1477" style:parent-style-name="Domyślnaczcionkaakapitu" style:family="text">
      <style:text-properties fo:background-color="#80FFFF" style:text-underline-type="single" style:text-underline-style="solid" style:text-underline-width="auto" style:text-underline-mode="continuous"/>
    </style:style>
    <style:style style:name="T1478" style:parent-style-name="Domyślnaczcionkaakapitu" style:family="text">
      <style:text-properties style:text-underline-type="single" style:text-underline-style="solid" style:text-underline-width="auto" style:text-underline-mode="continuous"/>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fo:text-indent="0.2479in">
        <style:tab-stops>
          <style:tab-stop style:type="left" style:position="2.4555in"/>
        </style:tab-stops>
      </style:paragraph-properties>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479in"/>
    </style:style>
    <style:style style:name="T1484" style:parent-style-name="Domyślnaczcionkaakapitu" style:family="text">
      <style:text-properties fo:background-color="#80FFFF"/>
    </style:style>
    <style:style style:name="P1485" style:parent-style-name="Normalny" style:family="paragraph">
      <style:paragraph-properties fo:text-align="justify" fo:line-height="150%"/>
    </style:style>
    <style:style style:name="T1486" style:parent-style-name="Domyślnaczcionkaakapitu" style:family="text">
      <style:text-properties style:text-underline-type="single" style:text-underline-style="solid" style:text-underline-width="auto" style:text-underline-mode="continuous"/>
    </style:style>
    <style:style style:name="T1487" style:parent-style-name="Domyślnaczcionkaakapitu" style:family="text">
      <style:text-properties fo:background-color="#80FFFF" style:text-underline-type="single" style:text-underline-style="solid" style:text-underline-width="auto" style:text-underline-mode="continuous"/>
    </style:style>
    <style:style style:name="T1488" style:parent-style-name="Domyślnaczcionkaakapitu" style:family="text">
      <style:text-properties style:text-underline-type="single" style:text-underline-style="solid" style:text-underline-width="auto" style:text-underline-mode="continuous"/>
    </style:style>
    <style:style style:name="T1489" style:parent-style-name="Domyślnaczcionkaakapitu" style:family="text">
      <style:text-properties fo:background-color="#80FFFF" style:text-underline-type="single" style:text-underline-style="solid" style:text-underline-width="auto" style:text-underline-mode="continuous"/>
    </style:style>
    <style:style style:name="T1490" style:parent-style-name="Domyślnaczcionkaakapitu" style:family="text">
      <style:text-properties fo:background-color="#80FFFF"/>
    </style:style>
    <style:style style:name="P1491" style:parent-style-name="Normalny" style:family="paragraph">
      <style:paragraph-properties fo:text-align="justify" fo:line-height="150%" fo:text-indent="0.2479in"/>
    </style:style>
    <style:style style:name="T1492" style:parent-style-name="Domyślnaczcionkaakapitu" style:family="text">
      <style:text-properties fo:background-color="#80FFFF"/>
    </style:style>
    <style:style style:name="P1493" style:parent-style-name="Normalny" style:family="paragraph">
      <style:paragraph-properties fo:text-align="justify" fo:line-height="150%"/>
    </style:style>
    <style:style style:name="T1494" style:parent-style-name="Domyślnaczcionkaakapitu" style:family="text">
      <style:text-properties fo:background-color="#80FFFF" style:text-underline-type="single" style:text-underline-style="solid" style:text-underline-width="auto" style:text-underline-mode="continuous"/>
    </style:style>
    <style:style style:name="T1495" style:parent-style-name="Domyślnaczcionkaakapitu" style:family="text">
      <style:text-properties style:text-underline-type="single" style:text-underline-style="solid" style:text-underline-width="auto" style:text-underline-mode="continuous"/>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479in">
        <style:tab-stops>
          <style:tab-stop style:type="left" style:position="2.4555in"/>
        </style:tab-stops>
      </style:paragraph-properties>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P1506" style:parent-style-name="Normalny" style:family="paragraph">
      <style:paragraph-properties fo:text-align="justify" fo:line-height="150%">
        <style:tab-stops>
          <style:tab-stop style:type="left" style:position="2.4555in"/>
        </style:tab-stops>
      </style:paragraph-properties>
    </style:style>
    <style:style style:name="T1507" style:parent-style-name="Domyślnaczcionkaakapitu" style:family="text">
      <style:text-properties fo:background-color="#80FFFF" style:text-underline-type="single" style:text-underline-style="solid" style:text-underline-width="auto" style:text-underline-mode="continuous"/>
    </style:style>
    <style:style style:name="T1508" style:parent-style-name="Domyślnaczcionkaakapitu" style:family="text">
      <style:text-properties style:text-underline-type="single" style:text-underline-style="solid" style:text-underline-width="auto" style:text-underline-mode="continuous"/>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479in">
        <style:tab-stops>
          <style:tab-stop style:type="left" style:position="2.4555in"/>
        </style:tab-stops>
      </style:paragraph-properties>
    </style:style>
    <style:style style:name="P1511" style:parent-style-name="Normalny" style:family="paragraph">
      <style:paragraph-properties fo:text-align="justify" fo:line-height="150%">
        <style:tab-stops>
          <style:tab-stop style:type="left" style:position="2.4555in"/>
        </style:tab-stops>
      </style:paragraph-properties>
    </style:style>
    <style:style style:name="T1512" style:parent-style-name="Domyślnaczcionkaakapitu" style:family="text">
      <style:text-properties fo:background-color="#80FFFF" style:text-underline-type="single" style:text-underline-style="solid" style:text-underline-width="auto" style:text-underline-mode="continuous"/>
    </style:style>
    <style:style style:name="T1513" style:parent-style-name="Domyślnaczcionkaakapitu" style:family="text">
      <style:text-properties style:text-underline-type="single" style:text-underline-style="solid" style:text-underline-width="auto" style:text-underline-mode="continuous"/>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fo:text-indent="0.2479in">
        <style:tab-stops>
          <style:tab-stop style:type="left" style:position="2.6381in"/>
        </style:tab-stops>
      </style:paragraph-properties>
    </style:style>
    <style:style style:name="T1516" style:parent-style-name="Domyślnaczcionkaakapitu" style:family="text">
      <style:text-properties fo:background-color="#80FFFF"/>
    </style:style>
    <style:style style:name="P1517" style:parent-style-name="Normalny" style:family="paragraph">
      <style:paragraph-properties fo:text-align="justify" fo:line-height="150%">
        <style:tab-stops>
          <style:tab-stop style:type="left" style:position="2.6381in"/>
        </style:tab-stops>
      </style:paragraph-properties>
    </style:style>
    <style:style style:name="T1518" style:parent-style-name="Domyślnaczcionkaakapitu" style:family="text">
      <style:text-properties fo:background-color="#80FFFF" style:text-underline-type="single" style:text-underline-style="solid" style:text-underline-width="auto" style:text-underline-mode="continuous"/>
    </style:style>
    <style:style style:name="T1519" style:parent-style-name="Domyślnaczcionkaakapitu" style:family="text">
      <style:text-properties style:text-underline-type="single" style:text-underline-style="solid" style:text-underline-width="auto" style:text-underline-mode="continuous"/>
    </style:style>
    <style:style style:name="T1520" style:parent-style-name="Domyślnaczcionkaakapitu" style:family="text">
      <style:text-properties fo:background-color="#80FFFF"/>
    </style:style>
    <style:style style:name="P1521" style:parent-style-name="Normalny" style:family="paragraph">
      <style:paragraph-properties fo:text-align="justify" fo:line-height="150%" fo:text-indent="0.2479in">
        <style:tab-stops>
          <style:tab-stop style:type="left" style:position="2.6381in"/>
        </style:tab-stops>
      </style:paragraph-properties>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P1528" style:parent-style-name="Normalny" style:family="paragraph">
      <style:paragraph-properties fo:text-align="justify" fo:line-height="150%">
        <style:tab-stops>
          <style:tab-stop style:type="left" style:position="2.6381in"/>
        </style:tab-stops>
      </style:paragraph-properties>
    </style:style>
    <style:style style:name="T1529" style:parent-style-name="Domyślnaczcionkaakapitu" style:family="text">
      <style:text-properties fo:background-color="#80FFFF" style:text-underline-type="single" style:text-underline-style="solid" style:text-underline-width="auto" style:text-underline-mode="continuous"/>
    </style:style>
    <style:style style:name="T1530" style:parent-style-name="Domyślnaczcionkaakapitu" style:family="text">
      <style:text-properties style:text-underline-type="single" style:text-underline-style="solid" style:text-underline-width="auto" style:text-underline-mode="continuous"/>
    </style:style>
    <style:style style:name="T1531" style:parent-style-name="Domyślnaczcionkaakapitu" style:family="text">
      <style:text-properties fo:background-color="#80FFFF"/>
    </style:style>
    <style:style style:name="P1532" style:parent-style-name="Normalny" style:family="paragraph">
      <style:paragraph-properties fo:text-align="justify" fo:line-height="150%" fo:text-indent="0.2479in">
        <style:tab-stops>
          <style:tab-stop style:type="left" style:position="2.6381in"/>
        </style:tab-stops>
      </style:paragraph-properties>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style:tab-stops>
          <style:tab-stop style:type="left" style:position="2.6381in"/>
        </style:tab-stops>
      </style:paragraph-properties>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P1542" style:parent-style-name="Normalny" style:family="paragraph">
      <style:paragraph-properties fo:text-align="justify" fo:line-height="150%">
        <style:tab-stops>
          <style:tab-stop style:type="left" style:position="2.6381in"/>
        </style:tab-stops>
      </style:paragraph-properties>
    </style:style>
    <style:style style:name="T1543" style:parent-style-name="Domyślnaczcionkaakapitu" style:family="text">
      <style:text-properties fo:background-color="#80FFFF" style:text-underline-type="single" style:text-underline-style="solid" style:text-underline-width="auto" style:text-underline-mode="continuous"/>
    </style:style>
    <style:style style:name="T1544" style:parent-style-name="Domyślnaczcionkaakapitu" style:family="text">
      <style:text-properties style:text-underline-type="single" style:text-underline-style="solid" style:text-underline-width="auto" style:text-underline-mode="continuous"/>
    </style:style>
    <style:style style:name="T1545" style:parent-style-name="Domyślnaczcionkaakapitu" style:family="text">
      <style:text-properties fo:background-color="#80FFFF"/>
    </style:style>
    <style:style style:name="P1546" style:parent-style-name="Normalny" style:family="paragraph">
      <style:paragraph-properties fo:text-align="justify" fo:line-height="150%" fo:text-indent="0.2479in">
        <style:tab-stops>
          <style:tab-stop style:type="left" style:position="2.6381in"/>
        </style:tab-stops>
      </style:paragraph-properties>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style:style>
    <style:style style:name="P1549" style:parent-style-name="Normalny" style:family="paragraph">
      <style:paragraph-properties fo:text-align="justify" fo:line-height="150%"/>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style:style>
    <style:style style:name="P1552" style:parent-style-name="Normalny" style:family="paragraph">
      <style:paragraph-properties fo:text-align="justify" fo:line-height="150%"/>
    </style:style>
    <style:style style:name="P1553" style:parent-style-name="Normalny" style:family="paragraph">
      <style:paragraph-properties fo:text-align="justify" fo:line-height="150%"/>
    </style:style>
    <style:style style:name="P1554" style:parent-style-name="Normalny" style:family="paragraph">
      <style:paragraph-properties fo:text-align="justify" fo:line-height="150%"/>
    </style:style>
    <style:style style:name="T1555" style:parent-style-name="Domyślnaczcionkaakapitu" style:family="text">
      <style:text-properties style:text-underline-type="single" style:text-underline-style="solid" style:text-underline-width="auto" style:text-underline-mode="continuous"/>
    </style:style>
    <style:style style:name="T1556" style:parent-style-name="Domyślnaczcionkaakapitu" style:family="text">
      <style:text-properties fo:background-color="#80FFFF" style:text-underline-type="single" style:text-underline-style="solid" style:text-underline-width="auto" style:text-underline-mode="continuous"/>
    </style:style>
    <style:style style:name="T1557" style:parent-style-name="Domyślnaczcionkaakapitu" style:family="text">
      <style:text-properties style:text-underline-type="single" style:text-underline-style="solid" style:text-underline-width="auto" style:text-underline-mode="continuous"/>
    </style:style>
    <style:style style:name="T1558" style:parent-style-name="Domyślnaczcionkaakapitu" style:family="text">
      <style:text-properties fo:background-color="#80FFFF" style:text-underline-type="single" style:text-underline-style="solid" style:text-underline-width="auto" style:text-underline-mode="continuous"/>
    </style:style>
    <style:style style:name="P1559" style:parent-style-name="Normalny" style:family="paragraph">
      <style:paragraph-properties fo:text-align="justify" fo:line-height="150%" fo:text-indent="0.2479in"/>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P1564" style:parent-style-name="Normalny" style:family="paragraph">
      <style:paragraph-properties fo:text-align="justify" fo:line-height="150%"/>
    </style:style>
    <style:style style:name="T1565" style:parent-style-name="Domyślnaczcionkaakapitu" style:family="text">
      <style:text-properties fo:background-color="#80FFFF"/>
    </style:style>
    <style:style style:name="P1566" style:parent-style-name="Normalny" style:family="paragraph">
      <style:paragraph-properties fo:text-align="justify" fo:line-height="150%" fo:text-indent="0.2479in"/>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P1573" style:parent-style-name="Normalny" style:family="paragraph">
      <style:paragraph-properties fo:text-align="justify" fo:line-height="150%" fo:text-indent="0.2479in"/>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P1580" style:parent-style-name="Normalny" style:family="paragraph">
      <style:paragraph-properties fo:text-align="justify" fo:line-height="150%"/>
    </style:style>
    <style:style style:name="T1581" style:parent-style-name="Domyślnaczcionkaakapitu" style:family="text">
      <style:text-properties fo:background-color="#80FFFF" style:text-underline-type="single" style:text-underline-style="solid" style:text-underline-width="auto" style:text-underline-mode="continuous"/>
    </style:style>
    <style:style style:name="T1582" style:parent-style-name="Domyślnaczcionkaakapitu" style:family="text">
      <style:text-properties style:text-underline-type="single" style:text-underline-style="solid" style:text-underline-width="auto" style:text-underline-mode="continuous"/>
    </style:style>
    <style:style style:name="T1583" style:parent-style-name="Domyślnaczcionkaakapitu" style:family="text">
      <style:text-properties fo:background-color="#80FFFF"/>
    </style:style>
    <style:style style:name="P1584" style:parent-style-name="Normalny" style:family="paragraph">
      <style:paragraph-properties fo:text-align="justify" fo:line-height="150%" fo:text-indent="0.2479in">
        <style:tab-stops>
          <style:tab-stop style:type="left" style:position="2.6493in"/>
        </style:tab-stops>
      </style:paragraph-properties>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style:style>
    <style:style style:name="P1587" style:parent-style-name="Normalny" style:family="paragraph">
      <style:paragraph-properties fo:text-align="justify" fo:line-height="150%" fo:text-indent="0.2479in"/>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P1590" style:parent-style-name="Normalny" style:family="paragraph">
      <style:paragraph-properties fo:text-align="justify" fo:line-height="150%"/>
    </style:style>
    <style:style style:name="T1591" style:parent-style-name="Domyślnaczcionkaakapitu" style:family="text">
      <style:text-properties style:text-underline-type="single" style:text-underline-style="solid" style:text-underline-width="auto" style:text-underline-mode="continuous"/>
    </style:style>
    <style:style style:name="T1592" style:parent-style-name="Domyślnaczcionkaakapitu" style:family="text">
      <style:text-properties fo:background-color="#80FFFF" style:text-underline-type="single" style:text-underline-style="solid" style:text-underline-width="auto" style:text-underline-mode="continuous"/>
    </style:style>
    <style:style style:name="T1593" style:parent-style-name="Domyślnaczcionkaakapitu" style:family="text">
      <style:text-properties style:text-underline-type="single" style:text-underline-style="solid" style:text-underline-width="auto" style:text-underline-mode="continuous"/>
    </style:style>
    <style:style style:name="T1594" style:parent-style-name="Domyślnaczcionkaakapitu" style:family="text">
      <style:text-properties fo:background-color="#80FFFF" style:text-underline-type="single" style:text-underline-style="solid" style:text-underline-width="auto" style:text-underline-mode="continuous"/>
    </style:style>
    <style:style style:name="T1595" style:parent-style-name="Domyślnaczcionkaakapitu" style:family="text">
      <style:text-properties style:text-underline-type="single" style:text-underline-style="solid" style:text-underline-width="auto" style:text-underline-mode="continuous"/>
    </style:style>
    <style:style style:name="T1596" style:parent-style-name="Domyślnaczcionkaakapitu" style:family="text">
      <style:text-properties fo:background-color="#80FFFF" style:text-underline-type="single" style:text-underline-style="solid" style:text-underline-width="auto" style:text-underline-mode="continuous"/>
    </style:style>
    <style:style style:name="T1597" style:parent-style-name="Domyślnaczcionkaakapitu" style:family="text">
      <style:text-properties fo:background-color="#80FFFF"/>
    </style:style>
    <style:style style:name="P1598" style:parent-style-name="Normalny" style:family="paragraph">
      <style:paragraph-properties fo:text-align="justify" fo:line-height="150%" fo:text-indent="0.2479in"/>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P1602" style:parent-style-name="Normalny" style:family="paragraph">
      <style:paragraph-properties fo:text-align="justify" fo:line-height="150%"/>
    </style:style>
    <style:style style:name="P1603" style:parent-style-name="Normalny" style:family="paragraph">
      <style:paragraph-properties fo:text-align="justify" fo:line-height="150%"/>
    </style:style>
    <style:style style:name="T1604" style:parent-style-name="Domyślnaczcionkaakapitu" style:family="text">
      <style:text-properties fo:background-color="#80FFFF"/>
    </style:style>
    <style:style style:name="P1605" style:parent-style-name="Normalny" style:family="paragraph">
      <style:paragraph-properties fo:text-align="justify" fo:line-height="150%"/>
    </style:style>
    <style:style style:name="P1606" style:parent-style-name="Normalny" style:family="paragraph">
      <style:paragraph-properties fo:text-align="justify" fo:line-height="150%" fo:text-indent="0.2479in"/>
    </style:style>
    <style:style style:name="P1607" style:parent-style-name="Normalny" style:family="paragraph">
      <style:paragraph-properties fo:text-align="justify" fo:line-height="150%"/>
    </style:style>
    <style:style style:name="T1608" style:parent-style-name="Domyślnaczcionkaakapitu" style:family="text">
      <style:text-properties fo:background-color="#80FFFF" style:text-underline-type="single" style:text-underline-style="solid" style:text-underline-width="auto" style:text-underline-mode="continuous"/>
    </style:style>
    <style:style style:name="T1609" style:parent-style-name="Domyślnaczcionkaakapitu" style:family="text">
      <style:text-properties style:text-underline-type="single" style:text-underline-style="solid" style:text-underline-width="auto" style:text-underline-mode="continuous"/>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fo:text-indent="0.2479in"/>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P1615" style:parent-style-name="Normalny" style:family="paragraph">
      <style:paragraph-properties fo:text-align="justify" fo:line-height="150%" fo:text-indent="0.2479in"/>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P1619" style:parent-style-name="Normalny" style:family="paragraph">
      <style:paragraph-properties fo:text-align="justify" fo:line-height="150%" fo:text-indent="0.2479in"/>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fo:text-indent="0.2479in"/>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P1636" style:parent-style-name="Normalny" style:family="paragraph">
      <style:paragraph-properties fo:text-align="justify" fo:line-height="150%" fo:text-indent="0.2479in"/>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479in"/>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P1650" style:parent-style-name="Normalny" style:family="paragraph">
      <style:paragraph-properties fo:text-align="justify" fo:line-height="150%" fo:text-indent="0.2479in"/>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P1655" style:parent-style-name="Normalny" style:family="paragraph">
      <style:paragraph-properties fo:text-align="justify" fo:line-height="150%" fo:text-indent="0.2479in"/>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P1658" style:parent-style-name="Normalny" style:family="paragraph">
      <style:paragraph-properties fo:text-align="justify" fo:line-height="150%" fo:text-indent="0.2479in"/>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P1661" style:parent-style-name="Normalny" style:family="paragraph">
      <style:paragraph-properties fo:text-align="justify" fo:line-height="150%" fo:text-indent="0.2479in"/>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P1667" style:parent-style-name="Normalny" style:family="paragraph">
      <style:paragraph-properties fo:text-align="justify" fo:line-height="150%" fo:text-indent="0.2479in"/>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P1679" style:parent-style-name="Normalny" style:family="paragraph">
      <style:paragraph-properties fo:text-align="justify" fo:line-height="150%" fo:text-indent="0.2479in"/>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P1689" style:parent-style-name="Normalny" style:family="paragraph">
      <style:paragraph-properties fo:text-align="justify" fo:line-height="150%" fo:text-indent="0.2479in"/>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P1692" style:parent-style-name="Normalny" style:family="paragraph">
      <style:paragraph-properties fo:text-align="justify" fo:line-height="150%" fo:text-indent="0.2479in"/>
    </style:style>
    <style:style style:name="P1693" style:parent-style-name="Normalny" style:family="paragraph">
      <style:paragraph-properties fo:text-align="justify" fo:line-height="150%" fo:text-indent="0.2479in"/>
    </style:style>
    <style:style style:name="T1694" style:parent-style-name="Domyślnaczcionkaakapitu" style:family="text">
      <style:text-properties fo:background-color="#80FFFF"/>
    </style:style>
    <style:style style:name="P1695" style:parent-style-name="Normalny" style:family="paragraph">
      <style:paragraph-properties fo:text-align="justify" fo:line-height="150%" fo:text-indent="0.2479in"/>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fo:text-indent="0.2479in"/>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P1709" style:parent-style-name="Normalny" style:family="paragraph">
      <style:paragraph-properties fo:text-align="justify" fo:line-height="150%" fo:text-indent="0.2479in"/>
    </style:style>
    <style:style style:name="P1710" style:parent-style-name="Normalny" style:family="paragraph">
      <style:paragraph-properties fo:text-align="justify" fo:line-height="150%"/>
    </style:style>
    <style:style style:name="T1711" style:parent-style-name="Domyślnaczcionkaakapitu" style:family="text">
      <style:text-properties style:text-underline-type="single" style:text-underline-style="solid" style:text-underline-width="auto" style:text-underline-mode="continuous"/>
    </style:style>
    <style:style style:name="T1712" style:parent-style-name="Domyślnaczcionkaakapitu" style:family="text">
      <style:text-properties fo:background-color="#80FFFF" style:text-underline-type="single" style:text-underline-style="solid" style:text-underline-width="auto" style:text-underline-mode="continuous"/>
    </style:style>
    <style:style style:name="T1713" style:parent-style-name="Domyślnaczcionkaakapitu" style:family="text">
      <style:text-properties style:text-underline-type="single" style:text-underline-style="solid" style:text-underline-width="auto" style:text-underline-mode="continuous"/>
    </style:style>
    <style:style style:name="T1714" style:parent-style-name="Domyślnaczcionkaakapitu" style:family="text">
      <style:text-properties fo:background-color="#80FFFF" style:text-underline-type="single" style:text-underline-style="solid" style:text-underline-width="auto" style:text-underline-mode="continuous"/>
    </style:style>
    <style:style style:name="T1715" style:parent-style-name="Domyślnaczcionkaakapitu" style:family="text">
      <style:text-properties style:text-underline-type="single" style:text-underline-style="solid" style:text-underline-width="auto" style:text-underline-mode="continuous"/>
    </style:style>
    <style:style style:name="T1716" style:parent-style-name="Domyślnaczcionkaakapitu" style:family="text">
      <style:text-properties fo:background-color="#80FFFF" style:text-underline-type="single" style:text-underline-style="solid" style:text-underline-width="auto" style:text-underline-mode="continuous"/>
    </style:style>
    <style:style style:name="T1717" style:parent-style-name="Domyślnaczcionkaakapitu" style:family="text">
      <style:text-properties style:text-underline-type="single" style:text-underline-style="solid" style:text-underline-width="auto" style:text-underline-mode="continuous"/>
    </style:style>
    <style:style style:name="T1718" style:parent-style-name="Domyślnaczcionkaakapitu" style:family="text">
      <style:text-properties fo:background-color="#80FFFF" style:text-underline-type="single" style:text-underline-style="solid" style:text-underline-width="auto" style:text-underline-mode="continuous"/>
    </style:style>
    <style:style style:name="T1719" style:parent-style-name="Domyślnaczcionkaakapitu" style:family="text">
      <style:text-properties style:text-underline-type="single" style:text-underline-style="solid" style:text-underline-width="auto" style:text-underline-mode="continuous"/>
    </style:style>
    <style:style style:name="T1720" style:parent-style-name="Domyślnaczcionkaakapitu" style:family="text">
      <style:text-properties fo:background-color="#80FFFF" style:text-underline-type="single" style:text-underline-style="solid" style:text-underline-width="auto" style:text-underline-mode="continuous"/>
    </style:style>
    <style:style style:name="T1721" style:parent-style-name="Domyślnaczcionkaakapitu" style:family="text">
      <style:text-properties fo:background-color="#80FFFF"/>
    </style:style>
    <style:style style:name="P1722" style:parent-style-name="Normalny" style:family="paragraph">
      <style:paragraph-properties fo:text-align="justify" fo:line-height="150%" fo:text-indent="0.2479in"/>
    </style:style>
    <style:style style:name="T1723" style:parent-style-name="Domyślnaczcionkaakapitu" style:family="text">
      <style:text-properties fo:background-color="#80FFFF"/>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P1732" style:parent-style-name="Normalny" style:family="paragraph">
      <style:paragraph-properties fo:text-align="justify" fo:line-height="150%" fo:text-indent="0.2479in"/>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P1742" style:parent-style-name="Normalny" style:family="paragraph">
      <style:paragraph-properties fo:text-align="justify" fo:line-height="150%" fo:text-indent="0.2479in"/>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fo:text-indent="0.2479in"/>
    </style:style>
    <style:style style:name="P1745" style:parent-style-name="Normalny" style:family="paragraph">
      <style:paragraph-properties fo:text-align="justify" fo:line-height="150%"/>
    </style:style>
    <style:style style:name="T1746" style:parent-style-name="Domyślnaczcionkaakapitu" style:family="text">
      <style:text-properties style:text-underline-type="single" style:text-underline-style="solid" style:text-underline-width="auto" style:text-underline-mode="continuous"/>
    </style:style>
    <style:style style:name="T1747" style:parent-style-name="Domyślnaczcionkaakapitu" style:family="text">
      <style:text-properties fo:background-color="#80FFFF" style:text-underline-type="single" style:text-underline-style="solid" style:text-underline-width="auto" style:text-underline-mode="continuous"/>
    </style:style>
    <style:style style:name="T1748" style:parent-style-name="Domyślnaczcionkaakapitu" style:family="text">
      <style:text-properties style:text-underline-type="single" style:text-underline-style="solid" style:text-underline-width="auto" style:text-underline-mode="continuous"/>
    </style:style>
    <style:style style:name="P1749" style:parent-style-name="Normalny" style:family="paragraph">
      <style:paragraph-properties fo:text-align="justify" fo:line-height="150%" fo:text-indent="0.2479in"/>
    </style:style>
    <style:style style:name="T1750" style:parent-style-name="Domyślnaczcionkaakapitu" style:family="text">
      <style:text-properties fo:background-color="#80FFFF"/>
    </style:style>
    <style:style style:name="P1751" style:parent-style-name="Normalny" style:family="paragraph">
      <style:paragraph-properties fo:text-align="justify" fo:line-height="150%" fo:text-indent="0.2479in"/>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fo:text-indent="0.2479in"/>
    </style:style>
    <style:style style:name="P1766" style:parent-style-name="Normalny" style:family="paragraph">
      <style:paragraph-properties fo:text-align="justify" fo:line-height="150%" fo:text-indent="0.2479in"/>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fo:text-indent="0.2479in"/>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P1775" style:parent-style-name="Normalny" style:family="paragraph">
      <style:paragraph-properties fo:text-align="justify" fo:line-height="150%" fo:text-indent="0.2479in"/>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P1783" style:parent-style-name="Normalny" style:family="paragraph">
      <style:paragraph-properties fo:text-align="justify" fo:line-height="150%" fo:text-indent="0.2479in"/>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P1790" style:parent-style-name="Normalny" style:family="paragraph">
      <style:paragraph-properties fo:text-align="justify" fo:line-height="150%" fo:text-indent="0.2479in"/>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P1794" style:parent-style-name="Normalny" style:family="paragraph">
      <style:paragraph-properties fo:text-align="justify" fo:line-height="150%" fo:text-indent="0.2479in"/>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P1803" style:parent-style-name="Normalny" style:family="paragraph">
      <style:paragraph-properties fo:text-align="justify" fo:line-height="150%" fo:text-indent="0.2479in"/>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fo:text-indent="0.2479in"/>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P1819" style:parent-style-name="Normalny" style:family="paragraph">
      <style:paragraph-properties fo:text-align="justify" fo:line-height="150%" fo:text-indent="0.2479in"/>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P1827" style:parent-style-name="Normalny" style:family="paragraph">
      <style:paragraph-properties fo:text-align="justify" fo:line-height="150%" fo:text-indent="0.2479in"/>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P1832" style:parent-style-name="Normalny" style:family="paragraph">
      <style:paragraph-properties fo:text-align="justify" fo:line-height="150%" fo:text-indent="0.2479in"/>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P1836" style:parent-style-name="Normalny" style:family="paragraph">
      <style:paragraph-properties fo:text-align="justify" fo:line-height="150%" fo:text-indent="0.2479in"/>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P1842" style:parent-style-name="Normalny" style:family="paragraph">
      <style:paragraph-properties fo:text-align="justify" fo:line-height="150%" fo:text-indent="0.2479in"/>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P1855" style:parent-style-name="Normalny" style:family="paragraph">
      <style:paragraph-properties fo:text-align="justify" fo:line-height="150%" fo:text-indent="0.2479in"/>
    </style:style>
    <style:style style:name="T1856" style:parent-style-name="Domyślnaczcionkaakapitu" style:family="text">
      <style:text-properties fo:background-color="#80FFFF"/>
    </style:style>
    <style:style style:name="P1857" style:parent-style-name="Normalny" style:family="paragraph">
      <style:paragraph-properties fo:text-align="justify" fo:line-height="150%" fo:text-indent="0.2479in"/>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P1862" style:parent-style-name="Normalny" style:family="paragraph">
      <style:paragraph-properties fo:text-align="justify" fo:line-height="150%" fo:text-indent="0.2479in"/>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P1865" style:parent-style-name="Normalny" style:family="paragraph">
      <style:paragraph-properties fo:text-align="justify" fo:line-height="150%" fo:text-indent="0.2479in"/>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P1872" style:parent-style-name="Normalny" style:family="paragraph">
      <style:paragraph-properties fo:text-align="justify" fo:line-height="150%" fo:text-indent="0.2479in"/>
    </style:style>
    <style:style style:name="T1873" style:parent-style-name="Domyślnaczcionkaakapitu" style:family="text">
      <style:text-properties fo:background-color="#80FFFF"/>
    </style:style>
    <style:style style:name="P1874" style:parent-style-name="Normalny" style:family="paragraph">
      <style:paragraph-properties fo:text-align="justify" fo:line-height="150%" fo:text-indent="0.2479in"/>
    </style:style>
    <style:style style:name="T1875" style:parent-style-name="Domyślnaczcionkaakapitu" style:family="text">
      <style:text-properties fo:background-color="#80FFFF"/>
    </style:style>
    <style:style style:name="P1876" style:parent-style-name="Normalny" style:family="paragraph">
      <style:paragraph-properties fo:text-align="justify" fo:line-height="150%" fo:text-indent="0.2479in"/>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P1880" style:parent-style-name="Normalny" style:family="paragraph">
      <style:paragraph-properties fo:text-align="justify" fo:line-height="150%" fo:text-indent="0.2479in"/>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P1889" style:parent-style-name="Normalny" style:family="paragraph">
      <style:paragraph-properties fo:text-align="justify" fo:line-height="150%" fo:text-indent="0.2479in"/>
    </style:style>
    <style:style style:name="T1890" style:parent-style-name="Domyślnaczcionkaakapitu" style:family="text">
      <style:text-properties fo:background-color="#80FFFF"/>
    </style:style>
    <style:style style:name="P1891" style:parent-style-name="Normalny" style:family="paragraph">
      <style:paragraph-properties fo:text-align="justify" fo:line-height="150%"/>
    </style:style>
    <style:style style:name="T1892" style:parent-style-name="Domyślnaczcionkaakapitu" style:family="text">
      <style:text-properties style:text-underline-type="single" style:text-underline-style="solid" style:text-underline-width="auto" style:text-underline-mode="continuous"/>
    </style:style>
    <style:style style:name="P1893" style:parent-style-name="Normalny" style:family="paragraph">
      <style:paragraph-properties fo:text-align="justify" fo:line-height="150%" fo:text-indent="0.2479in"/>
    </style:style>
    <style:style style:name="P1894" style:parent-style-name="Normalny" style:family="paragraph">
      <style:paragraph-properties fo:text-align="justify" fo:line-height="150%"/>
    </style:style>
    <style:style style:name="T1895" style:parent-style-name="Domyślnaczcionkaakapitu" style:family="text">
      <style:text-properties style:text-underline-type="single" style:text-underline-style="solid" style:text-underline-width="auto" style:text-underline-mode="continuous"/>
    </style:style>
    <style:style style:name="P1896" style:parent-style-name="Normalny" style:family="paragraph">
      <style:paragraph-properties fo:text-align="justify" fo:line-height="150%" fo:text-indent="0.2479in"/>
    </style:style>
    <style:style style:name="T1897" style:parent-style-name="Domyślnaczcionkaakapitu" style:family="text">
      <style:text-properties fo:background-color="#80FFFF"/>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P1903" style:parent-style-name="Normalny" style:family="paragraph">
      <style:paragraph-properties fo:text-align="justify" fo:line-height="150%" fo:text-indent="0.2479in"/>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P1906" style:parent-style-name="Normalny" style:family="paragraph">
      <style:paragraph-properties fo:text-align="justify" fo:line-height="150%"/>
    </style:style>
    <style:style style:name="T1907" style:parent-style-name="Domyślnaczcionkaakapitu" style:family="text">
      <style:text-properties style:text-underline-type="single" style:text-underline-style="solid" style:text-underline-width="auto" style:text-underline-mode="continuous"/>
    </style:style>
    <style:style style:name="T1908" style:parent-style-name="Domyślnaczcionkaakapitu" style:family="text">
      <style:text-properties fo:background-color="#80FFFF" style:text-underline-type="single" style:text-underline-style="solid" style:text-underline-width="auto" style:text-underline-mode="continuous"/>
    </style:style>
    <style:style style:name="T1909" style:parent-style-name="Domyślnaczcionkaakapitu" style:family="text">
      <style:text-properties style:text-underline-type="single" style:text-underline-style="solid" style:text-underline-width="auto" style:text-underline-mode="continuous"/>
    </style:style>
    <style:style style:name="T1910" style:parent-style-name="Domyślnaczcionkaakapitu" style:family="text">
      <style:text-properties fo:background-color="#80FFFF" style:text-underline-type="single" style:text-underline-style="solid" style:text-underline-width="auto" style:text-underline-mode="continuous"/>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479in"/>
    </style:style>
    <style:style style:name="T1913" style:parent-style-name="Domyślnaczcionkaakapitu" style:family="text">
      <style:text-properties fo:background-color="#80FFFF"/>
    </style:style>
    <style:style style:name="P1914" style:parent-style-name="Normalny" style:family="paragraph">
      <style:paragraph-properties fo:text-align="justify" fo:line-height="150%"/>
    </style:style>
    <style:style style:name="T1915" style:parent-style-name="Domyślnaczcionkaakapitu" style:family="text">
      <style:text-properties fo:background-color="#80FFFF" style:text-underline-type="single" style:text-underline-style="solid" style:text-underline-width="auto" style:text-underline-mode="continuous"/>
    </style:style>
    <style:style style:name="T1916" style:parent-style-name="Domyślnaczcionkaakapitu" style:family="text">
      <style:text-properties style:text-underline-type="single" style:text-underline-style="solid" style:text-underline-width="auto" style:text-underline-mode="continuous"/>
    </style:style>
    <style:style style:name="T1917" style:parent-style-name="Domyślnaczcionkaakapitu" style:family="text">
      <style:text-properties fo:background-color="#80FFFF" style:text-underline-type="single" style:text-underline-style="solid" style:text-underline-width="auto" style:text-underline-mode="continuous"/>
    </style:style>
    <style:style style:name="T1918" style:parent-style-name="Domyślnaczcionkaakapitu" style:family="text">
      <style:text-properties style:text-underline-type="single" style:text-underline-style="solid" style:text-underline-width="auto" style:text-underline-mode="continuous"/>
    </style:style>
    <style:style style:name="T1919" style:parent-style-name="Domyślnaczcionkaakapitu" style:family="text">
      <style:text-properties fo:background-color="#80FFFF" style:text-underline-type="single" style:text-underline-style="solid" style:text-underline-width="auto" style:text-underline-mode="continuous"/>
    </style:style>
    <style:style style:name="T1920" style:parent-style-name="Domyślnaczcionkaakapitu" style:family="text">
      <style:text-properties style:text-underline-type="single" style:text-underline-style="solid" style:text-underline-width="auto" style:text-underline-mode="continuous"/>
    </style:style>
    <style:style style:name="T1921" style:parent-style-name="Domyślnaczcionkaakapitu" style:family="text">
      <style:text-properties fo:background-color="#80FFFF" style:text-underline-type="single" style:text-underline-style="solid" style:text-underline-width="auto" style:text-underline-mode="continuous"/>
    </style:style>
    <style:style style:name="T1922" style:parent-style-name="Domyślnaczcionkaakapitu" style:family="text">
      <style:text-properties style:text-underline-type="single" style:text-underline-style="solid" style:text-underline-width="auto" style:text-underline-mode="continuous"/>
    </style:style>
    <style:style style:name="P1923" style:parent-style-name="Normalny" style:family="paragraph">
      <style:paragraph-properties fo:text-align="justify" fo:line-height="150%" fo:text-indent="0.2479in"/>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P1933" style:parent-style-name="Normalny" style:family="paragraph">
      <style:paragraph-properties fo:text-align="justify" fo:line-height="150%"/>
    </style:style>
    <style:style style:name="T1934" style:parent-style-name="Domyślnaczcionkaakapitu" style:family="text">
      <style:text-properties style:text-underline-type="single" style:text-underline-style="solid" style:text-underline-width="auto" style:text-underline-mode="continuous"/>
    </style:style>
    <style:style style:name="T1935" style:parent-style-name="Domyślnaczcionkaakapitu" style:family="text">
      <style:text-properties fo:background-color="#80FFFF" style:text-underline-type="single" style:text-underline-style="solid" style:text-underline-width="auto" style:text-underline-mode="continuous"/>
    </style:style>
    <style:style style:name="T1936" style:parent-style-name="Domyślnaczcionkaakapitu" style:family="text">
      <style:text-properties style:text-underline-type="single" style:text-underline-style="solid" style:text-underline-width="auto" style:text-underline-mode="continuous"/>
    </style:style>
    <style:style style:name="T1937" style:parent-style-name="Domyślnaczcionkaakapitu" style:family="text">
      <style:text-properties fo:background-color="#80FFFF" style:text-underline-type="single" style:text-underline-style="solid" style:text-underline-width="auto" style:text-underline-mode="continuous"/>
    </style:style>
    <style:style style:name="P1938" style:parent-style-name="Normalny" style:family="paragraph">
      <style:paragraph-properties fo:text-align="justify" fo:line-height="150%" fo:text-indent="0.2479in"/>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P1951" style:parent-style-name="Normalny" style:family="paragraph">
      <style:paragraph-properties fo:text-align="justify" fo:line-height="150%" fo:text-indent="0.2479in"/>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P1955" style:parent-style-name="Normalny" style:family="paragraph">
      <style:paragraph-properties fo:text-align="justify" fo:line-height="150%" fo:text-indent="0.2479in"/>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P1959" style:parent-style-name="Normalny" style:family="paragraph">
      <style:paragraph-properties fo:text-align="justify" fo:line-height="150%" fo:text-indent="0.2479in"/>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P1971" style:parent-style-name="Normalny" style:family="paragraph">
      <style:paragraph-properties fo:text-align="justify" fo:line-height="150%" fo:text-indent="0.2479in"/>
    </style:style>
    <style:style style:name="P1972" style:parent-style-name="Normalny" style:family="paragraph">
      <style:paragraph-properties fo:text-align="justify" fo:line-height="150%" fo:text-indent="0.2479in"/>
    </style:style>
    <style:style style:name="T1973" style:parent-style-name="Domyślnaczcionkaakapitu" style:family="text">
      <style:text-properties fo:background-color="#80FFFF"/>
    </style:style>
    <style:style style:name="P1974" style:parent-style-name="Normalny" style:family="paragraph">
      <style:paragraph-properties fo:text-align="justify" fo:line-height="150%" fo:text-indent="0.2479in"/>
    </style:style>
    <style:style style:name="T1975" style:parent-style-name="Domyślnaczcionkaakapitu" style:family="text">
      <style:text-properties fo:background-color="#80FFFF"/>
    </style:style>
    <style:style style:name="P1976" style:parent-style-name="Normalny" style:family="paragraph">
      <style:paragraph-properties fo:text-align="justify" fo:line-height="150%" fo:text-indent="0.2479in"/>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P1982" style:parent-style-name="Normalny" style:family="paragraph">
      <style:paragraph-properties fo:text-align="justify" fo:line-height="150%" fo:text-indent="0.2479in"/>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P1995" style:parent-style-name="Normalny" style:family="paragraph">
      <style:paragraph-properties fo:text-align="justify" fo:line-height="150%"/>
    </style:style>
    <style:style style:name="T1996" style:parent-style-name="Domyślnaczcionkaakapitu" style:family="text">
      <style:text-properties style:text-underline-type="single" style:text-underline-style="solid" style:text-underline-width="auto" style:text-underline-mode="continuous"/>
    </style:style>
    <style:style style:name="P1997" style:parent-style-name="Normalny" style:family="paragraph">
      <style:paragraph-properties fo:text-align="justify" fo:line-height="150%" fo:text-indent="0.2479in"/>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P2002" style:parent-style-name="Normalny" style:family="paragraph">
      <style:paragraph-properties fo:text-align="justify" fo:line-height="150%"/>
    </style:style>
    <style:style style:name="T2003" style:parent-style-name="Domyślnaczcionkaakapitu" style:family="text">
      <style:text-properties style:text-underline-type="single" style:text-underline-style="solid" style:text-underline-width="auto" style:text-underline-mode="continuous"/>
    </style:style>
    <style:style style:name="P2004" style:parent-style-name="Normalny" style:family="paragraph">
      <style:paragraph-properties fo:text-align="justify" fo:line-height="150%" fo:text-indent="0.2479in"/>
    </style:style>
    <style:style style:name="T2005" style:parent-style-name="Domyślnaczcionkaakapitu" style:family="text">
      <style:text-properties fo:background-color="#80FFFF"/>
    </style:style>
    <style:style style:name="P2006" style:parent-style-name="Normalny" style:family="paragraph">
      <style:paragraph-properties fo:text-align="justify" fo:line-height="150%" fo:text-indent="0.2479in"/>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P2012" style:parent-style-name="Normalny" style:family="paragraph">
      <style:paragraph-properties fo:text-align="justify" fo:line-height="150%" fo:text-indent="0.2479in"/>
    </style:style>
    <style:style style:name="P2013" style:parent-style-name="Normalny" style:family="paragraph">
      <style:paragraph-properties fo:text-align="justify" fo:line-height="150%" fo:text-indent="0.2479in"/>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P2016" style:parent-style-name="Normalny" style:family="paragraph">
      <style:paragraph-properties fo:text-align="justify" fo:line-height="150%" fo:text-indent="0.2479in"/>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P2020" style:parent-style-name="Normalny" style:family="paragraph">
      <style:paragraph-properties fo:text-align="justify" fo:line-height="150%" fo:text-indent="0.2479in"/>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P2026" style:parent-style-name="Normalny" style:family="paragraph">
      <style:paragraph-properties fo:text-align="justify" fo:line-height="150%" fo:text-indent="0.2479in"/>
    </style:style>
    <style:style style:name="T2027" style:parent-style-name="Domyślnaczcionkaakapitu" style:family="text">
      <style:text-properties fo:background-color="#80FFFF"/>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fo:text-indent="0.2479in"/>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P2038" style:parent-style-name="Normalny" style:family="paragraph">
      <style:paragraph-properties fo:text-align="justify" fo:line-height="150%" fo:text-indent="0.2479in"/>
    </style:style>
    <style:style style:name="T2039" style:parent-style-name="Domyślnaczcionkaakapitu" style:family="text">
      <style:text-properties fo:background-color="#80FFFF"/>
    </style:style>
    <style:style style:name="P2040" style:parent-style-name="Normalny" style:family="paragraph">
      <style:paragraph-properties fo:text-align="justify" fo:line-height="150%" fo:text-indent="0.2479in"/>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P2044" style:parent-style-name="Normalny" style:family="paragraph">
      <style:paragraph-properties fo:text-align="justify" fo:line-height="150%" fo:text-indent="0.2479in"/>
    </style:style>
    <style:style style:name="P2045" style:parent-style-name="Normalny" style:family="paragraph">
      <style:paragraph-properties fo:text-align="justify" fo:line-height="150%" fo:text-indent="0.2479in"/>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P2055" style:parent-style-name="Normalny" style:family="paragraph">
      <style:paragraph-properties fo:text-align="justify" fo:line-height="150%" fo:text-indent="0.2479in"/>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fo:text-indent="0.2479in"/>
    </style:style>
    <style:style style:name="P2059" style:parent-style-name="Normalny" style:family="paragraph">
      <style:paragraph-properties fo:text-align="justify" fo:line-height="150%" fo:text-indent="0.2479in"/>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P2062" style:parent-style-name="Normalny" style:family="paragraph">
      <style:paragraph-properties fo:text-align="justify" fo:line-height="150%" fo:text-indent="0.2479in"/>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P2066" style:parent-style-name="Normalny" style:family="paragraph">
      <style:paragraph-properties fo:text-align="justify" fo:line-height="150%" fo:text-indent="0.2479in"/>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P2072" style:parent-style-name="Normalny" style:family="paragraph">
      <style:paragraph-properties fo:text-align="justify" fo:line-height="150%" fo:text-indent="0.2479in"/>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P2082" style:parent-style-name="Normalny" style:family="paragraph">
      <style:paragraph-properties fo:text-align="justify" fo:line-height="150%" fo:text-indent="0.2479in"/>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P2085" style:parent-style-name="Normalny" style:family="paragraph">
      <style:paragraph-properties fo:text-align="justify" fo:line-height="150%" fo:text-indent="0.2479in"/>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P2088" style:parent-style-name="Normalny" style:family="paragraph">
      <style:paragraph-properties fo:text-align="justify" fo:line-height="150%" fo:text-indent="0.2479in"/>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P2091" style:parent-style-name="Normalny" style:family="paragraph">
      <style:paragraph-properties fo:text-align="justify" fo:line-height="150%" fo:text-indent="0.2479in"/>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P2096" style:parent-style-name="Normalny" style:family="paragraph">
      <style:paragraph-properties fo:text-align="justify" fo:line-height="150%" fo:text-indent="0.2479in"/>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fo:text-indent="0.2479in"/>
    </style:style>
    <style:style style:name="T2101" style:parent-style-name="Domyślnaczcionkaakapitu" style:family="text">
      <style:text-properties fo:background-color="#80FFFF"/>
    </style:style>
    <style:style style:name="P2102" style:parent-style-name="Normalny" style:family="paragraph">
      <style:paragraph-properties fo:text-align="justify" fo:line-height="150%" fo:text-indent="0.2479in"/>
    </style:style>
    <style:style style:name="T2103" style:parent-style-name="Domyślnaczcionkaakapitu" style:family="text">
      <style:text-properties fo:background-color="#80FFFF"/>
    </style:style>
    <style:style style:name="P2104" style:parent-style-name="Normalny" style:family="paragraph">
      <style:paragraph-properties fo:text-align="justify" fo:line-height="150%" fo:text-indent="0.2479in"/>
    </style:style>
    <style:style style:name="P2105" style:parent-style-name="Normalny" style:family="paragraph">
      <style:paragraph-properties fo:text-align="justify" fo:line-height="150%"/>
    </style:style>
    <style:style style:name="T2106" style:parent-style-name="Domyślnaczcionkaakapitu" style:family="text">
      <style:text-properties style:text-underline-type="single" style:text-underline-style="solid" style:text-underline-width="auto" style:text-underline-mode="continuous"/>
    </style:style>
    <style:style style:name="P2107" style:parent-style-name="Normalny" style:family="paragraph">
      <style:paragraph-properties fo:text-align="justify" fo:line-height="150%" fo:text-indent="0.2479in"/>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fo:text-indent="0.2479in"/>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P2129" style:parent-style-name="Normalny" style:family="paragraph">
      <style:paragraph-properties fo:text-align="justify" fo:line-height="150%"/>
    </style:style>
    <style:style style:name="T2130" style:parent-style-name="Domyślnaczcionkaakapitu" style:family="text">
      <style:text-properties style:text-underline-type="single" style:text-underline-style="solid" style:text-underline-width="auto" style:text-underline-mode="continuous"/>
    </style:style>
    <style:style style:name="P2131" style:parent-style-name="Normalny" style:family="paragraph">
      <style:paragraph-properties fo:text-align="justify" fo:line-height="150%" fo:text-indent="0.2479in"/>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P2137" style:parent-style-name="Normalny" style:family="paragraph">
      <style:paragraph-properties fo:text-align="justify" fo:line-height="150%"/>
    </style:style>
    <style:style style:name="T2138" style:parent-style-name="Domyślnaczcionkaakapitu" style:family="text">
      <style:text-properties style:text-underline-type="single" style:text-underline-style="solid" style:text-underline-width="auto" style:text-underline-mode="continuous"/>
    </style:style>
    <style:style style:name="T2139" style:parent-style-name="Domyślnaczcionkaakapitu" style:family="text">
      <style:text-properties fo:background-color="#80FFFF" style:text-underline-type="single" style:text-underline-style="solid" style:text-underline-width="auto" style:text-underline-mode="continuous"/>
    </style:style>
    <style:style style:name="T2140" style:parent-style-name="Domyślnaczcionkaakapitu" style:family="text">
      <style:text-properties style:text-underline-type="single" style:text-underline-style="solid" style:text-underline-width="auto" style:text-underline-mode="continuous"/>
    </style:style>
    <style:style style:name="T2141" style:parent-style-name="Domyślnaczcionkaakapitu" style:family="text">
      <style:text-properties fo:background-color="#80FFFF" style:text-underline-type="single" style:text-underline-style="solid" style:text-underline-width="auto" style:text-underline-mode="continuous"/>
    </style:style>
    <style:style style:name="T2142" style:parent-style-name="Domyślnaczcionkaakapitu" style:family="text">
      <style:text-properties style:text-underline-type="single" style:text-underline-style="solid" style:text-underline-width="auto" style:text-underline-mode="continuous"/>
    </style:style>
    <style:style style:name="T2143" style:parent-style-name="Domyślnaczcionkaakapitu" style:family="text">
      <style:text-properties fo:background-color="#80FFFF" style:text-underline-type="single" style:text-underline-style="solid" style:text-underline-width="auto" style:text-underline-mode="continuous"/>
    </style:style>
    <style:style style:name="P2144" style:parent-style-name="Normalny" style:family="paragraph">
      <style:paragraph-properties fo:text-align="justify" fo:line-height="150%" fo:text-indent="0.2479in"/>
    </style:style>
    <style:style style:name="T2145" style:parent-style-name="Domyślnaczcionkaakapitu" style:family="text">
      <style:text-properties fo:background-color="#80FFFF"/>
    </style:style>
    <style:style style:name="P2146" style:parent-style-name="Normalny" style:family="paragraph">
      <style:paragraph-properties fo:text-align="justify" fo:line-height="150%"/>
    </style:style>
    <style:style style:name="T2147" style:parent-style-name="Domyślnaczcionkaakapitu" style:family="text">
      <style:text-properties style:text-underline-type="single" style:text-underline-style="solid" style:text-underline-width="auto" style:text-underline-mode="continuous"/>
    </style:style>
    <style:style style:name="T2148" style:parent-style-name="Domyślnaczcionkaakapitu" style:family="text">
      <style:text-properties fo:background-color="#80FFFF" style:text-underline-type="single" style:text-underline-style="solid" style:text-underline-width="auto" style:text-underline-mode="continuous"/>
    </style:style>
    <style:style style:name="T2149" style:parent-style-name="Domyślnaczcionkaakapitu" style:family="text">
      <style:text-properties style:text-underline-type="single" style:text-underline-style="solid" style:text-underline-width="auto" style:text-underline-mode="continuous"/>
    </style:style>
    <style:style style:name="P2150" style:parent-style-name="Normalny" style:family="paragraph">
      <style:paragraph-properties fo:text-align="justify" fo:line-height="150%" fo:text-indent="0.2479in"/>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P2156" style:parent-style-name="Normalny" style:family="paragraph">
      <style:paragraph-properties fo:text-align="justify" fo:line-height="150%" fo:text-indent="0.2479in"/>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P2160" style:parent-style-name="Normalny" style:family="paragraph">
      <style:paragraph-properties fo:text-align="justify" fo:line-height="150%" fo:text-indent="0.2479in"/>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P2164" style:parent-style-name="Normalny" style:family="paragraph">
      <style:paragraph-properties fo:text-align="justify" fo:line-height="150%" fo:text-indent="0.2479in"/>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P2171" style:parent-style-name="Normalny" style:family="paragraph">
      <style:paragraph-properties fo:text-align="justify" fo:line-height="150%" fo:text-indent="0.2479in"/>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P2177" style:parent-style-name="Normalny" style:family="paragraph">
      <style:paragraph-properties fo:text-align="justify" fo:line-height="150%" fo:text-indent="0.2479in"/>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P2188" style:parent-style-name="Normalny" style:family="paragraph">
      <style:paragraph-properties fo:text-align="justify" fo:line-height="150%" fo:text-indent="0.2479in"/>
    </style:style>
    <style:style style:name="P2189" style:parent-style-name="Normalny" style:family="paragraph">
      <style:paragraph-properties fo:text-align="justify" fo:line-height="150%" fo:text-indent="0.2479in"/>
    </style:style>
    <style:style style:name="P2190" style:parent-style-name="Normalny" style:family="paragraph">
      <style:paragraph-properties fo:text-align="justify" fo:line-height="150%" fo:text-indent="0.2479in"/>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P2199" style:parent-style-name="Normalny" style:family="paragraph">
      <style:paragraph-properties fo:text-align="justify" fo:line-height="150%" fo:text-indent="0.2479in"/>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P2206" style:parent-style-name="Normalny" style:family="paragraph">
      <style:paragraph-properties fo:text-align="justify" fo:line-height="150%" fo:text-indent="0.2479in"/>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fo:text-indent="0.2479in"/>
    </style:style>
    <style:style style:name="T2215" style:parent-style-name="Domyślnaczcionkaakapitu" style:family="text">
      <style:text-properties fo:background-color="#80FFFF"/>
    </style:style>
    <style:style style:name="P2216" style:parent-style-name="Normalny" style:family="paragraph">
      <style:paragraph-properties fo:text-align="justify" fo:line-height="150%" fo:text-indent="0.2479in"/>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P2220" style:parent-style-name="Normalny" style:family="paragraph">
      <style:paragraph-properties fo:text-align="justify" fo:line-height="150%" fo:text-indent="0.2479in"/>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P2224" style:parent-style-name="Normalny" style:family="paragraph">
      <style:paragraph-properties fo:text-align="justify" fo:line-height="150%" fo:text-indent="0.2479in"/>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P2227" style:parent-style-name="Normalny" style:family="paragraph">
      <style:paragraph-properties fo:text-align="justify" fo:line-height="150%" fo:text-indent="0.2479in"/>
    </style:style>
    <style:style style:name="P2228" style:parent-style-name="Normalny" style:family="paragraph">
      <style:paragraph-properties fo:text-align="justify" fo:line-height="150%"/>
    </style:style>
    <style:style style:name="T2229" style:parent-style-name="Domyślnaczcionkaakapitu" style:family="text">
      <style:text-properties style:text-underline-type="single" style:text-underline-style="solid" style:text-underline-width="auto" style:text-underline-mode="continuous"/>
    </style:style>
    <style:style style:name="T2230" style:parent-style-name="Domyślnaczcionkaakapitu" style:family="text">
      <style:text-properties fo:background-color="#80FFFF" style:text-underline-type="single" style:text-underline-style="solid" style:text-underline-width="auto" style:text-underline-mode="continuous"/>
    </style:style>
    <style:style style:name="P2231" style:parent-style-name="Normalny" style:family="paragraph">
      <style:paragraph-properties fo:text-align="justify" fo:line-height="150%" fo:text-indent="0.2479in"/>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P2235" style:parent-style-name="Normalny" style:family="paragraph">
      <style:paragraph-properties fo:text-align="justify" fo:line-height="150%"/>
    </style:style>
    <style:style style:name="T2236" style:parent-style-name="Domyślnaczcionkaakapitu" style:family="text">
      <style:text-properties style:text-underline-type="single" style:text-underline-style="solid" style:text-underline-width="auto" style:text-underline-mode="continuous"/>
    </style:style>
    <style:style style:name="P2237" style:parent-style-name="Normalny" style:family="paragraph">
      <style:paragraph-properties fo:text-align="justify" fo:line-height="150%" fo:text-indent="0.2479in"/>
    </style:style>
    <style:style style:name="T2238" style:parent-style-name="Domyślnaczcionkaakapitu" style:family="text">
      <style:text-properties fo:background-color="#80FFFF"/>
    </style:style>
    <style:style style:name="P2239" style:parent-style-name="Normalny" style:family="paragraph">
      <style:paragraph-properties fo:text-align="justify" fo:line-height="150%" fo:text-indent="0.2479in"/>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P2251" style:parent-style-name="Normalny" style:family="paragraph">
      <style:paragraph-properties fo:text-align="justify" fo:line-height="150%" fo:text-indent="0.2479in"/>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P2255" style:parent-style-name="Normalny" style:family="paragraph">
      <style:paragraph-properties fo:text-align="justify" fo:line-height="150%" fo:text-indent="0.2479in"/>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P2262" style:parent-style-name="Normalny" style:family="paragraph">
      <style:paragraph-properties fo:text-align="justify" fo:line-height="150%" fo:text-indent="0.2479in"/>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P2268" style:parent-style-name="Normalny" style:family="paragraph">
      <style:paragraph-properties fo:text-align="justify" fo:line-height="150%" fo:text-indent="0.2479in"/>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P2273" style:parent-style-name="Normalny" style:family="paragraph">
      <style:paragraph-properties fo:text-align="justify" fo:line-height="150%" fo:text-indent="0.2479in"/>
    </style:style>
    <style:style style:name="T2274" style:parent-style-name="Domyślnaczcionkaakapitu" style:family="text">
      <style:text-properties fo:background-color="#80FFFF"/>
    </style:style>
    <style:style style:name="P2275" style:parent-style-name="Normalny" style:family="paragraph">
      <style:paragraph-properties fo:text-align="justify" fo:line-height="150%" fo:text-indent="0.2479in"/>
    </style:style>
    <style:style style:name="T2276" style:parent-style-name="Domyślnaczcionkaakapitu" style:family="text">
      <style:text-properties fo:background-color="#80FFFF"/>
    </style:style>
    <style:style style:name="P2277" style:parent-style-name="Normalny" style:family="paragraph">
      <style:paragraph-properties fo:text-align="justify" fo:line-height="150%" fo:text-indent="0.2479in"/>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P2288" style:parent-style-name="Normalny" style:family="paragraph">
      <style:paragraph-properties fo:text-align="justify" fo:line-height="150%" fo:text-indent="0.2479in"/>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P2294" style:parent-style-name="Normalny" style:family="paragraph">
      <style:paragraph-properties fo:text-align="justify" fo:line-height="150%" fo:text-indent="0.2479in"/>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P2300" style:parent-style-name="Normalny" style:family="paragraph">
      <style:paragraph-properties fo:text-align="justify" fo:line-height="150%" fo:text-indent="0.2479in"/>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P2307" style:parent-style-name="Normalny" style:family="paragraph">
      <style:paragraph-properties fo:text-align="justify" fo:line-height="150%" fo:text-indent="0.2479in"/>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P2311" style:parent-style-name="Normalny" style:family="paragraph">
      <style:paragraph-properties fo:text-align="justify" fo:line-height="150%" fo:text-indent="0.2479in"/>
    </style:style>
    <style:style style:name="T2312" style:parent-style-name="Domyślnaczcionkaakapitu" style:family="text">
      <style:text-properties fo:background-color="#80FFFF"/>
    </style:style>
    <style:style style:name="P2313" style:parent-style-name="Normalny" style:family="paragraph">
      <style:paragraph-properties fo:text-align="justify" fo:line-height="150%" fo:text-indent="0.2479in"/>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P2318" style:parent-style-name="Normalny" style:family="paragraph">
      <style:paragraph-properties fo:text-align="justify" fo:line-height="150%"/>
    </style:style>
    <style:style style:name="T2319" style:parent-style-name="Domyślnaczcionkaakapitu" style:family="text">
      <style:text-properties style:text-underline-type="single" style:text-underline-style="solid" style:text-underline-width="auto" style:text-underline-mode="continuous"/>
    </style:style>
    <style:style style:name="T2320" style:parent-style-name="Domyślnaczcionkaakapitu" style:family="text">
      <style:text-properties fo:background-color="#80FFFF" style:text-underline-type="single" style:text-underline-style="solid" style:text-underline-width="auto" style:text-underline-mode="continuous"/>
    </style:style>
    <style:style style:name="P2321" style:parent-style-name="Normalny" style:family="paragraph">
      <style:paragraph-properties fo:text-align="justify" fo:line-height="150%" fo:text-indent="0.2479in"/>
    </style:style>
    <style:style style:name="P2322" style:parent-style-name="Normalny" style:family="paragraph">
      <style:paragraph-properties fo:text-align="justify" fo:line-height="150%"/>
    </style:style>
    <style:style style:name="T2323" style:parent-style-name="Domyślnaczcionkaakapitu" style:family="text">
      <style:text-properties style:text-underline-type="single" style:text-underline-style="solid" style:text-underline-width="auto" style:text-underline-mode="continuous"/>
    </style:style>
    <style:style style:name="T2324" style:parent-style-name="Domyślnaczcionkaakapitu" style:family="text">
      <style:text-properties fo:background-color="#80FFFF" style:text-underline-type="single" style:text-underline-style="solid" style:text-underline-width="auto" style:text-underline-mode="continuous"/>
    </style:style>
    <style:style style:name="T2325" style:parent-style-name="Domyślnaczcionkaakapitu" style:family="text">
      <style:text-properties style:text-underline-type="single" style:text-underline-style="solid" style:text-underline-width="auto" style:text-underline-mode="continuous"/>
    </style:style>
    <style:style style:name="T2326" style:parent-style-name="Domyślnaczcionkaakapitu" style:family="text">
      <style:text-properties fo:background-color="#80FFFF" style:text-underline-type="single" style:text-underline-style="solid" style:text-underline-width="auto" style:text-underline-mode="continuous"/>
    </style:style>
    <style:style style:name="T2327" style:parent-style-name="Domyślnaczcionkaakapitu" style:family="text">
      <style:text-properties style:text-underline-type="single" style:text-underline-style="solid" style:text-underline-width="auto" style:text-underline-mode="continuous"/>
    </style:style>
    <style:style style:name="P2328" style:parent-style-name="Normalny" style:family="paragraph">
      <style:paragraph-properties fo:text-align="justify" fo:line-height="150%" fo:text-indent="0.2479in"/>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P2334" style:parent-style-name="Normalny" style:family="paragraph">
      <style:paragraph-properties fo:text-align="justify" fo:line-height="150%" fo:text-indent="0.2479in"/>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P2337" style:parent-style-name="Normalny" style:family="paragraph">
      <style:paragraph-properties fo:text-align="justify" fo:line-height="150%" fo:text-indent="0.2479in"/>
    </style:style>
    <style:style style:name="T2338" style:parent-style-name="Domyślnaczcionkaakapitu" style:family="text">
      <style:text-properties fo:background-color="#80FFFF"/>
    </style:style>
    <style:style style:name="P2339" style:parent-style-name="Normalny" style:family="paragraph">
      <style:paragraph-properties fo:text-align="justify" fo:line-height="150%" fo:text-indent="0.2479in"/>
    </style:style>
    <style:style style:name="T2340" style:parent-style-name="Domyślnaczcionkaakapitu" style:family="text">
      <style:text-properties fo:background-color="#80FFFF"/>
    </style:style>
    <style:style style:name="P2341" style:parent-style-name="Normalny" style:family="paragraph">
      <style:paragraph-properties fo:text-align="justify" fo:line-height="150%" fo:text-indent="0.2479in"/>
    </style:style>
    <style:style style:name="P2342" style:parent-style-name="Normalny" style:family="paragraph">
      <style:paragraph-properties fo:text-align="justify" fo:line-height="150%" fo:text-indent="0.2479in"/>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P2345" style:parent-style-name="Normalny" style:family="paragraph">
      <style:paragraph-properties fo:text-align="justify" fo:line-height="150%" fo:text-indent="0.2479in"/>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P2352" style:parent-style-name="Normalny" style:family="paragraph">
      <style:paragraph-properties fo:text-align="justify" fo:line-height="150%" fo:text-indent="0.2479in"/>
    </style:style>
    <style:style style:name="P2353" style:parent-style-name="Normalny" style:family="paragraph">
      <style:paragraph-properties fo:text-align="justify" fo:line-height="150%"/>
    </style:style>
    <style:style style:name="T2354" style:parent-style-name="Domyślnaczcionkaakapitu" style:family="text">
      <style:text-properties style:text-underline-type="single" style:text-underline-style="solid" style:text-underline-width="auto" style:text-underline-mode="continuous"/>
    </style:style>
    <style:style style:name="T2355" style:parent-style-name="Domyślnaczcionkaakapitu" style:family="text">
      <style:text-properties fo:background-color="#80FFFF" style:text-underline-type="single" style:text-underline-style="solid" style:text-underline-width="auto" style:text-underline-mode="continuous"/>
    </style:style>
    <style:style style:name="T2356" style:parent-style-name="Domyślnaczcionkaakapitu" style:family="text">
      <style:text-properties style:text-underline-type="single" style:text-underline-style="solid" style:text-underline-width="auto" style:text-underline-mode="continuous"/>
    </style:style>
    <style:style style:name="T2357" style:parent-style-name="Domyślnaczcionkaakapitu" style:family="text">
      <style:text-properties fo:background-color="#80FFFF" style:text-underline-type="single" style:text-underline-style="solid" style:text-underline-width="auto" style:text-underline-mode="continuous"/>
    </style:style>
    <style:style style:name="P2358" style:parent-style-name="Normalny" style:family="paragraph">
      <style:paragraph-properties fo:text-align="justify" fo:line-height="150%" fo:text-indent="0.2479in"/>
    </style:style>
    <style:style style:name="P2359" style:parent-style-name="Normalny" style:family="paragraph">
      <style:paragraph-properties fo:text-align="justify" fo:line-height="150%"/>
    </style:style>
    <style:style style:name="T2360" style:parent-style-name="Domyślnaczcionkaakapitu" style:family="text">
      <style:text-properties style:text-underline-type="single" style:text-underline-style="solid" style:text-underline-width="auto" style:text-underline-mode="continuous"/>
    </style:style>
    <style:style style:name="T2361" style:parent-style-name="Domyślnaczcionkaakapitu" style:family="text">
      <style:text-properties fo:background-color="#80FFFF"/>
    </style:style>
    <style:style style:name="P2362" style:parent-style-name="Normalny" style:family="paragraph">
      <style:paragraph-properties fo:text-align="justify" fo:line-height="150%" fo:text-indent="0.2479in">
        <style:tab-stops>
          <style:tab-stop style:type="left" style:position="3.0104in"/>
        </style:tab-stops>
      </style:paragraph-properties>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P2370" style:parent-style-name="Normalny" style:family="paragraph">
      <style:paragraph-properties fo:text-align="justify" fo:line-height="150%" fo:text-indent="0.2479in"/>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P2379" style:parent-style-name="Normalny" style:family="paragraph">
      <style:paragraph-properties fo:text-align="justify" fo:line-height="150%" fo:text-indent="0.2479in"/>
    </style:style>
    <style:style style:name="T2380" style:parent-style-name="Domyślnaczcionkaakapitu" style:family="text">
      <style:text-properties fo:background-color="#80FFFF"/>
    </style:style>
    <style:style style:name="P2381" style:parent-style-name="Normalny" style:family="paragraph">
      <style:paragraph-properties fo:text-align="justify" fo:line-height="150%"/>
    </style:style>
    <style:style style:name="T2382" style:parent-style-name="Domyślnaczcionkaakapitu" style:family="text">
      <style:text-properties fo:background-color="#80FFFF"/>
    </style:style>
    <style:style style:name="P2383" style:parent-style-name="Normalny" style:family="paragraph">
      <style:paragraph-properties fo:text-align="justify" fo:line-height="150%" fo:text-indent="0.2479in"/>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P2389" style:parent-style-name="Normalny" style:family="paragraph">
      <style:paragraph-properties fo:text-align="justify" fo:line-height="150%" fo:text-indent="0.2479in"/>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P2392" style:parent-style-name="Normalny" style:family="paragraph">
      <style:paragraph-properties fo:text-align="justify" fo:line-height="150%" fo:text-indent="0.2479in"/>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P2395" style:parent-style-name="Normalny" style:family="paragraph">
      <style:paragraph-properties fo:text-align="justify" fo:line-height="150%" fo:text-indent="0.2479in"/>
    </style:style>
    <style:style style:name="P2396" style:parent-style-name="Normalny" style:family="paragraph">
      <style:paragraph-properties fo:text-align="justify" fo:line-height="150%" fo:text-indent="0.2479in"/>
    </style:style>
    <style:style style:name="P2397" style:parent-style-name="Normalny" style:family="paragraph">
      <style:paragraph-properties fo:text-align="justify" fo:line-height="150%"/>
    </style:style>
    <style:style style:name="T2398" style:parent-style-name="Domyślnaczcionkaakapitu" style:family="text">
      <style:text-properties style:text-underline-type="single" style:text-underline-style="solid" style:text-underline-width="auto" style:text-underline-mode="continuous"/>
    </style:style>
    <style:style style:name="T2399" style:parent-style-name="Domyślnaczcionkaakapitu" style:family="text">
      <style:text-properties fo:background-color="#80FFFF" style:text-underline-type="single" style:text-underline-style="solid" style:text-underline-width="auto" style:text-underline-mode="continuous"/>
    </style:style>
    <style:style style:name="T2400" style:parent-style-name="Domyślnaczcionkaakapitu" style:family="text">
      <style:text-properties fo:background-color="#80FFFF" style:text-underline-type="single" style:text-underline-style="solid" style:text-underline-width="auto" style:text-underline-mode="continuous"/>
    </style:style>
    <style:style style:name="T2401" style:parent-style-name="Domyślnaczcionkaakapitu" style:family="text">
      <style:text-properties fo:background-color="#80FFFF" style:text-underline-type="single" style:text-underline-style="solid" style:text-underline-width="auto" style:text-underline-mode="continuous"/>
    </style:style>
    <style:style style:name="P2402" style:parent-style-name="Normalny" style:family="paragraph">
      <style:paragraph-properties fo:text-align="justify" fo:line-height="150%" fo:text-indent="0.2479in"/>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P2408" style:parent-style-name="Normalny" style:family="paragraph">
      <style:paragraph-properties fo:text-align="justify" fo:line-height="150%" fo:text-indent="0.2479in"/>
    </style:style>
    <style:style style:name="P2409" style:parent-style-name="Normalny" style:family="paragraph">
      <style:paragraph-properties fo:text-align="justify" fo:line-height="150%"/>
    </style:style>
    <style:style style:name="T2410" style:parent-style-name="Domyślnaczcionkaakapitu" style:family="text">
      <style:text-properties fo:background-color="#80FFFF" style:text-underline-type="single" style:text-underline-style="solid" style:text-underline-width="auto" style:text-underline-mode="continuous"/>
    </style:style>
    <style:style style:name="T2411" style:parent-style-name="Domyślnaczcionkaakapitu" style:family="text">
      <style:text-properties style:text-underline-type="single" style:text-underline-style="solid" style:text-underline-width="auto" style:text-underline-mode="continuous"/>
    </style:style>
    <style:style style:name="T2412" style:parent-style-name="Domyślnaczcionkaakapitu" style:family="text">
      <style:text-properties fo:background-color="#80FFFF" style:text-underline-type="single" style:text-underline-style="solid" style:text-underline-width="auto" style:text-underline-mode="continuous"/>
    </style:style>
    <style:style style:name="T2413" style:parent-style-name="Domyślnaczcionkaakapitu" style:family="text">
      <style:text-properties style:text-underline-type="single" style:text-underline-style="solid" style:text-underline-width="auto" style:text-underline-mode="continuous"/>
    </style:style>
    <style:style style:name="P2414" style:parent-style-name="Normalny" style:family="paragraph">
      <style:paragraph-properties fo:text-align="justify" fo:line-height="150%" fo:text-indent="0.2479in"/>
    </style:style>
    <style:style style:name="T2415" style:parent-style-name="Domyślnaczcionkaakapitu" style:family="text">
      <style:text-properties fo:background-color="#80FFFF"/>
    </style:style>
    <style:style style:name="P2416" style:parent-style-name="Normalny" style:family="paragraph">
      <style:paragraph-properties fo:text-align="justify" fo:line-height="150%" fo:text-indent="0.2479in"/>
    </style:style>
    <style:style style:name="P2417" style:parent-style-name="Normalny" style:family="paragraph">
      <style:paragraph-properties fo:text-align="justify" fo:line-height="150%" fo:text-indent="0.2479in"/>
    </style:style>
    <style:style style:name="T2418" style:parent-style-name="Domyślnaczcionkaakapitu" style:family="text">
      <style:text-properties fo:background-color="#80FFFF"/>
    </style:style>
    <style:style style:name="P2419" style:parent-style-name="Normalny" style:family="paragraph">
      <style:paragraph-properties fo:text-align="justify" fo:line-height="150%"/>
    </style:style>
    <style:style style:name="T2420" style:parent-style-name="Domyślnaczcionkaakapitu" style:family="text">
      <style:text-properties style:text-underline-type="single" style:text-underline-style="solid" style:text-underline-width="auto" style:text-underline-mode="continuous"/>
    </style:style>
    <style:style style:name="T2421" style:parent-style-name="Domyślnaczcionkaakapitu" style:family="text">
      <style:text-properties style:text-underline-type="single" style:text-underline-style="solid" style:text-underline-width="auto" style:text-underline-mode="continuous"/>
    </style:style>
    <style:style style:name="T2422" style:parent-style-name="Domyślnaczcionkaakapitu" style:family="text">
      <style:text-properties style:text-underline-type="single" style:text-underline-style="solid" style:text-underline-width="auto" style:text-underline-mode="continuous"/>
    </style:style>
    <style:style style:name="P2423" style:parent-style-name="Normalny" style:family="paragraph">
      <style:paragraph-properties fo:text-align="justify" fo:line-height="150%" fo:text-indent="0.2479in"/>
    </style:style>
    <style:style style:name="P2424" style:parent-style-name="Normalny" style:family="paragraph">
      <style:paragraph-properties fo:text-align="justify" fo:line-height="150%"/>
    </style:style>
    <style:style style:name="T2425" style:parent-style-name="Domyślnaczcionkaakapitu" style:family="text">
      <style:text-properties style:text-underline-type="single" style:text-underline-style="solid" style:text-underline-width="auto" style:text-underline-mode="continuous"/>
    </style:style>
    <style:style style:name="T2426" style:parent-style-name="Domyślnaczcionkaakapitu" style:family="text">
      <style:text-properties fo:background-color="#80FFFF" style:text-underline-type="single" style:text-underline-style="solid" style:text-underline-width="auto" style:text-underline-mode="continuous"/>
    </style:style>
    <style:style style:name="T2427" style:parent-style-name="Domyślnaczcionkaakapitu" style:family="text">
      <style:text-properties style:text-underline-type="single" style:text-underline-style="solid" style:text-underline-width="auto" style:text-underline-mode="continuous"/>
    </style:style>
    <style:style style:name="T2428" style:parent-style-name="Domyślnaczcionkaakapitu" style:family="text">
      <style:text-properties fo:background-color="#80FFFF" style:text-underline-type="single" style:text-underline-style="solid" style:text-underline-width="auto" style:text-underline-mode="continuous"/>
    </style:style>
    <style:style style:name="P2429" style:parent-style-name="Normalny" style:family="paragraph">
      <style:paragraph-properties fo:text-align="justify" fo:line-height="150%" fo:text-indent="0.2479in"/>
    </style:style>
    <style:style style:name="T2430" style:parent-style-name="Domyślnaczcionkaakapitu" style:family="text">
      <style:text-properties fo:background-color="#80FFFF"/>
    </style:style>
    <style:style style:name="P2431" style:parent-style-name="Normalny" style:family="paragraph">
      <style:paragraph-properties fo:text-align="justify" fo:line-height="150%"/>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P2434" style:parent-style-name="Normalny" style:family="paragraph">
      <style:paragraph-properties fo:text-align="justify" fo:line-height="150%"/>
    </style:style>
    <style:style style:name="T2435" style:parent-style-name="Domyślnaczcionkaakapitu" style:family="text">
      <style:text-properties style:text-underline-type="single" style:text-underline-style="solid" style:text-underline-width="auto" style:text-underline-mode="continuous"/>
    </style:style>
    <style:style style:name="T2436" style:parent-style-name="Domyślnaczcionkaakapitu" style:family="text">
      <style:text-properties style:text-underline-type="single" style:text-underline-style="solid" style:text-underline-width="auto" style:text-underline-mode="continuous"/>
    </style:style>
    <style:style style:name="T2437" style:parent-style-name="Domyślnaczcionkaakapitu" style:family="text">
      <style:text-properties style:text-underline-type="single" style:text-underline-style="solid" style:text-underline-width="auto" style:text-underline-mode="continuous"/>
    </style:style>
    <style:style style:name="T2438" style:parent-style-name="Domyślnaczcionkaakapitu" style:family="text">
      <style:text-properties fo:background-color="#80FFFF"/>
    </style:style>
    <style:style style:name="P2439" style:parent-style-name="Normalny" style:family="paragraph">
      <style:paragraph-properties fo:text-align="justify" fo:line-height="150%" fo:text-indent="0.2479in"/>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P2442" style:parent-style-name="Normalny" style:family="paragraph">
      <style:paragraph-properties fo:text-align="justify" fo:line-height="150%"/>
    </style:style>
    <style:style style:name="T2443" style:parent-style-name="Domyślnaczcionkaakapitu" style:family="text">
      <style:text-properties style:text-underline-type="single" style:text-underline-style="solid" style:text-underline-width="auto" style:text-underline-mode="continuous"/>
    </style:style>
    <style:style style:name="P2444" style:parent-style-name="Normalny" style:family="paragraph">
      <style:paragraph-properties fo:text-align="justify" fo:line-height="150%" fo:text-indent="0.2479in"/>
    </style:style>
    <style:style style:name="P2445" style:parent-style-name="Normalny" style:family="paragraph">
      <style:paragraph-properties fo:text-align="justify" fo:line-height="150%"/>
    </style:style>
    <style:style style:name="T2446" style:parent-style-name="Domyślnaczcionkaakapitu" style:family="text">
      <style:text-properties style:text-underline-type="single" style:text-underline-style="solid" style:text-underline-width="auto" style:text-underline-mode="continuous"/>
    </style:style>
    <style:style style:name="P2447" style:parent-style-name="Normalny" style:family="paragraph">
      <style:paragraph-properties fo:text-align="justify" fo:line-height="150%" fo:text-indent="0.2479in"/>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P2450" style:parent-style-name="Normalny" style:family="paragraph">
      <style:paragraph-properties fo:text-align="justify" fo:line-height="150%"/>
    </style:style>
    <style:style style:name="T2451" style:parent-style-name="Domyślnaczcionkaakapitu" style:family="text">
      <style:text-properties style:text-underline-type="single" style:text-underline-style="solid" style:text-underline-width="auto" style:text-underline-mode="continuous"/>
    </style:style>
    <style:style style:name="P2452" style:parent-style-name="Normalny" style:family="paragraph">
      <style:paragraph-properties fo:text-align="justify" fo:line-height="150%" fo:text-indent="0.2479in"/>
    </style:style>
    <style:style style:name="P2453" style:parent-style-name="Normalny" style:family="paragraph">
      <style:paragraph-properties fo:text-align="justify" fo:line-height="150%"/>
    </style:style>
    <style:style style:name="T2454" style:parent-style-name="Domyślnaczcionkaakapitu" style:family="text">
      <style:text-properties style:text-underline-type="single" style:text-underline-style="solid" style:text-underline-width="auto" style:text-underline-mode="continuous"/>
    </style:style>
    <style:style style:name="T2455" style:parent-style-name="Domyślnaczcionkaakapitu" style:family="text">
      <style:text-properties fo:background-color="#80FFFF" style:text-underline-type="single" style:text-underline-style="solid" style:text-underline-width="auto" style:text-underline-mode="continuous"/>
    </style:style>
    <style:style style:name="P2456" style:parent-style-name="Normalny" style:family="paragraph">
      <style:paragraph-properties fo:text-align="justify" fo:line-height="150%" fo:text-indent="0.2479in"/>
    </style:style>
    <style:style style:name="P2457" style:parent-style-name="Normalny" style:family="paragraph">
      <style:paragraph-properties fo:text-align="justify" fo:line-height="150%" fo:text-indent="0.2479in"/>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P2460" style:parent-style-name="Normalny" style:family="paragraph">
      <style:paragraph-properties fo:text-align="justify" fo:line-height="150%" fo:text-indent="0.2479in"/>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P2471" style:parent-style-name="Normalny" style:family="paragraph">
      <style:paragraph-properties fo:text-align="justify" fo:line-height="150%" fo:text-indent="0.2479in"/>
    </style:style>
    <style:style style:name="T2472" style:parent-style-name="Domyślnaczcionkaakapitu" style:family="text">
      <style:text-properties fo:background-color="#80FFFF"/>
    </style:style>
    <style:style style:name="P2473" style:parent-style-name="Normalny" style:family="paragraph">
      <style:paragraph-properties fo:text-align="justify" fo:line-height="150%"/>
    </style:style>
    <style:style style:name="T2474" style:parent-style-name="Domyślnaczcionkaakapitu" style:family="text">
      <style:text-properties style:text-underline-type="single" style:text-underline-style="solid" style:text-underline-width="auto" style:text-underline-mode="continuous"/>
    </style:style>
    <style:style style:name="T2475" style:parent-style-name="Domyślnaczcionkaakapitu" style:family="text">
      <style:text-properties fo:background-color="#80FFFF" style:text-underline-type="single" style:text-underline-style="solid" style:text-underline-width="auto" style:text-underline-mode="continuous"/>
    </style:style>
    <style:style style:name="P2476" style:parent-style-name="Normalny" style:family="paragraph">
      <style:paragraph-properties fo:text-align="justify" fo:line-height="150%" fo:text-indent="0.2479in"/>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P2479" style:parent-style-name="Normalny" style:family="paragraph">
      <style:paragraph-properties fo:text-align="justify" fo:line-height="150%" fo:text-indent="0.2479in"/>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P2482" style:parent-style-name="Normalny" style:family="paragraph">
      <style:paragraph-properties fo:text-align="justify" fo:line-height="150%" fo:text-indent="0.2479in"/>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P2485" style:parent-style-name="Normalny" style:family="paragraph">
      <style:paragraph-properties fo:text-align="justify" fo:line-height="150%" fo:text-indent="0.2479in"/>
    </style:style>
    <style:style style:name="T2486" style:parent-style-name="Domyślnaczcionkaakapitu" style:family="text">
      <style:text-properties fo:background-color="#80FFFF"/>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T2491" style:parent-style-name="Domyślnaczcionkaakapitu" style:family="text">
      <style:text-properties fo:background-color="#80FFFF"/>
    </style:style>
    <style:style style:name="P2492" style:parent-style-name="Normalny" style:family="paragraph">
      <style:paragraph-properties fo:text-align="justify" fo:line-height="150%" fo:text-indent="0.2479in"/>
    </style:style>
    <style:style style:name="T2493" style:parent-style-name="Domyślnaczcionkaakapitu" style:family="text">
      <style:text-properties fo:background-color="#80FFFF"/>
    </style:style>
    <style:style style:name="P2494" style:parent-style-name="Normalny" style:family="paragraph">
      <style:paragraph-properties fo:text-align="justify" fo:line-height="150%" fo:text-indent="0.2479in"/>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P2498" style:parent-style-name="Normalny" style:family="paragraph">
      <style:paragraph-properties fo:text-align="justify" fo:line-height="150%" fo:text-indent="0.2479in"/>
    </style:style>
    <style:style style:name="T2499" style:parent-style-name="Domyślnaczcionkaakapitu" style:family="text">
      <style:text-properties fo:background-color="#80FFFF"/>
    </style:style>
    <style:style style:name="P2500" style:parent-style-name="Normalny" style:family="paragraph">
      <style:paragraph-properties fo:text-align="justify" fo:line-height="150%" fo:text-indent="0.2479in"/>
    </style:style>
    <style:style style:name="T2501" style:parent-style-name="Domyślnaczcionkaakapitu" style:family="text">
      <style:text-properties fo:background-color="#80FFFF"/>
    </style:style>
    <style:style style:name="P2502" style:parent-style-name="Normalny" style:family="paragraph">
      <style:paragraph-properties fo:text-align="justify" fo:line-height="150%" fo:text-indent="0.2479in"/>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fo:text-indent="0.2479in"/>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P2516" style:parent-style-name="Normalny" style:family="paragraph">
      <style:paragraph-properties fo:text-align="justify" fo:line-height="150%" fo:text-indent="0.2479in"/>
    </style:style>
    <style:style style:name="P2517" style:parent-style-name="Normalny" style:family="paragraph">
      <style:paragraph-properties fo:text-align="justify" fo:line-height="150%" fo:text-indent="0.2479in"/>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P2520" style:parent-style-name="Normalny" style:family="paragraph">
      <style:paragraph-properties fo:text-align="justify" fo:line-height="150%" fo:text-indent="0.2479in"/>
    </style:style>
    <style:style style:name="T2521" style:parent-style-name="Domyślnaczcionkaakapitu" style:family="text">
      <style:text-properties fo:background-color="#80FFFF"/>
    </style:style>
    <style:style style:name="P2522" style:parent-style-name="Normalny" style:family="paragraph">
      <style:paragraph-properties fo:text-align="justify" fo:line-height="150%" fo:text-indent="0.2479in"/>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P2529" style:parent-style-name="Normalny" style:family="paragraph">
      <style:paragraph-properties fo:text-align="justify" fo:line-height="150%" fo:text-indent="0.2479in"/>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P2532" style:parent-style-name="Normalny" style:family="paragraph">
      <style:paragraph-properties fo:text-align="justify" fo:line-height="150%" fo:text-indent="0.2479in"/>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P2539" style:parent-style-name="Normalny" style:family="paragraph">
      <style:paragraph-properties fo:text-align="justify" fo:line-height="150%"/>
    </style:style>
    <style:style style:name="T2540" style:parent-style-name="Domyślnaczcionkaakapitu" style:family="text">
      <style:text-properties style:text-underline-type="single" style:text-underline-style="solid" style:text-underline-width="auto" style:text-underline-mode="continuous"/>
    </style:style>
    <style:style style:name="T2541" style:parent-style-name="Domyślnaczcionkaakapitu" style:family="text">
      <style:text-properties fo:background-color="#80FFFF" style:text-underline-type="single" style:text-underline-style="solid" style:text-underline-width="auto" style:text-underline-mode="continuous"/>
    </style:style>
    <style:style style:name="P2542" style:parent-style-name="Normalny" style:family="paragraph">
      <style:paragraph-properties fo:text-align="justify" fo:line-height="150%" fo:text-indent="0.2479in"/>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P2552" style:parent-style-name="Normalny" style:family="paragraph">
      <style:paragraph-properties fo:text-align="justify" fo:line-height="150%" fo:text-indent="0.2479in"/>
    </style:style>
    <style:style style:name="P2553" style:parent-style-name="Normalny" style:family="paragraph">
      <style:paragraph-properties fo:text-align="justify" fo:line-height="150%"/>
    </style:style>
    <style:style style:name="T2554" style:parent-style-name="Domyślnaczcionkaakapitu" style:family="text">
      <style:text-properties style:text-underline-type="single" style:text-underline-style="solid" style:text-underline-width="auto" style:text-underline-mode="continuous"/>
    </style:style>
    <style:style style:name="P2555" style:parent-style-name="Normalny" style:family="paragraph">
      <style:paragraph-properties fo:text-align="justify" fo:line-height="150%" fo:text-indent="0.2479in">
        <style:tab-stops>
          <style:tab-stop style:type="left" style:position="4.6562in"/>
        </style:tab-stops>
      </style:paragraph-properties>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P2560" style:parent-style-name="Normalny" style:family="paragraph">
      <style:paragraph-properties fo:text-align="justify" fo:line-height="150%" fo:text-indent="0.2479in"/>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P2567" style:parent-style-name="Normalny" style:family="paragraph">
      <style:paragraph-properties fo:text-align="justify" fo:line-height="150%"/>
    </style:style>
    <style:style style:name="T2568" style:parent-style-name="Domyślnaczcionkaakapitu" style:family="text">
      <style:text-properties style:text-underline-type="single" style:text-underline-style="solid" style:text-underline-width="auto" style:text-underline-mode="continuous"/>
    </style:style>
    <style:style style:name="P2569" style:parent-style-name="Normalny" style:family="paragraph">
      <style:paragraph-properties fo:text-align="justify" fo:line-height="150%" fo:text-indent="0.2479in"/>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P2572" style:parent-style-name="Normalny" style:family="paragraph">
      <style:paragraph-properties fo:text-align="justify" fo:line-height="150%" fo:text-indent="0.2479in"/>
    </style:style>
    <style:style style:name="P2573" style:parent-style-name="Normalny" style:family="paragraph">
      <style:paragraph-properties fo:text-align="justify" fo:line-height="150%" fo:text-indent="0.2479in"/>
    </style:style>
    <style:style style:name="P2574" style:parent-style-name="Normalny" style:family="paragraph">
      <style:paragraph-properties fo:text-align="justify" fo:line-height="150%" fo:text-indent="0.2479in"/>
    </style:style>
    <style:style style:name="T2575" style:parent-style-name="Domyślnaczcionkaakapitu" style:family="text">
      <style:text-properties fo:background-color="#80FFFF"/>
    </style:style>
    <style:style style:name="P2576" style:parent-style-name="Normalny" style:family="paragraph">
      <style:paragraph-properties fo:text-align="justify" fo:line-height="150%" fo:text-indent="0.2479in"/>
    </style:style>
    <style:style style:name="P2577" style:parent-style-name="Normalny" style:family="paragraph">
      <style:paragraph-properties fo:text-align="justify" fo:line-height="150%" fo:text-indent="0.2479in"/>
    </style:style>
    <style:style style:name="P2578" style:parent-style-name="Normalny" style:family="paragraph">
      <style:paragraph-properties fo:text-align="justify" fo:line-height="150%" fo:text-indent="0.2479in"/>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Stowarzyszeń i Samorządu Terytorialnego</text:p>
      <text:p text:style-name="P3">TYTUŁ= STENOGRAM z posiedzenia Grupy do spraw Samorządu Terytorialnego<text:s/>[4]</text:p>
      <text:p text:style-name="P4">DATA= 3 marca 1989 r.</text:p>
      <text:p text:style-name="P5">SYGNATURA= C9540/14</text:p>
      <text:p text:style-name="P6">INW= 46045</text:p>
      <text:p text:style-name="P7">TEKST=</text:p>
      <text:p text:style-name="P8">Stenogram<text:s/><text:span text:style-name="T9">z</text:span><text:s/>posiedzenia Podzespołu do spraw Samorządu Terytorialnego z dnia 3 marca 19<text:span text:style-name="T10">89</text:span><text:s/>r.</text:p>
      <text:p text:style-name="P11"><text:span text:style-name="T12">/</text:span>Obr<text:span text:style-name="T13">a</text:span>d<text:span text:style-name="T14">o</text:span>m przewodniczy<text:s/>ob.<text:s/><text:span text:style-name="T15">Wojciech Soko</text:span><text:span text:style-name="T16">l</text:span><text:span text:style-name="T17">ewicz</text:span>/.</text:p>
      <text:p text:style-name="P18"><text:span text:style-name="T19">Przewodnic</text:span><text:span text:style-name="T20">z</text:span><text:span text:style-name="T21">ący</text:span>:</text:p>
      <text:p text:style-name="P22"><text:span text:style-name="T23">W</text:span>itam panie i panów przybyłych na kolejne posiedzenie, drugie naszej grupy roboczej do spraw samorządu terytorialnego.</text:p>
      <text:p text:style-name="P24">Chciałem wyrazić nadzieję, że to nasze zebranie będzie na tyle płodne, byśmy mogli już jutro zakończyć naszą działalność. Jeżeli będzie, powstanie w ogóle koniecznoś<text:span text:style-name="T25">ć</text:span><text:s/>kontynuowania naszych obrad także w dniu jutrzejszym, ale zapewne taka potrzeba powstanie.</text:p>
      <text:p text:style-name="P26">Tryb naszej pracy jest taki jak ustaliliśmy to z panem współprzewodniczącym, panem prof. Regulskim, że obradujemy teraz mniej więcej do godziny 12.00. O 1<text:span text:style-name="T27">2</text:span>.00 przerwa 15-minutowa. Druga tur<text:span text:style-name="T28">a</text:span>, której przewodniczyć będzie pan prof. Regulski trwać będzie do godz. 13.50, ponieważ o czternastej związani jesteśmy<text:s/><text:span text:style-name="T29">t</text:span>e<text:span text:style-name="T30">rmi</text:span>nem obiadu w bufecie sejmowym, na który kartki zostały mam nadzieję skutecznie rozdane wszystkim obecnym.</text:p>
      <text:p text:style-name="P31">Po obiedzie myślę, że o godz. 15.00 zaczniemy trzecią turę, której jeżeli pan prof. Regulski pozwoli znów ja będę przewodniczył.</text:p>
      <text:p text:style-name="P32">Jest jeszcze jedna sprawa organizacyjna, mówię o niej z pewnym zażenowaniem, ale demokracja polega także na ochronie praw mniejszości. Mianowicie jakie jest zdanie państwa na temat palenia w czasie obrad? Lepiej nie.<text:s/>Rozumiem, jeżeli są jakiekolwiek protesty, jeżeli są jakiekolwiek protesty to oczywiście palacze powstrzymają<text:span text:style-name="T33"><text:s/></text:span>się od palenia, na sali<text:span text:style-name="T34">.</text:span></text:p>
      <text:p text:style-name="P35">Przystępujemy zatem do naszych merytorycznych poczynań i głos chciał zabrać ktoś ze strony solidarnościowo-opozyc<text:span text:style-name="T36">yj</text:span>n<text:span text:style-name="T37">ej</text:span><text:s/>dla przedstawienia uwag tej strony do projektu ustawy o mieniu komunalnym.</text:p>
      <text:p text:style-name="P38">O<text:span text:style-name="T39">b. Walerian Pańk</text:span><text:span text:style-name="T40">o</text:span>:</text:p>
      <text:p text:style-name="P41"><text:span text:style-name="T42">/</text:span>Głos przy niewłączonym mikro<text:span text:style-name="T43">fo</text:span>nie/.</text:p>
      <text:p text:style-name="P44">..<text:span text:style-name="T45">.</text:span>o samej filozofii mienia komunalnego, która powinna stać u podstaw, czy leżeć u podstaw tego rozwiązania legislacyjnego<text:span text:style-name="T46">.</text:span><text:s/>Otóż wychodzimy z założenia, że tak jak własne zadania samorządu terytorialnego powinny mieć wsparcie we własnym majątku, zdolności prawnej, samodzielności majątkowej samorządu terytorialnego, tak i odwrotnie, istnienie mienia komunalnego stwarza konieczność istnienia własnych uprawnień służących obronie tego mienia. Ta nierozłączność samorządu terytorialnego i własności komunalnej jest oczywista<text:span text:style-name="T47">.</text:span></text:p>
      <text:p text:style-name="P48">W naszym przypadku nastąpiło niewątpliwie z dwóch zasad, jakie rządziły się do tej pory, jakim się rządził ustr<text:span text:style-name="T49">ó</text:span>j władz terenowych, a więc z<text:s/><text:span text:style-name="T50">j</text:span>ednej strony zasadą jednolitości władzy państwowej, z drugiej strony zasadą jednolitości własności państwowej - ta druga została przełamana<text:span text:style-name="T51">.</text:span><text:s/><text:span text:style-name="T52">W</text:span><text:s/>nowym projekcie<text:s/><text:soft-page-break/>zresztą o mieniu komunalnym mamy tutaj ten art<text:span text:style-name="T53">.</text:span><text:s/>44 znowelizowany, który powiada wyraźnie: własność, mienie komunalne jest obok mienia spółdzielczego, i mienia państwowego jednym z form własności społecznej<text:span text:style-name="T54">.</text:span></text:p>
      <text:p text:style-name="P55"><text:span text:style-name="T56">W</text:span><text:s/>tej sytuacji zachodzi pytanie, czy jeżeli nie mówimy<text:s/>„A”, to nie musimy mówić<text:s/>„B”, to znaczy odpowiedzieć sobie wyraźnie, mienie komunalne w rękach samorządu terytorialnego, który nie może być elementem struktury jednolitego systemu władzy państwowej. Innymi słowy ta ustawa ten projekt tutaj właśnie odnoszę się już do tego projektu, budowana jest wedle filozofii, która no nie jest zbieżna, to znaczy z naszą i chyba z ogólnym przekonaniem, że jeżeli dajemy samorządowi terytorialnemu uprawnienia własnościowe, to nie możemy jednocześnie zostawiać go w tej strukturze władczej, gdzie przecież również nadzór celowościowy funkcjonuje. To tak jakby rzeczywiście ojciec rodziny oddał dzieciom mienie, nie pozwalając im, nie pozostawi<text:span text:style-name="T57">aj</text:span>ąc w zakresie swego władztwa możliwości korygowania celow<text:span text:style-name="T58">oś</text:span>ciow<text:span text:style-name="T59">eg</text:span>o wydawania i sposobu funk<text:span text:style-name="T60">cj</text:span>onowania zarządu tym mieniem.</text:p>
      <text:p text:style-name="P61">Jest to chyba taka trochę metafora, prof. Burda kiedyś powiedział, że metafora w ustach naukowca jest westchnieniem bezradności, ale mnie się wydaje, że niekiedy takie<text:s/>metafory<text:s/>są - mogą być cenne. Czyli proszę państwa! Wydaje mi się, że zaproponowane rozwiązania ustawy o mieniu komunalnym ono jednak ma w sobie t<text:span text:style-name="T62">ę</text:span>... tę niezupełną zbieżność logiczność, o którą tak apelowano na poprzednim posiedzeniu ze szrony koalicyjnej.</text:p>
      <text:p text:style-name="P63">Inne zupełnie problemy, tu już odniesienie do właśnie ustawy o mieniu komunalnym, pytanie czy można budować ustawę o mieniu komunalnym na zasadzie uwłaszczenia samorządów terytorialnych? Inaczej mówiąc nie pytając ich o zgodę i nie uwzględni<text:span text:style-name="T64">aj</text:span>ąc ich woli. Taka jest [brak tekstu]</text:p>
      <text:p text:style-name="P65">Następne pytanie czy można budować uwzględniając, iż to uwłaszczenie, a więc<text:s/><text:span text:style-name="T66">z</text:span><text:s/>mocy prawa nadanie będzie bazowało na tej strukturze kompetencyjnej<text:s/><text:span text:style-name="T67">w</text:span><text:s/>zarządzaniu mieniem ogólnonarodowym, jaki przysługuje władzom terenowym dzisiaj? Jak pan dyrektor Wilkanowicz na poprzednim posiedzeniu powiedział, ta struktura kompetencji w zakresie zarządzania jest krytykowana powszechnie<text:span text:style-name="T68">.</text:span><text:s/>Uważa się, że decentralizacja w tym zakresie kompetencji stanęła na poziomie w<text:span text:style-name="T69">oj</text:span>ewódzkim,<text:s/><text:span text:style-name="T70">ż</text:span>e są z tym problemy<text:span text:style-name="T71">.</text:span></text:p>
      <text:p text:style-name="P72">Czyli chcemy niejako nobilitować krytycznie oceniany przez nas układ kompetencji w zakresie zarządzania. Zrobić to będzie łatwo, odkręcić to p<text:span text:style-name="T73">ó</text:span>źniej będzie niezmiernie trudno.</text:p>
      <text:p text:style-name="P74">Następny problem, sama treść zarządu jak tu mówi się tej własności<text:span text:style-name="T75">.</text:span><text:s/>Rady narodowe jako organy samorządu te<text:span text:style-name="T76">r</text:span>ytorialnego sprawują zarząd mieniem komunalnym, który obejmuje wykonywanie uprawnień wynikających z prawa własności i innych praw m<text:span text:style-name="T77">aj</text:span>ątkowych oraz z obowiązków wynikających z ustawy.</text:p>
      <text:p text:style-name="P78">Proszę Państwa! Ja się bardzo boję jednej rzeczy, mianowicie jest oczywistą sprawą,<text:s/><text:span text:style-name="T79">ż</text:span>e własność w rękach administrac<text:span text:style-name="T80">ji</text:span><text:s/>mówiąc w tym znaczeniu administra<text:span text:style-name="T81">cji</text:span>, klasycznym rozumieniu, to własność nie taka jak w ręku podmiotu, którego swoboda działania jest i sposób funkc<text:span text:style-name="T82">jo</text:span>nowania jest poddany reżimowi prawa cywilnego<text:span text:style-name="T83">.</text:span><text:s/>Ta własność winna służyć funkcji publicznej<text:span text:style-name="T84">.</text:span><text:s/><text:span text:style-name="T85">W</text:span><text:s/>związku z tym ja uważam, że nie jest tu miejsce na to, ażeby podejmować dyskusje na temat własności publicznej, żeby ten problem podejmować, bo to jest kwestia, którą podjął raz jedyny profesor Wasilewski właściwie i nikt w Polsce poza nim tym nie zajmował się. Taka jest prawda, bezwzględna.</text:p>
      <text:p text:style-name="P86">Ale kwestia jest podstawowa. Jeżeli my oddajemy własność samorządowi terytorialnemu, i uznamy, że reżim prawa cywilnego rz<text:span text:style-name="T87">ą</text:span>dzi w zakresie korzystania i rozporządzania, to mogą powstać z tego powodu<text:s/><text:soft-page-break/>niezmienne skutki negatywne dla i kompromitujące samorząd terytorialny i własne mienie komunalne.</text:p>
      <text:p text:style-name="P88">Inny problem bardzo istotny w ustawie, to jest zagadnienie tak zwanego mienia gminnego w dotychcz<text:span text:style-name="T89">as</text:span>owym rozumieniu. P<text:span text:style-name="T90">r</text:span>oszę Państwa! W art. 3 ust. 2 czytamy, że składnikami majątkowymi mienia komunalnego stają się z mocy prawa także składniki<text:span text:style-name="T91"><text:s/></text:span>m<text:span text:style-name="T92">aj</text:span>ątkowe stanowiące w dniu wejścia w życie ustawy mienie gminne. Przepis ten nie narusza przysługujących mieszkańcom wsi praw własności u<text:span text:style-name="T93">ż</text:span>ytkowania lub innych praw rzeczowych i m<text:span text:style-name="T94">aj</text:span>ątkowych, a także przepisów o zagospodarowaniu wspólnot gruntowych.</text:p>
      <text:p text:style-name="P95">Mamy przedziwną konstrukcję, bardzo dziwną. Mówi się o prawach własności, które nie istnieją i gwarantuje się je podmiotom, które nie istnieją. Art. 1 przecież mówi: mienie komunalne jest mieniem samorządu terytorialnego w gminach i miastach. Czyli to wieś nie jest podmiotem i nie może być podmiotem praw własności, a w ogóle nie ma takich praw własności do tego mienia. Jest to tylko zagwarantowane przez prawo po rok<text:span text:style-name="T96">u</text:span><text:s/>1<text:span text:style-name="T97">95</text:span>0 dla samorządu mieszańców wsi możliwość<text:s/><text:span text:style-name="T98">ws</text:span>półzarządzania tym mieniem.</text:p>
      <text:p text:style-name="P99">W związku z tym co rozumieć należy przez pojęcie<text:s/>prz<text:span text:style-name="T100">ys</text:span>ługu<text:span text:style-name="T101">ją</text:span>cych mieszkańcom<text:s/><text:span text:style-name="T102">w</text:span>si praw własności? Zresztą mówiąc szczerze<text:s/><text:span text:style-name="T103">-</text:span><text:s/>ustawa bazuje na nieporozumieniu, które zresztą bardzo często napotykamy w literaturze i we wszystkich st<text:span text:style-name="T104">wi</text:span>er<text:span text:style-name="T105">dz</text:span>eni<text:span text:style-name="T106">ac</text:span>h dotyczących mienia komunalnego, że mienie komunalne to to są rzeczy, to są... tutaj mamy przepis, który miał ogromne znaczenie art. 18, że do ustalenia stosunków m<text:span text:style-name="T107">aj</text:span>ątkowych w zakresie mienia komunalnego w razie tworzenia, znoszenia, łączenia itd. podziały jednostek terytori<text:span text:style-name="T108">al</text:span>nych państwa zgodnie z przepisami ustawa o systemie rad narodowych i samorządu terytorialnego stosuje się odpowiednio przepisy ustawy o gospodarce gruntami i wywłaszczeniu nieru<text:span text:style-name="T109">c</text:span>homoś<text:span text:style-name="T110">ci.</text:span></text:p>
      <text:p text:style-name="P111">No, na Boga mienie komunalne to nie są tylko p<text:span text:style-name="T112">r</text:span>awa własności nieruchomoś<text:span text:style-name="T113">ci.</text:span><text:s/>To są prawa wszelkiego rodzaju i w związku z tym ich rozgraniczenie w przypadku podziału zmian podziału terytorialnego to jest skomplikowany niezmiernie problem. Zdaniem niektórych członków rady legislacyjnej między innymi pro<text:span text:style-name="T114">f.</text:span><text:s/>Pazdana albo tej sprawy nie ruszać w ogóle w ustawie, a jeżeli to w ogóle z wszelkimi konsekwencjami. Mienie komunalne to jest wszelkie prawa, to są wszelkie prawa.</text:p>
      <text:p text:style-name="P115"><text:span text:style-name="T116">W</text:span><text:s/>związku z tym nie można tak tylko... że tu trzeba mieć zresztą na uwadze ten fakt, że jeżeli się uwłaszczy samorząd terytorialny, to zmiana podziału terytorialnego później jest wtedy prawie niemożliwa. Bo albo związana jest z niesłychanymi kłopotami natury również właśnie takiej typowo-cywilistyczn<text:span text:style-name="T117">ej</text:span>.</text:p>
      <text:p text:style-name="P118">Inny problem, który moim zdaniem jest bardzo<text:span text:style-name="T119"><text:s/></text:span>ważny, to kwestia prze<text:span text:style-name="T120">ds</text:span>iębiorstw komunalnych, które<text:s/><text:span text:style-name="T121">t</text:span>utaj właściwie w taki sposób zostały potraktowane jakby - o czym rozmawiałem przed momentem z panem pro<text:span text:style-name="T122">f</text:span>. Dybowskim - jakby w zakresie mienia państwowego rezygnowalibyśmy z zasady jednolitości funduszu mienia państwowego, ale zachowywali fundusz mi<text:span text:style-name="T123">e</text:span>nia komunalnego. Czyli przedsiębiorstwa komunalne nie będą mogły mieć własnego mienia w ramach systemu mienia komunalnego.</text:p>
      <text:p text:style-name="P124">Ale s<text:span text:style-name="T125">ą</text:span><text:s/>to już problemy, które można by ewentualnie zostawi<text:span text:style-name="T126">ć</text:span><text:s/>na boku, bo to są zagadnienia, które wydaje mi się, że są też i problemem również przedsiębiorstw państwowych.<text:s/><text:span text:style-name="T127">W</text:span><text:s/>związku z tym ja myślę, że oprócz takich warsztatowych techniczno-prawnych tutaj błędów, które cechuje ustawę, bo powiedzmy sobie uczciwie artykuł 2 gdzie się mówi mienie komunalne tworzy się z mocy prawa w wyniku działalności gospodarczej, a później na podstawie czynności cywilno-prawnych, jest zupełnie zbyteczny, zwłaszcza że<text:s/><text:soft-page-break/>w wyniku działalności gospodarczej to właśnie w wyniku - na podstawie czynności cywilno-prawnych. Poza tym trzeba brać po prostu pod uwagę, że jeżeli samorząd terytorialny jest osobą prawną, ma zdolność prawną, no ono może z mocy prawa i na podstawie czynności c<text:span text:style-name="T128">y</text:span>wilno-prawnych i na podstawie orzeczeń sądowych i na podstawie decyzji administracyjnych.</text:p>
      <text:p text:style-name="P129">To tak jak by w kodeksie cywilnym pisać o tym, że osoba fizyczna czy prawna, właściciel nabywa własność w takich czy innych formach. To jest zupełnie - art. 2<text:s/>jest zupełnie zbyteczny<text:span text:style-name="T130">.</text:span></text:p>
      <text:p text:style-name="P131">Ale to jest zagadnienie techniczne, to jest problem inny. Natomiast moim zdaniem podstawowy problem to jest kwestia filozofii tego projektu.<text:s/><text:span text:style-name="T132">O</text:span>n jest zbudowany wedle tej filozofii, w której dajemy własność, ale nie dajemy samodzielności z punktu widzenia władztwa publicznego<text:span text:style-name="T133">,</text:span><text:s/>samorządu terytorialnego.</text:p>
      <text:p text:style-name="P134">I tu moim zdaniem jest zagadnienie podstawowe ja uważam, że to nie jest tak, że my wszyscy wiemy, jak powinno być. Ja nie wychodzę z tego założenia, panie przewodniczący, że ta krytyka ustawy jest krytyką, w której chcielibyśmy przedstawi<text:span text:style-name="T135">ć</text:span><text:s/>jednocześnie gotowe recepty na wszystkie rozwiązania. Mnie się wydaje, że problem jest tak poważny, iż bez jednoczesnego głębokiego zreformowania ustawy o systemie rad narodowych i samorządu<text:s/><text:span text:style-name="T136">te</text:span>rytori<text:span text:style-name="T137">al</text:span>nego budowanie ustawy o mieniu komunalnym jest niemożliwe z tym, że oczywiście ta, to budowanie wspólne jednej i drugiej, czyli reformy ustawy o własności, o samorządzie terytorialnym i o mieniu komunalnym jest możliwe jest w tym etapie moim zdaniem równolegle budowanie tego systemu<text:span text:style-name="T138"><text:s/></text:span>prac z reformą roku budżetowego, i kilkoma innymi zasadniczymi zakresami, jak na przykład gospodarka gruntami, jest konieczna i możliwa.</text:p>
      <text:p text:style-name="P139">Dziękuję bardzo.</text:p>
      <text:p text:style-name="P140"><text:span text:style-name="T141">Przewodniczący</text:span>:</text:p>
      <text:p text:style-name="P142">Dziękuję.</text:p>
      <text:p text:style-name="P143">Ja nie wykonałem obowiązku, którego podjąłem się wobec organizatorów, mianowicie powinienem był zaapelować do państwa, by osoba zabier<text:span text:style-name="T144">aj</text:span>ąca głos przedstawiała się, to jest ważne dla zapisu magnetofonowego.</text:p>
      <text:p text:style-name="P145">Proszę bardzo pan pro<text:span text:style-name="T146">f</text:span>. Dybowski.</text:p>
      <text:p text:style-name="P147"><text:span text:style-name="T148">Prof. Tomasz Dybowski</text:span>:</text:p>
      <text:p text:style-name="P149">/Bez włączenia mikrofonu/ ...ale wydaje mi się, że tu trzeba rozdzielić dwie kwestie. Pierwsze co my tu dyskutujemy, a co powinno należeć do dyskusji między prawnikami przede wszystkim, tymi którzy tę ustawę mają przygotować. Ogólnie rzecz biorąc uważam, że projekt ustawy chociaż lepszy od poprzedniego czy poprzednich projektów ma bardzo wiele wad i może być tak niebezpieczny, jeżeli będzie uchwalony, jak niebezpieczne było uchwalenie nowelizacji do ustawy o radach narodowych i samorządzie terytorialnym, gdzie popełnione zostały prymitywne błędy natury prawnej, natury cywilistyczn<text:span text:style-name="T150">ej</text:span>.</text:p>
      <text:p text:style-name="P151">Otóż... ale ja bym nie chciał w taką szczegółową krytykę tego projektu wchodzić, gdyż uważam, że nie jest to w tej chwili najbardziej ważne i dlatego grono istotny problem. Natomiast istotne jest niedopasowanie tego projektu<text:span text:style-name="T152"><text:s/></text:span>do koncepcji, która jak mnie informowano już tu zapadła. To znaczy koncepcji organu, samorządu terytorialnego i organów samorządu terytorialnego. Bo ta koncep<text:span text:style-name="T153">cj</text:span>a,<text:s/><text:span text:style-name="T154">k</text:span>tórą zawiera projekt tej ustawy, ona jest dostosowana do takiej koncepcji, że organy władzy terenowej i organy administrac<text:span text:style-name="T155">ji</text:span><text:s/>terenowej pełnią dwojaką funkcję. Z jednej szrony są wmontowane w jednolity aparat zhierarchizowany organów władzy państwowych i organów administrac<text:span text:style-name="T156">ji</text:span><text:s/>państ<text:span text:style-name="T157">w</text:span>owej,<text:s/><text:span text:style-name="T158">a</text:span><text:s/>z drugiej strony maj<text:span text:style-name="T159">ą</text:span><text:s/>takie janusowe<text:s/><text:soft-page-break/>oblicze, bo pe<text:span text:style-name="T160">ł</text:span>nią jednocześnie rol<text:span text:style-name="T161">ę</text:span><text:s/>organów samorządu terytorialneg<text:span text:style-name="T162">o.</text:span></text:p>
      <text:p text:style-name="P163"><text:span text:style-name="T164">O</text:span>tóż ja słyszałem, tak mnie informowano, że państwo by chcieli odejść od tej koncepcji, bo wydaje mi się,<text:s/><text:span text:style-name="T165">że</text:span><text:s/>ona jest nie tylko prawnie trudna do zrealizowania, ale kryję w sobie ogromne niebezpieczeństwo społeczno-polityczne. Dlatego że jeżeli by się zachowało taką struktu<text:span text:style-name="T166">r</text:span>ę, jak proponuje na przykład ustawa dotychczasowa, a jeszcze nadało się własność samorządowi terytorialnemu, to cóż by się stało? Przecież my mówimy o organie, strukturze, ale za t<text:span text:style-name="T167">y</text:span>m idą ludzie<text:span text:style-name="T168">.</text:span><text:s/>Okazałoby się, że ten sam dajmy na to naczelnik on jest organem aparatu administracyjnego, hierarchicznie podporządkowanego czyli jest urzędnikiem, ma duszę urzędnika, a jednocześnie ma być gospodarzem własności samorządu terytorialnego.</text:p>
      <text:p text:style-name="P169">I jaka dusza w nim zwycięży? Jestem przekonany, że dotychczasowa pre<text:span text:style-name="T170">sj</text:span>a kilkudziesię<text:span text:style-name="T171">ci</text:span>u lat doświadczenia sprawi, że on będzie postępował nie jako organ samorządu terytorialnego, lecz jako urzędnik państwowy. Chociażby mu w ustawie zagwarantowali, że on ma podwójną rolę, że jest jednocześnie i urzędnikiem, i z drugiej strony jest organem samorządu terytorial<text:span text:style-name="T172">n</text:span>ego.</text:p>
      <text:p text:style-name="P173"><text:span text:style-name="T174">W</text:span><text:s/>tym kryję się ogromne niebezpieczeństwo. Powiedziałbym ludzkie niebezpieczeństwo. Nie przeprowadzi się tej granicy. Ją można w normach prawnych przeprowadzić, ale w człowieku tego się nie przeprowadzi. I ten projekt jest niestety dostosowany do tej dotychczasowej koncepcji i ja bym proponował to rozważyć, a jakie tam potem są szczegóły, technika, to już może nawet poza podstawowymi zagadnieniami w tym gronie można chyba nie rozważać. Jeżeli się nie rozstrzygnie tej podstawowej kwestii.</text:p>
      <text:p text:style-name="P175"><text:span text:style-name="T176">Ob. Jerzy Regulsk</text:span><text:span text:style-name="T177">i</text:span>:</text:p>
      <text:p text:style-name="P178"><text:span text:style-name="T179">W</text:span><text:s/>sprawie konkluzji naszego wniosku.</text:p>
      <text:p text:style-name="P180">Wydaje nam się po pierwsze, że wprowadzenie ustawy o mieniu komunalnym powinno być dokonane jednocześnie ze zmianą z nowelizacją ustawy o systemie rad narodowych i samorządu terytorialnego, dotyczącą stwierdzenia, że rady narodowe są jedynym - że są jedynie organem uchwałodawczym samorządu terytori<text:span text:style-name="T181">al</text:span>nego, a nie spełniają funkcji organu władzy państwowej, i że terenowe organa administracji państwowej szczebla podstawowego stają się urzędami komunalnymi.</text:p>
      <text:p text:style-name="P182">To tylko w takim sensie sens jest wprowadzania ustawy o mieniu komun<text:span text:style-name="T183">a</text:span>ln<text:span text:style-name="T184">y</text:span>m.</text:p>
      <text:p text:style-name="P185">Po drugie - że ustawa wykazuje szereg mankamentów techniczno-prawnych, o których tu było mówione<text:s/><text:span text:style-name="T186">i</text:span><text:s/><text:span text:style-name="T187">w</text:span><text:s/>związku z tym wymagana jest jej powtórne przepracowanie. W wyniku powyższego uważamy, że jest rzeczą niezbędną dokonanie modyfikacji tej ustawy, a nie uchwalanie jej przez Sejm w bieżącym brzmieniu bez jednoczesnych modyfikac<text:span text:style-name="T188">ji</text:span><text:s/>ustawowych, o których wspomnieliśmy poprzednio.</text:p>
      <text:p text:style-name="P189">Dziękuję.</text:p>
      <text:p text:style-name="P190"><text:span text:style-name="T191">Prof. Barbara Zawadzka</text:span>:</text:p>
      <text:p text:style-name="P192">Ja mam kilka p<text:span text:style-name="T193">y</text:span>tań do pierwszego z panó<text:span text:style-name="T194">w</text:span>, przepraszam ale ponieważ pan się nie przedstawił, więc nie wiem... Po pierwsze nie zrozumiałam na początku mówił pan coś o problemie zgody uwł<text:span text:style-name="T195">as</text:span>zczanych, ale nie zrozumiałam, czy jest pan za tym, że uwłaszczać za zgodą, czy za tym żeby uwłaszczać nie pytając o zgodę? To jest pytanie pierwsze.</text:p>
      <text:p text:style-name="P196">Pytanie drugie: mówił pan o tym, o trudnościach, które wynikną z przyjęcia koncepcji własności publicznej. Pytanie jest co pan proponuje w tej sytuacji, bo jest ustawa i mamy do rozwiązania pewien problem. Twierdzi pan, że będą trudności. Co pan proponuje w tej sytuacji?</text:p>
      <text:p text:style-name="P197">Po trzecie - co pan proponuje w kwestii mienia gminnego, w stosunku mienia gminnego do samorządu<text:s/><text:soft-page-break/>mieszkańców wsi, bo rozumiem, że pan wyraża wątpliwości, ale co pan proponu<text:span text:style-name="T198">j</text:span>e?</text:p>
      <text:p text:style-name="P199">I wreszcie co pan proponuje w kwestii mienia przedsiębiorstw komunalnych, bo też nie usłyszałam, czy środki produkcji z przedsiębiorstw powinny by<text:span text:style-name="T200">ć</text:span><text:s/>własnością samorządu terytorialnego, czy własnością przedsiębiorstwa, nie wiem<text:span text:style-name="T201">.</text:span><text:s/>Brak mi tutaj pozytywnej części pana wypowiedzi.</text:p>
      <text:p text:style-name="P202">D<text:span text:style-name="T203">zi</text:span>ęku<text:span text:style-name="T204">j</text:span>ę.</text:p>
      <text:p text:style-name="P205"><text:span text:style-name="T206">Ob. Janus Łętowski</text:span>:</text:p>
      <text:p text:style-name="P207">Ja<text:s/><text:span text:style-name="T208">z</text:span><text:s/>pytaniem do prof. Pańki<text:span text:style-name="T209">.</text:span><text:s/>Dla mnie koncepcja jest niejasna. Moja propozycja jest taka, może byśmy sobie odpowie<text:span text:style-name="T210">d</text:span>zieli na pytanie jak to ma wyglądać<text:s/><text:span text:style-name="T211">-</text:span><text:s/>może pan prof. Dybowski mi pomoże, bo ja się nie znam na prawie cywilnym, słowo daję. Wyobrażam to sobie tak: gmina - już nawet nie wchodzę w szczegóły - ma własność. Na przykład należy do niej powiedzmy duży las. Gmina jest źle administrowana przez samorząd wybierany w wolnych wyborach i przez wójta, który został także w wolnych wyborach wybrany. Wpadła w długi. Może sprzedać ten las drugiej gminie, obok, nie wiem, właśnie czekam, żeby mi panowie odpowiedzieli.</text:p>
      <text:p text:style-name="P212">A prywatnemu może sprzedać? A wydzierżawić prywatne mu? Właśnie o to mi chodzi, tego typu pytania. Czy może ogłosić upadłość? Czy może zaciągać długi? Ma przedsiębiorstwo komunalne, może je sprzedać albo wydzierżawić prywatnemu czy nie? Myślmy realnie, popatrzmy na to jak to będzie funk<text:span text:style-name="T213">cj</text:span>onowało. Budkę z lodami sobie postawiła. Źle jest zarządzana budka z lodami. Przychodzi kułak i mówi: ja tę budkę kupię. Może sprzedaż gmina czy nie?<text:s/><text:span text:style-name="T214">Wt</text:span>e<text:span text:style-name="T215">dy</text:span><text:s/>będziemy mieli pewną jasność bliższą jak to mienie ma funk<text:span text:style-name="T216">cjo</text:span>now<text:span text:style-name="T217">ać.</text:span></text:p>
      <text:p text:style-name="P218">Ja się zgadzam z tym co panowie mówią, że tak w tej ustawie po prostu brak jest wyobraźni temu projektowi. Po prostu najzwykle<text:span text:style-name="T219">js</text:span>zej wyobraźni. Trzeba myśleć w tych kategoriach.</text:p>
      <text:p text:style-name="P220">Dziękuję.</text:p>
      <text:p text:style-name="P221"><text:span text:style-name="T222">Przewodnicząc</text:span><text:span text:style-name="T223">y</text:span>:</text:p>
      <text:p text:style-name="P224">Jeżeli państwo pozwolą to<text:s/><text:span text:style-name="T225">j</text:span>a chciałem zgłosić także w tej dyskusji dwie uwagi natury może ogólnie<text:span text:style-name="T226">js</text:span>zej.</text:p>
      <text:p text:style-name="P227">Pierwsza uwaga jest uwagą czysto formalną<text:span text:style-name="T228">.</text:span><text:s/>Otóż w roku zeszłym, w roku ubiegłym Sejm kiedy nowelizował<text:s/><text:span text:style-name="T229">K</text:span>onstytucję, znowelizował Konstytucję tylko w zakresie tego jednego szczegółowego przedmiotu można powiedzieć, ustalając w nowym przepisie w Konstytucji, że tworzy się jak to tam - mienie komunalne, stanowiące własność samorządu terytorialnego.</text:p>
      <text:p text:style-name="P230">Natomiast zapewne świadomie domniemanie racjonalnego ustawodawcy i ustrojodawcy przemawia za tym, pominął regulację samej instytucji samorzą<text:span text:style-name="T231">d</text:span>u terytorialnego. Co wię<text:span text:style-name="T232">c</text:span>e<text:span text:style-name="T233">j</text:span><text:s/>w ty<text:span text:style-name="T234">m</text:span><text:s/>przepisie właściwie zobowiązał się jako ustawodawcę zwykłego do przygotowania ustawy o mieniu komunalnym. I ten projekt dla wyjaśnienia sprawy powstał w ramach tej regulacji konstytucyjnej, tej i tylko tej regulacji konstytucyjnej i z natury rzeczy poza tą regulację konstytucyjną jakby ona nie była ułomna, jakby nie była fragmentaryczna - nie mógł wyjść. Więc ja tutaj występuję w obronie pr<text:span text:style-name="T235">oj</text:span>ektodawcy, pomijając te wszystkie inne szczegółowe, ale w każdym razie to czego państwo się domagają, a zatem zmian ustrojowych, budowy struktur samorządu terytori<text:span text:style-name="T236">al</text:span>nego to oczywiście może nastąpić, ale może nastąpić po kolejnej zmianie Konstytucji. Bo dotąd dopóki obowiązują te inne przepisy, one po prostu obowiązują. I chciałem powiedzieć, że w naszym stanowisku - przechodzę tutaj do mojej drugiej uwagi - my pewne tego rodzaju sugestie formułujemy pod adresem przyszłego ustawodawcy konstytucyjnego<text:span text:style-name="T237">.</text:span><text:s/>I te sugestie częściowo<text:s/><text:span text:style-name="T238">-</text:span><text:s/>ja<text:s/><text:soft-page-break/>nie chcę przesadzać tutaj w moim optymizmie, ale częściowo są zbieżne z tym co pan był łaskaw na ten t<text:span text:style-name="T239">e</text:span>mat uprzednio powiedzieć.<text:s/><text:span text:style-name="T240">I</text:span><text:s/>z tego względu wydaje mi się, nie jestem pewny, czy my dobrze robimy jak gdyby wyjmując przed nawias, poza nawias tej całej problematyki samorządu terytorialnego - no myślę o tej problematyce, która zakresem pokrywałaby się mniej więcej z zakresem tych papierów, które tutaj były rozdawane doredagowywane krążyły i rozważamy pewien wycinek zagadnienia.</text:p>
      <text:p text:style-name="P241">Natomias<text:span text:style-name="T242">t</text:span><text:s/><text:span text:style-name="T243">j</text:span>est oczywiście to sprawa<text:s/><text:bookmark-start text:name="_Hlk149289345"/>ocenna<text:bookmark-end text:name="_Hlk149289345"/>, tutaj zapewne nasze oceny będą się różniły, odpowiedz na pytanie następujące: czy jest sens regulowania kwestii mienia komunalnego w obrębie dotychczasowych zasad przepisó<text:span text:style-name="T244">w<text:s/></text:span>konstytucyjnych przed konstytuc<text:span text:style-name="T245">yj</text:span>nym uregulowaniem całokształtu samorządu terytorialnego, przed zmody<text:span text:style-name="T246">fi</text:span>kowaniem 6 - o ile przypominam sobie - rozdziału Konstytucji<text:span text:style-name="T247">.</text:span></text:p>
      <text:p text:style-name="P248">A zatem ja bym bardzo zachęcał państwa do tego, żeby może powrócić o tych spraw, a zwłaszcza w ich aspekcie na<text:span text:style-name="T249">ji</text:span>stotnie<text:span text:style-name="T250">js</text:span>zym dla nas, bo ustrojowym no i w sprawach filozofii c<text:span text:style-name="T251">a</text:span>łej, przepraszam tego mienia komunalnego mo<text:span text:style-name="T252">ż</text:span>e po rozważeniu tych spraw, które w tajnym po<text:span text:style-name="T253">rz</text:span>ądku<text:s/><text:span text:style-name="T254">dzi</text:span>ennym, który ma pan prof<text:span text:style-name="T255">.</text:span><text:s/>Regulski w swoim notesie figuruje pod punktem 2.</text:p>
      <text:p text:style-name="P256">To jest nasza wspólna tajemnica przewodniczących<text:span text:style-name="T257">,<text:s/></text:span>ten porządek dzienny<text:span text:style-name="T258">.</text:span><text:s/>Niemniej jednak chciałem poprosić pana ministra Małeckiego o ustosunkowanie się<text:span text:style-name="T259">.</text:span></text:p>
      <text:p text:style-name="P260">Jeszcze były pytania<text:s/><text:span text:style-name="T261">-</text:span><text:s/>przepraszam<text:span text:style-name="T262">.</text:span></text:p>
      <text:p text:style-name="P263"><text:span text:style-name="T264">Ob</text:span><text:span text:style-name="T265">.</text:span><text:span text:style-name="T266"><text:s/>Henryk Martyniuk</text:span>:</text:p>
      <text:p text:style-name="P267">Ja mam jedno pytanie<text:span text:style-name="T268">.</text:span><text:span text:style-name="T269"><text:s/></text:span>C<text:span text:style-name="T270">z</text:span>y państwo widzą w tej ustawie o mieniu pewien etap przejściowy po uchwaleniu uchwały - ustawy? Jest to ważne, pewna regulacja przejścia z mienia o tym charakterze<text:span text:style-name="T271"><text:s/></text:span>jakim jest w mienie komunalne? Dlaczego o to pytam? Sytuacje realna, rzeczywistość jest taka, że w większości to mienie komunalne jest mieniem bliskim masy upadłościowej. Ja znam sytuacje z miasta Rzeszowa. Miasto ma 20<text:span text:style-name="T272">%</text:span><text:s/>śro<text:span text:style-name="T273">d</text:span>ków w stosunku do potrzeb jakie trzeba włożyć<text:span text:style-name="T274">.</text:span><text:s/>Więc uszczęśliwimy samorząd mieniem, w które trzeba wsadzić potężne pieniądze najpierw, żeby potem coś jakiś dochód mieć. W związku z tym ja uważam, że bez takiej regulacji możliwości negocjowania samorządu, przedstawic<text:span text:style-name="T275">i</text:span>eli samorządu, który dysponują tym mieniem, z jakimiś prze<text:span text:style-name="T276">ds</text:span>tawicielami ze strony budżetu państwa, w tym okresie jest<text:s/><text:span text:style-name="T277">k</text:span>onieczne, dlatego że samorząd z takim mieniem pozostanie ty<text:span text:style-name="T278">l</text:span>k<text:span text:style-name="T279">o</text:span><text:s/>chłopcem do bicia<text:span text:style-name="T280">.</text:span><text:s/>Że pod zarzutem, że wasze mienie przekształca się stopniowo w masę upadłościową. Ten etap przejściowy jest bardzo ważny<text:span text:style-name="T281">.</text:span></text:p>
      <text:p text:style-name="P282">Czy<text:s/><text:span text:style-name="T283">t</text:span>o jest uwzględnione?</text:p>
      <text:p text:style-name="P284"><text:span text:style-name="T285">Przewodnicząc</text:span><text:span text:style-name="T286">y</text:span>:</text:p>
      <text:p text:style-name="P287">Dziękuję, panu<text:span text:style-name="T288">.<text:s/></text:span>Głos ma pan dyrektor Graniecki.</text:p>
      <text:p text:style-name="P289"><text:span text:style-name="T290">D</text:span><text:span text:style-name="T291">yr</text:span><text:span text:style-name="T292">ektor Graniecki</text:span>:</text:p>
      <text:p text:style-name="P293">Ja chciałem jeszcze też pytanie skierować do pana docenta, zanim będę miał szansę kilka słów może odpowiedzi na tutaj sformułowane uwagi<text:span text:style-name="T294">.</text:span></text:p>
      <text:p text:style-name="P295">Był pan uprzejmy pośród rozlicznych tut<text:span text:style-name="T296">aj</text:span><text:s/>stawianych pytań właściwie rozumiem pod adresem autorów - również sformułowania takiego użyć, czy można budować mienie komunalne na zasadzie uwłaszczenia? Nadania z mocy prawa? Byłbym zobowiązany oczywiście bez szerszego wykładu za odpowiedzenie jaka jest alternatywa budowania mienia komunalnego z założeniem, że tak jak mówiłem na poprzednim naszym zebraniu my tworzymy coś jakby od zera, że nie zakładamy ewolucji tylko my musimy wyposażyć samorząd<text:s/><text:soft-page-break/>terytorialny i w pewnym dniu, w pewnym punkcie w majątek komunalny. Więc jaka jest alternatywa, skoro nie uwłaszczenie, skoro nie nadanie z mocy prawa, to w jaki spos<text:span text:style-name="T297">ó</text:span>b zacząć tę budowę mienia komunalnego?</text:p>
      <text:p text:style-name="P298">Dziękuję.</text:p>
      <text:p text:style-name="P299"><text:span text:style-name="T300">Przewodniczący</text:span>:</text:p>
      <text:p text:style-name="P301">Dziękuję bardzo. Czy pan profesor chce odpowiedzieć na pytanie?</text:p>
      <text:p text:style-name="P302"><text:span text:style-name="T303">Ob</text:span><text:span text:style-name="T304">.</text:span><text:span text:style-name="T305"><text:s/>Tomasz Dybowski</text:span>:</text:p>
      <text:p text:style-name="P306">Ja oczywiście użyłem pojęcia uwłaszczenie w takim trochę przenośnym znaczeniu, bo tutaj mamy do czynienia z tego typu zabiegiem. Otóż ja chciałbym powiedzieć, to co właściwie tutaj w pewnym sensie dopowiedzieli inni. Nie można dzisiaj bez ogromnego ryzyka popełnienia błędu wychodząc z obecnych struktur kompetenc<text:span text:style-name="T307">yj</text:span>nych w zakresie zarządzania mieniem państwowym nada<text:span text:style-name="T308">ć</text:span><text:s/>własno<text:span text:style-name="T309">ść</text:span><text:s/>komun<text:span text:style-name="T310">a</text:span>lną z mocy prawa bez niesłychanie niebezpiecznych konsekw<text:span text:style-name="T311">e</text:span>n<text:span text:style-name="T312">cj</text:span>i, trudnych później do odwrócenia.<text:s/><text:span text:style-name="T313">I</text:span><text:s/>negocjacje<text:span text:style-name="T314">,</text:span><text:s/>to<text:s/><text:span text:style-name="T315">z</text:span>n<text:span text:style-name="T316">a</text:span>czy<text:span text:style-name="T317"><text:s/></text:span>ja - proszę państwa ja mam przed<text:s/><text:span text:style-name="T318">s</text:span>o<text:span text:style-name="T319">bą</text:span><text:s/>dokument Radę Konsultacyjną woje<text:span text:style-name="T320">w</text:span>ody katowickiego. Wojewoda katowicki chciał dokonać teraz przekazania gminom ze strony województwa przedsiębiorstw i innych obiektów m<text:span text:style-name="T321">aj</text:span>ątkowych<text:span text:style-name="T322">.</text:span><text:s/>Jaka była konkluzja? Niemożliwe jest, wszystkie przedsiębiorstwa oprócz komunalnych powinny być przekazywane w tr<text:span text:style-name="T323">y</text:span>bie nego<text:span text:style-name="T324">cj</text:span>ac<text:span text:style-name="T325">yj</text:span>nym, gdyż nie jest możliwe w oparciu o obowiązujące przepisy wypracowanie obiektywnych kryteriów dla wszystkie przedsiębiorstw, a jeśli chodzi o komunalne to jest niemożliwe określen<text:span text:style-name="T326">i</text:span>e co dotyczy województwa, a co dotyczy gminy<text:span text:style-name="T327">.</text:span><text:s/>Jaka jest ogromna trudność, jaka będzie ogromna trudność dla wielu wojewodów, ażeby... bo na czymś się trzeba oprzeć przy nadaniu z mocy prawa tego majątku gminom, jeżeli my się już ograniczamy tylko do gmin<text:span text:style-name="T328">.</text:span></text:p>
      <text:p text:style-name="P329">I tu jest ogromna trudność. Dlatego ja uważam że to na co pan zwrócił uwagę - ta nego<text:span text:style-name="T330">cj</text:span>ac<text:span text:style-name="T331">yj</text:span>ność czy można czy nie jest istotą samorządności narzucenie gminom, wzięcia w swoją pieczę, w zakres swojej własności, już nie tylko pieczę można powiedzieć, nie w zarząd, czegoś czego nie chce, a więc przedsiębiorstw, które są całkowicie deficytowych z obiektów zamortyzowanych itd<text:span text:style-name="T332">.</text:span><text:s/>Czy to nie jest istota samorządności?</text:p>
      <text:p text:style-name="P333">Ja naprawdę nie wiem<text:span text:style-name="T334">.</text:span><text:s/>Ja powiedziałem wyraźnie, bo przerzuc<text:span text:style-name="T335">a</text:span><text:s/>się niejako proszę pańs<text:span text:style-name="T336">t</text:span>wa tutaj ciężar odpowiedzialności<text:s/><text:span text:style-name="T337">-</text:span><text:s/>odpowiedzi na mnie czy na nas<text:span text:style-name="T338">.</text:span><text:s/>To nie jest problem w tym, żeby znaleźć receptę, jest kwestia tylko zakwestionowania tego założenia.</text:p>
      <text:p text:style-name="P339">Drugi problem<text:s/><text:span text:style-name="T340">-</text:span><text:s/>własność publiczn<text:span text:style-name="T341">a.</text:span><text:s/>Znowu to jest to sa<text:span text:style-name="T342">m</text:span>o<text:span text:style-name="T343">.</text:span><text:s/>Ja wiem tylko jedno, że w ramach mienia komunalnego będą to co się nazywało kiedyś rzeczami publicznymi, majątek administrac<text:span text:style-name="T344">yj</text:span>ny i majątek skarbowy<text:span text:style-name="T345">.</text:span><text:s/>Co do pierwszej rzeczy nie ulega wątpliwości, że musi być zakaz zbywalności<text:span text:style-name="T346">.<text:s/></text:span>Rzeczy pub<text:span text:style-name="T347">l</text:span>iczne,<text:s/><text:span text:style-name="T348">a</text:span><text:s/>więc cmentarz, park, czy drogi itd.<text:s/><text:span text:style-name="T349">I</text:span><text:s/>tu pan prof<text:span text:style-name="T350">.</text:span><text:s/>Łętowski ma rację, niebezpieczeństwo tego, że się będzie zbywało nawet rzeczy publiczne w rozumieniu od prawa rzymskiego znane, jest ogromne<text:span text:style-name="T351">.</text:span></text:p>
      <text:p text:style-name="P352">Druga rzecz mają<text:span text:style-name="T353">t</text:span>ek administracyjny z kolei musi być nie tyle zakaz, ale ograniczenie zbywalności<text:span text:style-name="T354">.</text:span><text:s/>Natomiast to co nazywało się przed wojną i po wojnie jeszcze majątkiem skarbowym, czyli normalne prze<text:span text:style-name="T355">ds</text:span>iębiorstwo produkcji szczotek ryżowych, które miała gmina<text:s/><text:span text:style-name="T356">-</text:span><text:s/>proszę bardzo to jest normalny tak zwany komerc<text:span text:style-name="T357">y</text:span>jny majątek przemysłowy czy handlowy jak się to nazywa w cywilistyce, a również w prawie administracyjnym francuskim czy innym i to podlega normalnemu obrotowi cywilno-prawnemu<text:span text:style-name="T358">.</text:span><text:s/>Bez tego i<text:s/><text:soft-page-break/>tu pan profesor ma rację<text:s/><text:span text:style-name="T359">-</text:span><text:s/>bez tego rozdzielenia o jakim zakresie będziemy z tego zróżnicowania... nie będzie możliwe właściwie zachowanie nawet mienia komunalnego w dotychczasowym stanie nie mówiąc już o jego rozwoju<text:span text:style-name="T360">.</text:span><text:s/>Jest tu problem tylko ogromnej dyskusji, tu wszyscy sobie zdają sprawę co to znaczy powrót do koncepcji własności publicznej<text:span text:style-name="T361">.</text:span></text:p>
      <text:p text:style-name="P362">Teraz jeśli chodzi o trzecie pytanie - samorząd mieszka<text:span text:style-name="T363">ń</text:span>ców<text:span text:style-name="T364">.</text:span><text:s/><text:span text:style-name="T365">O</text:span>tó<text:span text:style-name="T366">ż</text:span><text:s/>ja kwes<text:span text:style-name="T367">ti</text:span>onowałem tylko to podejście mianowicie, które tu prezentuje ustawa<text:s/><text:span text:style-name="T368">-</text:span><text:s/>iż przepis ten nie narusza przysługujących mieszkańcom wsi praw własności.<text:s/>Otóż nie m<text:span text:style-name="T369">a</text:span><text:s/>prawa<text:s/><text:span text:style-name="T370">własn</text:span>oś<text:span text:style-name="T371">c</text:span><text:span text:style-name="T372">i</text:span><text:s/>mieszka<text:span text:style-name="T373">ń</text:span>ców w<text:span text:style-name="T374">s</text:span>i, nie mają prawa własności do mienia gminnego, w dotychczasowym rozumieniu, a na dodatek nie mogą być podmiotem, bo nie są tym podmiotem, w tym znaczeniu, natomiast co zrobić? Uważam, że art<text:span text:style-name="T375">.</text:span><text:s/>7 jest w pewnym sensie rozwiązaniem<text:span text:style-name="T376">.</text:span><text:s/>Rady narodowe stopnia podstawowego przekażą sprawowanie zarządu składnikami majątkowymi, o których mowa w art. 3 ust<text:span text:style-name="T377">.</text:span><text:s/><text:span text:style-name="T378">-</text:span><text:s/>czyli inaczej mówiąc - nie wywłaszczamy mieszkańców wsi z tego co dotychczas im przysługiwało, jeżeli nawet do 1950 roku im to dano<text:s/><text:span text:style-name="T379">i</text:span><text:s/>w tym zrozumieniu jest to chyba<text:s/><text:span text:style-name="T380">-</text:span><text:s/>ale ja naprawdę ja nie piszę tej ustawy, tylko krytycznie oceniam tę, którą mi prze<text:span text:style-name="T381">ds</text:span>tawiono, w związku z tym nie mogę odpowiadać z pełnym, że tak powiem i szczegółowym rozumieniem jak by to należało uregulować.</text:p>
      <text:p text:style-name="P382">Czwarty problem - przedsiębiorstwa komunalne i tu podstawowe pytanie. My niedawno rezygnując z art<text:span text:style-name="T383">.</text:span><text:s/>127 z zasady jednolitości funduszu własności państwowej powiedzieliśmy: przed<text:span text:style-name="T384">s</text:span>iębiorstwa państwowe mogą mieć swoje własne mienie. Natomiast w ustawie jest powiedziane: przedsiębiorstwa komunalne nie mają żadnego własnego mienia tylko w ramach jednolitego funduszu własności komunalnej funk<text:span text:style-name="T385">cj</text:span>onują.</text:p>
      <text:p text:style-name="P386">Otóż Francuzi mają ten sam problem. Co zrobić? I tu wiadomą jest rzeczą, że pewne przedsiębiorstwa komunalne powinny być na zasadach nie przedsiębiorstw w dotychczasowym naszym rozumieniu i tu jest ta kwestia, a jeżeli [nieczytelne] to przedsiębiorstwo użyteczności publicznej itd. inny charakter zupełnie, zróżnicowanie. Tu jest takie jednolite ujęcie. Natomiast dlaczego nie mogą mieć własnego mienia przedsiębiorstwa jako przedsiębiorstwa należące do mienia ko<text:span text:style-name="T387">m</text:span>unalnego, ale mające własne mienie na przykład w zakresie przedsiębiorstw handlowych<text:span text:style-name="T388">,</text:span><text:s/>usługowych o<text:span text:style-name="T389">r</text:span>az przedsiębiorstw tych<text:span text:style-name="T390">,</text:span><text:s/>które mają charakter przemysłowy<text:span text:style-name="T391">.</text:span></text:p>
      <text:p text:style-name="P392">Wreszcie<text:s/><text:span text:style-name="T393">-</text:span><text:s/>jeszcze krótko, pan prof. Łętowski mówił o tym właśnie niebezpieczeństwie ogromnym, niebezpieczeństwie możliwości dysponowania bez ograniczeń majątkiem gminnym<text:span text:style-name="T394">.</text:span><text:s/>Mnie się wydaje, już o tym w pewnym sensie mówiłem, iż tą przeszkodą może być konstrukcja własności publiczne<text:span text:style-name="T395">j.</text:span></text:p>
      <text:p text:style-name="P396">Pana prof<text:span text:style-name="T397">.</text:span><text:s/>Sokolewicz zwrócił uwagę - słusznie - i całkowicie się zgadzam, art<text:span text:style-name="T398">.</text:span><text:s/>49 zmieniono i można było p<text:span text:style-name="T399">ó</text:span>jść jeśli chodzi o własność komunalną do tego miejsca, do które<text:span text:style-name="T400">g</text:span>o<text:span text:style-name="T401"><text:s/></text:span>ta ustawa dochodzi<text:span text:style-name="T402">.</text:span><text:s/>Natomiast nie zmieniono równolegle, a powinno si<text:span text:style-name="T403">ę</text:span><text:s/>było zmienić te postanowienia konstytucji i to jest zadaniem naszego<text:s/>„stolika”, ażeby postulować tę zmianę, by - m<text:span text:style-name="T404">o</text:span>im zdaniem - logicznie zrezygnowano również z zasady jednolitości władzy państwowej i w ten sposób skorelowano samodzielność kategorii własności komunalnej z samodzielnością władztwa publicznego czy należnego samorządowi terytorialnemu<text:span text:style-name="T405">.</text:span></text:p>
      <text:p text:style-name="P406">I na koniec czy jest sens uregulowania odrębnego? Nie ma sensu uregulowania odrębnego mienia komunalnego bez tej głębokiej zmiany opartej na konstytucyjnych podstawach jeśli chodzi o istotę i ustrój władzy lokalnej, i na tym bym skończył odpowiedzi<text:span text:style-name="T407">.</text:span><text:s/>Uważam, że jeszcze raz podkreślam nie było moim z<text:span text:style-name="T408">d</text:span>aniem ani naszym zadaniem proponowanie konkretnych rozwiązań, ale odniesienie się krytyczne do<text:s/><text:soft-page-break/>rozwiązań przedstawionych<text:span text:style-name="T409">.</text:span></text:p>
      <text:p text:style-name="P410">Dziękuję bardzo.</text:p>
      <text:p text:style-name="P411"><text:span text:style-name="T412">Przewodniczący</text:span>:</text:p>
      <text:p text:style-name="P413">Dziękuję bardzo<text:span text:style-name="T414">.</text:span><text:s/><text:span text:style-name="T415">I</text:span><text:s/>jeżeli państwo pozwolą, to dwie może takie uwagi o charakterze organizacyjnym, żeby zamknąć p<text:span text:style-name="T416">r</text:span>zed oddaniem głosu projektodawcom<text:span text:style-name="T417">.</text:span></text:p>
      <text:p text:style-name="P418">Otóż ja rozumiem, że strona solidarnościowo-opozycyjna wypowiada pogląd, iż na tle obecnego niezmienionego dalej brzmienia Konstytucji nie da się i nie powinno się regulować kwestii mienia komunalnego,<text:s/><text:span text:style-name="T419">t</text:span>ak rozumiem, że jesteście w zasadzie... stoic<text:span text:style-name="T420">i</text:span>e na takim stanowisku.<text:s/>O ile dobrze zrozumiałem. Ale czy możemy oddzielić tutaj dwie kwestie. Jedna kwestia to właśnie takiej [nieczytelne] regulacji mienia komunalnego po wprowadzeniu dalszych zmian w Konstytucji, zmian kształtujących<text:s/>w<text:s/>sposób rozwinięty samorząd terytorialny, od kwestii uwag szczegółowych, odnoszących się do regulacji trudno, w ramach tego stanu prawnego jaki jest, prawno-konstytuc<text:span text:style-name="T421">yj</text:span>neg<text:span text:style-name="T422">o.</text:span><text:s/>I gdyby wasza strona zechciała przedstawić tego rodzaju dokument składający się z dwóch części, no wasze stanowisko zasadnicze, że to powinno być całościowo i przyszłościowo, i z nową reformą ustrojową, ale jednocześnie zawierające uwagi powiedziałbym programu minimum, odnoszące się uwagi<text:s/><text:span text:style-name="T423">-<text:s/></text:span>być może to by ułatwiło nasze zadanie o tyle, że być może w niektórych uwagach szczegółowych moglibyśmy osiągnąć pełną zgodę<text:span text:style-name="T424">.</text:span></text:p>
      <text:p text:style-name="P425">I ten tak oczekiwany consensus.<text:s/><text:span text:style-name="T426">I</text:span><text:s/>jeszcze jedna - przepraszam już... jeszcze uwaga, że ja wiem i pan prof. Regulski o tym mówił w swoim wstępnym pięknym przemówieniu programowym i teraz padało to s<text:span text:style-name="T427">fo</text:span>rmułowanie<text:s/><text:span text:style-name="T428">i</text:span><text:s/>ono ciągle znajduje się<text:s/><text:span text:style-name="T429">w</text:span><text:s/>Konstytucji<text:span text:style-name="T430">,</text:span><text:s/>ta jednolitość władzy państwowej<text:span text:style-name="T431">,</text:span><text:s/>a zwłaszcza w pewnej interpreta<text:span text:style-name="T432">cji</text:span><text:s/>owej jednolitości, ale drodzy państwo no przecież ta formuła zmienia znaczenie i traci na znaczeniu w sytuacji, kiedy ta władza państwowa ma by<text:span text:style-name="T433">ć</text:span><text:s/>oparta pod względem politycznym na pluralizmie i wtedy kiedy dyskutuje się o tym podziale władzy<text:span text:style-name="T434">.</text:span><text:s/>Cóż tam z tej jednolitości zostaje? Więc nie patrzmy na władzę państwową po pierwsze tylko przez pryzmat tradycyjnie, żeby nie powiedzieć ciasno rozumianej jej jednolitości, która to jednolitość staje się frazesem, trójpodział, a może czwarta władza samorządowa, proszę.</text:p>
      <text:p text:style-name="P435">Wszystko jest dyskutowalne dzisiaj. A po drugie nie utożsamiajmy władzy państwowej tylko z administra<text:span text:style-name="T436">cj</text:span>ą państwową, ale to tak oczywiście na marginesie.</text:p>
      <text:p text:style-name="P437">Oddaję głos panu dyrektorowi Granieckiemu.</text:p>
      <text:p text:style-name="P438"><text:span text:style-name="T439">Dyrektor Maciej Grani</text:span><text:span text:style-name="T440">e</text:span><text:span text:style-name="T441">cki</text:span>:</text:p>
      <text:p text:style-name="P442">Ja nie będę tu rozwodził<text:s/><text:span text:style-name="T443">s</text:span>ię dłużej, ponieważ uważam, że konkluzja zamykająca wygłoszona przez pana prof<text:span text:style-name="T444">.</text:span><text:s/>Regulskiego właściwie ustawia cały problem we właściwym świetle, ale nie sposób nie odnieść się również do wypowiedzi pana prof<text:span text:style-name="T445">.</text:span><text:s/>Sokolewicza, który powiedział, wskazał przynajmniej na uwarunkowania, jakie towarzyszą<text:s/><text:span text:style-name="T446">t</text:span>w<text:span text:style-name="T447">o</text:span>rzeniu ustawy o mieniu komunalnym<text:span text:style-name="T448">.</text:span><text:s/>Chciałbym podkreślić, że ustawa ta - jakkolwiek byśmy jej nie określali i nie oceniali - nie powstaje od miesiąca, czyli nie powstaje od czasu, kiedy<text:span text:style-name="T449"><text:s/></text:span>trwają dyskusje, skądinąd budzące nadzieje i dodające otuchę przy Okrągłym Stole.</text:p>
      <text:p text:style-name="P450">Ta sprawa już toczy się od lipca. Bodaj sześć wersji mógłbym tutaj pokazać różnych przybliżeń i w sumie powiedzmy to sobie otw<text:span text:style-name="T451">a</text:span>rcie i mówię to z pełną świadomością, jest to po prostu próbowanie skonstruowania czegoś, co budowania z klocków, które do siebie po prostu nie pasują<text:span text:style-name="T452">.<text:s/></text:span>I to zresztą szkoda, żałuję może nawet trochę, że chociaż jednego słowa pochwały nam się nie dostało za to, że przecież bądź<text:s/><text:soft-page-break/>co bądź w sposób otwarty zmieniamy ustawę o systemie rad narodowych w pół roku po jej tak zasadniczej nowelizacji. Art<text:span text:style-name="T453">.</text:span><text:s/>1 już próbujemy tu ruszyć i w ogóle statuować samorząd terytorialny, czyli tę korporację prawa publicznego z osobowością prawną w takim rozumieniu, w jakim należy to rozumieć, po prostu.</text:p>
      <text:p text:style-name="P454">Ja oczywiście nie domagam się komplementó<text:span text:style-name="T455">w</text:span>, ale chociaż chciałbym na swoją obronę, czy też w dyskusji powiedzieć, że jest<text:s/><text:span text:style-name="T456">j</text:span>akiś... pozytywny ruch tutaj został wykonany, ponieważ doszliśmy wspólnie do wniosku, również<text:s/>przecież z autorami z Rady Państwa i w gronie Rady Legi<text:span text:style-name="T457">s</text:span>l<text:span text:style-name="T458">a</text:span>cyjnej i innych ciał konsultacyjnych, że po prostu już w takim stanie, żeby nie ruszyć art. 1, nie zmienić, nie określić istoty samorządu terytorialnego, to w ogóle by się nie dało nawet ruszyć go z miejsca.</text:p>
      <text:p text:style-name="P459">Niemniej jednak taki stan prawny jaki jest nawet przy proponowanej zmianie ma miejsce, jest to nadal ta próba dostosowania tych dwóch jak powiedziałem elementów nie w<text:s/>pełni ze sobą spójnych. Ja natomiast chciałbym wyraźnie podkreślić jeszcze raz i sądzę, że tutaj wszyscy się z tego zdajemy sprawę, aczkolwiek te akcenty jakby tak się różnie układają, że jest to tylko jeden z elementów budowy samorządu czy też samorządności terytorialnej w ogóle. I na pewno jest - mnie się wydaje, że z wypowiedzi panów dzisi<text:span text:style-name="T460">aj</text:span><text:s/>wynika, jakby mienie mi<text:span text:style-name="T461">a</text:span>ło być kolejnym - mienie komunalne - jakby kolejnym elementem. Najpierw należy się zastanowić dobrze nad konstrukcją samorządu terytorialnego w ogóle, jego usytuowania w całym systemie państwa, a potem dopiero mienie komunalne, jest to jakaś koncepcja oczywiście warta rozważenia i zastanowienia się.</text:p>
      <text:p text:style-name="P462">Niemniej jednak tak jak jest to na dzisiaj, nie byłbym tak pewien, czy wszystkie uwagi krytyczne można tak z pełną odpowiedzialnością formułować i czy wszystkie te uwagi istotnie mogą, powinny być zaakceptowane, choćby dla przykładu sprawa mienia gminnego. Ja postaram się jutro przedstawić państwu wyciąg z przepisów, które bodaj z 1<text:span text:style-name="T463">9</text:span>61 roku, ja nie pamiętam w tej chwili przyzn<text:span text:style-name="T464">aj</text:span>ę, i tam gdzie są wspólnoty gruntowe wsi i gdzie to nie jest wcale mienie gminne, to nie jest do tego zakwali<text:span text:style-name="T465">fi</text:span>kowane, i mówię tutaj dla przykładu,<text:s/><text:span text:style-name="T466">że</text:span><text:s/>tr<text:span text:style-name="T467">z</text:span>eba było wszystko, żeby po prostu tych mieszkańców wsi właśnie nie uwłaszczać<text:s/><text:span text:style-name="T468">z</text:span><text:s/>tego ich mienia, nie wywłaszczyć ich z tego mienia.</text:p>
      <text:p text:style-name="P469">Podział terytorialny i stosun<text:span text:style-name="T470">k</text:span>i własnościowe, no problem szalenie istotny<text:span text:style-name="T471">.</text:span><text:s/><text:span text:style-name="T472">O</text:span>n jest, ja się zgadzam<text:s/>z tym, że on w istocie w tym art<text:span text:style-name="T473">.</text:span><text:s/>18 jest właściwie zamarko<text:span text:style-name="T474">w</text:span>an<text:span text:style-name="T475">y.</text:span><text:s/>Zamarkowany w jaki sposób, że jeżeli będzie się dokonywało zmian w podziale terytorialnym, które dzisiaj s<text:span text:style-name="T476">ą<text:s/></text:span>powiedzmy sobie otwarcie stosunkowo łatwe do przeprowadz<text:span text:style-name="T477">e</text:span>nia przed wojną wymagało to zmiany ustawy, to t<text:span text:style-name="T478">e</text:span><text:s/>stosunki własnościowe muszą się opierać o wywłaszczenie, czyli władza wywłaszcza wówcz<text:span text:style-name="T479">a</text:span>s<text:span text:style-name="T480">.</text:span><text:s/>Przed wojną wiadomo, że było to porozumienie dwóch gmin, a jeżeli nie no to wtedy władza nadzorcza decydowała, ale można tutaj dopracowywać te - tak tylko mó<text:span text:style-name="T481">wi</text:span>ę<text:s/><text:span text:style-name="T482">dl</text:span>a przykładu.</text:p>
      <text:p text:style-name="P483">Przedsiębiorstwo komunalne<text:s/><text:span text:style-name="T484">-</text:span><text:s/>wielki problem - ale ja chciałem zwrócić uwagę na to, że ja mówiłem na poprzednim naszym zebraniu, iż Rada Ministrów wydała dyspozycje niezbędne w ogóle tej sytuacji, żeby i w obszarach innych regulacji prawnych dokonać stosownych zmian i zaproponować zmiany, prawo budżetów, ustawa o przedsiębiorstwie, w ogóle, czyli jeżeli samorząd terytorialny decyduje się zarządzać mieniem komunalnym w formie prze<text:span text:style-name="T485">ds</text:span>iębiorstwa to muszą być tutaj odpowiednie regulacje, które będą wskazywały jak to ma wyglądać<text:span text:style-name="T486">.</text:span><text:s/>Ta ustawa nie może wszystkiego przesądzać. Ona musi właściwie tworzyć tylko warunki do wyodrębnie<text:span text:style-name="T487">n</text:span>ia, do wykreowania mienia komunalnego i jakieś podstawowe formuły, jeżeli chodzi o sposób zarządzania mieniem i to jest cała jej rola<text:span text:style-name="T488">.</text:span><text:s/>Taka rola zresztą została Radzie Ministrów<text:s/><text:soft-page-break/>przypisana w uchw<text:span text:style-name="T489">a</text:span>le Sejmu z 16 czerwca, żeby wła<text:span text:style-name="T490">ś</text:span>nie móc wykreować mienie komunalne w stanie prawnym, który obowiązuje do dzisiaj i pod rządami którego proponowano zmiany w ustawie o systemie rad narodowych. I stąd ta podwójna funkcja rad narodowych, jakkolwiek ta samorządowa funkcja przy pełnym upodmioto<text:span text:style-name="T491">wi</text:span>eniu gminy, miasta oraz uwłaszczeniu jakby samorządu, ta samorządowa funkcja nabiera większego znaczenia, stąd ta po<text:span text:style-name="T492">dwó</text:span>jna funk<text:span text:style-name="T493">cj</text:span>a administra<text:span text:style-name="T494">cji<text:s/></text:span>również, ale to według stanu prawnego, jaki jest dzisiaj obowiązującym.</text:p>
      <text:p text:style-name="P495">Stąd mnie się wydaje, że sugestia pana prof. Sokolew<text:span text:style-name="T496">i</text:span>cza jest ze wszech miar słuszna i gdyby państwo zechcieli odnieść się do niej pozytywnie i sformułować... spróbować przynajmniej sformułowanie podstawowych uwag, ale w świetle obecnego stanu prawnego, czyli tak jak to jest na dzisiaj, no to byłoby to niezwykle pomocne choćby właśnie do jakiejś globalnej oceny dalszych możli<text:span text:style-name="T497">w</text:span>ości działań, gdy chodzi o proces legislacyjny już sejmowy<text:span text:style-name="T498">.</text:span></text:p>
      <text:p text:style-name="P499">Dziękuję<text:span text:style-name="T500">.</text:span></text:p>
      <text:p text:style-name="P501"><text:span text:style-name="T502">Przewodnicząc</text:span><text:span text:style-name="T503">y</text:span><text:span text:style-name="T504">:</text:span></text:p>
      <text:p text:style-name="P505"><text:span text:style-name="T506">D</text:span>zięk<text:span text:style-name="T507">uje</text:span><text:s/>bardzo.</text:p>
      <text:p text:style-name="P508">Czy pan prof. Regulski chciał zabrać głos? Proszę bardzo.</text:p>
      <text:p text:style-name="P509"><text:span text:style-name="T510">Prof</text:span><text:span text:style-name="T511">.</text:span><text:span text:style-name="T512"><text:s/>Jerzy Re</text:span><text:span text:style-name="T513">g</text:span><text:span text:style-name="T514">ulski</text:span>:</text:p>
      <text:p text:style-name="P515">Rozumiem, że właściwie powinniśmy skończyć ten punkt, żeby nie wchodzić<text:s/><text:span text:style-name="T516">w</text:span><text:s/>szczegóły<text:span text:style-name="T517">.</text:span><text:s/>Ja chciałem tu dwie sprawy powiedzieć<text:span text:style-name="T518">.</text:span><text:s/>Po pierwsze bar<text:span text:style-name="T519">d</text:span>z<text:span text:style-name="T520">o</text:span><text:s/>dużo komplementów dla URMU za tę ustawę<text:span text:style-name="T521">.</text:span><text:s/>Ja nie żartuję i mówię zupełnie serio<text:span text:style-name="T522">.</text:span><text:s/>Panowie zrobili bardzo duży wysiłek, żeby w tym nielogicznym ograniczeniu ideologiczno-konstytuc<text:span text:style-name="T523">y</text:span>jnym, które są, zrobić maksimum logiki<text:span text:style-name="T524">.</text:span><text:s/>I ja muszę powiedzieć, że gdybym tę ustawę miał 3 lata temu to bym uważał za niesłychanie postępową.</text:p>
      <text:p text:style-name="P525"><text:span text:style-name="T526">I</text:span><text:s/>uważam, panowie naprawdę tutaj jednoznacznie zrobili to co mogli<text:span text:style-name="T527">.</text:span><text:s/>To że wam nie wyszło, to nie jest wasza wina, tylko tych ograniczeń, które ciągle istnieją. A ponieważ zgodnie z wezwaniem premiera Rakowskiego mamy stawiać to co stało na głowie na nogi, a jak generał Kiszczak powiedział nie obowiązują nas ograniczenia ideologiczne, przy wstępie, to my mówimy trzeba zmienić Konstytucję i doświadczenie wykazuje, że to się robi dosyć łatwo w tym kraju<text:span text:style-name="T528">.</text:span><text:s/>To nie jest duży problem, bo przecież było wyraźnie zapowiedziane zresztą, że jeszcze Sejm ten kadencji ma dokonać modyfikacji konstytucyjnych, no to trzeba w tym jeden paragraf zmienić<text:span text:style-name="T529">.</text:span></text:p>
      <text:p text:style-name="P530">Wiadomo, że będzie musiało być prowizorium konstytucyjne zanim ostateczna konstytucja będzie uchwalona w 1991 roku. Wobec tego my nie możemy rozdzielać dwóch rzeczy i mówić jak w nielogicznym układzie próbować się wpasować, a potem go wyprostować<text:span text:style-name="T531">.</text:span><text:s/>Ja powtarzam, jajeczko nie może być częściowo nie świeże albo jest świeże, albo nieświeże, i wobec tego nasz postulat<text:s/>jest jednoznaczn<text:span text:style-name="T532">y:</text:span><text:s/>dokonać nowelizacji Konstytucji, usunąć te blokady, które w Konstytucji uniemożliwi<text:span text:style-name="T533">aj</text:span>ą zastosowanie właściwego rozwiązania gospodarczego i my oczywiście możemy przedstawić dokument, czy wejść już w roboczą dyskusję z organami, które będą tę sprawę dalej pilotować, jeżeli będziemy zaproszeni do tej pory nie byliśmy, więc bardzo chętnie wejdziemy w dyskusje merytoryc<text:span text:style-name="T534">z</text:span>ną i proponuję na tamto forum przenieść sp<text:span text:style-name="T535">r</text:span>awy techniczne, natomiast my tutaj możemy przedstawić jednoznaczne stanowisko nie rozdzielać dwóch rzeczy, zrobić, czyścić, jak najszybciej w sposób log<text:span text:style-name="T536">i</text:span>czny i to trzeba tutaj wypracować z zasadniczych układów razem, a szczegóły prawne oczywiście przesunąć z dyskusji, raczej nie dyskutować<text:s/><text:soft-page-break/>i proponuję - i tu jest pytanie - czy panowie uważają, że mogą dokonać uzgodnienia w sprawie generalnej, że to trzeba zmienić, czy panowie uwa<text:span text:style-name="T537">ż</text:span>aj<text:span text:style-name="T538">ą</text:span>, że istnieje stan prawny, czy stan zaawansowania sprawy was w jakiś sposób ogranicza, wobec tego zapiszemy protokół rozbieżności przekazując na poziom wyższy<text:span text:style-name="T539">.</text:span><text:s/>Ja nie wiem jak panowie uważają<text:s/><text:span text:style-name="T540">-</text:span><text:s/>panie profesorze, czy panów to ogranicza, czy nie, czy ogranicza merytoryczną dyskusję, z punktu widzenia f<text:span text:style-name="T541">o</text:span>rmalnego to rozumiem, że tę sprawę można uzgodnić już po prostu w roboczej dyskusji nawet,<text:s/><text:span text:style-name="T542">a</text:span>le potwierdzam komplementy dla U<text:span text:style-name="T543">RM</text:span>U, który robił to co mógł<text:span text:style-name="T544">.</text:span></text:p>
      <text:p text:style-name="P545">Dziękuję bardzo<text:span text:style-name="T546">.</text:span></text:p>
      <text:p text:style-name="P547"><text:span text:style-name="T548">Przewodniczą</text:span><text:span text:style-name="T549">cy</text:span><text:span text:style-name="T550">:</text:span></text:p>
      <text:p text:style-name="P551">Dziękuję bardzo.<text:s/>Mnie się wydaje, że my możemy i musimy wrócić do tej sprawy, ale po rozważeniu spraw generalnych samorządu terytorialnego<text:span text:style-name="T552">.</text:span><text:s/>Dlatego<text:s/><text:span text:style-name="T553">ż</text:span>e łatwo byłoby nam przyjąć stanowisko,<text:s/><text:span text:style-name="T554">że</text:span><text:s/>tr<text:span text:style-name="T555">z</text:span>eba zmienić Konstytucję dla bardziej doskonałego uregulowania<text:s/><text:span text:style-name="T556">m</text:span>ienia komunalnego, ale wiemy, że zmienić Konstytucję zapewne by trzeba nie tylko dl<text:span text:style-name="T557">a</text:span><text:s/>tej jednej sprawy, tylko trzeba w og<text:span text:style-name="T558">ó</text:span>le zawrzeć w konstytucji rozwinięt<text:span text:style-name="T559">ą</text:span><text:s/>formułę samorządu terytorialnego. Natomiast co do treści tej formuły wydaje mi się,<text:s/><text:span text:style-name="T560">ż</text:span>e są różnice zdań między nami i o tych różnicach zdań będziemy jeszcze dzisiaj mówić na podstawie pewnych dokumentów, które zostały sformułowane i które za chwil<text:span text:style-name="T561">ę</text:span><text:s/>zostaną tutaj może wstępnie rozdane<text:span text:style-name="T562">.</text:span><text:s/>Dlatego że moja propozycja jest taka, byśmy powołali dwuosobową grupkę redakcyjną<text:s/><text:span text:style-name="T563">w</text:span><text:s/>postaci pana doc<text:span text:style-name="T564">.<text:s/></text:span>Kuleszy i pana dyr. Wilkanowicza, żeby oni popatrzyli na te dwa równolegle przygotowane dokumenty, żeby odcedzili to co jest wspólne, żebyśmy nie dyskutowali nad sprawami<text:span text:style-name="T565">,<text:s/></text:span>które dyskusji nie wymagają, ażeby wypunktowali zagadnienia, których wyraźniej... istnieje rozbieżność stanowisk i byśmy po przerwie króciutkiej, bo zarządzę za chwilę 5-minutową przerwę<text:s/><text:span text:style-name="T566">-</text:span><text:s/>nie zgodziliście się na palenie na sali<text:s/><text:span text:style-name="T567">-</text:span><text:s/>a więc zarządzę za chwilę<text:s/><text:span text:style-name="T568">5</text:span>-minutową przerwę i po przerwie jako pierwszą sprawę weźmiemy sprawy finansowe, może przedstawicie swoje stanowisko w sprawach, w kwestiach finansowych i my się do tego odniesiemy, a nasz zespół redakcyjny<text:s/><text:span text:style-name="T569">-</text:span><text:s/>a teraz to rozdamy<text:span text:style-name="T570">.</text:span></text:p>
      <text:p text:style-name="P571"/>
      <text:p text:style-name="P572">/<text:span text:style-name="T573">Przerwa</text:span>/.</text:p>
      <text:p text:style-name="P574"/>
      <text:p text:style-name="P575">/Po prze<text:span text:style-name="T576">rwi</text:span>e/.</text:p>
      <text:p text:style-name="P577"/>
      <text:p text:style-name="P578"><text:span text:style-name="T579">Przewodniczący</text:span>:</text:p>
      <text:p text:style-name="P580">Do podstawowych rozstrzygnięć, które widzimy w nowym prawie budżetowym ponieważ ta noweliza<text:span text:style-name="T581">c</text:span>ja będzie jednak tak jak przewidujemy miał<text:span text:style-name="T582">a</text:span><text:s/>charakter głęboki, zaliczamy: samo zde<text:span text:style-name="T583">fi</text:span>niowanie pojęcia budżetu państwa w tym zwłaszcza zasadność utrzymania podziału budżetu państwa na budżet centralny i budżety terenowe. Ostateczne propozycje i dyskusje w tym zakresie, i rozstrzygnięcia w tym zakresie będą też w dużej mierze uzależnione od koncepcji mienia komunalnego<text:span text:style-name="T584">.</text:span></text:p>
      <text:p text:style-name="P585">Drugim takim obszarem, który chciałbym też podkreślić, to jest określenie roli organów przedstawicielskich, a więc Sejmu, rad narodowych, czy dalej idąc samorządów terytorialnych i ich organów w zakresie opracowywania uchwalania i odpowiedzialności za realizację budżetu.</text:p>
      <text:p text:style-name="P586">Kolejną sprawą, to jest określenie rządu i terenowej administracji państwowej czy też administra<text:span text:style-name="T587">cj</text:span>i samorządowej w zakresie, o którym mów<text:span text:style-name="T588">i</text:span>łem już poprzednio<text:span text:style-name="T589">.</text:span><text:s/>Ważnym także problem do rozstrzygnięcia<text:s/><text:soft-page-break/>jest określenie źródeł pokrycia deficytu budżetowego, bo jeżeli taki będzie występował albo też określenie zasad rozdysponowania nadwyżek budżetowych<text:span text:style-name="T590">,</text:span><text:s/>a także ustalenie odpowiedzialności dyscyplinarn<text:span text:style-name="T591">ej</text:span><text:s/>wszystkich wykonawców budżetu<text:span text:style-name="T592">.</text:span></text:p>
      <text:p text:style-name="P593">To są problemy nie wszystkie, nie jest to komplet - ta lista, ale te nad którymi Ministerstwo Finansów pracuje, pracuje w różnych wariantach, które będą wymagały rozstrzygnięc<text:span text:style-name="T594">i</text:span>a w znowe<text:span text:style-name="T595">li</text:span>zowanym czy też w nowym prawie budżetowym.</text:p>
      <text:p text:style-name="P596"><text:span text:style-name="T597">O</text:span><text:s/>ostatecznych kierunkach zmian<text:s/><text:span text:style-name="T598">w</text:span><text:s/>zakresie dotyczącym problematyki systemu budżetów terenowych przesądzą oczywiście zmiany<text:s/><text:span text:style-name="T599">w</text:span><text:s/>ustawie o systemie rad narodowych i samorządu terytorialnego oraz ustawy o mieniu komunalnym, a w szczególności upodmiotowienie miast i gmin<text:span text:style-name="T600">.</text:span><text:s/>Naszym zdaniem są to czynniki, które determinują konstruowanie rozwiązań w zakresie prawa budżetowego<text:span text:style-name="T601">.</text:span></text:p>
      <text:p text:style-name="P602">Tak że obecnie możemy nad tym pracować tylko w ujęciu wariantowym, przewidując mniej albo bardziej prawdopodobne kierunki rozwiązań. Kierując się tutaj tymi przesłankami zmiany w zakresie systemu budżetowego, budżetów terenowych widzielibyśmy w sposób następujący:</text:p>
      <text:p text:style-name="P603">Przede wszystkim powinny się one koncentrować<text:span text:style-name="T604"><text:s/></text:span>na: utrwaleniu zasady samodzielnego dysponowania przez organy samorządu o kierunkach przeznaczenia będących w ich dyspozycji środków finansowych. Uważamy, że właśnie sedno samodzielności, istota samodzielności finansowej samorządów terytorialnych leży w możliwości podejmowania autonomicznych decyzji o kierunkach przeznaczenia pod<text:span text:style-name="T605">ej</text:span>mowanych środków, będących w ich dyspozycji środków<text:span text:style-name="T606">.</text:span><text:s/>Podkreślam to dlatego, gdyż chciałbym sformułować tutaj zaraz nast<text:span text:style-name="T607">ę</text:span>pną tezę, że zasilenie zewnętrzne budżetów terenowych w Polsce - podobnie jak i w innych krajach - stanowi konieczność o charakterze obiektywnym<text:span text:style-name="T608">.</text:span><text:s/>Myślę, że ponieważ różne są tutaj poglądy, ale chyba nie<text:s/><text:span text:style-name="T609">t</text:span>rz<text:span text:style-name="T610">e</text:span>b<text:span text:style-name="T611">a</text:span><text:s/>tutaj tego szerzej uzasadniać i ta samodzielność... to znaczy warunkiem koniecznym samodzielności finansowej organów samorządu terytorialnego naszym zdaniem nie jest samo<text:span text:style-name="T612">fi</text:span>nansowanie<text:span text:style-name="T613">.</text:span><text:span text:style-name="T614"><text:s/></text:span>Zresztą jest to<text:s/><text:span text:style-name="T615">w</text:span><text:s/>zasadzie wydaje się<text:span text:style-name="T616">,</text:span><text:s/>że stan niemożliwy do osiągnięcia z dwóch następujących powodów, tych powodów jest więcej, ale przytoczę tutaj tylko<text:s/><text:span text:style-name="T617">d</text:span>wa<text:span text:style-name="T618">.</text:span><text:s/>Przede wszystkim w budżetach terenowych poważny udział stanowią wydatki na finansowanie rozbudowanej sieci urządzeń świadczącej tak zwane usługi społeczne<text:span text:style-name="T619">.</text:span><text:s/>Głównie chodz<text:span text:style-name="T620">i</text:span><text:s/>mi tutaj o urządzenia w zakresie oświaty i wychowania oraz ochrony zdrowia<text:span text:style-name="T621">.</text:span></text:p>
      <text:p text:style-name="P622">W odniesieniu do tych urządzeń, odpłatność ludności nie występuje w ogóle lub też ukształtowana jest na tak niskim poziomie, że samodzielność w sensie samowystarczalność może, a nie samodzielność w sensi<text:span text:style-name="T623">e</text:span><text:s/>finansowym nie jest możl<text:span text:style-name="T624">i</text:span>wa i brak jest tutaj perspektyw na zmianę tego stanu realnych perspektyw<text:span text:style-name="T625">.</text:span></text:p>
      <text:p text:style-name="P626">Drugim takim czynnikiem, który chciałbym tutaj wymienić, jest to, że źródła n<text:span text:style-name="T627">aj</text:span>ważniejszych, najbardziej wydajnych dochodów budżetowych w postaci podatków obciążających podmioty gospodarujące charakteryzują się wysokim stopniem nierównomiernoś<text:span text:style-name="T628">ci</text:span><text:s/>w rozkładzie terytorialnym. I tutaj też można byłoby długo uzasadniać, że zmiana tego rozkładu, tej nierównomierności w rozkładzie terytorialnym poten<text:span text:style-name="T629">cj</text:span>alnych źródeł dochodów terenowych... budżetów terenowych jest w krótkiej perspektywie czasowej praktycznie niemożliwa albo nawet niecelowa z n<text:span text:style-name="T630">i</text:span>ektó<text:span text:style-name="T631">r</text:span>ych wzgl<text:span text:style-name="T632">ę</text:span>d<text:span text:style-name="T633">ó</text:span>w do osiągnięcia.</text:p>
      <text:p text:style-name="P634">Sposoby, które czy działania, które są podejmowane mające na celu zniwelowanie tej nier<text:span text:style-name="T635">ó</text:span>wnomierności nie są zbyt skuteczne<text:span text:style-name="T636">.</text:span><text:s/>Włączanie do kategorii dochodów własnych<text:s/>nowych źródeł dochodów o<text:span text:style-name="T637">r</text:span>az przekazywanie dochodów od podmiotów rozliczających się poprzednio z budżetami<text:s/><text:soft-page-break/>wyższego stopnia, powiedzmy w dzisiejszym wydaniu z budżetem centralnym czy też z budżetami wojewódzkimi, powoduje, że gminy<text:s/><text:span text:style-name="T638">„</text:span>bogate<text:span text:style-name="T639">”</text:span><text:s/>stają się jeszcze bogatsze, a w odniesieniu do tych gmin ubogich działania te nie są skuteczne<text:span text:style-name="T640">.<text:s/></text:span>Nie chciałbym przedłużać tutaj sprawy i sądzę, że w tej chwili przynajmniej uzasadnianie tej tezy nie jest konieczne<text:span text:style-name="T641">.</text:span></text:p>
      <text:p text:style-name="P642">Wychodząc z tych założeń i uznając jako tezę koniecznoś<text:span text:style-name="T643">ć</text:span><text:s/>uzupełnienia dochodów własnych w większości miast i gmin z budżetu wyższego stopnia zgadzamy się ze stawianą przez środowiska naukowe od pewnego czasu tezą, że należy opracować system przyznawania dotacji według możliwie obiektywnych mierników potrzeb i w naszych pracach koncentrujemy się tutaj na przyjęciu założenia, że takim podstawowym miernikiem będzie liczba ludności zamieszkując<text:span text:style-name="T644">ej<text:s/></text:span>określone tereny<text:span text:style-name="T645">.</text:span><text:s/>Trzeba si<text:span text:style-name="T646">ę</text:span><text:s/>jednak tutaj, chciałbym jednak też zrobić małe zastrzeżenie, że trzeba się jednak liczyć z tym, że ze względu na nowatorski - w polskich warunkach - charakter zadania oraz praktyczn<text:span text:style-name="T647">i</text:span>e rzecz biorąc brak jakichkolwiek doświadczeń naszych polskich w tym zakresie, wdroże<text:span text:style-name="T648">n</text:span>ie obiektywnych zasad ustalania dotacji dla miast i gmin stanowić będzie nie akt jednorazowy, ale pewien proces wymagający korekt i doskonaleni<text:span text:style-name="T649">a.</text:span></text:p>
      <text:p text:style-name="P650">Obowiązek taki wynika zresztą już z uchwały Sejmu z 16<text:s/><text:span text:style-name="T651">c</text:span>zerwca o realizacji ustawy o systemie rad narodowych i samorządu terytorialnego.</text:p>
      <text:p text:style-name="P652">Ponadto chciałbym tutaj podkreślić,<text:s/><text:span text:style-name="T653">ż</text:span>e zdaniem Ministerstwa Finansów liczba ponad 2 400 jednostek stopnia podstawowego, jaka funkcjonuje w obecnym podziale terytorialnym kraju stanowi tutaj pewną przeszkodę i przynajmniej w pierwszym okresie dotowania budżetów miast i gmin dotowanie tych jednostek będzie musiało się odbywać nie bezpośrednio z budżetu centralnego, tak jak jest to często proponowane, a jednak chyba za pośrednictwem szczebla w<text:span text:style-name="T654">oje</text:span>wódzkiego.</text:p>
      <text:p text:style-name="P655">Istotny do rozstrzygnięcia problem - naszym zdaniem - stanowi też konstrukcja systemu dochodów własnych budżetów terenowych. Uważamy, że powinien być on skonstruowany przy założeniu, że dochody własne tych budżetów powinny pochodzić ze<text:s/><text:span text:style-name="T656">ź</text:span>ródeł, na które rady narodowe będą posiadać realny wpływ. Naszym zdaniem pozwoliłaby taka konstrukcja systemu dochodów własnych na uniknięcie lub znaczne złagodzenie problemu przejmowania części dochodów własnyc<text:span text:style-name="T657">h</text:span><text:s/>do budżetów wyższego stopnia<text:span text:style-name="T658">.</text:span><text:s/>Chodzi mi tutaj o ten tak kontrowersyjny problem udziałów dzisiaj funk<text:span text:style-name="T659">cj</text:span>onujący realnie, problem udziałów budżetów wojewódzkich w do<text:span text:style-name="T660">c</text:span>h<text:span text:style-name="T661">od</text:span>ach budżetów st<text:span text:style-name="T662">o</text:span>pnia podstawowego, jak również na rok 1989, budżet centralny posiada też udziały w dochodach budżetów pięciu tych najwyżej zurbanizowanych województw.</text:p>
      <text:p text:style-name="P663">Te sprawy, które tutaj przedstawiłem stanowią naszym zdaniem podstawowe problemy i na tych zagadnieniach koncentrujemy s<text:span text:style-name="T664">i</text:span>ę w pracach w Ministerstwie Finansów.</text:p>
      <text:p text:style-name="P665">Dziękuję bardzo.</text:p>
      <text:p text:style-name="P666"><text:span text:style-name="T667">Przewodniczą</text:span><text:span text:style-name="T668">c</text:span><text:span text:style-name="T669">y</text:span><text:span text:style-name="T670">:</text:span></text:p>
      <text:p text:style-name="P671"><text:span text:style-name="T672">B</text:span>a<text:span text:style-name="T673">r</text:span>dzo dziękuję. Rozumiem, że pani docent Maria<text:s/>Gintowt<text:s/>prosi o głos.</text:p>
      <text:p text:style-name="P674"><text:span text:style-name="T675">Do</text:span><text:span text:style-name="T676">c.</text:span><text:span text:style-name="T677"><text:s/>Maria<text:s/></text:span><text:span text:style-name="T678">Gintowt</text:span>:</text:p>
      <text:p text:style-name="P679"><text:span text:style-name="T680">T</text:span>ak. Dziękuję bardzo.<text:s/><text:span text:style-name="T681">W</text:span><text:s/>tym momencie przypinam znaczek, dlatego że muszę się<text:s/><text:span text:style-name="T682">w</text:span><text:s/>tak dużej części zgodzić z panem dyrektorem Długołęckim, że żeby nie było nieporozumień, znaczek<text:s/><text:span text:style-name="T683">w</text:span><text:s/>tym momencie przypięłam. Cieszyć się trzeba ogromnie, że Ministerstwo Finansów zajmuje w tej chwili takie właśnie stanowisko w sprawie finansowania i no właśnie rad narodowych i ewentualnie w przyszłości samorządu lokalnego.</text:p>
      <text:soft-page-break/>
      <text:p text:style-name="P684">Jeśli można po kolei króciutko jak najkrócej, bo tam gdzie<text:s/><text:span text:style-name="T685">j</text:span>est pełna zgoda, która wynika z kolei z naszego przedstawionego na piśmie materiału, tam nie ma przecież powodów, żebym dłużej sprawy rozwijała, a tyl<text:span text:style-name="T686">k</text:span>o w dwóch - trzech pun<text:span text:style-name="T687">k</text:span>tach chciałabym jednakże się ustosunkować troszkę szerzej. Ewolucja naturalnie tak, to jest niezaprzeczalne - że w ostatnich latach Ministerstwo Finansów szło w kierunku zwiększenia pewnej stałości źródeł dochodów, które nazywaliśmy własnymi, nie wspomnę o podatku od płac, który globalnie rzecz biorąc stanowi 25% ogó<text:span text:style-name="T688">ł</text:span>u wpływów itd. Nie zatrzymujmy się przy sprawach technicznych.</text:p>
      <text:p text:style-name="P689">Sprawa niezwykle ważna, to jest nasza zgoda i tutaj wydaje mi się, naprawdę to trzeba bardzo mocno podkreślić, stanowisko Ministerstwa Finansów jest w pełni zgodne z naszym co do tego, że n<text:span text:style-name="T690">i</text:span>e możemy liczyć na samowystarczalność finansową czy rad narodowych, czy samorządów lokalnych, jeżeli mówić rady narodowe w horyzoncie teraz, samorząd lokalny w horyzoncie tak jak tu mówił pan prof. Sokolewicz za chwilę<text:span text:style-name="T691">.</text:span><text:s/>To jest niezwykle ważne, że tu jesteśmy zgodni. Dotacja pochodząca z budżetu centralnego, mówmy tą terminologią, która dziś jest dla nas jasna i oczywista, jest<text:s/><text:span text:style-name="T692">o</text:span>czy<text:span text:style-name="T693">wi</text:span>ście koniecznym źródłem wy<text:span text:style-name="T694">ró</text:span>wn<text:span text:style-name="T695">yw</text:span>ania finansów samorządu lokalnego, który po prostu przejmuje szereg zadań państwa, zadań związanych z reguły ze świadczeniem usług bezpłatnych czy bardzo nisko<text:s/>odpłatnych, jak pan to podkreślił.</text:p>
      <text:p text:style-name="P696">Druga ogromnie ważna rzecz, też się w tym właśnie zgodzie tutaj mieszcząca, pow<text:span text:style-name="T697">i</text:span>ązanie problematyki finansowej z ogólno-ustrojową, z ukształtowaniem ustroju prawnego tego podstawowego organu lokalnego i z konsekwen<text:span text:style-name="T698">cj</text:span>ami, które dla finansów jednostki terytorialn<text:span text:style-name="T699">ej</text:span><text:s/>wynikają z posiadania mienia komunalnego i w tych trzech nie ulega wątpliwości, że bardzo ważnych punktach jesteśmy zgodni. To wynika z materiału przez nas prze<text:span text:style-name="T700">ds</text:span>ta<text:span text:style-name="T701">wi</text:span>onego.</text:p>
      <text:p text:style-name="P702">Pewne jednakże dosyć już szczegółowe sprawy widać, że należy jeszcze omawiać i wyjaśniać<text:span text:style-name="T703">.</text:span><text:s/>Sprawa pierwsza zmiany prawa budżetowego, właśnie - jeżeli dojdzie do wprowadzenia samorządu lokalnego, w tej postaci, którą przecież już w ogólnym zarysie częściowo uzgodniliśmy.<text:span text:style-name="T704">.</text:span>. samorządu lokalnego jako takiego, koncepcja mienia komun<text:span text:style-name="T705">al</text:span>ne<text:span text:style-name="T706">go</text:span>,<text:s/><text:span text:style-name="T707">k</text:span>tóry treścią uzupełnia tę osobę prawną, koncepcja finansów tego samorządu,<text:s/><text:span text:style-name="T708">k</text:span>tóra treścią wypełnia ową samodzielność tej jednostki i nie<text:s/><text:span text:style-name="T709">d</text:span>a rady inaczej, bo jeżeli ona jest samorządna, naturalnie działa w granicach ustaw, z ograniczeniami, które z tych ustaw wynikają, ale ma właśnie pewien obszar swobody, który między innymi może dotyczyć na przykład procedury budżetowej. Jak sobie zorganizuje pracę, samorząd, zarząd i rada nie wiem, miejska, wiejska, jak sobie zorganizuje pracę nad przygotowaniem p<text:span text:style-name="T710">roje</text:span>ktu<text:s/><text:span text:style-name="T711">s</text:span>wego budżetu<text:s/><text:span text:style-name="T712">te</text:span>renowego<text:span text:style-name="T713">.</text:span></text:p>
      <text:p text:style-name="P714">Tu chcielibyśmy bardzo<text:s/>mocno<text:s/>wprowadzić jeden moment, nie zaznaczony w wypowiedzi pana dyrektora<text:span text:style-name="T715">.</text:span><text:s/>Opowiadamy się<text:s/>bardzo zdecydowanie za zorganizowaniem gospodarki finansowej gminy i miasta,<text:s/><text:span text:style-name="T716">w</text:span><text:s/>postaci jednego budżetu. Jednego budżetu, do którego wpływaj<text:span text:style-name="T717">ą</text:span><text:s/>wszystkie dochody zarówno te podatkowe jak i z zewnątrz w postaci dotacji. jak te, które wynikają z własności jakiejś tam dzierżawy, sprzedaży. Całoś<text:span text:style-name="T718">ć</text:span><text:s/>uzyskiwanych dochodów służy<text:s/><text:span text:style-name="T719">fi</text:span>nansowan<text:span text:style-name="T720">iu</text:span><text:s/><text:span text:style-name="T721">c</text:span>ałości wydatków.</text:p>
      <text:p text:style-name="P722">Innymi słowy jest to postulat, jest to zdecydowane bardzo opowiedzenie si<text:span text:style-name="T723">ę</text:span><text:s/>przeciw funduszom terenowym, przeciw mnożeniu szufladek, w których ktoś ma przechowywać pieniądze<text:span text:style-name="T724">.<text:s/></text:span>Dlaczego? K<text:span text:style-name="T725">r</text:span>ó<text:span text:style-name="T726">c</text:span>iuteńko. System finansowy samorządu lokalnego musi być systemem prostym i jasnym, zrozumiałym dla działaczy gmin i miast.<text:s/><text:span text:style-name="T727">O</text:span>n się będzie komplikował, bo takie jest prawo natury, że w miarę jak coś funkcjonuje, to się komplikuje niejako w sposób naturalny, ale próbujmy dać ten start ułatwiający sprawy i<text:s/><text:soft-page-break/>tak trudne, a nie komplikujące. Tak że ten nasz punkt 6 w materiale pisemnym chciałam tu bardzo wyraźnie podkreślić<text:span text:style-name="T728">.</text:span></text:p>
      <text:p text:style-name="P729">Z<text:s/><text:span text:style-name="T730">t</text:span>ym się wiąże kontrola. Oczywiście tak i formułujemy tu rzecz bardzo wyraźnie i pan dyrektor o tym mówił, ale ja chciałabym to powiedzieć, jeszc<text:span text:style-name="T731">z</text:span>e dokończyć i powiedzieć mocno i wyraźnie: każda gospodarka groszem publicznym, państwowa a samorządowa identycznie musi podlegać kontroli, kontroli fachowej i kontroli niezależnej. W naszej koncepcji samorządu loka<text:span text:style-name="T732">l</text:span>nego oczywiście widzimy organy kontroli fachowej. Podkreślam, nie chodzi o ogólną kontrolę organu przedstawicielskiego naszej rady miejskiej, rady gminnej. Ta ogólna kontrola organu przedstawicielskiego musi być oparta na kontroli fachowej, niezależnej. Można tu myśleć o związkach międzykomun<text:span text:style-name="T733">al</text:span>nych, rewizyjnych, można tu myśleć... nie wchodźmy w szczegóły, to jest etap właśnie ten późniejszy. Naturalnie tak - fachowa podkreślam, to znac<text:span text:style-name="T734">z</text:span>y kontrola dokładnie znająca zarówno samorządowe prawo budżetowe jak i państwowe prawo budżetowe.</text:p>
      <text:p text:style-name="P735">I dalej może jak gdyby troszeczkę powracając do ostatniego już zagadnienia. Powracając do owych dotacji, wokół których tak jak tu pan dyrektor powiedział i bardzo słusznie narosło masę nieporozumień. Dotacje są pewną zbitką myślową, potocznie utożsamiają się dotacje dla prze<text:span text:style-name="T736">ds</text:span>iębiorstw gospodarczych z dotacjami wewnątrz systemu, władzy państwowej czy władzy publicznej, to tak trzeba w tej chwili mówię. Podmiot publiczno-prawny państwo, podmiot publi<text:span text:style-name="T737">cz</text:span>no-p<text:span text:style-name="T738">raw</text:span>ny samorząd lokalny. I to jest zbitka, to nieprawda. Dotacja dla samorządu lokalnego jest w istocie swej, w naturze zupełnie czymś innym. Samorząd lokalny wykonuje zadania publicznoprawne i wobec tego korzysta ze środków publiczno-prawnych,<text:s/><text:span text:style-name="T739">a</text:span><text:s/>czy one pochodzą z budżetu centra<text:span text:style-name="T740">l</text:span>nego to naprawdę nie ma znaczenia.</text:p>
      <text:p text:style-name="P741">Jeżeli się zgadzamy co do tego, że musimy uzupełniać własne dochody z zewnątrz to tylko chciałabym dopowiedzieć już dwa zdania.<text:s/><text:span text:style-name="T742">P</text:span>roblem leży w tym, jak te dotacje mają być<text:span text:style-name="T743"><text:s/></text:span>rozdzielane<text:span text:style-name="T744">.</text:span><text:s/>Cieszymy si<text:span text:style-name="T745">ę</text:span>, że Ministerstwo Finansów pamięta o zobowiązaniu wynikającym z ustawy z czerwca 1988 r.,<text:s/><text:span text:style-name="T746">k</text:span>tóra jak rozumiem nakładała na Radę Ministrów, bo to zdaje się Rada Ministrów w drodze rozporządzenia ma określić owe kryteria różnicowania dotacji i to chyba do końca roku poprzedniego, bo cała ustawa wchodzi w życie w roku 1989, nie wiem, w każdym razie owo różnicowanie jest bardzo ważne. Wydaje<text:s/><text:span text:style-name="T747">m</text:span>i się,<text:s/><text:span text:style-name="T748">że</text:span><text:s/>nie tylko liczba ludności, ale cały szereg innych kryteriów<text:s/><text:span text:style-name="T749">w</text:span><text:s/>grę tu wchodzi<text:span text:style-name="T750">.</text:span><text:s/>W to n<text:span text:style-name="T751">i</text:span>e<text:s/><text:span text:style-name="T752">w</text:span>chodzimy, ale jest i druga rzecz, sposób wyznaczania wysokości tej dotacji jest bardzo, ale także mechanizm jak j<text:span text:style-name="T753">ą</text:span><text:s/>rozdzielać<text:span text:style-name="T754">.</text:span><text:s/><text:span text:style-name="T755">I</text:span><text:s/>tutaj wydaje się nam, że musimy dążyć do prawem gwarantowanego niemal autom<text:span text:style-name="T756">a</text:span>tycznego uzyskiwania dotacji przez poszczególne podmioty szczebla po<text:span text:style-name="T757">ds</text:span>ta<text:span text:style-name="T758">wo</text:span>wego,<text:s/><text:span text:style-name="T759">je</text:span>dnak tak i to się bar<text:span text:style-name="T760">dz</text:span>o łatwo daje przeprowadzić poprzez aparat terenowy Ministra Finansów, poprzez izby czy urzędy skarbowe. Naprawdę nie ma żadnych powodów, żebyś<text:span text:style-name="T761">m</text:span>y musieli utrzymywać szczebel wojewódzki jakiś tylko dlatego, żeby nam rozdzielał dotacje.</text:p>
      <text:p text:style-name="P762">Każdej jednostce terytorialnej winna się należeć<text:s/><text:span text:style-name="T763">do</text:span>ta<text:span text:style-name="T764">cj</text:span>a okr<text:span text:style-name="T765">eślo</text:span>n<text:span text:style-name="T766">a</text:span>, wy<text:span text:style-name="T767">licz</text:span>ona<text:s/><text:span text:style-name="T768">dzięk</text:span>i z<text:span text:style-name="T769">asto</text:span>sowaniu, to prawda dosyć zróżnicowanego systemu kryteriów<text:s/><text:span text:style-name="T770">i</text:span><text:s/>wag, i to bardzo króciutko te dwie rzeczy<text:s/><text:span text:style-name="T771">s</text:span>ygnalizujemy w punkcie<text:s/><text:span text:style-name="T772">5</text:span><text:s/><text:span text:style-name="T773">a</text:span>, b, i c takie element<text:span text:style-name="T774">a</text:span>rne, po<text:span text:style-name="T775">ds</text:span>t<text:span text:style-name="T776">aw</text:span>owe, w<text:span text:style-name="T777">yjści</text:span>owe przesłanki t<text:span text:style-name="T778">ej</text:span><text:s/>sprawy.</text:p>
      <text:p text:style-name="P779">Oczywiście przy koncepcji samorządu lokalnego miast i wsi nie wchodzi w grę jakikolwiek przepływ środków pomiędzy<text:s/><text:span text:style-name="T780">WR</text:span>N, pomiędzy wojewódzką radą narodową reprezentującą władzę państwową,<text:s/><text:span text:style-name="T781">a</text:span><text:s/>samorządem terytorialnym, lokalnym.<text:s/><text:span text:style-name="T782">W</text:span><text:s/>grę wchodzi przepływ środków pomiędzy budżetem centralnym a<text:s/><text:soft-page-break/>organami samorządu lokalnego<text:span text:style-name="T783">.</text:span></text:p>
      <text:p text:style-name="P784">Dziękuję bardzo<text:span text:style-name="T785">.</text:span><text:s/>Ten tekst nasz 7-punktowy wszyscy państwo mają<text:span text:style-name="T786">.</text:span><text:s/>Ja już wielu rzeczy tu oczywiście nie mó<text:span text:style-name="T787">wi</text:span>łam, k<text:span text:style-name="T788">tó</text:span>re z niego wynik<text:span text:style-name="T789">aj</text:span>ą.</text:p>
      <text:p text:style-name="P790"><text:span text:style-name="T791">Przewodnicząc</text:span><text:span text:style-name="T792">y</text:span>:</text:p>
      <text:p text:style-name="P793"><text:span text:style-name="T794">Z</text:span>a przejrzyste przedstawienie stanowiska strony solidarnościowo-opozyc<text:span text:style-name="T795">yj</text:span>n<text:span text:style-name="T796">ej</text:span><text:s/>chciałem przypomnieć,<text:s/><text:span text:style-name="T797">ż</text:span>e strona solidarnościowo-opozyc<text:span text:style-name="T798">yj</text:span>na przedstawiła także na piśmie w postaci 7 tez swój pogląd na tę sprawę.</text:p>
      <text:p text:style-name="P799">S<text:span text:style-name="T800">ąd</text:span>z<text:span text:style-name="T801">ę</text:span>, że cel nasz jest dość zbieżny w każdym razie jeżeli nieidentyczny, krótko mówiąc chodzi o to, aby samorząd terytorialny miał możliwość realizacji swoich zadań. Chodzi o to, żeby samorządy terytorialne po pierwsze miały dość pieniędzy na s<text:span text:style-name="T802">fi</text:span>nansowanie swoich zadań, by uzyskały odpowiednie dochody zasilające, ponieważ zapewne w takim ścisłym tego słowa znaczeniu własnymi dochodami wie<text:span text:style-name="T803">le</text:span><text:s/>by działać nie mogły i po trzecie chodzi o to, aby samodzielnie dysponowały tymi środkami finansowymi, które są w ich dyspozyc<text:span text:style-name="T804">ji</text:span>.</text:p>
      <text:p text:style-name="P805">Tak nie jestem specjalistą, ale z pobieżnego oglądu owych tez sformułowanych przez propozycję strony solidarnościowo-opozycyjnej sądzę, że na 8 tez,<text:s/><text:span text:style-name="T806">5</text:span><text:s/>pierwszych w zasadzie nie powinno budzić większej wątpliwości. I wobec tego ja bym proponował, oczywiście nie przesądzam wyniku tej naszej debaty, ale bym proponował, aby może pani docent zechciała łaskawie wyrazić zgodę na krótką kolaborację z Ministerstwem Finansów i z kolegą udali się w jakieś przestronne tam miejsce i spróbowali uzgodnić stanowisko na ile da się uzgodn<text:span text:style-name="T807">i</text:span>ć z wyr<text:span text:style-name="T808">a</text:span>źnym wskazaniem na sprawy, które są sporne i które jako sporne będą mogły być przedstawione i albo się tam uda osiągnąć jakieś zbliżenie stanowiska, a jak nie to zaprotokółujemy, że... ale chodzi o to, żebyśmy jakiś dokument m<text:span text:style-name="T809">i</text:span>el<text:span text:style-name="T810">i.</text:span></text:p>
      <text:p text:style-name="P811"><text:span text:style-name="T812">O</text:span><text:span text:style-name="T813">b</text:span><text:span text:style-name="T814">.</text:span><text:span text:style-name="T815"><text:s/>Henryk Martyniuk</text:span>:</text:p>
      <text:p text:style-name="P816">Pozwolę sobie zwrócić uwagę<text:span text:style-name="T817">,<text:s/></text:span>że to jest wspólne zdanie obu współprzewodniczących, że pytań nie ma, ale proszę bardzo<text:span text:style-name="T818">.</text:span></text:p>
      <text:p text:style-name="P819">Chciałem podkreślić dwie sprawy,<text:s/><text:span text:style-name="T820">w</text:span><text:s/>zasadzie w porównaniu do dokumentów pierwotnych z poprzedniego posiedzenia, dzisiejszy dokument tutaj właściwie już uzgodniony między stroną rządową i opozycyjną, on właściwie zadowala w tej redakcji, którą przedstawiłem dzisiaj państwo na stole te tematy, które są tu poruszone z dwoma wyjątkami<text:span text:style-name="T821">.</text:span><text:s/>Oczywiście w tym dokumencie państwa jest to bardziej skonkretyzowane, w naszym ujęciu było to bardziej ogólne. Niemniej jednak chcę zwrócić uwagę na dwie zasadnicze sprawy. Mianowicie jeden punktu, którego tutaj nie mam, w państwa materiałach i to ta grupa robocza, która - prosiłbym, żeby uwzględniła i drugi zasadniczy punkt, którego też nie ma, a w naszych materiałach jest.</text:p>
      <text:p text:style-name="P822">To jest problem podstawowego ogniwa samorządności<text:span text:style-name="T823">.<text:s/></text:span>Ograniczyliśmy dyskusję tylko do samorządu terytorialnego gm<text:span text:style-name="T824">i</text:span>n i...</text:p>
      <text:p text:style-name="P825"><text:span text:style-name="T826">Prze</text:span><text:span text:style-name="T827">wo</text:span><text:span text:style-name="T828">dni</text:span><text:span text:style-name="T829">cz</text:span><text:span text:style-name="T830">ąc</text:span><text:span text:style-name="T831">y</text:span><text:span text:style-name="T832">:</text:span></text:p>
      <text:p text:style-name="P833">Przepraszam bardzo, ogromnie przepraszam pana, ale to jest kwestia, nad którą będziemy dyskutować za moment. My w tej chwili mówimy tylko o pieniądzach<text:span text:style-name="T834">.<text:s/></text:span>Tak że proszę bardzo<text:span text:style-name="T835">.</text:span></text:p>
      <text:p text:style-name="P836"><text:span text:style-name="T837">Ob. Henryk Martyniuk</text:span>:</text:p>
      <text:p text:style-name="P838">To jest bardzo ważne, bo proszę państwa my zakładamy, wszyscy zakładają zgodnie, że samorządy<text:s/><text:soft-page-break/>mają funkcjonować głównie, bo nie na własnych środkach, głównie na środkach z dotacji państwowych, z budżetu państwa. Otóż proszę państwa zwracam uwagę, to może być założenie czasowe, ale nie docelowe. Samorządy<text:s/>muszą mieć własne fundusze, bo proszę sobie wyobrazić<text:span text:style-name="T839">,</text:span><text:s/>żebyśmy w kon<text:span text:style-name="T840">s</text:span>ty<text:span text:style-name="T841">t</text:span>ucji zapisali nawet, że samorząd jest władzą najwyższą nad każdą z administra<text:span text:style-name="T842">cji</text:span><text:s/>każdego szczebla, to de facto władza jest w rękach tego, który ma pieniądze i zapis ustawowy każdy będzi<text:span text:style-name="T843">e</text:span><text:s/>pustym frazesem<text:span text:style-name="T844">.</text:span><text:s/>Kto daje pieniądze, to samorząd będzie<text:s/>„klamkował” u<text:s/>tego kto mu daje pieniądze<text:s/><text:span text:style-name="T845">i</text:span><text:s/>dotacje<text:span text:style-name="T846">.</text:span><text:s/><text:span text:style-name="T847">I</text:span><text:s/>podstawowe ogniwo, o którym będziemy później mówić, o samorządności zmienia obieg finansowy w drodze podatków do budżetu państwa i dotowanie samorządu, tylko poprzez wypracowywanie do<text:span text:style-name="T848">c</text:span>hodów i finansów w systemie samorządności i raczej zasilania budżetu państwa<text:span text:style-name="T849">.</text:span><text:s/>To jest takie odwrócenie istotne<text:span text:style-name="T850">.<text:s/></text:span>Ale nie mówię o tym podstawowym ogniwie samorządności, bo to jest potem.</text:p>
      <text:p text:style-name="P851"><text:span text:style-name="T852">Przewodnicząc</text:span><text:span text:style-name="T853">y</text:span>:</text:p>
      <text:p text:style-name="P854">Dziękuję ba<text:span text:style-name="T855">rd</text:span>zo. Proszę bardzo głos ma pan Stol<text:span text:style-name="T856">z</text:span>.</text:p>
      <text:p text:style-name="P857"><text:span text:style-name="T858">Ob. Stanisław Stolz</text:span>:</text:p>
      <text:p text:style-name="P859">Ja mam pytanie w związku z wywodami finansowymi<text:span text:style-name="T860">.</text:span><text:s/>Założenie jest takie i odpowiada ono znakomitej większości przypadków istniejącemu stanowi faktycznemu, że dochody z budżetów terenowych czy samorządu terytorialnego jak to nazwiemy, nie wystarczają na pokrycie niezbędnych wydatków<text:span text:style-name="T861">.</text:span><text:s/>Generalna zasada rzeczywiście jest, znajdowałaby odzwierciedlenie w rzeczywistości<text:span text:style-name="T862">.</text:span><text:s/>Są jednak od niej dość poważne wyjątki<text:span text:style-name="T863">.</text:span><text:s/>O ile się orientuję w bieżącym roku budżetowym już kilka wojewódzkich rad narodowych zamiast korzystać z dotacji wpłaca udziały z własnych dochodów na rzecz budżetu centra<text:span text:style-name="T864">l</text:span>nego, a pewna ilość budżetów stopnia podstawowego ob<text:span text:style-name="T865">c</text:span>iążona<text:s/><text:span text:style-name="T866">j</text:span>e<text:span text:style-name="T867">s</text:span>t obowiązkiem wpłat na rzecz budżetu stopnia wojewódzkiego. Powstanie pytanie jak rozwiążemy problem w sytuacji, kiedy założenie generalne przedstawione przez państwo<text:s/><text:span text:style-name="T868">z</text:span>akłada, dochody własne są niewystarcz<text:span text:style-name="T869">aj</text:span>ące, dochody własne są aktualnie słuszne lub nie, w to nie wchodzę<text:span text:style-name="T870">.</text:span><text:s/>Ale są akt<text:span text:style-name="T871">u</text:span>alnie uważane za nadmierne i zdejmowane przez budżety wyższego stopnia. Co będziemy robić z tym, bo wydaje się, że ten system<text:span text:style-name="T872"><text:s/></text:span>partycypowania budżetu wyższego stopnia w dochodach budżetu stopnia niższego jest systemem niezmiernie demobilizującym, no bo dążenie do uzyskania większych dochodów własnych,<text:s/><text:span text:style-name="T873">k</text:span>tóre w perspektywie rodzą ewentualne zdjęcie tych - moim zdaniem - bardziej normatywnych już jak rzeczywistych jakichś przerostów dochodów budżetowych, to jest system głęboko demobilizują<text:span text:style-name="T874">c</text:span>y. Wydaje mi się, że to jest problem, n<text:span text:style-name="T875">a</text:span>d którym się trzeba zastanawiać, bo nie bardzo sobie wyobrażam, żeby w przy<text:span text:style-name="T876">s</text:span>złości długo mogła funkcjonować zasada zdejmowania tych mniemanych jak ja to nazywam nadwyżek<text:span text:style-name="T877">.</text:span></text:p>
      <text:p text:style-name="P878">Dziękuję i będę wdzięczny za wyjaśnienie.</text:p>
      <text:p text:style-name="P879"><text:span text:style-name="T880">Przewodniczący:</text:span></text:p>
      <text:p text:style-name="P881">Dziękuję bardzo<text:span text:style-name="T882">.</text:span><text:s/>Pani będzie łaskawa.</text:p>
      <text:p text:style-name="P883"><text:span text:style-name="T884">Ob</text:span><text:span text:style-name="T885">.</text:span><text:span text:style-name="T886"><text:s/>Moskal Marian</text:span>:</text:p>
      <text:p text:style-name="P887">Z uwagą wysłuchałam wypowiedzi przedstawiciela Ministerstwa Finansów i muszę powiedzieć, że chyba wszyscy zostaliśmy tutaj mile zaskoczeni przez pana takimi propozy<text:span text:style-name="T888">cj</text:span>ami, natomiast chciałam się odnieść może do stanu na dzień dzisiejszy i jak będzie wyglądała ta regulacja tak jak tutaj mó<text:span text:style-name="T889">j</text:span><text:s/>przedmówca powiedział w najbliższym okresie cz<text:span text:style-name="T890">as</text:span>u.</text:p>
      <text:p text:style-name="P891">Przy strukturze gmin<text:s/><text:span text:style-name="T892">-</text:span><text:s/>odnoszę się do swojego województwa, bo będzie mi to najłatwiej.<text:s/><text:span text:style-name="T893">N</text:span>a terenie woj.<text:s/><text:soft-page-break/>opolskiego mamy 63 jednostek. Są to gminy i teraz z tych 63 jednostek w 100% swoje wydatki pokrywa 38 jednostek<text:span text:style-name="T894">.</text:span><text:s/>Pozostałe są finansowane po prostu z budżetów uzupełni<text:span text:style-name="T895">aj</text:span>ących wojewódzkich, mimo, że z kolei pozostałe jednostki mają wpływ, które pozwala<text:span text:style-name="T896">ją</text:span><text:s/>się w<text:span text:style-name="T897">oj</text:span>ewó<text:span text:style-name="T898">d</text:span>ztwu opolskiemu zamknąć j<text:span text:style-name="T899">a</text:span>ko jednostce po prostu bilansującej swoje wydatki i po prostu dochody<text:span text:style-name="T900">.<text:s/></text:span>Jest sytuacja taka, że rozpatrywa<text:span text:style-name="T901">l</text:span>iśmy<text:s/><text:span text:style-name="T902">fu</text:span>nk<text:span text:style-name="T903">cj</text:span>onowanie tychże drobnych organizmów, jakie są gminy w przyszłości, czy one faktycznie będą same mogły po prostu podołać wszystkim obowiązkom wynikającym z obciążeń funk<text:span text:style-name="T904">cjo</text:span>n<text:span text:style-name="T905">owa</text:span>nia jednostki terenow<text:span text:style-name="T906">ej.</text:span></text:p>
      <text:p text:style-name="P907">I tutaj nasza dyskusja ukierunkowała się dwoma kanałami w sensie takim, że odnosiliśmy się z propozycją jak by te rozwiązania wyglądały w regionach. Gdybyśmy na Opolszcz<text:span text:style-name="T908">y</text:span>źnie mieli tylko 12 regionów<text:span text:style-name="T909">,</text:span><text:s/>tak jak to kiedyś było proponowane w 198<text:span text:style-name="T910">5</text:span><text:s/>r.<text:s/><text:span text:style-name="T911">i</text:span><text:s/><text:span text:style-name="T912">w</text:span><text:s/>układzie gmin. Poszerzenie zakresu działania jednostki, tego samorządu podstawowego na większy obszar daje tę gwarancję po prostu zabezpieczenia tych interesów w sposób bardziej prawidłowy, uwzględni<text:span text:style-name="T913">aj</text:span>ąc dotacje z budżetu państwa w tych kwestiach zasadniczych, aniżeli tych jednostek przy takim dużym rozdrobnieniu. I chciałabym usłyszeć tutaj propozycje Ministerstwa Finansów, jak to będzie wyglądać po prostu, może bardziej szczegółowo, w jaki sposób Ministerstwo Finansów chce mie<text:span text:style-name="T914">ć</text:span><text:s/>możność oddziaływania na te budżety samorządowe w sposób bezpośredni, bez ogniw jakie na dzień dzisiejszy stanowią przy dzieleniu funduszów wyrównawczych Wojewódzkiej Rady Narodowej.</text:p>
      <text:p text:style-name="P915"><text:span text:style-name="T916">Prze</text:span><text:span text:style-name="T917">wo</text:span><text:span text:style-name="T918">dniczą</text:span><text:span text:style-name="T919">cy</text:span>:</text:p>
      <text:p text:style-name="P920">Dziękuję bardzo<text:span text:style-name="T921">.</text:span><text:s/>Bardzo proszę pan będzie łaskaw też przedstawi<text:span text:style-name="T922">aj</text:span>ąc się<text:span text:style-name="T923">.</text:span><text:s/>Pan Stępniak, tak?</text:p>
      <text:p text:style-name="P924"><text:span text:style-name="T925">Ob</text:span><text:span text:style-name="T926">. Janus</text:span><text:span text:style-name="T927">z</text:span><text:span text:style-name="T928"><text:s/>Stępniak</text:span>:</text:p>
      <text:p text:style-name="P929">Ja tak praktycznie, bo prawdę mówiąc tutaj mam do czynienia z ludźmi<text:span text:style-name="T930">,</text:span><text:s/>którzy akurat tymi sprawami<text:s/><text:span text:style-name="T931">s</text:span>i<text:span text:style-name="T932">ę</text:span><text:s/>zajmują i mówią o tym ję<text:span text:style-name="T933">z</text:span>ykiem takim naukowym<text:span text:style-name="T934">.</text:span><text:s/>Ja, my w tej chwili w gminie zatwierdziliśmy budżet i ja chciałem się po prostu podzielić jak to wygląda. Rzeczywiście sfinansow<text:span text:style-name="T935">a</text:span>ć tego wszystkiego nie da się, nie da się sfinansować ze środków, które posiadamy. Ja sobie wynotowałem, w tej chwili budżet gminy zamyka się sumą 136 milionów złotych, a wszystkie podatki, wszystkie wpływy zamykają się sumą 95 mln zł, czyli jak widać rzeczywiście zwłaszcza gminy rolnicze będą miały wielki kłopot z samo<text:span text:style-name="T936">fi</text:span>nansowaniem się<text:span text:style-name="T937">.</text:span></text:p>
      <text:p text:style-name="P938">Zastanawialiśmy się nad tym dlaczego tak się dzieje. Przecież wszyscy czujemy, że jesteśmy niej<text:span text:style-name="T939">a</text:span>ko przez to państwo wykorzystywani, czyli że to znaczy rozumiem, że chodzi o to, że po prostu część tych podatków odchodzi od nas w postaci tych podatków właściwych, część w postaci jak to nazywamy podatkami pośrednimi, czyli po prostu poprzez system cen. I stąd wydaje mi się, że żeby mówić o samo<text:span text:style-name="T940">fi</text:span>nansowaniu się gminy, to trzeba po prostu doprowadz<text:span text:style-name="T941">i</text:span>ć do porządku całą gospodarkę<text:span text:style-name="T942">.</text:span><text:s/>Doprowadzić do sytuacji, w której zarówno ceny jak i płace będą po prostu realne.</text:p>
      <text:p text:style-name="P943"><text:span text:style-name="T944">W</text:span><text:s/>tej chwili to jest zbyt skomplikowana sprawa, za trudna na moją głowę po prostu, powiedzmy sobie. Ale zgadzam się z panem Martyniukiem, że rzeczywiście jest i będzie system finansowy sposobem manipulowania samorządem. Nie da się stworzyć jakiegoś idealnego systemu, w którym rozdziału budżetów zarówno centralnego jak i wojewódzkiego, z tym<text:s/><text:span text:style-name="T945">że</text:span><text:s/>wydaje<text:s/><text:span text:style-name="T946">mi</text:span><text:s/>się,<text:s/><text:span text:style-name="T947">ż</text:span>e<text:s/><text:span text:style-name="T948">z</text:span><text:s/>dwojga złego<text:s/><text:span text:style-name="T949">l</text:span>e<text:span text:style-name="T950">p</text:span>szy jest ten system, w którym budżet rozdzielany byłby centralnie, to znaczy nie poprzez w<text:span text:style-name="T951">oj</text:span>ewództwo, b<text:span text:style-name="T952">o</text:span><text:s/>wtedy jest większe niebezpieczeństwo manipulowania samorządem ter<text:span text:style-name="T953">yt</text:span>orialnym<text:span text:style-name="T954">.</text:span></text:p>
      <text:soft-page-break/>
      <text:p text:style-name="P955"><text:span text:style-name="T956">W</text:span><text:s/>tej chwili poza tym jeszcze słowo o finansowaniu obecnym. Ja to nazwałem, ten sposób finansowania gmin systemem rękawków, to znaczy są to<text:s/><text:span text:style-name="T957">-</text:span><text:s/>to na prywatny użytek - po prostu te poszczególne działy dają te pieniądze na poszczególne konkretne sprawy<text:span text:style-name="T958">.</text:span><text:s/>Jest kultura, oświata, zdrowie i w związku z tym w tej chwili rada jest - czuje się po prostu bezradna administracja sama ustala ten budżet, ustala wydatki, natomiast w tej chwili, no ten mechanizm zatwierdzania budżetu to jest kwestia głosowania tylko i wyłącznie<text:span text:style-name="T959">.</text:span><text:s/>Czyli znów jest to jeszcze jedna sprawa, żeby po pierwsze unormować tę podstawową sprawę, czyli samego statusu samorządu, jako tego ciała rządzącego danym terenem<text:span text:style-name="T960">.</text:span></text:p>
      <text:p text:style-name="P961">Dziękuję bardzo<text:span text:style-name="T962">.</text:span></text:p>
      <text:p text:style-name="P963"><text:span text:style-name="T964">Przewodniczący</text:span>:</text:p>
      <text:p text:style-name="P965"><text:span text:style-name="T966">P</text:span>rosz<text:span text:style-name="T967">ę</text:span><text:s/>państwa, moja propozycja jest taka, żebyśmy teraz<text:s/>rozpoczęli przerwę dłuższą 16-minutową, po której to przerwie rządy obejmie pan prof. Regulski i będzie je sprawował a<text:span text:style-name="T968">ż</text:span><text:s/>do obiadu. Ale zaraz po przerwie może<text:s/><text:span text:style-name="T969">-</text:span><text:s/>a może nawet zamiast przerwy w czasie przerwy zbierze się tam grupka redakcyjna, w postaci pani Gintowt oraz przedstawiciela Ministerstwa Finansów<text:span text:style-name="T970">.</text:span><text:s/>Po przerwie pierwszym wystąpieniem będzie wystąpienie drugiego przedstawiciela Ministerstwa Finansów, który odpowie na pytanie pani Moskal, które zadała.</text:p>
      <text:p text:style-name="P971"><text:span text:style-name="T972">O</text:span><text:span text:style-name="T973">b. Ma</text:span><text:span text:style-name="T974">ri</text:span><text:span text:style-name="T975">a Moskal</text:span>:</text:p>
      <text:p text:style-name="P976">Ja chyba nie dopowiedziałam w ferworze chaotycznych myśli<text:span text:style-name="T977">.</text:span><text:s/>Mni<text:span text:style-name="T978">e</text:span><text:s/>chodzi tutaj absolutnie o trzecie ogniwo pośrednie między gminą a regionem, czy radą wojewódzką. Chodziło właśnie w mojej wypowiedzi o to, żeby likwidując szczebel Wojewódzkiej Rady Narodowej stworzyć taka jednostkę terytorialną, mocn<text:span text:style-name="T979">ą</text:span>, gdzie ten kontakt z centrum będzie łatwiejszy z 12 regionami poza szczeblem wojewódzkim niż z 6<text:span text:style-name="T980">3</text:span><text:s/>jednostkami. O nic więcej.</text:p>
      <text:p text:style-name="P981"><text:span text:style-name="T982">Ob. Maria Gintowt</text:span><text:span text:style-name="T983">:</text:span></text:p>
      <text:p text:style-name="P984">Ja chciałabym odpowiedzieć panu Stolzowi na bardzo interesu<text:span text:style-name="T985">j</text:span>ący właściwie kompleks spraw króciuteńko, które pan podniósł tutaj. Więc właściwie duża część odpowiedzi jest w pana wypowiedzi. Tak samo zresztą jak było poprzednio. Mianowicie nadwyżki, czy to są autentyczne nadwyżki? To jest kwestia na jakim poziomie decydujemy się zaspokajać określone potrzeby. Ja się z panem całkowicie zgadzam, że są to nadwyżki pozorne, w znakomitej większości wypadków. To jest proste matematyczne bilansowanie jakiegoś katalogu wydatków z jakimiś wielkościami dochodów. To nie są nadwyżki.</text:p>
      <text:p text:style-name="P986">Odpowiedź na tę sprawę może troch<text:span text:style-name="T987">ę</text:span><text:s/>niejasną sformułowaną w gruncie rzeczy zawarliśmy w materiale pisemnym w naszym punkcie 4. Otóż my jesteśmy co do pewnej filozofii<text:span text:style-name="T988"><text:s/></text:span>redystrybucji - jesteśmy za pozostawianiem jednostkach samorządowych bogatszych proporcjonalnie tylko proporcjonalnie trochę większej części. Zabieramy część, bo musimy mieć z czego dodać zupełnie biednym. Ale nie może nam również przy okazji ubożeć zamożny, do czego mieliśmy skłonność, zabierając wszystkim po równo, ubożały nasze tereny zamożniejsze. A zatem idziemy w kierunku redystrybu<text:span text:style-name="T989">cj</text:span>i, ale<text:s/>ograniczonej<text:span text:style-name="T990">.</text:span><text:s/>Musimy pozostawia<text:span text:style-name="T991">ć</text:span><text:s/>w terenie propor<text:span text:style-name="T992">cjo</text:span>nalnie do tego co społec<text:span text:style-name="T993">z</text:span>ność tego terenu wypracowuje bez względu na to, że ona po części pracuje w jednostkach podporządkowanych administracyjnie gdzieś komuś, tym bardziej, ż<text:span text:style-name="T994">e</text:span><text:s/>przecież i te podporządkowania perspektywicznie będą niknęły, skoro rola organów założycielskich będzie malała, itd<text:span text:style-name="T995">.</text:span>, nie chcę rozszerzać<text:span text:style-name="T996">.</text:span></text:p>
      <text:p text:style-name="P997">I konkretnie, jeżeli jednak uznamy, że gdzieś osiadają nam jakieś nadwyżki, na co długo poczekamy,<text:s/><text:soft-page-break/>te prawdziwe nadwyżki, to jesteśmy jak najbardziej za koncepcją samorządowego funduszu wyrównawczego i to będzie doskonała okazja, żeby te nadwyżki osiadały na rachunku tego funduszu służącego redystrybucji zwrotnej i bezzwrotnej, kierowanego przez zarząd, co do którego również mamy już właściwie dosyć kompletne propozycje od góry do dołu, jak by to można było zrobić.</text:p>
      <text:p text:style-name="P998">I jeśli jedno zdanie wolno pani poseł odpowiedzieć, chyba jednak sytuacja w województwie pani jest nietypowa. Z tego co się orientuję z badań, które przede wszystkim prowadził Instytut Finansów Ministerstwa Finansów, to jednakże ilo<text:span text:style-name="T999">ść</text:span><text:s/>samowystarczalnych finansowo jednostek terytorialnych nie przekracza w naszym kraju 8% w skali<text:s/><text:span text:style-name="T1000">o</text:span>gólnej. To jest wskaźnik średni. No, takie były te materiały.<text:s/><text:span text:style-name="T1001">W</text:span>ięc<text:s/><text:span text:style-name="T1002">u</text:span><text:s/>pani połowa, to jest bardzo nietypowa sytuacja, i znowu powtarzam, względnoś<text:span text:style-name="T1003">ć</text:span><text:s/>pojęcia samowystarczalność, samowystarczalność tak, ale na jakim żałosnym poziomie.</text:p>
      <text:p text:style-name="P1004">Dziękuję.</text:p>
      <text:p text:style-name="P1005"><text:span text:style-name="T1006">Przewodni</text:span><text:span text:style-name="T1007">cz</text:span><text:span text:style-name="T1008">ący</text:span>:</text:p>
      <text:p text:style-name="P1009">Bardzo dziękuję. Ja chciałem przed przekazaniem funkcji przewodniczącego wytłumaczy<text:span text:style-name="T1010">ć</text:span><text:s/>się z tego, że prowadziłem<text:s/>te obrady mo<text:span text:style-name="T1011">ż</text:span>e<text:s/><text:span text:style-name="T1012">w</text:span><text:s/>sposób nieco zbyt autokratyczny i zbyt brutalny, ale zmierzałem do tego, byśmy jak najszybciej ustalili katalog spraw, które są sprawami uzgodnionymi i kata<text:span text:style-name="T1013">lo</text:span>g spraw, które są sprawami nieuzgodnionymi, dlatego że moim zdaniem jest szkoda czasu na przekonywanie przekonanych,<text:s/><text:span text:style-name="T1014">w</text:span>z<text:span text:style-name="T1015">aj</text:span>emne opowiadanie o kwestiach, co do których nasz pogląd jest identyczny albo bardzo zbieżny<text:span text:style-name="T1016">.</text:span></text:p>
      <text:p text:style-name="P1017">Natomiast bardzo celowe byłoby, bardzo celowe byłoby przystąpienie do dyskusji nad tymi problemami, na które pogląd jest zasadniczo rozbieżny, właściwie głównym naszym zadaniem powinno być poszukiwanie kompromisu, co wy możecie pokusić się w stanowisku i z czego my możemy zrezygnować<text:span text:style-name="T1018">.</text:span></text:p>
      <text:p text:style-name="P1019">Chyba taki jest przede wszystkim sens tych naszych obrad<text:span text:style-name="T1020">.</text:span><text:s/>Ale w tym celu należy oddzielić ten cały sporny w końcu katalog spraw, co do których między nami rozbieżności nie ma<text:span text:style-name="T1021">.</text:span></text:p>
      <text:p text:style-name="P1022">I stąd też pozwoliłem sobie może na brak elegancji w prowadzeniu tych obrad, za co przepraszam. Zarządzam 15<text:span text:style-name="T1023">-</text:span>minu<text:span text:style-name="T1024">to</text:span>wą przerwę.</text:p>
      <text:p text:style-name="P1025"/>
      <text:p text:style-name="P1026">/Przerwa/.</text:p>
      <text:p text:style-name="P1027"/>
      <text:p text:style-name="P1028">/Po przerwie/.</text:p>
      <text:p text:style-name="P1029"/>
      <text:p text:style-name="P1030"><text:span text:style-name="T1031">P</text:span><text:span text:style-name="T1032">rz</text:span><text:span text:style-name="T1033">ewodnicz</text:span><text:span text:style-name="T1034">ą</text:span><text:span text:style-name="T1035">c</text:span><text:span text:style-name="T1036">y</text:span><text:span text:style-name="T1037">:</text:span></text:p>
      <text:p text:style-name="P1038">Wznawiamy nasze obrady i proponuję, że ponieważ nasza grupa delegatów, w osobie kolegi pana Wilkanowicza i pana Kuleszy skończyli swoje wspólne czytanie obu dokumentów i mają na ten temat swój pog<text:span text:style-name="T1039">l</text:span>ąd, w związku z tym bardzo bym prosił panów o zabranie głosu, nie wiem, w jakiej kolejności panowie będą chcieli zreferować swoje wyniki. Może proszę, pan pro<text:span text:style-name="T1040">f.</text:span><text:s/><text:span text:style-name="T1041">...</text:span></text:p>
      <text:p text:style-name="P1042"><text:span text:style-name="T1043">P. Wi</text:span><text:span text:style-name="T1044">lk</text:span><text:span text:style-name="T1045">anowicz</text:span>:</text:p>
      <text:p text:style-name="P1046">W analizie naszych stanowisk i dyskusji doszliśmy do takiego wniosku,<text:s/><text:span text:style-name="T1047">ż</text:span>e łączy nas i to porozumienie obu stron rysuje się przede wszystkim w sprawie definicji samorządu i odejścia od tej<text:s/><text:span text:style-name="T1048">-</text:span><text:s/>no<text:span text:style-name="T1049">,</text:span><text:s/>może nieładne słowo, ale koślawej formuły, która się znalazła w ustawie o systemie rad narodowych i samorządu terytorialnego, co nas przybliża do innego widzenia podmiotowości obywate<text:span text:style-name="T1050">ls</text:span>kiej<text:span text:style-name="T1051">.</text:span><text:s/>Jesteśmy zbieżni, że<text:s/><text:soft-page-break/>powinno się wprowadzić własność komunalną, stworzyć tę bazę materialną i samorządności<text:span text:style-name="T1052">.</text:span></text:p>
      <text:p text:style-name="P1053">Jesteśmy również zbieżni, nie wchodząc już w szczegóły, chociaż szczegóły tutaj mogłyby wiele pożytecznego przynieść, w dalszej dyskusji, co do systemu umocnienia samodzielności finansowej rad narodowych<text:span text:style-name="T1054">.</text:span><text:s/>Jak pokazuje praktyka, w tej dziedzinie jest jeszcze wiele do zrobienia, chociaż to co już kiedyś miałem tutaj przyjemność powiedzieć, te negatywne realia sytuacji ekonomicznej budżetu państwa skład<text:span text:style-name="T1055">a</text:span>ją się na sytuacje finansowe rad narodowych<text:span text:style-name="T1056">.</text:span></text:p>
      <text:p text:style-name="P1057">Wreszcie jest sprawa zbieżne, że samorząd terytorialny,<text:span text:style-name="T1058"><text:s/></text:span>rady narodowe powinny dysponow<text:span text:style-name="T1059">a</text:span>ć możliwości i swobodą w dziedzinie samodzielności gospodarczej i takiej odgrywania roli kreacyjnej w stosunku i wspierającej, zapewniając<text:span text:style-name="T1060">ej</text:span><text:s/>również spójność gospodarki narodowej. To znalazło wyraz w przepisach ustawy, o systemie rad narodowych i w projekcie ustawy o mieniu komunalnym, ale realne warunki wiążą się z punktem poprzednim,<text:s/><text:span text:style-name="T1061">a</text:span><text:s/>więc z umocnieniem tych podstaw<text:s/><text:span text:style-name="T1062">ek</text:span>onomi<text:span text:style-name="T1063">cz</text:span>nych, które jakby nie nadążają za tymi rozwiązaniami i możliwościami prawnymi.</text:p>
      <text:p text:style-name="P1064">Na tle tych dyskusji, które się toczą nad ordynacją<text:s/>wyborczą do Sejmu, i tymi decyzjami politycznymi, które wiążą, a zarazem jednocześnie upoważniają naszą stronę jesteśmy zdecydowani iść w kierunku demokratyza<text:span text:style-name="T1065">cj</text:span>i ordynacji wyborczej i zapewnienia szerszego przedstawicielstwa w trybie zmienionej procedury wyborczej w radach narodowych wszystkich grup społecznych niezależnie od poglądów, aczkolwiek kwestia ta nie była jeszcze szczegółowo dyskutowana, ale wydaje się, że radom narodowym pluralistyczny skład powinien przydawa<text:span text:style-name="T1066">ć<text:s/></text:span>aktywności i skuteczności działania.</text:p>
      <text:p text:style-name="P1067">I mamy wspólnie świadomość, że przepisy prawa administracyjnego nie są w pełni spójne z ustawą o systemie rad narodowych i samorządu terytorialnego, z pozycją organów przedstawicielskich, terenowych organów przedstawicielskich i że tutaj jest potrzebna dalsza praca.</text:p>
      <text:p text:style-name="P1068">I w tych dokumentach, które przedłożyły obie strony są zakreślone pewne terminy<text:span text:style-name="T1069">.</text:span><text:s/>Wydaje się, że koniec 1990 r. mógłby nastręczać, zakreślenie tak krótkiego terminu przeglądu prawa mogłoby nastręczać podstawowe trudności i nie wiem czy ten termin byłby realny<text:span text:style-name="T1070">.</text:span><text:s/>Mamy już pewne doświadczenia, a jest tu potrzebne współdziałanie wszystkich organów państwowych, że taki przegląd i u<text:span text:style-name="T1071">je</text:span>dnolicenie systemu prawa w okresie obowiązywania ustawy o systemie rad narodowych nie bardzo się udał w dłuższym terminie. Stąd realność terminu do 1990 r<text:span text:style-name="T1072">.</text:span>, ale rzecz wiąże się również z problemem, który jeśli pa<text:span text:style-name="T1073">ń</text:span>stwo mają przed sobą tę notatkę, jest zapisany jako przedostatnia rozbieżność, mianowicie wye<text:span text:style-name="T1074">li</text:span>minowanie z kryteriów nadzoru celowości działania<text:span text:style-name="T1075">.</text:span><text:s/>I te sprawy, jak nam się wydaje, należałoby widzieć łącznie. Istnieje taka skłonność, żeby odstąpić od oceniania, od<text:s/><text:span text:style-name="T1076">o</text:span>ceniania działalności terenowej z punktu widzenia zgodności z polityką państwa, jak to dzisiaj definiuje ustawa o systemie rad narodowych, a odnosić ją tylko do prawa, ale pod warunkiem, że to prawo będzie na tyle precyzyjne, że ono w pełni potrafi wyrazić tę politykę państwa<text:span text:style-name="T1077">.</text:span></text:p>
      <text:p text:style-name="P1078">Tak że jest to sprawa, którą można by przesunąć z tej części rozbieżności do części uzgodnień, tak ją właśnie widzę na tle porządkowania przepisów prawa administracyjnego i nie tylko prawa administracyjnego. No, myślę, że to i dotyczy prawa państwowego, myślę, że to dotyczy i prawa finansowego, jest cały szereg dziedzin i poszczególnych dziedzin prawa, i poszczególnych dziedzin prawa administracyjnego, które wymagają generalnego uporządkowania.</text:p>
      <text:p text:style-name="P1079">Tu nawet z panem prof. Kuleszą w tej kameralnej dyskusji zastanawialiśmy się, czy jeśli w obrębie<text:s/><text:soft-page-break/>mienia np. wypowie gmina użytkowanie budynku szkolnego, to co? I czy my mamy dzisiaj takie instrumentarium w prawie, które z punktu widzenia konstrukcji przepisów prawa pozwoli podważyć tego typu uchwałę jako nielegalną? Czy jest taki przepis, z którym w konflikcie będzie tego typu uchwała?</text:p>
      <text:p text:style-name="P1080">N<text:span text:style-name="T1081">o</text:span><text:s/><text:span text:style-name="T1082">w</text:span>ięc właśnie, a<text:span text:style-name="T1083">le</text:span><text:s/><text:span text:style-name="T1084">je</text:span>st to taki prob<text:span text:style-name="T1085">le</text:span>m dla pewnego zilustrowania zagadnienia.</text:p>
      <text:p text:style-name="P1086">Natomiast z przykrością trzeba powiedzieć, że te rozbieżności dotyczą istotnych kwestii widzenia samorządu terytorialnego, pozycji samorządu ter<text:span text:style-name="T1087">yt</text:span>or<text:span text:style-name="T1088">ia</text:span>lnego w ogóle. Ze strony rządowej, koalicyjno-rządowej wyda<text:span text:style-name="T1089">je</text:span><text:s/>s<text:span text:style-name="T1090">i</text:span>ę, że odstąpienie od władztwa państwowego, tego atrybutu władztwa państwowego w systemie rad narodowych może mieć również<text:s/>oprócz pewnych walorów, które były już tu przedstawiane, w dyskusji, może mieć również u<text:span text:style-name="T1091">je</text:span>mne konsekwen<text:span text:style-name="T1092">cj</text:span>e<text:span text:style-name="T1093">.</text:span><text:s/>Przede wszystkim do takich konsekwencji, jak nam się<text:s/><text:span text:style-name="T1094">wyda</text:span>je, można by zaliczyć wyjęcie spod kontroli rad narodowych szeregu działań, dziedzin działalności podejmowanych przez podmioty gospodarcze, spółdzielcze, inne organy państwowe, które trudno zmieścić w obrębie samorządu terytorialnego.</text:p>
      <text:p text:style-name="P1095">Dzisiaj nie mamy zdefiniowanego pojęcia władzy publicznej, i płynących stąd prerogatyw dla rad narodowych<text:span text:style-name="T1096">.</text:span></text:p>
      <text:p text:style-name="P1097">Poza tym myślę, że z pewną całą szczerością trzeba powiedzieć, że zamykając rady narodowe w tej formule czystego samorządu z własnymi organami wykonawczymi my nie stworzymy wentyli politycznych czy społecznych, prawnych wentyli bezpieczeństwa dla niezadowolenia, które przecież nie będzie się tylko odnosiło do działalności prowadzonej w obrębie, w ramach kompetencji i zadań samorządu terytorialnego. Dzisiaj są takie wentyle, jak interpelacja, jak wystąpienie z uchwałą do wyższego organu, przy odejściu i pewnej takiej hermetyzacji gminy zdajemy sobie sprawę,<text:s/><text:span text:style-name="T1098">ż</text:span>e wtedy wszelkie roszczeniowe historie będą kierowane pod adresem władz wojewódzkich, które według tego projektu mają pozostać władzami państwowymi.</text:p>
      <text:p text:style-name="P1099"><text:span text:style-name="T1100">A</text:span><text:s/>więc mechanizmu samorozładowywania się pewnych napi<text:span text:style-name="T1101">ę</text:span><text:span text:style-name="T1102">ć<text:s/></text:span>i likwidowania<text:s/><text:span text:style-name="T1103">n</text:span>iedoskonałości na szczeblu podstawowym, będziemy mieli do czynienia z międzysz<text:span text:style-name="T1104">cz</text:span>eb<text:span text:style-name="T1105">lo</text:span>wym konfliktem.</text:p>
      <text:p text:style-name="P1106">Odnosząc to do tych smutnych realiów, w których wszyscy żyjemy, tych punktów zapalnych będzie więcej, tak że są to poza innymi względami, o których już tutaj miałem przyjemność mówić, mianowicie to, że administracja państwow<text:span text:style-name="T1107">a</text:span><text:s/>wtedy wymyka<text:s/><text:span text:style-name="T1108">s</text:span>i<text:span text:style-name="T1109">ę</text:span><text:s/>spod kontroli rad narodowych na szczeblu podstawowym, bo nawet gdyby przyjąć taką koncepcję, to my byśmy upatrywali,<text:s/><text:span text:style-name="T1110">ż</text:span>e zarząd mieniem gminnym oddzielony nie powinien automatycznie likwidować istnienia organów administra<text:span text:style-name="T1111">cj</text:span>i państwowej na szczeblu podstawowym<text:span text:style-name="T1112">.</text:span></text:p>
      <text:p text:style-name="P1113">Czyli krótko mówiąc, rady narodowe traciłyby legitymację organów kontroli w stosunku do organów państwowych<text:span text:style-name="T1114">.</text:span></text:p>
      <text:p text:style-name="P1115">O tym ju<text:span text:style-name="T1116">ż</text:span><text:s/>też miałem przyjemność mówić, mianowicie chodzi nam o<text:s/><text:span text:style-name="T1117">t</text:span>o, aby przede wszystkim w mieniu komunalnym upatrujemy szansy na zapewnienie samodzielności finansowej<text:span text:style-name="T1118">.</text:span><text:s/>Tej samodzielności finansowej poprzez mienie komunalne, jak wiadomo, nie da się stworzyć w małych gminach i w miastach, gdzie są wątłe<text:s/><text:span text:style-name="T1119">ź</text:span>ródła dochodów i<text:s/><text:span text:style-name="T1120">sła</text:span>b<text:span text:style-name="T1121">y</text:span><text:s/>rozwój po prostu p<text:span text:style-name="T1122">odm</text:span>i<text:span text:style-name="T1123">o</text:span>t<text:span text:style-name="T1124">ó</text:span>w<text:span text:style-name="T1125"><text:s/></text:span>gospodarczych, dających źródła dochodów, natomiast w województwach włączenie w obręb mienia komunalnego przedsiębiorstw, które zostały i przekazane ze szczebla centralnego i powoli odtwarzają się przedsiębiorstwa terenowe, tam istnieje możliwość zapewnienia samofinansowania z bardzo ograniczoną, a w niektórych województwach<text:s/><text:soft-page-break/>wręcz wyeliminowaną ingerencją szczebla centralnego, ingerencją z zewnątrz<text:span text:style-name="T1126">.</text:span></text:p>
      <text:p text:style-name="P1127"><text:span text:style-name="T1128">W</text:span><text:s/>związku z tym uważam<text:span text:style-name="T1129">y</text:span>, że utworzenie mienia komunalnego na szczeblu wojewódzkim realizowałoby właśnie tę linię usamodzielnienia ekonomicznego rad narodowych, ponieważ tam istnieje możliwość stworzenia tego samofinansującego si<text:span text:style-name="T1130">ę<text:s/></text:span>mechanizmu budżetowego w ramach oddzielonych o<text:span text:style-name="T1131">d</text:span><text:s/><text:span text:style-name="T1132">p</text:span>ozostałych zadań budżetów samorządowych.</text:p>
      <text:p text:style-name="P1133">To jest podstawowy argument, który przemawia za utworzeniem mienia komunalnego na szczeblu wojewódzkim.</text:p>
      <text:p text:style-name="P1134">Poza tym ta dwuszczeblowoś<text:span text:style-name="T1135">ć</text:span><text:s/>mienia komunalnego<text:s/><text:span text:style-name="T1136">wyda</text:span>je<text:s/>się tworzy elastyczniejszy system, jeśli chodzi o na przykład nieodpłatne przekazywanie mienia z gestii wojewódzkiej w gestie gmin i miast<text:span text:style-name="T1137">.</text:span><text:s/><text:span text:style-name="T1138">A</text:span><text:s/>jak to wszyscy zgodnie konstatują, w tej chwili główny potencjał gospodarki jest jednak podporządkowany Wojewódzkim Radom Narodowym<text:span text:style-name="T1139">.</text:span></text:p>
      <text:p text:style-name="P1140">No i jest spr<text:span text:style-name="T1141">a</text:span>wa wprowadzania niezbędnych zmian do Konstytucji, bo te przewartościowania i jak gdyby górowanie, czy tendencja do górowania funkcji samorządowej rad narodowych nad funkcją władztwa państwowego jest pewnym procesem, który postępuje i który każdy obserwator rad narodowych musi odnotowywa<text:span text:style-name="T1142">ć</text:span><text:s/>i rejestrować. Ona mniej widoczna jest na szczeblu podstawowym, dzisiaj właściwie my jeszcze nie dysponujemy danymi, tutaj dyrektor budżetu państwa, który uczestniczył, zapewne jeszcze nie mógłby przedstawić po pr<text:span text:style-name="T1143">o</text:span>stu pewnych liczb dokumentujących to zjawisko, ale szereg dochodów, w tym dochodu od spółdzielczości, to się szacuje na 260 mld, zostały przekazane na szczebel podstawowy, a więc ten proces usamorządowienia poprzez większą samodzielność finansową on postępuje, chociaż mamy pełną świadomość, że on na szczeblu podstawowym jest niedostateczny. Nadal jeszcze tych rad narodowych zbyt dużo opiera swoją działalność na dotacjach.</text:p>
      <text:p text:style-name="P1144">I wiążąc ten proces, ten proces powinien znaleźć również swój wyraz w odpowiednich regulacjach. Naszym zdaniem powinien się zmienić,<text:s/><text:span text:style-name="T1145">p</text:span>o pierwsze, rady narodowe i w ogóle termin samorządu terytorialnego dzisiaj nie znajduje żadnego wyrazu w Konstytuc<text:span text:style-name="T1146">ji</text:span>. Rady Konstytuc<text:span text:style-name="T1147">ja</text:span><text:s/>definiuje<text:s/><text:span text:style-name="T1148">ja</text:span>ko organy, terenowe organy władzy, organy samorządu społecznego. Ale uważamy, że trzeba, że tutaj trzeba by zmienić, jakby traktować jak<text:span text:style-name="T1149">o</text:span><text:span text:style-name="T1150"><text:s/></text:span>dyrektywę konstytuc<text:span text:style-name="T1151">yj</text:span>ną odwrócenie i wyeksponowanie na pierwszym jakby planie funkcji samorządu terytorialnego, na drugim funkcji władztwa państwowego. Nie są to oczywiście, zdajemy sobie sprawę, propozycje czy modyfikacje, które by satysfakcjonowały drugą<text:s/><text:span text:style-name="T1152">s</text:span>tr<text:span text:style-name="T1153">o</text:span>nę<text:span text:style-name="T1154">.</text:span></text:p>
      <text:p text:style-name="P1155">I jest sprawa, która wzbudza pewne obawy natury takiej społeczno-polityczne<text:span text:style-name="T1156">j</text:span>, to jest wizja skrócenia kadencji rad narodowych<text:span text:style-name="T1157">.</text:span><text:s/>Nawet zakładając, że obecne przemiany zachodzące w państwie zaktywizują znaczną część społeczeństwa i że to powinno znaleźć wyraz w składzie rad narodowych, to boimy się i nie chcielibyśmy popełnić takiego błędu, żeby autentyczni działacze terenów<text:span text:style-name="T1158">k</text:span>i poprzez skrócenie kadencji, a wybory mieliśmy bardzo niedawno, zostali jak gdyby odrzuceni i ponownie musieli starać się o mandat. Wśród tych ludzi jes<text:span text:style-name="T1159">t</text:span><text:s/><text:span text:style-name="T1160">s</text:span>zereg wartościowych osób, zresztą myślę i związanych organizacyjnie, a oficjalnie czy mniej oficjalnie czy sympatyzujących ze stroną naszych partnerów w rozmowach, i po prostu wydaje się, że ze<text:s/><text:span text:style-name="T1161">w</text:span>zględów społecznych, żadnych innych, nie powinniśmy tych ludzi odrzucać, rozpisywać nowych wyborów.</text:p>
      <text:p text:style-name="P1162">Takie są mniej motywy, które z pełną otwartością chciałem tu przedstawić, które nie pozwalają na pełne uzgodnienie stanowisk. Zaskarżalność do sądu, przepraszam bardzo, że to opuściłem, zaskarżalność do<text:s/><text:soft-page-break/>sądu uważamy za rzecz możliwą do przyjęcia i przesunięcia, podobnie jak poprzedniego punktu, do<text:s/>protokołu<text:s/>uzgodnień<text:span text:style-name="T1163">.</text:span></text:p>
      <text:p text:style-name="P1164">Dziękuję bar<text:span text:style-name="T1165">d</text:span>zo.</text:p>
      <text:p text:style-name="P1166"><text:span text:style-name="T1167">Przewodni</text:span><text:span text:style-name="T1168">cz</text:span><text:span text:style-name="T1169">ący</text:span>:</text:p>
      <text:p text:style-name="P1170">Dziękuję bardzo<text:span text:style-name="T1171">.</text:span><text:s/>Poproszę teraz pana doc. Kuleszę o przedstawienie swoich uwag<text:span text:style-name="T1172">.</text:span></text:p>
      <text:p text:style-name="P1173"><text:span text:style-name="T1174">Doc</text:span><text:span text:style-name="T1175">. Kules</text:span><text:span text:style-name="T1176">z</text:span><text:span text:style-name="T1177">a</text:span><text:span text:style-name="T1178">:</text:span></text:p>
      <text:p text:style-name="P1179">Proszę Państwa! Ja chciałem powiedzieć krótko o kilku sprawach, które sądzę, że są ważne na tle notatki, którą państwo, jak sądzę, wszyscy mają i nie muszę jej tutaj po prostu czytać<text:span text:style-name="T1180">.</text:span></text:p>
      <text:p text:style-name="P1181">Otóż po pierwsze, chciałem powiedzieć, że notatka ta nie została sporządzona w trakcie naszego spotkania, lecz została sporządzona przedtem przez stronę koa<text:span text:style-name="T1182">l</text:span>ic<text:span text:style-name="T1183">y</text:span>jno-rzą<text:span text:style-name="T1184">d</text:span>ową i ja tę notatkę w całości niejako przyjmuję i podp<text:span text:style-name="T1185">i</text:span>suję, to znaczy zgadzam się, że, mówimy o notatce jednostronicowe<text:span text:style-name="T1186">j</text:span>, którą pan Wilkanowicz dał i przed chwilą referował. Ta notatka została przygotowana przedtem przez stronę koalicyjno-rządową i w moim przekonaniu ona doskonale oddaje istotę rozbieżności i także uznaję ją<text:s/><text:span text:style-name="T1187">w</text:span><text:s/>całości jako zaakceptowaną.</text:p>
      <text:p text:style-name="P1188">Są tutaj dwie zasadnicze sprawy, które dotyczą naszych rozbieżności. Pierwsza, to jest problem istoty przekształceń. Istota przekształceń w rozumieniu, jak zrozumiałem, strony koalicyjno-rządowej, tak jak z tej notatki wynika, miałaby polegać na daleko idącym uspołecznieniu systemu władzy państwowej w terenie, ze wszystkimi konsekwen<text:span text:style-name="T1189">cj</text:span>ami tego uspołecznienia, również w sferze politycznej itd., itd.</text:p>
      <text:p text:style-name="P1190">W naszym mniemaniu chodzi tut<text:span text:style-name="T1191">aj,</text:span><text:s/>i takie stanowisko prezentowaliśmy od początku, o samorząd terytorialny, a więc o odrębną podmiotowość miast i gmin czy też zbiorowości mieszkańców miast i gmin, ze wszystkimi konsekwenc<text:span text:style-name="T1192">ja</text:span>mi tego faktu w sfe<text:span text:style-name="T1193">r</text:span>ze ustrojowej, organizacyjnej, zarówno w sferze prawa publicznego, jak i w sferze prawa maj<text:span text:style-name="T1194">ą</text:span>tkowego<text:span text:style-name="T1195">.</text:span><text:s/><text:span text:style-name="T1196">I</text:span><text:s/>to jest pierwsza ta rozbieżność.</text:p>
      <text:p text:style-name="P1197">I te dalsze rozbieżności są konsekwencją owego konfliktu<text:s/>czy też nie dojścia do porozumienia<text:s/><text:span text:style-name="T1198">w</text:span><text:s/>tej zasadniczej sprawie, dotyczącej istoty przekształceń.</text:p>
      <text:p text:style-name="P1199">Drugi problem<text:span text:style-name="T1200">.</text:span><text:s/>który<text:s/><text:span text:style-name="T1201">wyda</text:span>je mi się, byłby negoc<text:span text:style-name="T1202">jo</text:span>walny, co już zresztą widać na tle dwóch punktów ostatnich z listy rozbieżności, to jest problem tempa przekształceń. I my, co jest naturą niejako zawsze takich poglądów<text:span text:style-name="T1203">,</text:span><text:s/>które i strony, którą tutaj reprezentu<text:span text:style-name="T1204">je</text:span>my, jesteśmy<text:s/><text:span text:style-name="T1205">s</text:span>kłonni widzieć to może za bardzo optymistycznie, ale w każdym razie chcielibyśmy gdzieś te przekształcenia idące daleko szybciej, strona koalicyjno-<text:span text:style-name="T1206">r</text:span>ządowa przedstawia różne argumenty za tym, że to jest niemożliwe i że to musi trwać długo, a nawet bardzo długo.</text:p>
      <text:p text:style-name="P1207">Trzeci problem, który nie był dyskutowany wcale przy tym stole, ale który wydaje mi się tkwi u podłoża sporu, o którym mówimy, to jest problem generalny pro-komunalnej albo też tylko dotychczasowej strategii gospodarczej państwa. Innymi słowy, wiadomo, że mówimy o sektorze gospodarczym niedoinwestowanym<text:span text:style-name="T1208">,</text:span><text:s/>zaniedbanym itd.,<text:s/><text:span text:style-name="T1209">i</text:span>td.<text:span text:style-name="T1210">,</text:span><text:s/>i jeżeli ta rzecz nie zostanie zmieniona, to właściwie zmiany w sferze prawa stosunkowo mają małą szansę przekształci<text:span text:style-name="T1211">ć</text:span><text:s/>się w realne polepszenie warunków bytu ludności, a w istocie rzeczy o to przecież tutaj chodzi, to jest jedno,<text:s/><text:span text:style-name="T1212">a</text:span><text:s/>druga to polityczna sfera tych konstrukc<text:span text:style-name="T1213">ji</text:span>.</text:p>
      <text:p text:style-name="P1214">I wreszcie jest czwarta sprawa, która wiąże się z obecną polityką rządu w sprawach gospodarczych i admini<text:span text:style-name="T1215">st</text:span>rac<text:span text:style-name="T1216">yj</text:span>nych. Przepisy prawne, które w tej chwili są wprowadzone na forum sejmowym, one już jak<text:s/><text:soft-page-break/>gdyby ograniczają te tzw. dotychczasowe zdobycze sektora terytorialnego, to znaczy pewne możliwości odwoływania przez rząd funkc<text:span text:style-name="T1217">jo</text:span>nariuszy terenowych, są tam<text:s/>pro<text:span text:style-name="T1218">je</text:span>ktowane, czy<text:span text:style-name="T1219">li</text:span><text:s/>jak gdyby można powiedzieć, że obecna tendencja przez rząd w tej mierze prezentowana sprzeczna jest z istotą przekształceń, o których tutaj wszyscy myślimy tak lub inaczej, to znaczy w mniejszym lub szerszym zakresie je przewidu<text:span text:style-name="T1220">je</text:span>my,<text:s/><text:span text:style-name="T1221">w</text:span><text:s/>stronę demokratyzac<text:span text:style-name="T1222">ji</text:span><text:s/>i rozwoju samorządności lokalnej, te przekształcenia, które dziś, na dzień dzisiejszy proponuje rząd są z tym sprzeczne.</text:p>
      <text:p text:style-name="P1223"><text:span text:style-name="T1224">T</text:span>o jest wszystko, jeśli chodzi o moją wypowiedź w tej chwi<text:span text:style-name="T1225">li</text:span>.</text:p>
      <text:p text:style-name="P1226"><text:span text:style-name="T1227">Przewodnic</text:span><text:span text:style-name="T1228">z</text:span><text:span text:style-name="T1229">ą</text:span><text:span text:style-name="T1230">c</text:span><text:span text:style-name="T1231">y</text:span>:</text:p>
      <text:p text:style-name="P1232">Dziękuję bardzo za to przedstawienie. Rozumiem, że jako strona w tej dyskusj<text:span text:style-name="T1233">i</text:span><text:s/>czuję się głęboko zawiedz<text:span text:style-name="T1234">i</text:span>ony stanowiskiem strony rządowo-koalicyjnej, szczególnie, że wydawało mi się, że szereg spraw było dosyć wyraźnie powiedziane na poprzednim zebraniu w poprzednią sobotę i wydawało mi się, że był dosyć jednoznaczny consensus w wielu wypowiedziach o konieczności usamorządowienia organów administracji na szczeblu lokalnym i nadania rzeczywistego charakteru samorządowego organom lokalnym.</text:p>
      <text:p text:style-name="P1235">Muszę stwierdzić, że ta notatka jest wyraźnym cofnięciem się od naszej dyskusji z zeszłego tygodnia, w świetle istniejących wypowiedzi i stenogramów z tamtego. Muszę to dosyć wyraźnie podkreślić.</text:p>
      <text:p text:style-name="P1236">Żałuję, że tę notatkę sporządzono przed dzisiejszym posiedzeniem. A więc dzisiaj rozpoczyn<text:span text:style-name="T1237">aj</text:span>ąc rano dyskusję o mieniu, a więc o sprawach instrumentalnych, strona rządowa miała w zanadrzu już swoje stwierdzenie, właściwie przekreślające tą dyskusję, którą<text:s/><text:span text:style-name="T1238">ż</text:span>e<text:span text:style-name="T1239">śm</text:span>y do tej pory prowadzili stawiając pod znakiem zapytania po prostu sens naszej rozmowy.</text:p>
      <text:p text:style-name="P1240">Chciałem wyraźnie powiedzieć<text:span text:style-name="T1241">,</text:span><text:s/><text:span text:style-name="T1242">ż</text:span>e strona opozycy<text:span text:style-name="T1243">j</text:span>na nie będzie uczestniczyła w działaniach pozorowanych, pomijających istotną<text:span text:style-name="T1244">,</text:span><text:s/>głęboką, daleko idącą reformę systemu władz terenowych<text:span text:style-name="T1245">.</text:span><text:s/>I nie będziemy akceptować sprawy, z której j<text:span text:style-name="T1246">e</text:span>dnoznacznie z te<text:span text:style-name="T1247">j</text:span><text:s/>notatki wygląda, że władze centralne są gotowe oddać gospodarkę władzom lokalnym, ponieważ rząd nie jest w stanie dać sobie rady z problem<text:span text:style-name="T1248">a</text:span>mi gospodarczymi, wobec tego spycha na dół, przy jednoczesnym utrzymywaniu koncepcji państwa o scentralizowanej władzy, pod którą to reprezentuje centralna administracja, żeby nie powiedzieć biurokracja.</text:p>
      <text:p text:style-name="P1249">I w związku z tym nie możemy się zgodzić, żeby była sytuacja, że się dzielimy własnością i odpowiedzialnością za gospodarkę przy utrzymaniu monopolu władzy reprezentowanej przez administrac<text:span text:style-name="T1250">ję</text:span><text:s/>państwową, która ma prawo określać i ingerować w samorządowe,<text:s/><text:span text:style-name="T1251">s</text:span>prawy samorządowe.</text:p>
      <text:p text:style-name="P1252">Nie chcę dramatyzować oczywiście te<text:span text:style-name="T1253">j</text:span><text:s/>sytuacji. Jakkolw<text:span text:style-name="T1254">i</text:span>ek muszę powiedzieć,<text:s/><text:span text:style-name="T1255">ż</text:span>e to stanowisko dotknęło nas głęboko.</text:p>
      <text:p text:style-name="P1256">Rozumiem, że to jest oczywiście przedmiotem dyskusji i rozumiem, że w ramach dyskusji przy korekcie pewnych sformułowań może będziemy poszukiwać tych punktów rozszerzenia consensusu, ale oczywiście, on musi dotyczyć spraw istotnych, a nie drugorzędnych.</text:p>
      <text:p text:style-name="P1257">Przepraszam za ten wtręt, ale chciałbym w tym momencie powrócić do mojej roli aktualnego przewodniczącego, poprosić państwa o zabieranie głosu w tej sprawie<text:span text:style-name="T1258">.</text:span></text:p>
      <text:p text:style-name="P1259">Proszę bardzo.</text:p>
      <text:p text:style-name="P1260"><text:span text:style-name="T1261">P</text:span><text:span text:style-name="T1262">.</text:span><text:span text:style-name="T1263"><text:s/>Kowa</text:span><text:span text:style-name="T1264">le</text:span><text:span text:style-name="T1265">wski</text:span><text:span text:style-name="T1266">:</text:span></text:p>
      <text:soft-page-break/>
      <text:p text:style-name="P1267">Ja się chciałbym spytać, trochę zaskoczony treścią tego dokumentu, czy jest to oficjalnie uzgodnione stanowisko całej strony koalicyjno-rządowej?</text:p>
      <text:p text:style-name="P1268"><text:span text:style-name="T1269">Przewodniczący</text:span>:</text:p>
      <text:p text:style-name="P1270">Pani Barbara Zawadzka<text:span text:style-name="T1271">.</text:span></text:p>
      <text:p text:style-name="P1272"><text:span text:style-name="T1273">P. Barbara Zawadzka</text:span>:</text:p>
      <text:p text:style-name="P1274">/Wypowiedź poza mikrofonem/.</text:p>
      <text:p text:style-name="P1275">.<text:span text:style-name="T1276">..</text:span>ja też jestem zaskoczona i nie wiem w jakim sensie jesteśmy stroną.</text:p>
      <text:p text:style-name="P1277"><text:span text:style-name="T1278">Przewodniczący</text:span>:</text:p>
      <text:p text:style-name="P1279">Proszę bardzo, kto z państwa chciał zabrać głos? W tej sprawie<text:span text:style-name="T1280">.</text:span></text:p>
      <text:p text:style-name="P1281"><text:span text:style-name="T1282">O</text:span><text:span text:style-name="T1283">b. <text:s text:c="22"/></text:span><text:span text:style-name="T1284">:</text:span></text:p>
      <text:p text:style-name="P1285">Ja nie wiem<text:span text:style-name="T1286">,</text:span><text:s/>czy OPZZ jest po stronie koalicyjnej, to tutaj mogę tylko wypowiedzieć się w ten sposób, że też jestem zaskoczony.</text:p>
      <text:p text:style-name="P1287"><text:span text:style-name="T1288">O</text:span><text:span text:style-name="T1289">b. <text:s text:c="22"/></text:span><text:span text:style-name="T1290">:</text:span></text:p>
      <text:p text:style-name="P1291">No więc, tak jak już powiedziałam, jestem zaskoczona tym stanowiskiem, innym niż to zresztą, które było dyskutowane w piątek i które w jakimś sensie zostało również, zyskało również aprobatę,<text:s/><text:span text:style-name="T1292">p</text:span>o stronie, którą można zwać stroną koalicyjną i po pierwsze chcę powiedzieć, że nie za<text:span text:style-name="T1293">jd</text:span>ziemy daleko, jeżeli będziemy wracać do spraw w jakiś sposób już uzgodnionych sprzed uzgodnień. Ja słuchając na przykład początkowej wypowiedzi o mieniu komunalnym miałam jakąś taką pretensję do panów zabierających głos, że wracali do spraw już w sobotę uzgodnionych, no, niestety, nastąpiło to i z<text:s/><text:span text:style-name="T1294">te</text:span>j strony.</text:p>
      <text:p text:style-name="P1295">No więc mnie się wydaje natomiast, że jeżeli nie mamy się rozstać z niczym, to trzeba szukać form kompromisowych. Ja chcę,<text:s/><text:span text:style-name="T1296">u</text:span>porczywie podtrzymuję formułę, którą proponowałam przed tygodniem, że formuły podkreślającą rangę nadrzędną interesu ogólnego, to znaczy że rady narodowej wyrażając interesy miejscowej ludności są zobowiązane do respektowania interesów ogólnych, wyrażonych w ustawach. I wydaje mi się, że powód, dla którego zależy niektórym rzecznikom strony rządowej na utrzymaniu formuły o w<text:span text:style-name="T1297">ł</text:span>adz<text:span text:style-name="T1298">y</text:span><text:s/>państwowej to jest po pierwsze właśnie niepokój o respektowanie interesu przede wszystkim chyba niepokój o sprawy, o należyte realizowanie interesu ogólnego i dlatego wydaje mi się, że włączenie tej formuły powinno ten niepokój wyeliminować wyraźnie. Że rady narodowe będą, reprezentując miejscową ludność, respektują interes ogólny wyrażony w ustawach, i przy przyjęciu takiej formuły wszystkie te argumenty, które tu pan dyrektor Wilkanowicz prezentował o tym, że rada narodowa, budynek szkolny przeznaczy na magazyn albo coś w tym rodzaju, odpadają po prostu, bo tu wchodzi w grę interes ogólny wyrażony w aktach prawnych.</text:p>
      <text:p text:style-name="P1299">I jeżeli żadne akty prawne nie zabezpieczają tego rodzaju elementarnych interesów ogólnych, jak baza materialna oświaty, to jest to bardzo źle, niezależnie od tego, co tutaj postanowimy.</text:p>
      <text:p text:style-name="P1300">To jest jedna sprawa. Rozumiem, że sprawy nadzoru, zresztą już pan dyrektor Wilkanowicz się przesuwa do spraw uzgodnionych, bo nadzór celowościow<text:span text:style-name="T1301">y</text:span>, powrót do nadzoru ce<text:span text:style-name="T1302">lo</text:span>wościowego byłby nie do przyjęcia, natomiast z drugiej strony chciałabym państwa również poprosić, państwa ze strony solidarnościowej również o oderwanie się od pewnych formuł, bo były czasy, kiedy się zabijano o to czy komunia ma by<text:span text:style-name="T1303">ć</text:span><text:s/>pod jedną czy pod dwiema postaciami. I trochę się obawiam, czy niektóre nasze spory nie są podobne do tego rodzaju sporów, żeby się po prostu nie obstawały przy formułach, a przy treściach.</text:p>
      <text:soft-page-break/>
      <text:p text:style-name="P1304"><text:span text:style-name="T1305">W</text:span><text:s/>związku<text:s/><text:span text:style-name="T1306">z</text:span><text:s/>tym chcę powiedzieć<text:span text:style-name="T1307">,</text:span><text:s/>że eksponując, jak rozumiem, że państwo się boicie w tej formule władzy państwowej centralnego wpływu, prawda? Narzucania centralnych rozwiązań poprzez te formuły organów władzy państwowej. Sądzę, że jeżeli nie będzie nadzoru ce<text:span text:style-name="T1308">lo</text:span>wościowego, i jeżeli będzie to różnica wtedy pomiędzy tym, że rady narodowe reprezentują miejscową ludność, a są respektowane, są obowiązane respektować interes ogólny i wykonują funkcje władzy państwowej w zakresie spraw centralnych na podstawie ustaw, nie jest chyba tak, chyba nie stwarza możliwości takiego komenderowania pod warunkiem, że organ wykonawczy będzie organem władzy.</text:p>
      <text:p text:style-name="P1309">Moim zdaniem to, że obecnego podwójnego podporządkowania organu wykonawczego zachować na pewno nie można, jeżeli mamy postąpić jakiś krok naprzód, ale wydaje mi się, że jeżeli będzie to sformułowanie o władzy, o interesie ogólnym zabezpieczonym przez ustawy i jednocześnie o wykonywaniu przez rady narodowe funkcji władztwa państwowego w sprawach nie należących do zakresu władzy lokalnej, to chyba by to było do przyjęcia<text:span text:style-name="T1310">.</text:span></text:p>
      <text:p text:style-name="P1311">Natomiast jest tut<text:span text:style-name="T1312">aj,</text:span><text:s/>mogą być zarzuty<text:s/><text:span text:style-name="T1313">fo</text:span>rmalno-pr<text:span text:style-name="T1314">a</text:span>wne związane z de<text:span text:style-name="T1315">f</text:span>inicją charakteru rad narodowych w Konstytucji, no rzeczywiście, jest to wtedy sprawa nowelizacji Konstytucji.</text:p>
      <text:p text:style-name="P1316">Mnie się wydaje, że jeżeli, że można, przyjęcie nowej Konstytucji to jest sprawa nie nazbyt odległa w tej chwili, to jest rok 199<text:span text:style-name="T1317">1</text:span>, to jest tak sobie zaplanowano, jest to kwestia dwóch lat i niektóre sprawy można do tamtego czasu odłożyć<text:span text:style-name="T1318">.</text:span><text:s/>Chciałam wezwać do szukania formuł pośrednich, bo wydaje mi się, że jeżeli byśmy się mieli rozstać z tym,<text:s/>że jedna strona nie odstąpi i druga strona nie odstąpi, to wtedy wszystkie nasze tutaj spędzone upojne dzionki były zupełnie bezcelowe<text:span text:style-name="T1319">.</text:span></text:p>
      <text:p text:style-name="P1320">Wydaje mi się,<text:s/><text:span text:style-name="T1321">ż</text:span>e sprzeczność dotyczącą mienia komunalnego na szczeblu wojewódzkim jest pozorna<text:span text:style-name="T1322">.</text:span><text:s/>Dla mnie to ona jest zupełnie niezrozumiała, bo w jednej z poprzednich wersji projektu ustawy o mieniu komunalnym nie było tego, tej propozycji stworzenia mienia komunalnego na szczeblu wojewódzkim, tu zostało wprowadzone pod naciskiem sił demokratyczny<text:span text:style-name="T1323">c</text:span>h<text:span text:style-name="T1324">.</text:span><text:s/>I jestem zupełnie z kolei zaskoczona, że strona solidarnościowa, która się uważa za rzecznika sił demokratycznych, przeciwstawia się wprowadzeniu mienia komunalnego na szczeblu wojewódzkim<text:span text:style-name="T1325">.</text:span></text:p>
      <text:p text:style-name="P1326">Jest to dla mnie kompletnie n<text:span text:style-name="T1327">i</text:span>ezrozumiałe i nie wiem, co państwem kieruje. Jak również nie uważam za ostatn<text:span text:style-name="T1328">i</text:span>e słowo demokracji tworzenie struktury, w której - jak to z notatki dzisiaj rano doręczonej by wynikało, kontrolą legalności działań samorządu, kontrola legalności działań samorządu należałaby do administrac<text:span text:style-name="T1329">ji</text:span><text:s/>państwowej. Jest ona dosyć znaną, że tak powiem, banalną zgoła w prawie ustrojowym, że nadzór nad organami przedstawicielskimi, samorządowymi nie powinien należeć do organów administracji państwowej i ta formuła nie ma nic wspólnego znowu z umacnianiem demokracji w skali lokalnej<text:span text:style-name="T1330">.</text:span><text:s/>Jest to znowu dla mnie zupełnie niezrozumiałe.</text:p>
      <text:p text:style-name="P1331">Natomiast jeżeli chcemy odejść od takich właśnie rzeczywiście niebezpiecznych form, jak kontrola samorządu przez administrac<text:span text:style-name="T1332">ję</text:span><text:s/>państwową jest nam wtedy potrzebny samorząd na szczeblu wojewódzkim. Samorząd na szczeblu wojewódzkim no i tutaj i wydaje mi się, że należy jednolicie określić<text:s/>charakter rad narodowych na obu szczeblach,<text:s/><text:span text:style-name="T1333">j</text:span>ako organów reprezentujących interesy społeczności lokalnych w danej skali, z tymi wszystkimi zastrzeżeniami, dotyczącymi, ze wszystkimi uzupełnieniami, dotyczącymi respektowania interesów ogólnych i wykonywania przez te same rady narodowe i ich organy wykonawcze spraw ogólni<text:span text:style-name="T1334">ejs</text:span>zego zasięgu, spraw ogó<text:span text:style-name="T1335">ln</text:span>opańst<text:span text:style-name="T1336">w</text:span>ow<text:span text:style-name="T1337">y</text:span>c<text:span text:style-name="T1338">h.</text:span></text:p>
      <text:soft-page-break/>
      <text:p text:style-name="P1339">Dziękuję, nie było to nazbyt jasne, ale właśnie szukam t<text:span text:style-name="T1340">y</text:span>ch<text:s/><text:span text:style-name="T1341">fo</text:span>rmuł kompromisowych.</text:p>
      <text:p text:style-name="P1342"><text:span text:style-name="T1343">O</text:span><text:span text:style-name="T1344">b. <text:s text:c="22"/></text:span><text:span text:style-name="T1345">:</text:span></text:p>
      <text:p text:style-name="P1346">Chciałbym może zacząć od tego, że chciałbym jakoś stępić ten dramatyzm w wystąpieniu pana prof. Regulskiego, jak wiadomo, różnica między optymistą a pesymistą polega na tym, że jeden mówi,<text:s/><text:span text:style-name="T1347">ż</text:span>e szklanka jest do połowy pusta, to powiedział pan prof. Regulski, ja chcę powiedzieć, że jest do połowy pełna, chociaż mamy na jakość tego płynu różny pogląd.</text:p>
      <text:p text:style-name="P1348">Niemniej jednak chciałem zauważyć tutaj, że aczkolwiek problemy nieuzgodnione należą na pewno do n<text:span text:style-name="T1349">aj</text:span>poważnie<text:span text:style-name="T1350">js</text:span>zych, na pewno konstytutywnych, można powiedzieć, dla tego zagadnienia, jednakże jest dość długa lista uzgodnionych spraw i uzgodnionych problemów.</text:p>
      <text:p text:style-name="P1351">Wydaje mi się także, że istnieje możność znalezienia pewnych formuł, które przynajmniej w niektórych sprawach zbliżałyby nasze stanowiska.</text:p>
      <text:p text:style-name="P1352">Ponieważ różne poglądy tutaj w rozmowach kuluarowych wyrażano po stronie koali<text:span text:style-name="T1353">c</text:span>yjno-rządowej, wobec tego chciałem poprosić pana przewodniczącego o zarządzenie przerwy, żeby nasza strona mogła po prostu uzgodnić swoje stanowisko, tym bardziej, że padło już pytanie, na które odpowiedź może nie<text:s/>zabrzmiała dość<text:s/><text:span text:style-name="T1354">j</text:span>asno, jeżeli<text:s/><text:span text:style-name="T1355">w</text:span><text:s/>ogóle zabrzmiała, jaki jest charakter tej notatki. Tak że krótko mówiąc byłoby bardzo dobrze, gdyby pan przewodniczący zechciał udzielić, zechciał zarządzić przerwę i umożliwić nam zajęcie stanowiska, które być może stwarzałoby lepszy punkt wyjścia dla dalszej dyskusji.</text:p>
      <text:p text:style-name="P1356">Dzięku<text:span text:style-name="T1357">ję</text:span>.</text:p>
      <text:p text:style-name="P1358"><text:span text:style-name="T1359">Przewodniczący</text:span>:</text:p>
      <text:p text:style-name="P1360">Dziękuję bardzo. Mam właśnie... koreferenci i doc. Kulesza i pan Wilkanowicz chcieli zabrać głos w tej chwili, proszę o krótkie wypowiedzi. Może w takim razie każdemu minutową wypowiedź na tym tle, panowie, i wtedy zrobimy przerwę dla wyjaśnienia<text:s/><text:span text:style-name="T1361">s</text:span>prawy<text:span text:style-name="T1362">.</text:span></text:p>
      <text:p text:style-name="P1363"><text:span text:style-name="T1364">Doc. Kulesza</text:span>:</text:p>
      <text:p text:style-name="P1365">Chcę powiedzieć, że no<text:span text:style-name="T1366">ta</text:span>tka ta, którą przyjąłem, nie obejmuje jednego zakresu ani rzeczy uzgodnionych, ani też pełnego zakresu rozbieżności. Jednakże uznaliśmy z moim współkolegą w małej komisji redakcyjn<text:span text:style-name="T1367">ej</text:span>, że rozbieżności, które są tutaj zawarte są tak daleko idące, że rozmowa o dalszych rozbieżnościach czy też dalszych rzeczach uzgodnionych jak gdyby zawsze jest sens rozmawiać, bo rozmowa sama w sobie ma pozytywne znaczenie, natomiast że nie ma już potrzeby na tym etapie uzupełniać owej notatki o dalsze rzeczy zbieżne i rozbieżne. Do tak<text:span text:style-name="T1368">i</text:span>ch np. rozbieżnych kwestii, o których była łaskawa przed chwilą wspomnieć pani prof. Zawadzka, należy konstrukcja całego systemu ponad<text:span text:style-name="T1369">lo</text:span>kalnego, o którym myśmy tutaj przy tym stole praktycznie jeszcze nie rozmawiali i stąd rzecz tu się nie znalazła naprawdę w tej krótkiej. No, jest, ale nie do końca.</text:p>
      <text:p text:style-name="P1370">Więc ta cała kwestia związana z systemem wo<text:span text:style-name="T1371">je</text:span>wódzkim, z całym procesem przekształceń ewentualnych w bardzo małym<text:s/>stopniu znajduje tutaj odzwierciedlenie. Nie chcemy merytorycznie podejmować w tej chwili dyskusji, może po przerwie, ale to chciałem podkreślić, że to jest pewien podstawowy pakiet uzgodnień i rozbieżności i poza nim są inne, niektóre spoza rozbieżności, spoza tego co tutaj jest zapisane, uważamy również za bardzo istotne. Dziękuję.</text:p>
      <text:p text:style-name="P1372"><text:span text:style-name="T1373">P</text:span><text:span text:style-name="T1374">rzew</text:span><text:span text:style-name="T1375">odniczący</text:span>:</text:p>
      <text:p text:style-name="P1376">Pr<text:span text:style-name="T1377">o</text:span>szę bardzo, pan Wilkanowicz.</text:p>
      <text:soft-page-break/>
      <text:p text:style-name="P1378"><text:span text:style-name="T1379">P. Wilkanowic</text:span><text:span text:style-name="T1380">z</text:span>:</text:p>
      <text:p text:style-name="P1381">Też chciałem przede wszystkim chciałem przeprosić obie strony, wszystkich uczestników dzisiejszych rozmów, bo nie naszym cel<text:span text:style-name="T1382">o</text:span>m i zamiarem było urażenie kogokolwiek bądź wypaczenie poglądów, które tu zostały wypowiedziane.</text:p>
      <text:p text:style-name="P1383">Po prostu ten dokument został sporządzony na zupełnie inny użytek, istotnie, przed rozmowami, natomiast redagując czy przystępując do redakcji obu dość obszernych dokumentów w pewnym momencie doszliśmy do wniosku, żeby sobie uprościć technicznie życie i po prostu odnieść się do tego wcześniej sporządzonego dokumentu, który nie przesądza o niczym, znaczy wiążą nas tutaj pewne<text:s/><text:span text:style-name="T1384">zo</text:span>bowią<text:span text:style-name="T1385">za</text:span>nia, ale nie było naszą intencją, krótko mówiąc, urażenie kogokolwiek z uczestniczących w naszych rozmowa<text:span text:style-name="T1386">c</text:span>h, tak że serdecznie przepraszam i chciałem po prostu wyjawić, jakie istotnie były motywy posłużenia się tą niefortunną notatką<text:span text:style-name="T1387">.</text:span></text:p>
      <text:p text:style-name="P1388"><text:span text:style-name="T1389">Przewodniczący</text:span><text:span text:style-name="T1390">:</text:span></text:p>
      <text:p text:style-name="P1391">Dziękuję bardzo. Pan Martyniuk<text:span text:style-name="T1392">.</text:span></text:p>
      <text:p text:style-name="P1393"><text:span text:style-name="T1394">P. Martyniuk</text:span><text:span text:style-name="T1395">:</text:span></text:p>
      <text:p text:style-name="P1396">Ja chciałem wyrazić pogląd, panowie, że ciągle nawracamy do mówienia o samorządności pozorowanej, a zebraliśmy się, żeby mówić o rzeczywistej<text:span text:style-name="T1397">.</text:span></text:p>
      <text:p text:style-name="P1398"><text:span text:style-name="T1399">I</text:span><text:s/>drugi pog<text:span text:style-name="T1400">l</text:span>ąd, że mówiąc o samorządach terytorialnych musimy w jakiś sposób wiązać ten temat z samorządnością bezpośrednio, nawiązać i tego nawiązania też nikt nie chce zrozumieć, że to jest konieczne<text:span text:style-name="T1401">.</text:span><text:s/>Widzi si<text:span text:style-name="T1402">ę</text:span><text:s/>tylko powiązania samorządności bezpośredniej poprzez budżet państwa i spływający do samorządu<text:span text:style-name="T1403">.</text:span><text:s/>Otóż to powiązanie między<text:s/><text:span text:style-name="T1404">s</text:span>amorządem terytorialnym a bezpośrednią samorządnością powinno też być uwzg<text:span text:style-name="T1405">lę</text:span>dnione.</text:p>
      <text:p text:style-name="P1406">Dzięku<text:span text:style-name="T1407">ję.</text:span></text:p>
      <text:p text:style-name="P1408"><text:span text:style-name="T1409">Przew</text:span><text:span text:style-name="T1410">od</text:span><text:span text:style-name="T1411">ni</text:span><text:span text:style-name="T1412">cz</text:span><text:span text:style-name="T1413">ąc</text:span><text:span text:style-name="T1414">y</text:span>:</text:p>
      <text:p text:style-name="P1415">Dziękuję bardzo<text:span text:style-name="T1416">.</text:span><text:s/>Rozumiem, że robimy w tej chwili przerwę, czy pan profesor? 15 minut, jak panowie zasygnalizują. Czy panowie chcą tu zostać?</text:p>
      <text:p text:style-name="P1417">Dziękuję<text:span text:style-name="T1418">.</text:span></text:p>
      <text:p text:style-name="P1419"/>
      <text:p text:style-name="P1420">/Przerwa/.</text:p>
      <text:p text:style-name="P1421"/>
      <text:p text:style-name="P1422">/Po przerwie/.</text:p>
      <text:p text:style-name="P1423"/>
      <text:p text:style-name="P1424">Po tej krótkiej naradzie strona koalicyjno-rządowa, w której to grupie mam zaszczyt przewodniczyć, uzgodniła swoje stanowiska i do pewnego stopnia skorygowała ten pogląd, który został wyrażony w notatce wcześniej udostępnionej.</text:p>
      <text:p text:style-name="P1425">Na czym polega zmiana? Na czym polega kolektura naszego stanowiska? Po pierwsze, w sprawie ogólnej charakterystyki rad narodowych, my proponujemy,<text:s/><text:span text:style-name="T1426">a</text:span>byśmy przyjęli takie stanowisko, które byłoby przedstawione do rozważenia Sejmowi oczywiście przy najbliższej zmianie Konstytucji, iż organami uchwałodawczymi samorządu terytorialnego są rady narodowe, które jednocześnie wykonują funkcje władzy państwowej, określone w Konstytucji i w ustawach.</text:p>
      <text:soft-page-break/>
      <text:p text:style-name="P1427">Inaczej mówiąc, proponujemy, by organy uchwałodawcze samorządu terytorialnego, jakimi byłyby właśn<text:span text:style-name="T1428">i</text:span>e rady narodowe,<text:s/>jednakże mogły uzyskać z mocy ustaw czy uzyskiwały z mocy ustaw względnie samej Konstytucji takie funkcje, które nie mieszczą się w funkcjach samorządu terytorialnego.</text:p>
      <text:p text:style-name="P1429">Inaczej mówiąc, jeszcze inaczej mówiąc, proponujemy odwrócenie dotychczasowej charakterystyki rad narodowych, terenowych organów jednolitej władzy państwowej w dotychczasowym brzmieniu, a tylko... przy tym organów samorządu społecznego jak powiada Konstytucja na rzecz związania rad narodowych z samorządem terytorialnym, ale - powtarzam<text:s/><text:span text:style-name="T1430">-</text:span><text:s/>z pozostawieniem im funkcji<text:s/>tz<text:span text:style-name="T1431">n</text:span>. sprawy sa<text:span text:style-name="T1432">m</text:span>orządu<text:s/><text:span text:style-name="T1433">te</text:span>rytorialnego pow<text:span text:style-name="T1434">ie</text:span>rzone byłyby odrębnym organom, dajmy na to zarządom samorządu ter<text:span text:style-name="T1435">ytor</text:span>ial<text:span text:style-name="T1436">ne</text:span>go, a prócz tego<text:s/><text:span text:style-name="T1437">fu</text:span>nk<text:span text:style-name="T1438">cj</text:span>onowaliby naczelnicy jako organy administra<text:span text:style-name="T1439">cj</text:span>i państwowej<text:span text:style-name="T1440">.</text:span></text:p>
      <text:p text:style-name="P1441">Trzecia nasza korektura do istniejącego przedstawionego państwu stanowiska, jest to właściwie pewien brak<text:s/><text:span text:style-name="T1442">je</text:span>dnolitego<text:s/><text:span text:style-name="T1443">st</text:span>anow<text:span text:style-name="T1444">is</text:span>ka<text:s/><text:span text:style-name="T1445">st</text:span>rony koalic<text:span text:style-name="T1446">yjn</text:span>o-rządow<text:span text:style-name="T1447">ej<text:s/></text:span>jak na razie, i propozycja kontynuowania dyskusji z prośbą adresowaną do państwa o zezwolenie, o stworzenie pewnego moratorium dla strony koalicyjno-rządow<text:span text:style-name="T1448">ej,</text:span><text:s/>która być mo<text:span text:style-name="T1449">ż</text:span>e uzgodni to stanowisko na wyższym etapie dyskusji, w późniejszej fazie dyskusji na temat tych ponad gminnych urządzeń, inaczej mówiąc na temat tworzenia czy nie tworzenia samorządu w<text:span text:style-name="T1450">oje</text:span>wódzk<text:span text:style-name="T1451">ie</text:span>go<text:span text:style-name="T1452">.</text:span><text:s/>To jest wszystko<text:span text:style-name="T1453">.</text:span></text:p>
      <text:p text:style-name="P1454">Aha, chciałem jeszcze powiedzieć, iż jest taka autopoprawka, która zmierza do tego, by w tym dokumencie, który zostanie opracowany uwzględnić realizację przez samorząd terytorialny jego zadań także w formach demokracji bezpośredni<text:span text:style-name="T1455">ej.</text:span><text:s/>Jakiś taki postulat tutaj zawrzeć, by możliwie wiele funkcji samorządowych mogłoby być realizowane bezpośrednio przez mieszkańców, czy to na zebraniach ogólnych mieszkańców, czy to w drodze referendum lokalnego<text:span text:style-name="T1456">.</text:span></text:p>
      <text:p text:style-name="P1457">Dziękuję panie przewodniczący.</text:p>
      <text:p text:style-name="P1458">Proszę? Które?</text:p>
      <text:p text:style-name="P1459"><text:span text:style-name="T1460">/</text:span>Głos z sali: nie słychać/.</text:p>
      <text:p text:style-name="P1461">Wyeliminowanie możliwości, przecież to już jest uzgodnione. Tutaj nie ma<text:span text:style-name="T1462">...</text:span><text:s/>Natomiast tempo jest do dyskusji<text:span text:style-name="T1463">.</text:span></text:p>
      <text:p text:style-name="P1464">Dzi<text:span text:style-name="T1465">ę</text:span>ku<text:span text:style-name="T1466">ję.</text:span></text:p>
      <text:p text:style-name="P1467"><text:span text:style-name="T1468">P</text:span><text:span text:style-name="T1469">rzewodni</text:span><text:span text:style-name="T1470">cząc</text:span><text:span text:style-name="T1471">y</text:span>:</text:p>
      <text:p text:style-name="P1472">Dziękuję panu profesorowi<text:span text:style-name="T1473">.<text:s/></text:span>Pan doc<text:span text:style-name="T1474">.</text:span><text:s/>Kulesza chciał<text:span text:style-name="T1475">.</text:span></text:p>
      <text:p text:style-name="P1476"><text:span text:style-name="T1477">O</text:span><text:span text:style-name="T1478">b. <text:s text:c="22"/></text:span><text:span text:style-name="T1479">:</text:span></text:p>
      <text:p text:style-name="P1480"><text:span text:style-name="T1481">T</text:span>o może jednak po obiedzie<text:span text:style-name="T1482">.</text:span></text:p>
      <text:p text:style-name="P1483">Będziemy mniej zdenerwowani<text:span text:style-name="T1484">.</text:span></text:p>
      <text:p text:style-name="P1485"><text:span text:style-name="T1486">P</text:span><text:span text:style-name="T1487">rz</text:span><text:span text:style-name="T1488">ewodnicz</text:span><text:span text:style-name="T1489">ący</text:span><text:span text:style-name="T1490">:</text:span></text:p>
      <text:p text:style-name="P1491">D<text:span text:style-name="T1492">obrze.</text:span></text:p>
      <text:p text:style-name="P1493"><text:span text:style-name="T1494">O</text:span><text:span text:style-name="T1495">b. <text:s text:c="22"/></text:span><text:span text:style-name="T1496">:</text:span></text:p>
      <text:p text:style-name="P1497">Ja jeszcze w takiej kwestii organizacyjn<text:span text:style-name="T1498">ej.</text:span><text:s/>Ot<text:span text:style-name="T1499">óż</text:span><text:s/>nasza strona nie<text:s/><text:span text:style-name="T1500">ot</text:span>rzymała jeszcze do dz<text:span text:style-name="T1501">isie</text:span>js<text:span text:style-name="T1502">z</text:span>e<text:span text:style-name="T1503">g</text:span>o dnia stenogramu z poprzedniego spotkania<text:span text:style-name="T1504">.</text:span><text:s/>Obiecano nam na poniedziałek, dzisiaj mamy piątek<text:s/><text:span text:style-name="T1505">-</text:span><text:s/>nie ma.</text:p>
      <text:p text:style-name="P1506"><text:span text:style-name="T1507">O</text:span><text:span text:style-name="T1508">b. <text:s text:c="22"/></text:span><text:span text:style-name="T1509">:</text:span></text:p>
      <text:p text:style-name="P1510">Nasza strona też nie otrzymała.</text:p>
      <text:p text:style-name="P1511"><text:span text:style-name="T1512">O</text:span><text:span text:style-name="T1513">b. <text:s text:c="22"/></text:span><text:span text:style-name="T1514">:</text:span></text:p>
      <text:soft-page-break/>
      <text:p text:style-name="P1515">Ale to jakby nas nie satysfakcjonu<text:span text:style-name="T1516">je.</text:span></text:p>
      <text:p text:style-name="P1517"><text:span text:style-name="T1518">O</text:span><text:span text:style-name="T1519">b. <text:s text:c="22"/></text:span><text:span text:style-name="T1520">:</text:span></text:p>
      <text:p text:style-name="P1521">Więc składam oświadczeni<text:span text:style-name="T1522">e,</text:span><text:s/><text:span text:style-name="T1523">ż</text:span>e potrzebujemy stenogramu, bo rzeczywiście one zawierają dosyć dużo c<text:span text:style-name="T1524">ie</text:span>kawych s<text:span text:style-name="T1525">for</text:span>mułowań<text:span text:style-name="T1526">.</text:span><text:s/>Poprzednim razem była jednak duża ilość materiału i<text:span text:style-name="T1527">nt</text:span>elektualnego w tym zawarta.</text:p>
      <text:p text:style-name="P1528"><text:span text:style-name="T1529">O</text:span><text:span text:style-name="T1530">b. <text:s text:c="22"/></text:span><text:span text:style-name="T1531">:</text:span></text:p>
      <text:p text:style-name="P1532"><text:span text:style-name="T1533">P</text:span>anie przewodniczący, ja rozumiem, że pan przez wrodzoną skromność nie podał tego komunikatu do publicznej wiadomości, ale ja jestem<text:s/><text:span text:style-name="T1534">m</text:span>niej skromny od pana i może zechce pan powiedzieć, iż w ostatnim numerze<text:s/><text:span text:style-name="T1535">„</text:span>Rady Narodowej<text:span text:style-name="T1536">”</text:span><text:s/>nasze dwa przemówienia po autoryzacji zostały opublikowa<text:span text:style-name="T1537">ne,</text:span><text:s/>programowe<text:span text:style-name="T1538">.</text:span></text:p>
      <text:p text:style-name="P1539"><text:span text:style-name="T1540">/</text:span>Ogólne rozmowy na sali<text:span text:style-name="T1541">/</text:span>.</text:p>
      <text:p text:style-name="P1542"><text:span text:style-name="T1543">O</text:span><text:span text:style-name="T1544">b. <text:s text:c="22"/></text:span><text:span text:style-name="T1545">:</text:span></text:p>
      <text:p text:style-name="P1546">Pytanie więc, czy wszyscy mogą<text:s/>otrzymać ten egzemplarz<text:s/><text:span text:style-name="T1547">„</text:span>Rady Narodowej”?</text:p>
      <text:p text:style-name="P1548"/>
      <text:p text:style-name="P1549">/<text:span text:style-name="T1550">Przerwa</text:span>/.</text:p>
      <text:p text:style-name="P1551"/>
      <text:p text:style-name="P1552">/Po przerwie/.</text:p>
      <text:p text:style-name="P1553"/>
      <text:p text:style-name="P1554"><text:span text:style-name="T1555">Przew</text:span><text:span text:style-name="T1556">o</text:span><text:span text:style-name="T1557">dnicząc</text:span><text:span text:style-name="T1558">y</text:span>:</text:p>
      <text:p text:style-name="P1559">Może przed przystąpieniem do dyskusji<text:span text:style-name="T1560">,</text:span><text:s/>powiemy sobie o kilku sprawach porządkowych, czy też uzgodnimy kilka spraw porządkowych<text:span text:style-name="T1561">.</text:span><text:s/>Sprawa pierwsza jest następująca<text:s/><text:span text:style-name="T1562">-</text:span><text:s/>do której planujemy dzisiaj obrady? Czy państwo zgodzą się, jeżeli zaproponuję, byśmy do piątej je prowadzili? Czy mają państwo skłonność dłużej obradować?<text:s/><text:span text:style-name="T1563">Ni</text:span>e.</text:p>
      <text:p text:style-name="P1564"><text:span text:style-name="T1565">/</text:span>Ogólna dyskusja na sali/.</text:p>
      <text:p text:style-name="P1566">Jeżeli będzie nieprzeparta ochota, to oczywiście ulegnę<text:span text:style-name="T1567">.</text:span><text:s/>Druga sprawa, dalszy ciąg obrad jutro o god<text:span text:style-name="T1568">z</text:span>. 10 w siedzibie Urzędu Rady Ministrów na Krakowskim Przedmieściu? Tak<text:span text:style-name="T1569">.</text:span><text:s/>W sali<text:s/>„<text:span text:style-name="T1570">B</text:span>”<text:span text:style-name="T1571">.</text:span><text:s/>Serdecznie wszystkich już zapraszam<text:span text:style-name="T1572">.</text:span></text:p>
      <text:p text:style-name="P1573">Trzecia sprawa to jest porządek obradowania dzisiaj<text:span text:style-name="T1574">.<text:s/></text:span>Otóż wydaje<text:s/><text:span text:style-name="T1575">m</text:span>i się, panie współprzewodniczący<text:s/><text:span text:style-name="T1576">-</text:span><text:s/>bo chcia<text:span text:style-name="T1577">ł</text:span>bym, żeby to był wyraz naszego wspólnego stanowiska - że może byśmy zaczęli od złożenia sprawozdania przez państwa, k<text:span text:style-name="T1578">r</text:span>ótkiego sprawozdania z uzgodnień w sprawach finansowych<text:span text:style-name="T1579">.<text:s/></text:span>Czy pan uważa to za możliwe?</text:p>
      <text:p text:style-name="P1580"><text:span text:style-name="T1581">O</text:span><text:span text:style-name="T1582">b. Regulski</text:span><text:span text:style-name="T1583">:</text:span></text:p>
      <text:p text:style-name="P1584">Lepiej, żeby nie kończyć<text:span text:style-name="T1585">...</text:span></text:p>
      <text:p text:style-name="P1586">/Przewodniczący: Nie słychać/.</text:p>
      <text:p text:style-name="P1587">Dobrze<text:span text:style-name="T1588">.</text:span><text:s/>Przyjęcie i skończenie. Będziemy mieli sprawę jedną po prostu zaliczoną<text:span text:style-name="T1589">.</text:span></text:p>
      <text:p text:style-name="P1590"><text:span text:style-name="T1591">P</text:span><text:span text:style-name="T1592">rzewo</text:span><text:span text:style-name="T1593">dn</text:span><text:span text:style-name="T1594">i</text:span><text:span text:style-name="T1595">cząc</text:span><text:span text:style-name="T1596">y</text:span><text:span text:style-name="T1597">:</text:span></text:p>
      <text:p text:style-name="P1598">I bardzo proszę teraz o<text:span text:style-name="T1599">...</text:span><text:s/>bo chciałbym ustalić listę<text:s/><text:span text:style-name="T1600">-</text:span><text:s/>o zgłaszanie się do głosu<text:span text:style-name="T1601">.<text:s/></text:span>Ja kolejność pozwolę sobie ułożyć tak, żeby przeplatać.</text:p>
      <text:p text:style-name="P1602"/>
      <text:p text:style-name="P1603"><text:span text:style-name="T1604">/</text:span>Chwila przerwy/.</text:p>
      <text:p text:style-name="P1605"/>
      <text:p text:style-name="P1606">Pan dyrektor, tak? Dobrze.</text:p>
      <text:p text:style-name="P1607"><text:span text:style-name="T1608">O</text:span><text:span text:style-name="T1609">b. Tomasz Dybowski</text:span><text:span text:style-name="T1610">:</text:span></text:p>
      <text:p text:style-name="P1611">Wi<text:span text:style-name="T1612">ę</text:span>c ja może odczyta<text:span text:style-name="T1613">m</text:span><text:s/>po prostu ten uzgodniony wspólnie tekst<text:span text:style-name="T1614">.</text:span></text:p>
      <text:p text:style-name="P1615">„Grupa robocza ds<text:span text:style-name="T1616">.</text:span><text:s/>samorządów terytorialnych<text:s/><text:span text:style-name="T1617">-<text:s/></text:span>finanse samorządu lokalnego miast i wsi<text:span text:style-name="T1618">.</text:span></text:p>
      <text:p text:style-name="P1619"><text:span text:style-name="T1620">I</text:span>ntegralną częścią prawnego ustroju samorządu lokalnego jest jego gospodarka finansowa<text:span text:style-name="T1621">.</text:span><text:s/>Ustawowo kompetenc<text:span text:style-name="T1622">j</text:span>e organów samorządu obejmują m<text:span text:style-name="T1623">.</text:span>in<text:span text:style-name="T1624">.</text:span><text:s/>uprawnienia do podejmowania sam<text:span text:style-name="T1625">o</text:span>dzielnych decyzji o wykorzystaniu posiadany<text:span text:style-name="T1626">c</text:span>h ś<text:span text:style-name="T1627">r</text:span>odków pieniężn<text:span text:style-name="T1628">y</text:span>c<text:span text:style-name="T1629">h.</text:span></text:p>
      <text:p text:style-name="P1630">Po drugie<text:s/><text:span text:style-name="T1631">-</text:span><text:s/>gospodarka finansowa samorządu lokalnego musi być zorganizowana w sposób sprawiedliwy i racjonalny, co w powiązaniu z demokr<text:span text:style-name="T1632">at</text:span>y<text:span text:style-name="T1633">cz</text:span>nym sposobem admin<text:span text:style-name="T1634">ist</text:span>rowania wyzwoli działania racjonalne i oszczędne gospodarowanie<text:span text:style-name="T1635">.</text:span></text:p>
      <text:p text:style-name="P1636">Po trzecie<text:s/><text:span text:style-name="T1637">-</text:span><text:s/>działalność gospodarcza własna samorządów w pierwszych latach<text:s/><text:span text:style-name="T1638">funkcjonow</text:span>an<text:span text:style-name="T1639">ia</text:span><text:s/>nie będzie podstawowym źródłem dochodów lokalnych<text:span text:style-name="T1640">.</text:span><text:s/>Sejm zapewni samorządom lokalnym źródła dochodów stałych, wystarcz<text:span text:style-name="T1641">aj</text:span>ących do finansowania zadań wynikających z ustawy<text:span text:style-name="T1642">.</text:span><text:s/>Ustawa nakładając na samorząd lokalny nowe zadania zapewni źródła dochodów wystarczających do pokrycia wydatków, jakich wymaga wykonanie tych zadań<text:span text:style-name="T1643">.</text:span></text:p>
      <text:p text:style-name="P1644">Po czwarte - w zadaniach miast i gmin przeważa koniecznoś<text:span text:style-name="T1645">ć</text:span><text:s/>zaspokajania podstawowych potrzeb miejscowej ludności, ponieważ nie można liczyć na finansową samowystarczalność samorządów terytorialnych, opartą o dochody własne /podatki i opłaty, wpływy od przedsiębiorstw komunalnych, z dzierżawy i sprzedaży terenów i budynków, pożyczki/ konieczne są dotacje ogólne należne samorządowi lokalnemu z mocy prawa, co nie wyklucza stosowania ponadto<text:s/>dotacji celowych<text:span text:style-name="T1646">.</text:span><text:s/>Dotacje te powinny uwzględniać różnice istniejące między miastami i gminami, gęstości zaludnienia, warunków geograf<text:span text:style-name="T1647">ic</text:span>znych, rozwojów g<text:span text:style-name="T1648">os</text:span>podarczych<text:span text:style-name="T1649">.</text:span></text:p>
      <text:p text:style-name="P1650">Racjonaliza<text:span text:style-name="T1651">cj</text:span>a dotowania samorządu lokalnego wymaga stworzenia prostego mechanizmu<text:s/>repartycji<text:s/>globalnej kwoty dotacji przewidzian<text:span text:style-name="T1652">ej</text:span><text:s/>w ustawie budżetowej pomiędzy miasta i gminy<text:span text:style-name="T1653">.</text:span><text:s/>Obliczanie wysokości dotacji należnej poszczególnym jednostkom musi być oparte o zobiektywizowane kryteria<text:span text:style-name="T1654">.</text:span></text:p>
      <text:p text:style-name="P1655">Po szóste<text:s/><text:span text:style-name="T1656">-</text:span><text:s/>każdy samorząd miasta i gminy posiada własny budżet lokalny, odrębny od budżetu państwa. Budżet ten obejmuje wszystkie rodzaje wpływów uzyskiwanych przez samorząd, a całość wpływów służy finansowaniu całości zadań<text:span text:style-name="T1657">.</text:span></text:p>
      <text:p text:style-name="P1658">Po siódme<text:s/><text:span text:style-name="T1659">-</text:span><text:s/>gospodarkę budżetową samorządu kontroluje organizm fachowy, usytuowany na szczeblu ponadpodstawowym, złożony z osób powoływanych przez rząd i samorządy lokalne”<text:span text:style-name="T1660">.</text:span></text:p>
      <text:p text:style-name="P1661">Ja przeczytałem w tej chwili tekst, który został uzgodniony. Natomiast są jeszcze dwa, a w zasadzie nawet trzy pozycje, które może nie powodują zasadniczych różnic, ale są rozbieżności co do tych s<text:span text:style-name="T1662">fo</text:span>rmułowań.<text:s/><text:span text:style-name="T1663">W</text:span><text:s/>pkt.<text:s/><text:span text:style-name="T1664">5<text:s/></text:span>podałem tylko pkt. B<text:span text:style-name="T1665">.</text:span><text:s/>Natomiast są jeszcze punkty<text:s/><text:span text:style-name="T1666">A</text:span><text:s/>i C, które proponuję w tej chwili odczytać.</text:p>
      <text:p text:style-name="P1667">Punkt A brzmi: /Przypominam, że pkt<text:span text:style-name="T1668">.</text:span><text:s/><text:span text:style-name="T1669">5</text:span><text:s/>zaczyna się od s<text:span text:style-name="T1670">fo</text:span>rmułowania:<text:s/>„Ra<text:span text:style-name="T1671">cj</text:span>onaliza<text:span text:style-name="T1672">cj</text:span>a dotowania samorządu lokalnego wymaga”<text:span text:style-name="T1673">...</text:span>/ Pkt<text:span text:style-name="T1674">.</text:span><text:s/>A<text:s/><text:span text:style-name="T1675">-</text:span><text:s/>„określenia na okresy<text:s/><text:span text:style-name="T1676">5</text:span>-letnie w NPS<text:span text:style-name="T1677">G</text:span><text:s/>procentowego wskaźnika wyznaczającego gwarantowany”<text:s/>/ w rozumieniu: minimalny/<text:s/>„poziom dotacji ogólnej dla samorządów miast i gmin z budżetu państwa”<text:span text:style-name="T1678">.</text:span></text:p>
      <text:soft-page-break/>
      <text:p text:style-name="P1679">Do te<text:span text:style-name="T1680">g</text:span>o punktu oraz do ostatniego zdania<text:s/><text:span text:style-name="T1681">w</text:span><text:s/>pkt.<text:s/><text:span text:style-name="T1682">4,<text:s/></text:span>ponieważ te sprawy się ze sobą wiążą, a to zdanie brzmi: Realizacja zasady sprawiedliwości wymaga, aby wielkość dochodów samorządu pozostawała w określonej proporcji do dochodu narodowego jaki wypracowuje dana społeczność<text:span text:style-name="T1683">.<text:s/></text:span>Do właśnie do pkt<text:span text:style-name="T1684">.</text:span><text:s/><text:span text:style-name="T1685">A</text:span><text:s/>z pkt<text:span text:style-name="T1686">.</text:span><text:s/>5 i do ostatniego zdania z pkt. 4<text:span text:style-name="T1687">,</text:span><text:s/>które tutaj przytoczyłem, proponujemy przyjęcie następującego zdania do<text:s/>protokołu<text:s/>rozbieżności<text:span text:style-name="T1688">.</text:span></text:p>
      <text:p text:style-name="P1689">„Strona rządowa nie widzi możliwości przesądzenia w obecnym etapie uzgodnień sprawy bezpośredniego rozdziału środków uzupełniających w relacji Minister Finansów<text:s/><text:span text:style-name="T1690">-</text:span><text:s/>samorządy miast i gmin”<text:span text:style-name="T1691">.</text:span></text:p>
      <text:p text:style-name="P1692">I to jest do pkt. C, którego jeszcze nie odczytałem, a który jest sformułowany w sposób następujący:</text:p>
      <text:p text:style-name="P1693">„Ustawowego określenia odpowiedzialności Ministra Finansów za pełny i terminowy rozdział środków bezpośrednio między samorządy miast i gmin”<text:span text:style-name="T1694">.</text:span></text:p>
      <text:p text:style-name="P1695">To zdanie, które tut<text:span text:style-name="T1696">aj</text:span><text:s/>odczytałem poprzednio byłoby tą rozbieżnością w stosunku do tego s<text:span text:style-name="T1697">fo</text:span>rmuł<text:span text:style-name="T1698">ow</text:span>an<text:span text:style-name="T1699">ia.</text:span><text:s/>Natomiast w stosunku do pkt<text:span text:style-name="T1700">.</text:span><text:s/>A, o którym mówiłem wcześnie - ja przepraszam bardzo, ale tutaj nie po kolei jest po prostu napisane<text:s/><text:span text:style-name="T1701">-</text:span><text:s/>rozbieżność by była s<text:span text:style-name="T1702">fo</text:span>rmułowana w sposób następujący:<text:s/>„Nie ma zgody na to, aby na obecnym etapie uzgodnień przyjąć, że wielkość dochodów samorządów pozostawać będzie w określonej proporcji do dochodu narodowego wypracowanego przez daną społeczność”.</text:p>
      <text:p text:style-name="P1703">Chciałbym podkreślić to s<text:span text:style-name="T1704">fo</text:span>rmułowanie, ż<text:span text:style-name="T1705">e</text:span><text:s/>na obecnym etapie uzgodnień i to ustalenie, które tutaj podałem przed chwilą, dotyczące pkt<text:span text:style-name="T1706">.</text:span><text:s/>5<text:span text:style-name="T1707">-A</text:span><text:s/>oraz pkt. 4<text:span text:style-name="T1708">.</text:span></text:p>
      <text:p text:style-name="P1709">Dziękuję.</text:p>
      <text:p text:style-name="P1710"><text:span text:style-name="T1711">P</text:span><text:span text:style-name="T1712">r</text:span><text:span text:style-name="T1713">z</text:span><text:span text:style-name="T1714">e</text:span><text:span text:style-name="T1715">w</text:span><text:span text:style-name="T1716">odni</text:span><text:span text:style-name="T1717">cz</text:span><text:span text:style-name="T1718">ą</text:span><text:span text:style-name="T1719">c</text:span><text:span text:style-name="T1720">y</text:span><text:span text:style-name="T1721">:</text:span></text:p>
      <text:p text:style-name="P1722">Bardzo dziękuję<text:span text:style-name="T1723">.</text:span><text:s/>Ja<text:s/><text:span text:style-name="T1724">m</text:span>y<text:span text:style-name="T1725">ś</text:span>lę<text:span text:style-name="T1726">,</text:span><text:s/><text:span text:style-name="T1727">ż</text:span>e my poprosimy kolegę<text:s/><text:span text:style-name="T1728">z</text:span><text:s/>Ministerstwa Finansów, aby ten dokument jakoś przepisał<text:span text:style-name="T1729">.</text:span><text:s/>Jest już powielony<text:span text:style-name="T1730">.</text:span><text:s/>Dobrze<text:span text:style-name="T1731">.</text:span></text:p>
      <text:p text:style-name="P1732">Więc ja myślę,<text:s/><text:span text:style-name="T1733">ż</text:span>e dz<text:span text:style-name="T1734">is</text:span>iaj to prz<text:span text:style-name="T1735">yjmie</text:span>my do wiadomości po prostu bez dyskusji<text:span text:style-name="T1736">.</text:span><text:s/><text:span text:style-name="T1737">A</text:span><text:s/>jeżeli będą jakieś uwagi, to jutro moż<text:span text:style-name="T1738">e</text:span>my do tego wró<text:span text:style-name="T1739">c</text:span>ić, jeżeli będzie potrzeba<text:span text:style-name="T1740">. W</text:span><text:s/>tej fazie jest uzgodniony<text:span text:style-name="T1741">.</text:span></text:p>
      <text:p text:style-name="P1742">Dziękuję bardzo<text:span text:style-name="T1743">.</text:span></text:p>
      <text:p text:style-name="P1744">Głos ma pan Michał Kulesza.</text:p>
      <text:p text:style-name="P1745"><text:span text:style-name="T1746">Ob</text:span><text:span text:style-name="T1747">.</text:span><text:span text:style-name="T1748"><text:s/>Michał Kulesza</text:span>:</text:p>
      <text:p text:style-name="P1749"><text:span text:style-name="T1750">Ja</text:span><text:s/>bym chciał nawiązać do bezpośrednio propozycji, które tuż przed przerwą przedstawił pan przewodniczący, modyfikując protokół rozbieżności z notatki, o której tu była mowa poprzednio.</text:p>
      <text:p text:style-name="P1751">Chcę zwrócić uwagę na to, że zasadnicza rozbieżność pomiędzy nami polega na rozumieniu miejsca samorządu w systemie władzy publicznej w państwie<text:span text:style-name="T1752">.</text:span><text:s/>Jeżeli przyjąć koncepcję, która dotychczas w naszym systemie pań<text:span text:style-name="T1753">s</text:span>twowym funkcjonuje, że rady narodowe są organami jednolitej<text:s/><text:span text:style-name="T1754">-</text:span><text:s/>podkreślam, władzy państwowej w terenie, to rozbudowywanie podmi<text:span text:style-name="T1755">ot</text:span>owości samorządów<text:span text:style-name="T1756">,</text:span><text:s/>rozbudowywanie gwarancji prawnych sam<text:span text:style-name="T1757">od</text:span>z<text:span text:style-name="T1758">ie</text:span>lności władz lokalnych prowadzi w pewnym momencie do sytuacji, w której nazwa jednolite organy władzy państwowej, czy też terenowe organy jednolitej władzy państwowej w terenie pozostaje pustą formułą ideologiczną. Innymi słowy w pewnym momencie nawarstwia się i narasta tyle prawny<text:span text:style-name="T1759">c</text:span>h gwarancji samodzielności władz lokalnych, a to związanych z odrzuceniem kryterium celowościowych, a to związanych z własnymi pracownikami komunalnymi, a to<text:s/>związanych z możliwością zaskarżan<text:span text:style-name="T1760">i</text:span>a do sądu, a to przedtem mówiliśmy związanych z demokratyczną ordynacją wyborczą itd., itd.,<text:s/><text:soft-page-break/>że nazwa terenowe organy jednolitej władzy państwowej pozostaje wyłącznie pustym s<text:span text:style-name="T1761">fo</text:span>rmułowaniem o charakterze ideologicznym, przy czym jest to akurat to sformułowanie o charakterze ideo<text:span text:style-name="T1762">lo</text:span>gi<text:span text:style-name="T1763">cz</text:span>nym, które ulega jak gdyby kwestionowaniu generalnemu w momencie, w którym cały system władzy publicznej zostaje przebudowany na tak czy inaczej rozumianą zasadę podziału władzy. Nie wnikając w szczegóły, jak ona ma być rozumiana, jeżeli w tym kierunku zmierzamy, a tak słyszałem w pierwszych dniach<text:s/>„okrągłego stołu”, utrzymanie zasady jednolitej władzy państwowej s<text:span text:style-name="T1764">t</text:span>oi w sprzeczności z tym pierwotnym i wstępnym ustaleniem.</text:p>
      <text:p text:style-name="P1765">Oczywiście, ja wiem, że w tekście, który mamy, nie jest napisane, że rady narodowe są terenowymi organami jednolitej władzy państwowej, tylko zapis obecny w notatce brzmi, że one są po prostu organami władzy państwowej, jednymi z organów władzy państwowej, a oprócz tego są organami samorządu terytorialnego, czy tam społecznego, wszystko jedno.</text:p>
      <text:p text:style-name="P1766">Otóż chcę powiedzieć, że przez ten sposób formułowania statusu władz lokalnych przebija, niezależnie oczywiście od konotacji i teoretycznych i innych, które leżały u podstaw takiego sformułowania, przebija mi przedwojenna doktryna Pa<text:span text:style-name="T1767">n</text:span>e<text:span text:style-name="T1768">jk</text:span>i, któr<text:span text:style-name="T1769">y</text:span><text:s/>upaństwawiał niejako wszystko to co w jakiś tam sposób miało funkcjonować w imieniu państwa. Nie chcę w tej chwili rozwijać dyskusji ani tej teoretycznej, ani seminaryjnej - bo to nie czas i nie miejsce.</text:p>
      <text:p text:style-name="P1770">Chcę powiedzieć jednak,<text:s/><text:span text:style-name="T1771">ż</text:span>e całkowicie niezgodne z naszym tutaj przekonaniem jest rozdwajanie istoty samorządu,<text:s/>rozdwajanie istoty władz lokalnych na tę część<text:s/><text:span text:style-name="T1772">j</text:span>ej działania władzy lokalnej, która miałaby być traktowana jako samorząd i na tę część jej działania, która miałaby być traktowana jako władza. Sądzimy, że takie rozdzielenie stawia w złej sytuacji i jedną i drugą formułę czy jeden i drugi aspekt<text:s/><text:span text:style-name="T1773">fu</text:span>nk<text:span text:style-name="T1774">cjo</text:span>nowania władzy lokalnej.</text:p>
      <text:p text:style-name="P1775">Samorząd terytorialny wszędzie na świecie rozumiany jest według pewnych dosyć prostych zasad<text:span text:style-name="T1776">,</text:span><text:s/>uznawanych bardzo szeroko i jest samorząd terytorialny podmiotem władzy publicznej. Podmiotem władzy publicznej, co oznacza, że niezależnie od różnych funkcji gospodarczych, które ma, pełni również funkcje władcze. Tych funkcji władczych nie pełni jak gdyby dlatego,<text:s/><text:span text:style-name="T1777">ż</text:span>e jakoś się nazywa szczególnie, że nazywa się organem władzy, tylko d<text:span text:style-name="T1778">lat</text:span>ego, że te funkc<text:span text:style-name="T1779">je<text:s/></text:span>władcze daje mu ustawa. I w takim zakresie, w jakim ustawa mu je daje. I nie są to żadne funkcje zlecone władzy państwow<text:span text:style-name="T1780">ej,</text:span><text:s/>ani też nie jest to dopisanie samorządu do katalogu organów władzy państwowej, tylko używając bardzo tradycyjnych kategorii, które nie wszyscy przyjmujemy, ale one, które tu po prostu bardzo ładnie pasują, ma ów samorząd podmiotowość pub<text:span text:style-name="T1781">licz</text:span>no-p<text:span text:style-name="T1782">raw</text:span>ną, czyli działa w realizacji zadań publicznych, wynikających z prawa.</text:p>
      <text:p text:style-name="P1783">Przyjęcie takiego być może tylko<text:s/><text:span text:style-name="T1784">te</text:span>rmino<text:span text:style-name="T1785">lo</text:span>gicznego punktu widzenia, nie wiem czy on jest możliwy dla drugiej strony, całkowicie oddala dyskusję o tym czy jest samorząd organem władzy państwowej czy władzy publicznej, i pozwala przejść do bardziej merytorycznych rozważań, a doskonałe podstawowe założenie dla tych rozważań widzę w s<text:span text:style-name="T1786">fo</text:span>rmułowaniu, które zaproponowała pani prof. Zawadzka na ubiegłym naszym spotkaniu,<text:s/><text:span text:style-name="T1787">że</text:span><text:s/>samorząd,<text:s/><text:span text:style-name="T1788">że</text:span><text:s/>r<text:span text:style-name="T1789">ad</text:span>y są organami uchwałodawczymi samorządu terytorialnego, a zapewnienie interesu ogólnonarodowego w ich działalności zapewniają, przepraszam, zapewniają ustawy i koniec.</text:p>
      <text:p text:style-name="P1790">I teraz to oznacza pozycję jednoznaczną władzy lokalnej jako organów władzy publicznej wyposażonych w takie zdolności prawne, w takie kompetencje, jakie przewiduje ustawa w danym<text:s/><text:soft-page-break/>momencie, w d<text:span text:style-name="T1791">a</text:span>ny<text:span text:style-name="T1792">m</text:span><text:s/>czas<text:span text:style-name="T1793">i</text:span>e, w danym zakresie przedmiotowym.</text:p>
      <text:p text:style-name="P1794"><text:span text:style-name="T1795">D</text:span>latego ja widzę jedyne wyjście z impasu, jeśli tutaj mówię jako j<text:span text:style-name="T1796">a,</text:span><text:s/>prywatnie, odejście od s<text:span text:style-name="T1797">fo</text:span>rmułowani<text:span text:style-name="T1798">a</text:span>, które budzi bardzo negatywne asocjacje. Od tego s<text:span text:style-name="T1799">fo</text:span>rmułowania, ż<text:span text:style-name="T1800">e<text:s/></text:span>samorząd, że rada czy tam samorząd, wszystko jedno, rada jest organem władzy państwowej. Ja wiem, że strona rządowa za chwilę powie, bo pan profesor Sokolewicz mówił tu już wielokrotnie, nie przywiązujmy się tak bardzo do słów, no ale jednak to właśnie te słowa i w segmentowym zestawieniu i w ujęciu leżały u podstaw doktryny rad narodowych od roku 1944<text:span text:style-name="T1801">.</text:span><text:s/>Po prostu, jeżeli mówimy później, że przebudowujemy rzecz na inne zasady, to musimy również to ubrać w pewne nowe formy również pojęciowe. To jest pierwsza sprawa<text:span text:style-name="T1802">.<text:s/></text:span>I nad tym chciałbym w tym momencie problem statusu władzy, oddzielając od nazewnictwa władzy, zakończyć.</text:p>
      <text:p text:style-name="P1803">Drugi problem, o którym była mowa, to jest dualizm władzy administracyjnej w gmin<text:span text:style-name="T1804">i</text:span>e. Nie tak dalej jak w ubiegłym tygodniu kiwaliśmy wspólnie głowami, że n<text:span text:style-name="T1805">ie</text:span><text:s/>ma specjalnie sensu dualizować, budować podwójnego systemu aparatu administracyjnego w gminie, że mianowicie utworzenie admini<text:span text:style-name="T1806">st</text:span>ra<text:span text:style-name="T1807">cji<text:s/></text:span>komunalnej czy podporządkowanie organów wykonawczych, a także aparatu admini<text:span text:style-name="T1808">st</text:span>racyjnego stopnia podstawowego na<text:s/>szczeblu g<text:span text:style-name="T1809">m</text:span>innym zmienia status organizacyjny tego aparatu, ale n<text:span text:style-name="T1810">i</text:span>e powoduje wcale wyłączenia z operacji, wyłączenia z zakresu działania aparatu gminnego również spraw rządowych, tyle że odwrotnie niż obecnie, będą one wykonywały te organy sprawy rządowe czy administra<text:span text:style-name="T1811">cji</text:span><text:s/>ogólnej na zlecenie. I my się, oczywiście, z tym zgadzamy.</text:p>
      <text:p text:style-name="P1812">Je<text:span text:style-name="T1813">ż</text:span>eli powiadamy, iż chcemy upodmiotowić samorząd, to widzimy bardzo wyra<text:span text:style-name="T1814">ź</text:span>ną r<text:span text:style-name="T1815">ó</text:span>żnic<text:span text:style-name="T1816">ę</text:span><text:s/>pomiędzy sytuacją, kiedy władza lokalna działa jako samorząd<text:span text:style-name="T1817">,</text:span><text:s/>a kiedy działa na zasadzie funkc<text:span text:style-name="T1818">ji</text:span><text:s/>zleconych.</text:p>
      <text:p text:style-name="P1819">Dlatego że gdy działa jako samorząd, gmina<text:s/><text:span text:style-name="T1820">je</text:span>st podmiotem, gmina jako całość odpowiada, gmina jest ewentualnie zaskarżana do sądu czy jak ten nadzór<text:s/><text:span text:style-name="T1821">zo</text:span>rganizu<text:span text:style-name="T1822">je</text:span>my. Natomiast kiedy mówimy o działaniu na zasadzie funkcji zleconych, to już nie gmina, to konkretny organ, a więc tam wójt, naczelnik, burmistrz czy jak go zwał, działa w<text:s/><text:span text:style-name="T1823">f</text:span>unk<text:span text:style-name="T1824">cj</text:span>onalnym<text:s/><text:span text:style-name="T1825">po</text:span>dporządkowaniu organowi administra<text:span text:style-name="T1826">cj</text:span>i rządowej i w takim zakresie za funkcje, które me, jest przed tym organem odpowiedzialny.</text:p>
      <text:p text:style-name="P1827">I w związku z tym znowu nie jest tutaj problem konfliktu. Propozycja nasza wydawała się, uzgodniona, z zeszłego tygodnia, była nieza<text:span text:style-name="T1828">le</text:span>żnie od wszystkiego innego daleko bardziej ekonomiczna. Dziś ta propozycja, którą państwo przedstawili przed chwilą, powoduje konieczność albo budowania drugiego aparatu administracy<text:span text:style-name="T1829">jn</text:span>ego w gminie, co wydaje mi się dość, już nie chcę jakoś tak ostrzej mówić na temat charakteru tego poglądu, albo też oznaczałby po prostu, że administrac<text:span text:style-name="T1830">ja</text:span><text:s/>państwowa w gminie pozostaje taka jaka jest, natomiast rady narodowe powołują sobie jakiś tam zarząd wykonawczy i pozostają na<text:s/>dzień dzisiejszy bez aparatu wykonawczego, bez aparatu administracyjnego<text:span text:style-name="T1831">.</text:span></text:p>
      <text:p text:style-name="P1832">Chcę powiedzieć, że wydaje nam się i mnie się tutaj wydaje, że przekazanie administrac<text:span text:style-name="T1833">ji</text:span><text:s/>stopnia podstawowego gminie nie oznacza jednoznacznego i to z całym naciskiem chcę podkreślić, przekazania automatycznie gminie kompetencji, które ta administra<text:span text:style-name="T1834">cj</text:span>a miała<text:span text:style-name="T1835">.</text:span></text:p>
      <text:p text:style-name="P1836">Innymi<text:s/><text:span text:style-name="T1837">s</text:span>łowy, przekazanie administra<text:span text:style-name="T1838">cj</text:span>i państwowej stopnia podstawowego,<text:s/><text:span text:style-name="T1839">r</text:span>adzie narodowej jako organu aparatu władnego, oznacza zamianę statusu podmiotu, statusu administra<text:span text:style-name="T1840">cj</text:span>i, a nie zakresu władztwa potem i dlatego zgadzamy się, jak sądzę, na konieczność przeglądu prawa materialnego trzeba przepatrzeć każdą kompetencję z oddzielna i się zastanowić, która kompetencja administracyjna ma należeć do gminy jako do własnego zakresu działania, a która ma pozostać w gestii administracji rządowej<text:span text:style-name="T1841">.</text:span><text:s/><text:soft-page-break/>Czy ta administracja rządowa będzie realizowana na jakichś tam szczeblach wyższych, czy też w formie funkcji zleconych w gminie, więc tutaj znowu wydaje mi się, że - znaczy ja nie chciałbym się zgodzić na ów dualizm administracyjny w gminie, bo widzę go nieekonomicznym, nieracjonalnym, z jakiegokolwiek punktu widzenia.</text:p>
      <text:p text:style-name="P1842">I wreszcie trzeci problem, który chciałem krótko poruszyć, to<text:s/><text:span text:style-name="T1843">je</text:span>st sprawa układów ponadlokalnych. Na ten temat przygotowaliśmy pewien dokument, nie wiem czy on był rozdany, to g<text:span text:style-name="T1844">o</text:span><text:s/>rozdamy. Nasza intencja, mówiąc krótko,<text:s/><text:span text:style-name="T1845">j</text:span>est następująca. Chciałbym to bardzo krótko zreferować. Zakładamy, i nie jest to pogląd pozbawiony uzasadnień i naukowych, i politycznych, i ekonomicznych, są na ten temat bardzo pow<text:span text:style-name="T1846">a</text:span>żn<text:span text:style-name="T1847">e<text:s/></text:span>opracowania chociażby komitetu zagospodarowania przestrzennego PAN, zakładamy<text:span text:style-name="T1848">,</text:span><text:s/><text:span text:style-name="T1849">że</text:span><text:s/>obecny system, obecny podział administracyjny państwa na<text:s/><text:span text:style-name="T1850">s</text:span>zczeblu w<text:span text:style-name="T1851">oj</text:span>ewódzkim jest zdecydowanie nieracjo<text:span text:style-name="T1852">n</text:span>alny<text:span text:style-name="T1853">.</text:span><text:s/>To jest zdanie pierwsze<text:span text:style-name="T1854">.</text:span></text:p>
      <text:p text:style-name="P1855">Zdanie drugie, zakładamy również, że w okresie przemian, o które chodzi, musi istnieć jakiś gwarant stabilności państwa na szczeblu lokalnym. Gwarant stabilności działalności publicznej na szczeblu lokalnym. Zakładamy więc, że są nam potrzebne obecne województwa właśnie jako gwarant zachodzących przekształceń, aby nie dokonać jakiegoś potwornego bałaganu, nie zetrzeć, nie poniszczyć wszystkiego tego na czym opiera si<text:span text:style-name="T1856">ę</text:span><text:s/>działalność państwa w terenie.</text:p>
      <text:p text:style-name="P1857">Zakładamy dalej, że potrzebna jest, o czym tutaj była mowa na poprzednim posiedzeniu,<text:s/><text:span text:style-name="T1858">p</text:span>an Stolz to podniósł i bardzo podzielamy ten pogląd, potrzebne jest pilne ujednolicenie administracji rządowej w rejonach, bo jest tych rejonów milion w tej chwili. Że te rejony, jak z<text:span text:style-name="T1859">w</text:span>ał je tak je zwał, w pewnej przyszłości mogą stanowić niższe ogniwo administracji rządowej, własne administrac<text:span text:style-name="T1860">ji</text:span><text:s/>rządow<text:span text:style-name="T1861">ej,</text:span><text:s/>że w tej samej przyszłości możliwe jest, co przed chwilą zostało uzgodnione przez grupę finansową, właśnie w skali tego rejonu stworzyć związki rewizyjne samorządu terytorialnego do kontroli gospodarności samorządu lokalnego.</text:p>
      <text:p text:style-name="P1862">Jak to się stanie, to zniknie potrzeba istnienia województw w obecnym kształcie, ale dopiero wtedy. I wtedy będzie można urządzić państwo, powiadam państwo w podziale administracyjnym regionalnym tak, jak to wynika z różnych ustaleń, które były dokonywane, których w tej chwili nie trzeba dyskutować, bo mówiono o 10 wo<text:span text:style-name="T1863">je</text:span>wództwach, o 15, o 20, to wszystko jedno, o dużych wo<text:span text:style-name="T1864">je</text:span>wództwach, bo takie są, jak wiadomo, potrzebne.</text:p>
      <text:p text:style-name="P1865">Stworzenie samorządu wojewódzkiego<text:s/><text:span text:style-name="T1866">w</text:span><text:s/>dniu dzisie<text:span text:style-name="T1867">js</text:span>zym, opatrzenie samorządu wojewódzkiego w dniu dzisiejszym własnością komunalną, włączenie samorządu, włącze<text:span text:style-name="T1868">n</text:span>ie organów wojewódzkich w system samorządowy w dniu dzisiejszym utrwala złą strukturę funkcjonalną przestrzenną kraju, uniemożliwiając w przyszłości oczywiście te przekształcenia, które, jak rozumiem, są w skali ogólnopaństwowe<text:span text:style-name="T1869">j</text:span>, a nie terytorialnej, ty<text:span text:style-name="T1870">lko</text:span><text:s/>ogólnopaństwowe<text:span text:style-name="T1871">j</text:span>, niekwestionowaną potrzebą.</text:p>
      <text:p text:style-name="P1872">Dlatego też sądziliśmy, nawiązując do mechanizmów, do zagadnień własności komunalnej, że własność, mienie trzeba przekazywać bezpośrednio na szczebel podstawowy, że zadania o charakterze ponadpod<text:span text:style-name="T1873">s</text:span>tawowym powinny być realizowane w związkach pionowych międzykomunalnych.</text:p>
      <text:p text:style-name="P1874">Innymi słowy, tak, żeby województwo nie było włączone bezpośrednio w system zarządzania samorządowego, aby go nie utrwalać<text:span text:style-name="T1875">.</text:span><text:s/>Z całym naciskiem to podkreślam.</text:p>
      <text:p text:style-name="P1876">Natomiast skala przyszłego rejonu, powiatu, jak go zwał, jaka to będzie skala, to też jest dziś<text:s/><text:soft-page-break/>niedyskutowalna, to jest właśnie ta skala, gdzie pewne całości samorządowe mogą zaistnieć, jeśli będą potrzebne<text:span text:style-name="T1877">.</text:span><text:s/>Czy będą potrzebne? To się znowu okaże po jakimś czasie wtedy, kiedy w miarę dobro<text:span text:style-name="T1878">w</text:span>olnie powstające związki celowe międzykomunalne no,<text:s/><text:span text:style-name="T1879">ja</text:span>koś się ukształtują, bo dzisiaj z góry nic nie wiemy.</text:p>
      <text:p text:style-name="P1880">Mniej więcej w ten sposób wygląda nasz pogląd na szczebel wyższy, na szczebel międzykomunalny. Zależy nam jednocześnie, chcę powiedzieć, bardzo na tym, żeby wiedząc, że cała reforma samorządowa gdyby miała pójść dosyć szeroko, jest czynnikiem antagonizu<text:span text:style-name="T1881">ją</text:span>cym struktury państwowe, tak czy inaczej, dlatego że wtedy następuje dość wyraźne artykułowanie interesów w układach podmiotowych<text:span text:style-name="T1882">.</text:span><text:s/><text:span text:style-name="T1883">T</text:span>o zachodzi tutaj jak gdyby artykulacja wszystkich konfliktów<text:span text:style-name="T1884">.</text:span><text:s/>Zależy nam na tym, sądzimy, że jest korzystne, żeby nie konfliktować systemu publicznego jak gdyby na różnych szczeblach i przecięciach. Chcemy samorządu na szczeblu lokalnym rozbudowanego ponad lokalnie tak jak to jest potrzebne, inaczej w w<text:span text:style-name="T1885">oj</text:span>ewództwach rolniczych, inaczej w aglomeracji katowickiej, oczywiście, zd<text:span text:style-name="T1886">aj</text:span>emy sobie z tego sprawę, ale chcemy, żeby właśnie tu była zasadnicza linia i zróżnicowanie pomiędzy tym co komunalne a tym co państwowe, bo samorząd też musimy budować od dołu i dopiero zbudowanie go na szczeblu najniższym, umocnienie przy całej słabości życia politycznego, lokalnego, o czym tu wiele mówiono, wszyscy się z tym zgadzali, dopiero to pozwoli myśleć poważnie o samo<text:span text:style-name="T1887">rz</text:span>ądzie na szczeblach wyższych<text:span text:style-name="T1888">.</text:span></text:p>
      <text:p text:style-name="P1889">Dziękuję bardzo<text:span text:style-name="T1890">.</text:span></text:p>
      <text:p text:style-name="P1891"><text:span text:style-name="T1892">Przewodniczący</text:span>:</text:p>
      <text:p text:style-name="P1893">Bardzo proszę.</text:p>
      <text:p text:style-name="P1894"><text:span text:style-name="T1895">P. Barbara Zawadzka</text:span>:</text:p>
      <text:p text:style-name="P1896">Rozumiem pana koncepcję, że szczebel wojewódzki miałby, że gospodarka na szczeblu wojewódzkim byłaby prowadzona na zasadzie związku gmin czy związku miast, natomiast jak pan, po pierwsze<text:span text:style-name="T1897">,</text:span><text:s/>sobie wyobraża własność tego rodzaju instytucji bazy materialnej działalności obsługi socjalnej czy kulturalnej, czy oświatowej ludności, takiej, która przekracza daleko, której zakres przekracza zasięg jednej jednostki stopnia podstawowego, typu na przykład szczebel, typu na przykład szpital wojewódzki albo inne spe<text:span text:style-name="T1898">cj</text:span>alistyczne urządzenia, albo szkoła średnia, o unikalnym profilu kształcenia? Jakiemu by to było... jak się sprawa własności przedstawiałaby, czy<text:s/>pana zdaniem miałaby t<text:span text:style-name="T1899">o</text:span><text:s/>by<text:span text:style-name="T1900">ć</text:span><text:s/>własność tego miasta<text:span text:style-name="T1901">,</text:span><text:s/>na którego terenie to się znajduje<text:span text:style-name="T1902">?</text:span></text:p>
      <text:p text:style-name="P1903"><text:span text:style-name="T1904">I</text:span><text:s/>drugie pytanie, rozumiem, że nadzór finansowy widzi pan ze strony związku rewizyjnego, to jest też rzecz do przyjęcia chyb<text:span text:style-name="T1905">a</text:span>, to analogiczne są w spółdzielczości konstrukcje, ale nie bardzo rozumiem, jak pan sobie wyobraża, jeszcze nadzór prawny nad samorządem stopnia podstawowego.</text:p>
      <text:p text:style-name="P1906"><text:span text:style-name="T1907">Prz</text:span><text:span text:style-name="T1908">ew</text:span><text:span text:style-name="T1909">odnicząc</text:span><text:span text:style-name="T1910">y</text:span><text:span text:style-name="T1911">:</text:span></text:p>
      <text:p text:style-name="P1912">Już chyba więcej pytań nie ma? Prosimy odpowiedzieć łącznie, będzie króce<text:span text:style-name="T1913">j.</text:span></text:p>
      <text:p text:style-name="P1914"><text:span text:style-name="T1915">O</text:span><text:span text:style-name="T1916">b</text:span><text:span text:style-name="T1917">.</text:span><text:span text:style-name="T1918"><text:s/>Woj</text:span><text:span text:style-name="T1919">ciech</text:span><text:span text:style-name="T1920"><text:s/></text:span><text:span text:style-name="T1921">S</text:span><text:span text:style-name="T1922">okolewicz</text:span>:</text:p>
      <text:p text:style-name="P1923">Mnie chodzi o kwestię następującą. Po prostu nie m<text:span text:style-name="T1924">a</text:span><text:s/>tu żadnego podtekstu, chodzi mi wyłącznie o jasność spojrzenia na zgłoszoną tutaj propozycję. Otóż przy założeniu, wykonywania przez admin<text:span text:style-name="T1925">i</text:span>stra<text:span text:style-name="T1926">cję</text:span><text:s/>gminną także zadań zleconych, powierzonych czy nieważne, administracji rządow<text:span text:style-name="T1927">ej,</text:span><text:s/>czy rada narodowa w tym układzie, powiedzmy rada narodowa, organ przedstawicielski samorządu terytorialnego miałby jednakowy wpływ na administra<text:span text:style-name="T1928">cj</text:span>ę własną i administrac<text:span text:style-name="T1929">ję</text:span><text:s/>zleconą, czy ten wpływ byłby jakoś zróżnicowany,<text:s/><text:span text:style-name="T1930">i</text:span><text:s/>czy w ogóle w tej koncepcji jest mie<text:span text:style-name="T1931">js</text:span>ce, przy tej czysto samorządowej istocie<text:s/><text:soft-page-break/>przedstawicielskiego organu samorządu terytorialnego jest jakiekolwiek miejsce na jakikolwiek wpływ na administrac<text:span text:style-name="T1932">ję</text:span><text:s/>gminną wykonującą administrację zleconą? Czy funkcje zlecone.</text:p>
      <text:p text:style-name="P1933"><text:span text:style-name="T1934">Pan Michał Ku</text:span><text:span text:style-name="T1935">le</text:span><text:span text:style-name="T1936">sz</text:span><text:span text:style-name="T1937">a</text:span>:</text:p>
      <text:p text:style-name="P1938">Tak chcę odpowiedzieć, że istotą mechanizmu samorządowego jest reprezentacja przez organ przedstawicie<text:span text:style-name="T1939">ls</text:span>ki interesów miejscowej ludności. Jest to reprezenta<text:span text:style-name="T1940">cja</text:span><text:s/>przez organ przedstawicielski interesów miejscowej ludności, a nie interesów<text:s/>ogólnos<text:span text:style-name="T1941">po</text:span>łeczny<text:span text:style-name="T1942">c</text:span>h.<text:s/><text:span text:style-name="T1943">J</text:span>e<text:span text:style-name="T1944">ż</text:span>eli miałby interes ogólnospołeczny wchodzić w grę, to zgodnie z tym co powiedziała pani profesor, musi on by<text:span text:style-name="T1945">ć</text:span><text:s/>niejako zapewniony przez ustawę, czyli żeby podać jakiś przykład, załóżmy, że jeżeli ustawodawca widzi konieczność zapewnienia interesu społecznego w uchwale rady miejskiej, to może uzależnić prawomocność tej uchwały od uprzedniego załóżmy, uzgodnienie je<text:span text:style-name="T1946">j</text:span>,<text:s/><text:span text:style-name="T1947">c</text:span>zynności uzgadni<text:span text:style-name="T1948">aj</text:span>ąc<text:span text:style-name="T1949">ej<text:s/></text:span>z jakimś organem państwowym, bez którego to uzgodnienia uchwała taka nie uzyska mocy prawnej<text:span text:style-name="T1950">.</text:span></text:p>
      <text:p text:style-name="P1951">Więc tu jak gdyby to, że władza czy organ przedstawicielski lokalny reprezentuje interes wyłącznie miejscowy oznacza, że nie można mu z definicji i generalnie powierzać żadnych funkc<text:span text:style-name="T1952">ji</text:span>,<text:s/><text:span text:style-name="T1953">w</text:span><text:s/>ramach któ<text:span text:style-name="T1954">r</text:span>ych miałaby ta grupa przedstawicielska reprezentować interes ogólnospołeczny.</text:p>
      <text:p text:style-name="P1955">Dlatego całkowita zgoda z tym co powiedziała pani profesor, wszelkie zabezpieczenie interesu ogólnego, ogólnospołecznego, ogólnopaństwowego musiałoby następować bądź poprzez przejęcie kom<text:span text:style-name="T1956">pet</text:span>encji dotychczasowych, mam na uwadze, przez jakieś inne organy na przykład państwowe, bądź też przez uzależnienie wykonania jakiegoś rozstrzygnięci<text:span text:style-name="T1957">a,</text:span><text:s/>na przykład właśnie uchwały od na przykład wcześniejszego uzgodnienia czy późniejszego zatwierdzenia tej uchwały przez odpowiedni czynnik reprezentujący właśnie interes ogólnopaństwowy<text:span text:style-name="T1958">.</text:span></text:p>
      <text:p text:style-name="P1959">Teraz odpowiedź na konkretne twoje pytania. Zakładam, że wykonanie funkcji zleconych administracji rządowej powinno być powierzone bezpośrednio administra<text:span text:style-name="T1960">cj</text:span>i gminnej, a nie radzie narodowej. Administra<text:span text:style-name="T1961">cj</text:span>i gminn<text:span text:style-name="T1962">ej,</text:span><text:s/>dlatego, że jest to jedyny czynnik w systemie organizacyjnym, którego<text:s/>odpowiedzialność jest egzekwowalna<text:span text:style-name="T1963">.</text:span><text:s/>Po prostu<text:span text:style-name="T1964">.</text:span><text:s/>To<text:s/><text:span text:style-name="T1965">r</text:span>az<text:span text:style-name="T1966">,<text:s/></text:span>oczywiście można uzależnić, tak jak przed chwilą mówiłem,<text:s/><text:span text:style-name="T1967">że</text:span><text:s/>gdy gminie powierzamy pewną kompetencję, ale uzależniamy ją od uzgodnienia czy od zatwierdzenia czy od innego aktu władzy państwowej, można z powodzeniem sobie wyobrazić odwrotną sytuację. Jest to funkcja administra<text:span text:style-name="T1968">cj</text:span>i rządowej, ale uspołeczniona, czyli na przykład podjęcie decyzji przez kogoś tam, prze<text:span text:style-name="T1969">z</text:span><text:s/>naczelnika gminy czy przez wojewodę uzależniany od akceptacji albo braku sprzeciwu gminnej powiedzmy rady<text:span text:style-name="T1970">.</text:span></text:p>
      <text:p text:style-name="P1971">Ale to wszystko musi być uzależnione nie od zasad ogólnych, tylko w każdym konkretnym przypadku od rozstrzygnięcia ustawy działowej.</text:p>
      <text:p text:style-name="P1972">Czy to jest odpowiedź wystarczająca czy nie? Bo chciałbym, żeby tutaj była<text:span text:style-name="T1973">.</text:span><text:s/>Dobrze.</text:p>
      <text:p text:style-name="P1974">Teraz przechodząc wobec tego, wiem, ale pytania są dość specjalistyczne<text:span text:style-name="T1975">.</text:span></text:p>
      <text:p text:style-name="P1976">Teraz odpowiadając na tamto pytanie, ja zakładam, zakładałem, że wszelkie ponadlokalne potrzeby społeczne będą realizowane przez związki celowe międzykomunalne, o t<text:span text:style-name="T1977">a</text:span>kim zakresie przestrzennym, jaki potrzeba nakłada. Wtedy własność jes<text:span text:style-name="T1978">t</text:span>,<text:s/><text:span text:style-name="T1979">p</text:span>odmiotem własności jest ów związek m<text:span text:style-name="T1980">ię</text:span>dzykomunalny. A czy on obejmuje akurat zasięg województwa, czy dwóch byłych powiatów, czy c<text:span text:style-name="T1981">z</text:span>terech, czy siedmiu powiatów, to zależy od tego, jaki długi jest wodociąg. I już. Natomiast co do nadzoru, jeszcze pani chyba pytała, prawnego, sprawa jest bardzo dyskusyjna.</text:p>
      <text:soft-page-break/>
      <text:p text:style-name="P1982">Zgadzam się, oczywiście, z tym, że administra<text:span text:style-name="T1983">cj</text:span>a rządowa nie powinna mieć bezpośredniego wpływu na, znaczy bezpośredniego prawa<text:s/><text:span text:style-name="T1984">o</text:span>ceny nadzoru nad samorządem terytorialnym<text:span text:style-name="T1985">.</text:span><text:span text:style-name="T1986"><text:s/></text:span>Dlatego sugerujemy, że ten nad<text:span text:style-name="T1987">z</text:span>ór<text:s/><text:span text:style-name="T1988">w</text:span><text:s/>sferze prawn<text:span text:style-name="T1989">ej,</text:span><text:s/><text:span text:style-name="T1990">a</text:span><text:s/>nie w sferze gospodarności, powinien się odbywać za każdym razem za pośrednictwem sądu<text:span text:style-name="T1991">.</text:span><text:s/>Innymi słowy, jeżeli administra<text:span text:style-name="T1992">cj</text:span>a rządowa kwestionuje decyzję, uchwałę, akt normatywny samorządowy, zaskarża go do sądu administracyjnego, bo jest to spór o prawo<text:span text:style-name="T1993">.</text:span><text:s/>Dziękuję bardzo<text:span text:style-name="T1994">.</text:span></text:p>
      <text:p text:style-name="P1995"><text:span text:style-name="T1996">Przewodniczący</text:span>:</text:p>
      <text:p text:style-name="P1997">Dziękuję bardzo<text:span text:style-name="T1998">.</text:span><text:s/>Teraz pan.<text:span text:style-name="T1999">.</text:span>.<text:s/><text:span text:style-name="T2000">p</text:span>r<text:span text:style-name="T2001">oszę</text:span><text:s/>bardzo.</text:p>
      <text:p text:style-name="P2002"><text:span text:style-name="T2003">Ob. Zbigniew Bujak</text:span>:</text:p>
      <text:p text:style-name="P2004">Proszę państwa, ja w zasadzie troszkę może obok tych, tej dyskusji bardzo specjalistycznej, bardzo fachowej, ja troszkę o tym jak się mają związki zawodowe<text:s/><text:span text:style-name="T2005">d</text:span>o samorządu terytorialnego i do tak historycznie, jak i na chwilę obecną, jak i na ten czas, który ma dla nas przyjść.</text:p>
      <text:p text:style-name="P2006">Otóż to nasze zainteresowanie samorządem nie jest oczywiście przypadkowe<text:span text:style-name="T2007">.</text:span><text:s/><text:span text:style-name="T2008">W</text:span><text:s/>roku 1<text:span text:style-name="T2009">98</text:span>0<text:s/><text:span text:style-name="T2010">-</text:span>1<text:span text:style-name="T2011">98</text:span>1<text:s/>„Solidarność”, my sami porównaliśmy do pociągu, który jedzie sobie po kraju poza rozkładem jazdy.</text:p>
      <text:p text:style-name="P2012">Było więc oczywiste, że w którymś momencie musi dojść do zderzenia. Po prostu system państwowy był nieprzystosowany do tego, aby mógł w nim funkcjonować coś takiego jak niezależny związek zawodowy i to musiało nieuchronnie prowadzić do zderzenia. Wszelkie próby przystosowywania systemu państwowego do tej nowej sytuacji spełzły na niczym, może brakowało czasu, może brakowało chęci, może brakowało tego co mamy dziś, mianowicie pewnej sytuacji geopolitycznej.</text:p>
      <text:p text:style-name="P2013">Otóż tamte m.in. tamte doświadczenia mówią nam o tym, że<text:s/><text:span text:style-name="T2014">je</text:span>dnym z istotnych miejsc konfliktów ze związkiem w<text:s/><text:span text:style-name="T2015">sp</text:span>rawach również pracowniczych, w sprawach związkowych jest szczebel<text:s/>lokalny. Jest lokalna władza w gminie, w mieście.</text:p>
      <text:p text:style-name="P2016">Bodaj najbardziej kurioz<text:span text:style-name="T2017">a</text:span>lnym tego typu przykładem była strajk w Żyrardow<text:span text:style-name="T2018">i</text:span>e na jesieni 1981 r., gdzie chodziło o zaopatrzenie. Problem zaopatrzenia jest problemem, którym każdy związek się zajmuje, jest to problem dostrzegany właściwie nie w zakładzie pracy, oczywiście, tylko na szczeblu lokalnym. Zresztą podobny jest on do<text:s/><text:span text:style-name="T2019">i</text:span>nnych zadań związku zawodowego takich jak ochrona zdrowia, jak wypoczynek po pracy, jak jakość budownictwa, to jak ludzie mieszkają, w jakich warunkach.</text:p>
      <text:p text:style-name="P2020">Podobnym problemem jest zaopatrzenie. Otóż przypomnę tylko pokrótce, że w Żyrardowie zmniejszono w którymś momenci<text:span text:style-name="T2021">e</text:span>,<text:s/><text:span text:style-name="T2022">d</text:span>ostawy mięsa i pieczywa o 30<text:span text:style-name="T2023">%</text:span>, po 30<text:span text:style-name="T2024">%</text:span><text:s/><text:span text:style-name="T2025">j</text:span>edno i drugie, jakoś do strajku nie doszło, zmniejszono znowu o 30%, jakoś do strajku nie doszło, to zmniejszono jeszcze o 20%, to się okazało, że się ludzie zaopatrują po innych miastach, no to w końcu do strajku doszło.</text:p>
      <text:p text:style-name="P2026">Po jakimś czasie już wiedzieliśmy, że jest to akcja lokalnego aparatu. Niestety, w trakcie, tu przyznaję bez bicia, słabość naszych działaczy, słabość naszej kadry związkowej nie pozwoli<text:span text:style-name="T2027">ł</text:span>a wyśledzić mechanizmu tego zwolnienia dostaw. To prowadziło do konfliktu, który i tak znalazł dość łagodne rozstrzygnięcie<text:span text:style-name="T2028">.</text:span></text:p>
      <text:p text:style-name="P2029">Innym przykładem lokalnego strajku<text:s/><text:span text:style-name="T2030">zw</text:span>iązanego z funkcjonowaniem lokalnego aparatu był strajk dużo poważnie<text:span text:style-name="T2031">js</text:span>zy, strajk w Lubogórze, gdzie o wyrzucenie dyrektora PGR stanął najpierw PGR, a później cały region. I oczywiście, dyrektor się nie nadawał do sprawowania funkcji, należało go usunąć już dawno, ale w momencie, k<text:span text:style-name="T2032">i</text:span>edy to się stała sprawa honorowa dla lokalnego aparatu, nie było w ogóle mowy o tym, żeby<text:s/><text:soft-page-break/>tę sprawę<text:s/>przewalczyć<text:span text:style-name="T2033">.</text:span><text:s/><text:span text:style-name="T2034">I</text:span><text:s/>znów oczywiście słabość naszego aparatu związkowego doprowadziła do tego,<text:s/><text:span text:style-name="T2035">ż</text:span>e nie potrafili jakby inną drogą doprowadzić do zmiany tej sytuacji, doszło do tego stra<text:span text:style-name="T2036">jk</text:span>u<text:span text:style-name="T2037">.</text:span></text:p>
      <text:p text:style-name="P2038">Tego typu strajków paradoksalnych było dużo i jak mówię, ja tu mówię o słabości naszego aparatu, to jest... w tym tkwi jakby wina za te strajki z naszej strony, ale trzeba też pamiętać, że dochodzi do nich tylko dlatego, że wystąpiło to w takim, a nie innym systemie sprawowania władzy państwowej i to również na szczeblu lokalnym<text:span text:style-name="T2039">.</text:span></text:p>
      <text:p text:style-name="P2040">I jeżeli teraz<text:s/>„Solidarność”<text:s/>chce wrócić na scenę, na legalną scenę polityczną w tym kraju, to nie chce wracać w sytuacji jakby bez...<text:s/><text:span text:style-name="T2041">n</text:span>iezmienionej. Jeśli miałaby być bodaj w drobnych szczegółach powtórzenie starego układu, wolimy działać w podziemiu, wolimy działać jako związek nielegalny, odsiadywać co jakiś czas swoje, dlatego że budowanie na nowo związku jako dużej, potężnej legalnej struktu<text:span text:style-name="T2042">r</text:span>y w nie zmienionej strukturze państwa znów musi prowadzić do zderzenia, a to musi być wtedy katastro<text:span text:style-name="T2043">fa</text:span>lne po prostu dla kraju.</text:p>
      <text:p text:style-name="P2044">I otóż jeśli siedzimy w takim miejscu jak tu, ja już nie mówię o firmie, tylko o stole, i rozmawiamy o tych sprawach, to mamy rozmawiać właśnie w poczuciu odpowiedzialności za to, jaki system, jaki układ budujemy, tak aby on był jak najlepiej przystosowany do nowych warunków.</text:p>
      <text:p text:style-name="P2045"><text:span text:style-name="T2046">W</text:span><text:s/>jakich sprawach związek chce i będzie współpracował z samorządem terytorialnym? Przede wszystkim czeka nas reforma gospodarcza, bo to zakładam, że będzie realizowane, będą więc upadłości zakładów i duże zwolnienia.<text:s/><text:span text:style-name="T2047">Je</text:span>śli mamy szukać dla związku rozmówc<text:span text:style-name="T2048">ów</text:span>, z<text:s/><text:span text:style-name="T2049">k</text:span>tórymi moglibyśmy rozmawiać o<text:s/><text:span text:style-name="T2050">ro</text:span>związaniach problemu zwolnionych, problemu ich zatrudnienia, budowy nowych miejsc pracy, itd., to naszym naturalnym najbliższym i na<text:span text:style-name="T2051">js</text:span>prawnie<text:span text:style-name="T2052">js</text:span>zym rozmówcą jest właśnie szczebel lokalny miasta i gminy, i na tym szczeblu chcemy te sprawy rozwiązywać.<text:s/><text:span text:style-name="T2053">Z</text:span><text:s/>doświadczenia wiemy, że w istniejącym systemie sprawowania władzy nikt specjalnie nie będzie chciał z nami rozmawiać, a te problemy, które moglibyśmy z naszymi partnerami, z samorządem lokalnym rozstrzygać, w sposób właśnie na drodze uzgodnień, pertrakta<text:span text:style-name="T2054">cj</text:span>i, będą rozstrzygane na innej drodze. Na drodze konfliktów, strajków, wymuszeń, itd.</text:p>
      <text:p text:style-name="P2055">Nie chcemy takiej sytuacji. Jest ze sprawą reformy związany nast<text:span text:style-name="T2056">ę</text:span>pny problem,<text:s/>przekwalifikowań. Jeśli chce<text:span text:style-name="T2057">m</text:span>y budować system przekwalifikowywania pracowników, szkoleń, to znów naszym naturalnym partnerem jest samorząd lokalny, miasta i gminy, szczególnie miast oczywiście w tym wypadku.</text:p>
      <text:p text:style-name="P2058">I również w innym systemie nie widzimy tutaj możliwości dogadywania się, porozumiewania się w tej sprawie.</text:p>
      <text:p text:style-name="P2059">Będzie związane ze sprawą reformy, restrukturyzac<text:span text:style-name="T2060">ji</text:span><text:s/>przemysłu, będzie związany problem zmiany miejsca zamieszkania. I znów samorząd lokalny jest dla nas najlepszym naturalnym partnerem rozstrzygania tych spraw. Są oczywiście sprawy innego rodzaju, odpoczynek, kultura, zaopatrzenie<text:span text:style-name="T2061">.</text:span></text:p>
      <text:p text:style-name="P2062">Jest sprawa wielkiej wagi dla nas, jako związku zawodowego rozstrzygnięcie problemu leczenia. Obecne zakładowe służby zdrowia nie spełniają swoich wymagań, mają one i leczyć i zapobiegać, wszystko naraz. Podlegają w dużej części dyrekcji, w ogóle jest w tej chwili problem, gdyż strona rządowa nie odpowiada na nasz postulat przesunięcia leczenia na szczebel lokalny właśnie, w miejsce zamieszkania, chce natomiast dać jakby jeszcze silniej podporządkować służbę zdrowi<text:span text:style-name="T2063">a</text:span>,<text:s/><text:span text:style-name="T2064">z</text:span>akładową<text:s/>służbę zdrowia dyrektorom<text:span text:style-name="T2065">.</text:span></text:p>
      <text:p text:style-name="P2066">Jesteśmy zdania, że należy leczenie przesunąć do miejsca zamieszkania, służbę,<text:s/><text:span text:style-name="T2067">z</text:span>akładową służbę<text:s/><text:soft-page-break/>zdrowia ograniczyć do roli właśnie takiej zapobiegawczej<text:span text:style-name="T2068">.</text:span><text:s/>Oni mają badać jakie<text:s/><text:span text:style-name="T2069">s</text:span>ą źródła chorób zawodowych, mają je wcześniej wykrywać, przekazywać ludzi do leczenia, mają pracować<text:s/><text:span text:style-name="T2070">n</text:span>ad zapobieganiem, a nie nad leczeniem<text:span text:style-name="T2071">.</text:span></text:p>
      <text:p text:style-name="P2072">Jest wreszcie wielki problem budownictwa mieszkaniowego, o którym wiemy, że bez szczebla lokalnego, bez samorządu na szczeblu lokalnym nie rozwiążemy. Mamy oto już<text:s/><text:span text:style-name="T2073">w</text:span><text:s/>kraju dobre ustawodawstwo w wielu punktach, systemy kredytowe, mamy jakby wiele danych do tego, żeby zacząć problem budownictwa mieszkaniowego rozwiązywać<text:span text:style-name="T2074">.</text:span><text:s/>Otóż nie rozwiążemy<text:span text:style-name="T2075">,</text:span><text:s/>nie ruszymy go dlatego, że istnieje coś takiego jak lokalna administrac<text:span text:style-name="T2076">ja<text:s/></text:span>państwowa właśnie, która do tego nie dopuści dlatego, że w tej chwili to są sprawy mi<text:span text:style-name="T2077">li</text:span>onowych zarobków, dla<text:span text:style-name="T2078">te</text:span>go że przydzi<text:span text:style-name="T2079">a</text:span>ł terenu pod... dla spółdzielni mieszkaniow<text:span text:style-name="T2080">ej</text:span><text:s/>kosztuje 20 - 30 - 60 mln zł, taką trzeba dać łapówkę, żeby ten teren otrzyma<text:span text:style-name="T2081">ć.</text:span></text:p>
      <text:p text:style-name="P2082">Jeżeli ktoś z takim uporem broni zasady, że administracja ma być administrac<text:span text:style-name="T2083">ją</text:span><text:s/>państwową, to ja oczywiście w tym sensie wiem dokładnie czego broni, mogę to dokładnie sobie przeliczyć na złotówki i na miliony złotych<text:span text:style-name="T2084">.</text:span></text:p>
      <text:p text:style-name="P2085">Nie będę oczywiście tutaj przywoływał konkretnych przykładów, i to nie jest tak, że my w tych sprawach chcemy rozpoczynać jakiś proces rewindyka<text:span text:style-name="T2086">cj</text:span>i. Nie. Chcemy w tych sprawach, chcemy te sprawy jakby płynnie od nich odejść, zamienić cały układ, przejść do nowej rzeczywistości politycznej w tym kraju.<text:s/>Bez rozwiązania ty<text:span text:style-name="T2087">c</text:span>h problemów, bez rozwiązania samej istoty problemu samorządu nie widzę możliwości rozwiązywania m.in. problemu budownictwa mieszkaniowego.</text:p>
      <text:p text:style-name="P2088">Są, proszę państwa, jeszcze sprawy dość prozaiczne. Podam na przykładzie, w roku<text:s/><text:span text:style-name="T2089">19</text:span>81 toczyliśmy rozmowy z władzami miasta na temat akcji związkowych, wieców, przemarszów, plakatowania itd. To była banalna sprawa, chodziło o to, aby nie doprowadzać do starć, zwarć na ulicach itd. I tutaj mamy dwa wzory postępowania, na chwilę obecną również. Warszawski, gdzie NZS wychodzi na manifestacje i polic<text:span text:style-name="T2090">j</text:span>a go ochrania i wszystko się odbywa w idealnym porządku, i krakowski, w którym dochodzi do starcia.</text:p>
      <text:p text:style-name="P2091">Otóż wszystkie te sprawy akc<text:span text:style-name="T2092">j</text:span>i związku, akcji innych organizacji niezależnych, które będą powstawać, które będą chciały manifestować swoją obecność i sprawy, wszystkie te organiza<text:span text:style-name="T2093">cje</text:span><text:s/>z łatwością dojdą do porozumienia z tym co nazywamy samorządem, reprezentacją samorządu. To są jakby ich równorzędni partnerzy, nie będą traktowani przez tę organizację jak przeciwnicy.<text:s/><text:span text:style-name="T2094">W</text:span><text:s/>tej chwili jest tak, że można wyjść na ulice, można krzyczeć, można nie pytać jakby władz miasta o zezwolenie, bo to jest władza, bo to jest przeciwnik, z nim się walczy,<text:s/><text:span text:style-name="T2095">p</text:span>rzeciwko nim się występuje.</text:p>
      <text:p text:style-name="P2096">Zupełnie inna się tworzy sytuacja psychologiczna, kiedy to jest równorzędny partner, kiedy to są też nasi ludzie. Pamiętam, że uzgodniono, że nie będziemy nalepiać plakatów na marmury w Warszawie. Był spór, czy można je nalepiać na szyby i ten spór był nierozstrzygnięty, bośmy uznali, że na szyby można. Otóż, proszę państwa, ten problem nie istniałby<text:span text:style-name="T2097">,</text:span><text:s/>w ogóle, gdyby to były władze miasta przez nas wybrane, bo one<text:s/><text:span text:style-name="T2098">b</text:span>y tylko podały, jaki jest koszt czyszczenia tych murów i szyb, i natychmiast my sami byśmy za ręce łapali tych, którzy chcą tam coś nalepia<text:span text:style-name="T2099">ć</text:span><text:s/>i brudzić to i naklejać, żeby tylko nie wchodzić w te<text:s/>koszty, o którym nam tu za chwilę nasz prezydent mówi.</text:p>
      <text:p text:style-name="P2100">Mówię o tym dlatego, że od spraw niesłychanie wielkie<text:span text:style-name="T2101">j<text:s/></text:span>wagi dochodzimy do spraw drobnych i szczegółowych, które przy odpowiednio zbudowanym zmienionym systemie samorządu lokalnego znajdują swoje naturalne rozwiązanie, które już nie wymaga jakby angażowania tego wielkiego aparatu<text:s/><text:soft-page-break/>administracyjnego i policyjnego.</text:p>
      <text:p text:style-name="P2102">I teraz możemy ten system z łatwością zbudować, możemy mu postawić bariery, a wtedy całe porozumienie, cały ten nasz wysiłek, który si<text:span text:style-name="T2103">ę</text:span><text:s/>w tej chwili odbywa, staje pod znakiem zapytania.</text:p>
      <text:p text:style-name="P2104">To wszystko, dziękuję.</text:p>
      <text:p text:style-name="P2105"><text:span text:style-name="T2106">Przewodniczący</text:span>:</text:p>
      <text:p text:style-name="P2107">Dziękuję bardzo<text:span text:style-name="T2108">.</text:span><text:s/>Myślę, że wyrażę pogląd całej strony koalicyjno-rządow<text:span text:style-name="T2109">ej,</text:span><text:s/>jeżeli wyrażę podziękowanie panu Bujakowi za tak szczere zapoznanie nas z intencjami i motywami strony solidarnościowo-<text:span text:style-name="T2110">o</text:span>pozycyjne<text:span text:style-name="T2111">j</text:span>. Stwarza to pewien kontekst do naszych bardziej szczegółowych i bardzie<text:span text:style-name="T2112">j</text:span><text:s/>niekiedy prawniczych rzeczy spe<text:span text:style-name="T2113">cj</text:span>alistycznych, rozważań, w każdym razie osobiście mogę powiedzieć, że uzna<text:span text:style-name="T2114">ję</text:span><text:s/>to za bardzo pożyteczne, chociaż nie mogę powstrzymać się od dwóch ma<text:span text:style-name="T2115">le</text:span>ńkich uwag. A mianowicie, po pierwsze, właśnie wprawdzie nie pobieram pieniędzy z kasy Urzędu Rady Ministrów, ale nie uogólniałbym tak bardzo tej korupcji administrac<text:span text:style-name="T2116">ji<text:s/></text:span>terenowej. Oczywiście, ja może nie znam tych pełnych rozmiarów tego zjawiska, ale być może, ale już kiedyś występowałem<text:s/>na tej sali<text:s/><text:span text:style-name="T2117">w</text:span><text:s/>obronie uczciwych urzędników niezależnie od ich liczby, a<text:span text:style-name="T2118">le</text:span><text:s/>tacy są<text:span text:style-name="T2119">.</text:span></text:p>
      <text:p text:style-name="P2120"><text:span text:style-name="T2121">I</text:span><text:s/>druga sprawa, jednak zezwolenia na demonstra<text:span text:style-name="T2122">cje<text:s/></text:span>czy zgromadzenia są takim przyrodzonym atrybutem administracji rządowej raczej, więc ja nie jestem pewny, czy akurat ta funkcja by należała do przyszłej, gdyby była taka, gdyby była zbudowana właśnie taka odrębna admin<text:span text:style-name="T2123">is</text:span>trac<text:span text:style-name="T2124">j</text:span>a komunalna<text:span text:style-name="T2125">.<text:s/></text:span>A<text:span text:style-name="T2126">l</text:span>e mogę się mylić, oczywiście, wszystko jest możliwe, każde rozwiązanie<text:s/><text:span text:style-name="T2127">j</text:span>est zapewne do rozważenia<text:span text:style-name="T2128">.</text:span></text:p>
      <text:p text:style-name="P2129"><text:span text:style-name="T2130">Zbigniew Bujak</text:span>:</text:p>
      <text:p text:style-name="P2131">O korupcji mała anegdotka: nie mając pracy postanowiłem zostać<text:s/><text:span text:style-name="T2132">r</text:span>zemieślnikiem, znanym lekarzem drzew, chciałem sobie załatwić koncesję na wycinkę i pielęgnację drzew, koncesja leży już szósty tydzień u urzędniczki, no wreszcie coś się stało, te dokumenty zdaje się poszły wyż<text:span text:style-name="T2133">ej,</text:span><text:s/>po jakimś czasie się dowiaduję, dlaczego leżały<text:span text:style-name="T2134">.</text:span><text:s/>Bo urzędniczka drugiej powiedziała, no, bez przesady, Bujak nie Bujak, każdy musi dać. A ona miała tylko dokumenty zanieść do naczelnika. Ty<text:span text:style-name="T2135">lk</text:span>o<text:span text:style-name="T2136">.</text:span></text:p>
      <text:p text:style-name="P2137"><text:span text:style-name="T2138">P</text:span><text:span text:style-name="T2139">rzew</text:span><text:span text:style-name="T2140">odnicz</text:span><text:span text:style-name="T2141">ą</text:span><text:span text:style-name="T2142">c</text:span><text:span text:style-name="T2143">y</text:span>:</text:p>
      <text:p text:style-name="P2144">Teraz pan Kowalewski<text:span text:style-name="T2145">.</text:span></text:p>
      <text:p text:style-name="P2146"><text:span text:style-name="T2147">Kowa</text:span><text:span text:style-name="T2148">le</text:span><text:span text:style-name="T2149">wski Adam</text:span>:</text:p>
      <text:p text:style-name="P2150">Proszę Państwa! Ja nie będę mó<text:span text:style-name="T2151">w</text:span>i<text:span text:style-name="T2152">ł</text:span><text:s/>o punktach, które są przedmiotem naszych negocjacji, z dwóch powodów<text:span text:style-name="T2153">.</text:span><text:s/>Po pierwsze, osobiście to nie reprezentuję żadnej strony, tylko swój osobisty pogląd, uważam, że one są całkowicie nie do przyjęcia i czynią dużą część naszej dyskusji mało wartościową<text:span text:style-name="T2154">.</text:span><text:s/>Jak również uczynią mało wartościową wszystkie nasze drobniejsze uzgodnienia<text:span text:style-name="T2155">.</text:span><text:s/>Dlaczego, za chwilę powiem.</text:p>
      <text:p text:style-name="P2156">Po d<text:span text:style-name="T2157">ru</text:span>g<text:span text:style-name="T2158">ie</text:span>, wydaje mi się, jestem optymistą, wydaje mi się, że te propozycje ostatnio sformułowane stoją w sprzeczności z deklarowaną na wyższych<text:s/>„stolikach”<text:s/>wolą budowy autentycznego samorządu terytorialnego. Ja mam nadzieję, że ta wola spłynie któregoś dnia na poziom naszego<text:s/>„stolika”<text:s/>i ta rozmowa będzie miała nieco bardziej pozytyw<text:span text:style-name="T2159">n</text:span>y charakter.</text:p>
      <text:p text:style-name="P2160">Jestem optymistą, bo w ciągu ostatnich dziesięciu lat jest to piąta czy szósta akcja, w której uczestniczę, która ma na celu odtworzenie samorządu terytorialnego i muszę powiedzieć, że jest olbrzymi postęp w c<text:span text:style-name="T2161">i</text:span>ąg<text:span text:style-name="T2162">u</text:span><text:s/>tych 8 -10 lat. Przypominam sobie nasze dyskusje w roku 1978<text:s/><text:span text:style-name="T2163">-</text:span><text:s/>1980 -1981, to to co tutaj w tej chwili się mówi, brzmiało wtedy jak herezja, a w tej chwili jest to ta wynegocjowana już jak gdyby płaszczyzna do<text:s/><text:soft-page-break/>porozumienia.</text:p>
      <text:p text:style-name="P2164">Ja bym chciał zatrzymać się na chwilę nad tym co blokuje nasze postępy w tej chwili, na przesłankach, które stoją z<text:span text:style-name="T2165">a</text:span><text:s/>propozy<text:span text:style-name="T2166">cj</text:span>ami.<text:s/><text:span text:style-name="T2167">W</text:span><text:s/>moim pojęciu, jeśli doszliśmy do sytuac<text:span text:style-name="T2168">ji</text:span>, że postulaty są nieuzgadnialne<text:s/><text:span text:style-name="T2169">ju</text:span>ż praktycznie, to znaczy, że przesłanki mamy różne i trzeba chyba dyskutować o przesłankach. I tu mi się wydaje, że pan Wilkanowicz dzisiaj miał olbrzymi wkład w postęp, jaki by on nie był, naszych rozmów, ponieważ nie tylko bardzo jasno przedstawił<text:span text:style-name="T2170"><text:s/></text:span>rozbieżności, ale również powiedział szczerze o przesłankach.</text:p>
      <text:p text:style-name="P2171">Mówił o tym, że... o obawach, które ze strony władzy wiążą się z tworzeniem samorządu.<text:s/>Mówił jasno o tym wentylu, który zginie, o ro<text:span text:style-name="T2172">szcz</text:span>eniowych w górę żądaniach itd., itd. Można dodać do tej listy bardzo dużo następnych obaw, bo my też mamy, ja mam<text:s/><text:span text:style-name="T2173">ba</text:span>r<text:span text:style-name="T2174">dzo</text:span><text:s/>dużo obaw, ja nie zgodziłbym się z naszym szefem, że w sposób tak jak powiedzia<text:span text:style-name="T2175">ł</text:span><text:s/>kolega Bujak, łatwo zbudujemy ten samorząd<text:span text:style-name="T2176">.</text:span><text:s/>To będzie straszny proces, odbywany w strasznych bólach, z olbrzymimi niedobrymi zjawiskami.</text:p>
      <text:p text:style-name="P2177">Ale jakie argumenty są, które w tych przesłankach powinniśmy bra<text:span text:style-name="T2178">ć</text:span><text:s/>pod uwagę? Po pierwsze, mamy efekt 45 lat centralizacji w tym kraju, ten<text:s/>„stół”<text:s/>by się nie odbył i to na tylu poziomach i w tylu płaszczyznach życia społecznego i gospodarczego, gdyby nie katastro<text:span text:style-name="T2179">fa</text:span>lny efekt centraliza<text:span text:style-name="T2180">cj</text:span>i<text:span text:style-name="T2181">.</text:span><text:s/>I ludzie, którzy ten system budowali<text:s/><text:span text:style-name="T2182">i</text:span><text:s/>budują i nim rządzą, mówią samorząd terytorialny jest niebezpieczny dla tego państwa. Ale p<text:span text:style-name="T2183">r</text:span>zecież ci ludzie ponoszą odpowiedzialność za stan tego państwa w chwili obecnej i z konieczności, a nie z przyjemności rozmawiają przy tym stole z ludźmi, którzy siedzą po drugiej stronie<text:span text:style-name="T2184">.</text:span><text:s/>To jest najlepszy dowód, jakie są skutki centralizacji<text:span text:style-name="T2185">.</text:span><text:s/>To jest pierwszy,<text:s/><text:span text:style-name="T2186">d</text:span>la mnie zupełnie fundamentalny argument, żeby jakąś refleksją podejś<text:span text:style-name="T2187">ć</text:span><text:s/>do przesłanek, że samorząd jest dla nas groźny.</text:p>
      <text:p text:style-name="P2188">Dla nas jest groźna również centralizacja.</text:p>
      <text:p text:style-name="P2189">Po drugie, tak jak mówiłem, samorząd, mówiłem na poprzednim naszym spotkaniu o wdrażaniu samorządu, on będzie wdrażany w bardzo ciężkich warunkach i z bardzo wieloma przeszkodami.</text:p>
      <text:p text:style-name="P2190">Ale tutaj miałem szereg argumentów, w których mnie przedmówca wyręczył. Ja się nie zgadzam z tym, że samo<text:span text:style-name="T2191">r</text:span>ząd będzie tworzył konflikty. Samorząd może zdjąć<text:s/><text:span text:style-name="T2192">z</text:span><text:s/>władzy państwowej razem z tysiącami drobnych spraw tysiące konfliktów. Jeśli ludzie wybiorą własnych radnych, i ci radni wybiorą własny zarząd, to jak obywatel może mieć do wojewody, że ulice jest nieposprzątana? Dzisiaj właśnie on może pójś<text:span text:style-name="T2193">ć</text:span><text:s/>do<text:s/>wojewody, bo wojewoda ma w swoim ręku służbę miejską, pieniądze, wszystko<text:span text:style-name="T2194">.</text:span><text:s/>Jeśli to wszystko zostanie scedowane na samorząd lokalny, automatycznie olbrzymia częś<text:span text:style-name="T2195">ć</text:span><text:s/>problemów musi na tym poziomie zostać<text:span text:style-name="T2196">.</text:span><text:s/>Być może nie zostanie od razu, być może ludzie odruchowo będą ciągle te roszczenia głosili. Ale to jest sprawa pewnej dojrzałości, pewnego pro<text:span text:style-name="T2197">c</text:span>esu<text:span text:style-name="T2198">.<text:s/></text:span>Wszyscy mówią, że to będzie proces. Jest to proces, który musi w tym wypadku dać pozytywne wyniki.</text:p>
      <text:p text:style-name="P2199">Z drugiej strony chronimy cały czas prerogatywy administracji<text:span text:style-name="T2200">.</text:span><text:s/>Otóż 2 dni temu<text:s/><text:span text:style-name="T2201">p</text:span>remier Rakowski, ja dwa zdania przeczytam, jak się zwrócił do wojewodów -<text:s/>„stanowicie główny kościec administra<text:span text:style-name="T2202">cj</text:span>i w administracyjnej strukturze państwa, bez was rząd złożony choćby z najbardziej utal<text:span text:style-name="T2203">ento</text:span>wanych osób nie byłby w stanie skutecznie zarządzać państwem i umacniać jego struktury. W procesie zachodzących w naszym kraju zmian modelowych administrac<text:span text:style-name="T2204">ja</text:span><text:s/>państwowa wszystkich szczebli odgrywa niezwykle ważną ro<text:span text:style-name="T2205">lę</text:span>”.</text:p>
      <text:p text:style-name="P2206">Ja<text:s/><text:span text:style-name="T2207">m</text:span>am z tego wniosek dosyć oczywisty<text:span text:style-name="T2208">.</text:span><text:s/>Budowa samorządu, prawdziwego, na szczeblu najniższym potrzebna jest nie tylko lokalnej społeczności, ale i rządowi. Dopóki samorząd nie będz<text:span text:style-name="T2209">i</text:span>e autonomiczny,<text:s/><text:soft-page-break/>rząd się nie nauczy rządzić, bo będzie cały c<text:span text:style-name="T2210">z</text:span>as właśnie w duchu tym, którego cytat przytaczam, zarządzał ręcz<text:span text:style-name="T2211">n</text:span>ie<text:span text:style-name="T2212">.</text:span><text:s/>I to jest problem, że wszyscy się muszą po prostu uczyć tej samorządności. Wszyscy<text:span text:style-name="T2213">.</text:span></text:p>
      <text:p text:style-name="P2214">Dlaczego wydaje się, że<text:s/><text:span text:style-name="T2215">w</text:span><text:s/>następnym problemie dyskutujemy o tych sprawach powołania odrębnych zarządów wykonawczych, jednostek terytorialnych, z pozostawieniem naczelników i ich urzędów? To też jest w pewnym sensie z tej samej przesłanki wynika. Jest to to dążenie, żeby jednak pewną kontrolę chociaż<text:s/>przez stary aparat utrzymać. Przecież nawet przy tym nawet nie wiadomo co ci naczelnicy będą robić, ale oni mają zostać ciągle jako ta delegatura rządu na tym najniższym szczeblu.</text:p>
      <text:p text:style-name="P2216">Tymczasem mówimy o tym, że zadania przejdą w organ wykonawczy, do organu wykonawczego samorządu terytorialnego. Jaki z tego wniosek? Ci naczelnicy muszą sobie utworzyć własne zadania, za<text:span text:style-name="T2217">c</text:span>znie się wkra<text:span text:style-name="T2218">c</text:span>zanie<text:s/><text:span text:style-name="T2219">w</text:span><text:s/>kompetencje. Przecież znane jest z wielu badań tendencji biurokracji, jakie ona ma własne organiczne prawa, którymi się rządzi. Wydaje się, że - całe moje wystąpienie jest po to, żeby jeszcze raz cofnąć się do przesłanek, jeszcze raz uwierzyć, że wszyscy i ta strona również ma dobre intencje, poszukując tutaj jakiegoś rozwiązania, że naprawdę akceptowanie systemu, który jest i petryfikacja tego systemu nie jest możliwa dalej.</text:p>
      <text:p text:style-name="P2220">I ostatnia sprawa, którą chcę poruszyć, to jest problem, który został podniesiony, ja też znowu jakieś jego tło merytoryczne, pogląd prowizorium<text:s/><text:span text:style-name="T2221">k</text:span>onstytucyjnego, który jest i tak, i tak nieunikniony. Nie dyskutujmy tego problemu, który jest wynikiem innych decyzji zapadających przy innych stolikach. Jaką to przyjmie formę, jest mi to w tej chwili obojętne, ale to jest akt, który możemy przyjąć jako ob<text:span text:style-name="T2222">i</text:span>ektywną prawdę i zastanowić się, co z naszego pakietu spraw<text:s/><text:span text:style-name="T2223">w</text:span><text:s/>to prowizorium powinno wejść, a nie kwestionować tego i nie przesądzać.</text:p>
      <text:p text:style-name="P2224">Proszę państwa, my mówimy tutaj o czasie, ale przecież ludzie są szalenie niecierpliwi w tej chwili.<text:s/>„Stolik”<text:s/>trwa dwa tygodnie i są już komentarze, że za długo. A tutaj są terminy roczne, dwuletnie,<text:s/><text:span text:style-name="T2225">j</text:span>a się poprzednio o tym stylu pracy wyraziłem, zostałem skarcony przez prof. Sokolewicza, ale mnie się naprawdę wydaje, jak mówiłem o bezczelności, żeby półtora ro<text:span text:style-name="T2226">k</text:span>u sobie na ustalenie samych kryteriów przyznać, tym niemniej ja dalej mam uczucie, że coś jest nie w porządku, jeśli my wracamy do zagadnienia tego tempa wdrażania itd.</text:p>
      <text:p text:style-name="P2227">Dziękuję bardzo.</text:p>
      <text:p text:style-name="P2228"><text:span text:style-name="T2229">Przewodnicząc</text:span><text:span text:style-name="T2230">y</text:span>:</text:p>
      <text:p text:style-name="P2231">Dziękuję panu uprzejmie. Ko<text:span text:style-name="T2232">le</text:span>ga<text:s/><text:span text:style-name="T2233">St</text:span>ol<text:span text:style-name="T2234">z</text:span>.</text:p>
      <text:p text:style-name="P2235"><text:span text:style-name="T2236">Stanisław Stolz</text:span>:</text:p>
      <text:p text:style-name="P2237">Chciałem nawiąza<text:span text:style-name="T2238">ć</text:span><text:s/>do kilku kwestii poruszonych przez pana doc. Kuleszę, w pewnej mierze powtarzam może to samo o czym mówiłem w sobotę, ale i tematyka do pewnego stopnia się powtarza. Tak jakoś się złożyło.</text:p>
      <text:p text:style-name="P2239">Jeżeli chodzi o obecne, rada narodowa jako organ samorządu terytorialnego ponadto organ władzy państwowej, to rozumiem, że i w świetle propozycji pana prof. Sokolewicza<text:s/><text:span text:style-name="T2240">je</text:span>śli mówimy, to już mówmy w tej kolejności, bo wtedy przynajmniej jesteśmy zgodni, jeśli nie co do koncepcji, to co do sposobu nazwania tej koncepcji, odnoszę wrażenie, że między koncepcją rady narodowej jako organu samorządu terytorialnego a ponadto organu władzy państwowej, a koncepcją rady narodowej jako organu samorządu terytorialnego, wykonującego na podstawie obowiązujących ustaw szczególnych ewentualnie samej<text:s/><text:soft-page-break/>ustawy ustrojowej, pewne zadania o charakterze ponad- samorządowym, ponad-lokalnym to w gruncie rzeczy i na to chciałbym zwrócić uwagę, bardziej zależy nam chyba na pewnej konstrukcji prawniczej an<text:span text:style-name="T2241">i</text:span>żeli na praktycznym odzwiercied<text:span text:style-name="T2242">le</text:span>niu tej sytuacji w życiu. Bo gdyby nam zależało bardziej na odzwierciedleniu tej praktycznej sytuacji w życiu, to sądzę, że mniejszą wagę by<text:span text:style-name="T2243">ś</text:span>my przywiązywali do tego elementu, kt<text:span text:style-name="T2244">ó</text:span>ry pozwolę sobie określić jako definicyjne, a większą wagę by się przywiązywało do problematyki, jaka ma być ewentualnie c<text:span text:style-name="T2245">z</text:span>ęść nadzoru nad tym organem samorządu<text:span text:style-name="T2246">.</text:span><text:s/>Można sobie bowiem wyobrazić nawet centralistyczną definicję organ przy bardzo zdekoncentrowanym i osławionym nadzorze, i można sobie wyobrazić organ<text:s/>par excellence<text:s/>samorządowy z mocy samej definicji, jednakże tak niesłychanie spętany przepisami nadzorczymi, jak to miało miejsce do czasu<text:s/>mitterandowskiej<text:span text:style-name="T2247"><text:s/></text:span>reformy samorządu<text:s/><text:span text:style-name="T2248">te</text:span>ry<text:span text:style-name="T2249">to</text:span>rialnego we Francji, gdzie<text:s/><text:span text:style-name="T2250">-</text:span><text:s/>nie jestem znawcą tego samorządu, ale jak czytałem w artykule, który chyba był artykułem, jeśli tak wolno się wyrazić, odpowiedzialnym, nawet zmiana ulicy na poziomie merostwa wymagała jednak zatwierdzenia na poziomie prefektury.</text:p>
      <text:p text:style-name="P2251">Proszę państwa, wydaje się zatem, że raczej ciężar może warto położyć na pytanie, na ile ta rada narodowa czy ten organ samostanowiący samorządu terytorialnego - czy jak ten obiekt naszych rozważań nazwiemy - na ile on jest krępowany na zasadzie nadzoru samodzielności działania niżeli na to, jak on<text:s/><text:span text:style-name="T2252">je</text:span>st zde<text:span text:style-name="T2253">fi</text:span>niowany<text:span text:style-name="T2254">.</text:span></text:p>
      <text:p text:style-name="P2255">To poddaję pod rozwagę, bo wydaje mi się, żebyśmy w ferworze dyskusji na temat jak określić instytucję nie stracili istoty rzeczy, bo dla mn<text:span text:style-name="T2256">i</text:span>e zawsze pierwsze dwa pytania są, zawsze istnieją trzy pytania. Po pierwsze, jaki jest zakres działania, po drugie - skąd się biorą, jak się tworzą, jaką wartość mają środki rzeczowe i finansowe na realizac<text:span text:style-name="T2257">ję</text:span><text:s/><text:span text:style-name="T2258">t</text:span>ych zadań,<text:s/><text:span text:style-name="T2259">a</text:span><text:s/>po trzecie - jeszcze raz po trzecie - jest pytanie, ile<text:s/><text:span text:style-name="T2260">je</text:span>st samodzielności w zbieraniu tych dochodów, wydatkowaniu tych środków i w realizacji tych swoich zadań rzeczowych.<text:s/><text:span text:style-name="T2261">W</text:span><text:s/>nadzorze chyba tkwi pewne sedno sprawy.</text:p>
      <text:p text:style-name="P2262">Przejdę na moment do nadzoru, bo wydaje mi się, że<text:s/><text:span text:style-name="T2263">je</text:span>st rzeczą wartą rozważenia tego rodzaju kwestia, jeśli przyjmiemy, że zarz<text:span text:style-name="T2264">ą</text:span>d lokalny, ja nie mówię o służbach wyspecjalizowanych, izby skarbowe, urzędy skarbowe, wojewódzkie i rejonowe urzędy spraw wewnętrznych, wojewódzkie i terenowe ogniwa sanepidu itd., to wszystko co się w terminologii prawa administracyjnego okresu międzywojennego do roku 1950 nazywało administra<text:span text:style-name="T2265">cj</text:span>ą niezespoloną, otóż jeśli by ta administracja zespolona, jeśli używać tej stare<text:span text:style-name="T2266">j</text:span><text:s/>nazwy, miała być oparta o przede wszystkim o system pewnych zleceń, to ja rozumiem zobowiązania wynikające z ustaw do realizacji pewnych zadań, to trzeba właśnie pomyśleć nad środkami nadzorczymi. Bo jeżeli zajrzy się do przepisów prawa pozytywnego, ewentualnie do przepisów jakie obowiązywały, bo rzecz była dość typowa, do 1950 r. w Polsce, to rzeczywiście ta metoda administracji zleconej ona spełniała dużą rolę, to warto zobaczyć jakie wtedy są potrzebne<text:s/><text:span text:style-name="T2267">ś</text:span>rodki nadzoru, bo są potrzebne czasem środki nadzoru, o których żeśmy już zapomnieli. Takie np. jak przymusowe wstawienie do budżetu.</text:p>
      <text:p text:style-name="P2268">Jeśli bowiem nałożymy, może nawet nie musimy nakładać, bo chyba przepisy prawa materialnego są tu wystarcz<text:span text:style-name="T2269">aj</text:span>ące, na samorząd terytorialny obowiązek prowadzenia określonej działalności w zakresie oświaty, i okaże<text:s/><text:span text:style-name="T2270">s</text:span>i<text:span text:style-name="T2271">ę</text:span>, że w budżecie rady narodowej nie ma środków albo jest 1/10 niezbędnego minimum<text:s/><text:span text:style-name="T2272">ś</text:span>rodków na tę oświatę, to coś musimy w tej sytuacji zrobić.</text:p>
      <text:p text:style-name="P2273">Chyba nie chodzi o uchylenie całego budżetu, bo robi się jeszcze gorsza beznadzieja finansowa na szczeblu gminy, tylko chodzi o przymusowe wstawienie do budżetu jako bardziej konstruktywne działanie.<text:s/><text:soft-page-break/>I takich działań konstruktywnych może być więcej, o tym trzeba pamiętać, jak np. wykonanie<text:s/>zastępcze na koszt zobowiązanego samorządu do wykonania danego zadania zleconego<text:span text:style-name="T2274">.</text:span></text:p>
      <text:p text:style-name="P2275">Ja myślę, że na to warto zwrócić uwagę, żebyśmy nie tylko operowali samymi pojęciami ogólnymi<text:span text:style-name="T2276">.</text:span></text:p>
      <text:p text:style-name="P2277">Chciałbym teraz przez moment, już może krócej i zwięźlej, chciałbym wrócić do kwestii, którą<text:s/>pozwo<text:span text:style-name="T2278">li</text:span>łem<text:s/>sobie jako wątpliwą i dla mnie do dziś niewyjaśnioną, choć frapującą, poruszać w sobotę na naszym poprzednim spotkaniu. Koncepcja, ażeby zadania ponadgminne, międzymie<text:span text:style-name="T2279">js</text:span>kie itp. realizować w postaci zwi<text:span text:style-name="T2280">ą</text:span>zków międz<text:span text:style-name="T2281">yk</text:span>omunaln<text:span text:style-name="T2282">yc</text:span>h jest naprawdę frapujące<text:span text:style-name="T2283">.</text:span><text:s/><text:span text:style-name="T2284">W</text:span><text:s/>krajach, gdzie związki komunalne istnieją, bo mają po temu podstawy prawne i przesłanki faktyczne, i gdzie rozwijają się dobrze, rzeczywiście wykonują chyba bardzo, dobrze spełniają swoje zadania i można by też sięgnąć i nawet do historii sprzed roku 1950, konkretnie sprzed 13 kwietnia 1950 r<text:span text:style-name="T2285">.</text:span>, kiedy to związki e<text:span text:style-name="T2286">x</text:span><text:s/>lege przestały istnieć, a ich majątek stał się majątkiem państwa, skarbu pań<text:span text:style-name="T2287">s</text:span>twa.</text:p>
      <text:p text:style-name="P2288">Jest tylko jedna kwestia, jeżeli nie chcemy iść,<text:s/><text:span text:style-name="T2289">a</text:span><text:s/>chyba chcielibyśmy, a chyba nie chcemy iść i chcielibyśmy, żeby związek międzykomunalny powstawał na zasadzie umowy, do której ewentualnie istnieje wolne prawo przystąpienia innych podmio<text:span text:style-name="T2290">t</text:span>ów samorzą<text:span text:style-name="T2291">do</text:span>wych, to najpierw należałoby poza zupełnymi wyjątkami wyłączyć istnienie.<text:span text:style-name="T2292">..</text:span><text:s/>przymusowych związków międzykomunalnych<text:span text:style-name="T2293">.</text:span></text:p>
      <text:p text:style-name="P2294"><text:span text:style-name="T2295">A</text:span><text:s/>jeśli tak, to trzeba sobie zadać pytanie, czy jesteśmy w stanie, zakładając, że reforma będzie wprowadzana, ja nie mówię, że z dnia na dzień, ale stosunkowo szybko, na tyle szybko, by tworzyć powszechną sieć niezbędnych związ<text:span text:style-name="T2296">k</text:span>ów celowych, w postaci związków komunalnych, żeby rzeczywiście mienie komunalne n<text:span text:style-name="T2297">a</text:span><text:s/>szczeblu wojewódzkim i samorządność związana<text:s/><text:span text:style-name="T2298">z</text:span><text:s/>tym mieniem w sposób nierozerwalny na stopniu wojewódzkim stała się zbędna<text:span text:style-name="T2299">.</text:span></text:p>
      <text:p text:style-name="P2300"><text:span text:style-name="T2301">W</text:span><text:s/>poprzednią sobotę pozwoliłem sobie mówić,<text:s/><text:span text:style-name="T2302">ż</text:span>e nie widzę dla województw, zwłaszcza w ich obecnym kształcie, szczególnie długiego perspektywicznego żywota<text:span text:style-name="T2303">.</text:span><text:s/>Wydaje mi się jednak, że na pewno nie dojdzie do tego, żeby były one zielone. Jeżeli będą, to będą one łączone, a jeśli tak, to problem rozliczeń<text:s/><text:span text:style-name="T2304">z</text:span><text:s/>tytułu mienia komunalnego, jeśli utworzymy, nie jest duży, bo ni<text:span text:style-name="T2305">e</text:span>szczęście jest przy podziale, a nie przy łączeniu<text:s/><text:span text:style-name="T2306">t</text:span>ego mienia.</text:p>
      <text:p text:style-name="P2307"><text:span text:style-name="T2308">A</text:span>le do czego konkretnie zmierzam? Otóż wydaje mi się, że jeśli dzisiaj byśmy zaryzykowali, używam słowo zaryzykowali, bo widzę tu pewne niebezpieczeństwo, zrezygnowanie z mienia komunalnego, a w konsekwencji zrezygnowanie z samorządności terytorialnej na stopniu wojewódzkim, można tu powiedzieć na odwrót, zrezygnowanie z samorządności terytorialnej i mienia komunalnego, te rzeczy są ze sobą nierozdzielne, jeśli samorząd terytorialny nie jest tylko pustym hasłem, to istnieje to niebezpieczeństwo, że cały szereg działań, które w tej chwili są, jak kto woli to określić, zdecentralizowane czy zdekoncentrowane, komu lepiej odpowiada które okreś<text:span text:style-name="T2309">le</text:span>nie, ja bym się o to nie spierał, a więc są ulokowane nie na szczeblu centralnym, tylko ulokowane są na szczeblu wojewódzkim i jeśli są jednak montowane w system rad narodowych, to z tego systemu wyjdą<text:span text:style-name="T2310">.</text:span></text:p>
      <text:p text:style-name="P2311">Czy zatem będziemy mieli postęp w dziedzinie centralizacji, czy będziemy mieli regres? Obawiam się o niebezpieczeństwo regresu<text:span text:style-name="T2312">.</text:span></text:p>
      <text:p text:style-name="P2313">Jeszcze ostatnia kwestia, właściwie jest to forma pytania, które do pewnego stopnia jest retoryczne, warto jednak zwrócić uwagę, że mamy w tej chwili do pewnego stopnia o tyle związane ręce, że według zno<text:span text:style-name="T2314">weli</text:span>zowanego art. 49 ust. 1, a naszej wysłużonej już mocno Konstytucji mamy do czynienia z<text:s/><text:soft-page-break/>obowiązującą formułą, jest to ostatnie uzupełnienie Konstytucji, rada narodowa, a więc wszystkie rady narodowe, bo taka jest struktura tego rozdziału<text:s/><text:span text:style-name="T2315">w</text:span><text:s/>terenowych organach władzy, terenowych organach administrac<text:span text:style-name="T2316">ji</text:span><text:s/>państwowej w Konstytuc<text:span text:style-name="T2317">ji</text:span>, powracam do cytatu, rady narodowe dysponują mieniem komunalnym stanowiącym własność samorządu terytorialnego. Jeśli chcemy, a mnie się wydaje wycofać się wobec tego, z układu samorządowego i z układu majątku komunalnego na stopniu wojewódzkim, oczywiście trzeba sobie zdać sprawę, że idziemy, oczywiście dyskutujemy bez tego rodzaju ograniczeń, ale idziemy w kierunku innym aniżeli przyjęty w ostatniej, konkretnie czerwcowej nowelizacji naszej ustawy zasadniczej. I pozwoliłbym sobie na tyle uwag, uprzejmie dziękuję za uwagę.</text:p>
      <text:p text:style-name="P2318"><text:span text:style-name="T2319">Przewodnicząc</text:span><text:span text:style-name="T2320">y</text:span>:</text:p>
      <text:p text:style-name="P2321">Dziękuję panu Stanisławowi Stolzowi. Pani prof. Barbara Zawadzka.</text:p>
      <text:p text:style-name="P2322"><text:span text:style-name="T2323">Prof</text:span><text:span text:style-name="T2324">.</text:span><text:span text:style-name="T2325"><text:s/>Barbara Zawadz</text:span><text:span text:style-name="T2326">k</text:span><text:span text:style-name="T2327">a</text:span>:</text:p>
      <text:p text:style-name="P2328">Część z tego co chciałam omówić, powiedział właśnie pan Stolz..<text:span text:style-name="T2329">.</text:span><text:s/>dwie sprawy wyszły w ogóle z gestii organów społecznych<text:s/><text:span text:style-name="T2330">i</text:span><text:s/>nie byłoby nawet takiego organu społecznego, który byłby właściwy do sprawowania kontroli powiedzmy nad szkolnictwem czy nad innymi takimi słu<text:span text:style-name="T2331">ż</text:span>bami, które wyszłyby z systemu samorządu, a przeszłyby do s<text:span text:style-name="T2332">ce</text:span>ntra<text:span text:style-name="T2333">li</text:span>zowanej, przeszłyby do systemu władzy państwowej. To jest jedna sprawa.</text:p>
      <text:p text:style-name="P2334">Druga sprawa, chcę wrócić do tego, do sprawy zasadniczej, która nas tutaj dzieli, to znaczy sprawy określenia charakteru rad narodowych<text:span text:style-name="T2335">.</text:span><text:s/>Proponuję określenie następujące, które wydaje mi się będzie jakoś chyba formułą do przyjęcia dla wszystkich<text:s/><text:span text:style-name="T2336">-</text:span><text:s/>organy władzy, że rady narodowe są organami władzy publicznej, reprezentującymi interesy miejscowej ludności, zobowiązanymi do respektowania interesów ogólnych itd. To jest druga sprawa.</text:p>
      <text:p text:style-name="P2337">Sądzę, że ta formuła w pełni zabezpiecza to czego, co jest intencją osób wyrażających obawy, obawiający<text:span text:style-name="T2338">c</text:span>h się odejścia od formuły władzy państwowej. Pozostają organami władzy państwowej, pozostaje interes ogólny.</text:p>
      <text:p text:style-name="P2339">Następnie, jaki jest, proszę państwa, zastanówmy się, jaki jest cel naszego tutaj zgromadzenia? Nie jesteśmy żadnym ciałem decydującym o czymkolwiek, prawda? Jesteśmy wyłącznie ciałem opiniodaw<text:span text:style-name="T2340">cz</text:span>ym, ciałem, którego celem jest zaprezentowanie poglądu, na który są skłonne zgodzić się obie strony. I my ten nasz pogląd przekazujemy<text:s/>„stołowi”<text:s/>wyższego rzędu, który też nie jest stroną decydującą.</text:p>
      <text:p text:style-name="P2341">W tej sytuacji wydaje mi się, że nie spełnimy naszego zadania, jeżeli zakończymy nasze działania, a czymkolwiek innym niż na zaprezentowaniu poglądu, które skłonne są, skłonni są przyjąć wyżsi uczestniczący.</text:p>
      <text:p text:style-name="P2342"><text:span text:style-name="T2343">W</text:span><text:s/>związku z tym chciałabym zwrócić uwagę, że właściwie dzisiaj z rana jak gdyby nie została wykonana dyrektywa przewodniczącego zebrania w tym czasie, mianowicie s<text:span text:style-name="T2344">fo</text:span>rmułowania wspólnej płaszczyzny, platformy obu stron, ponieważ zostaliśmy zapoznani z bardzo jednostronną platformą pana Wilkanowicza.</text:p>
      <text:p text:style-name="P2345">Ja proponuję, żeby wrócić do tamtego momentu, powtórnie wyłonić delegatów, któr<text:span text:style-name="T2346">z</text:span>y spróbują sformułować to, na co rzeczywiście obecni przy tym stole zgodnie skłonni są w<text:span text:style-name="T2347">y</text:span>razić zgodę<text:span text:style-name="T2348">.</text:span><text:s/>A co będzie z tym dalej, to co kto przyjmie, a kto nie przyjmie, to już jest naprawdę nie nasza sprawa<text:span text:style-name="T2349">.<text:s/></text:span>I my nie mamy na to żadnego w<text:span text:style-name="T2350">p</text:span>ływu<text:span text:style-name="T2351">.</text:span></text:p>
      <text:p text:style-name="P2352">Dziękuję.</text:p>
      <text:soft-page-break/>
      <text:p text:style-name="P2353"><text:span text:style-name="T2354">Prz</text:span><text:span text:style-name="T2355">ew</text:span><text:span text:style-name="T2356">odnicząc</text:span><text:span text:style-name="T2357">y</text:span>:</text:p>
      <text:p text:style-name="P2358">Dziękuję bardzo. Pan Jerzy Regulski.</text:p>
      <text:p text:style-name="P2359"><text:span text:style-name="T2360">Jerzy Regulski</text:span><text:span text:style-name="T2361">.</text:span></text:p>
      <text:p text:style-name="P2362">Ja pierwszy muszę wyrazić żal, że ten<text:s/>„stół”<text:s/>na<text:span text:style-name="T2363">s</text:span>z jest taki prostokątny,<text:s/><text:span text:style-name="T2364">a</text:span><text:s/>nie okrągły, bo gdyby był bardziej okrągły, to wtedy tylko wystarczyłoby przypią<text:span text:style-name="T2365">ć</text:span><text:s/>nasze znaczki pani prof<text:span text:style-name="T2366">.</text:span><text:s/>Zawadzkiej i panu sędziemu Sto<text:span text:style-name="T2367">lz</text:span>owi i wtedy bym miał możność łatwiejszego zestawienia naszej drużyny do wspólnego uzgodnienia<text:span text:style-name="T2368">,</text:span><text:s/>bo my tutaj wymieniając zdania między sobą uważamy, że te wypowiedzi dwie ostatnie ze strony państwa stanowią rzeczywiście bardzo pozytywną płaszczyznę do poszukiwanie konsensusu i w zasadzie ja nie jestem prawnikiem, panie profesorze, zresztą tu dzisiaj już się potknąłem parę razy, na definicjach prawniczych, ale wydaje mi się, że jako zasada consensusu tutaj jakiegoś te wypowiedzi mogą stanowić podstawę<text:span text:style-name="T2369">.</text:span></text:p>
      <text:p text:style-name="P2370">Nasuwa się też pewna myśl, która tutaj zaczęła kursować, ale rzucam w formie myśli, jeszcze nie uzgodnień, do przemyślenia, rozumiejąc w pełni trudności okresu przejściowego, które państwo bardzo słusznie podkreślali i myś<text:span text:style-name="T2371">m</text:span>y<text:s/><text:span text:style-name="T2372">t</text:span>eż się bali, ale boimy w dalszym ciągu tej trudności przekształcenia, czy nie stworzyć jakiegoś prowizorium typu powiernic<text:span text:style-name="T2373">t</text:span>w<text:span text:style-name="T2374">a<text:s/></text:span>województwa, które by nadawało jakiś charakter wyraźnie przejściow<text:span text:style-name="T2375">y</text:span>,<text:s/><text:span text:style-name="T2376">a</text:span>le żeby jakiej własności województwa przejściowego, jakiegoś powiernictwa do przekazywania w dół, żeby tu stworzyć jakąś formę prawną przejściową, bo jednak my się bardzo boimy,<text:s/><text:span text:style-name="T2377">ż</text:span>e raz przejęte przedsiębiorstwo wodociągów przez wo<text:span text:style-name="T2378">je</text:span>wództwo nigdy nie zejdzie na dół.</text:p>
      <text:p text:style-name="P2379"><text:span text:style-name="T2380">I</text:span><text:s/>tak samo jak teraz mamy...</text:p>
      <text:p text:style-name="P2381">/Głos z sali:<text:s/>Ono jest przejęte z góry, nie z dołu/<text:span text:style-name="T2382">.</text:span></text:p>
      <text:p text:style-name="P2383">Panie profesorze, mamy sytuację, czy w gazecie, jakiś spór z wojewodą nowosądeckim rejonowego przedsiębiorstwa gospodarki komunalnej Nowy Targ i tam jeszcze parę gmin, które się nie mogą rozparcelować. I dlaczego wojewoda nowosądecki ma być organem założycielskim jakiegoś przedsiębiorstwa gospodarki komunaln<text:span text:style-name="T2384">ej,</text:span><text:s/>który zajmuje się 6 gminami położonymi peryferyjnie w stosunku do Nowego Sącza? To jest typowa rola zw<text:span text:style-name="T2385">i</text:span>ązku tych 6 gmin i wtedy w ogóle nie byłoby tego problemu, tam w tej chwili grożą strajki, pretensje itd. To w ogóle administracja państwo<text:span text:style-name="T2386">w</text:span>a mieć<text:s/><text:span text:style-name="T2387">z</text:span><text:s/>głowy tę sprawę, ona się tym nigdy nie powinna w ogóle zajmować<text:span text:style-name="T2388">.</text:span></text:p>
      <text:p text:style-name="P2389">I w związku z tym nam się wydaje, natomiast, że w okresie przejściowym rzeczywiście zanim się wykształci ta sieć tych związków międzykomunalnych, to musi też potrwać, trzeba by znaleźć jakąś formę przejściowego gospodarowania, natomias<text:span text:style-name="T2390">t</text:span><text:s/>jeżeli byśmy to na stałe powiedzieli, że to przedsiębiorstwo gospodarki komunalnej w Limanowej ma być, stanowić własność, mienie komunalne wojewody nowosądeckiego, to to jest na stałe rzeczą niewłaściwą, bo wojewoda nowosądecki ma się nie zajmować wywożeniem śmieci w Limanowej, bo to nie jest jego ro<text:span text:style-name="T2391">la.</text:span></text:p>
      <text:p text:style-name="P2392"><text:span text:style-name="T2393">W</text:span><text:s/>związku z tym trzeba by stworzyć jakiś okres przejściowy zmuszający, nadający dynamikę procesowi przekazywania uprawnień i zadań z województwa w dół. I to je<text:span text:style-name="T2394">s</text:span>t sprawa do dyskusji, jak taką rzecz przejściową można by tutaj ustalić.</text:p>
      <text:p text:style-name="P2395">Mnie się wydaje, że ja byłbym całkowicie zgodny z wnioskiem pani profesor, żeby wrócić do tej sprawy no i zastanowić się, jak to dziś przez dzisiejszy wieczór spróbować ustalić zbliża się godzina piąta, ustalić, gdzie my się zgadzamy, gdzie się nie zgadzamy, bo mnie się wydaje, że po tych wyjaśnieniach, któreśmy<text:s/><text:soft-page-break/>się starali tutaj po południu przedstawić, po wypowiedziach państwa, ja naprawdę wydaje mi się, że możemy być optymistami. Jeżeli się zdecydujemy, a jak żeśmy powiedzieli<text:s/>„a”, to powiedzmy<text:s/>„b”, nie bójmy się i nad, to już są w tej chwili tylko słowa, pewne ograniczenia ideologiczne z okresu przejściowego.</text:p>
      <text:p text:style-name="P2396">Dziękuję bardzo, panie profesorze.</text:p>
      <text:p text:style-name="P2397"><text:span text:style-name="T2398">Maciej Gran</text:span><text:span text:style-name="T2399">i</text:span><text:span text:style-name="T2400">e</text:span><text:span text:style-name="T2401">cki</text:span>:</text:p>
      <text:p text:style-name="P2402">Chciałem zapytać pana profesora o bliższe sprecyzowanie tego okresu prze<text:span text:style-name="T2403">jś</text:span>ciowego. Czy pan profesor sugerowałby, żeby jednak województwa uznać z<text:span text:style-name="T2404">a</text:span><text:s/><text:span text:style-name="T2405">j</text:span>ednos<text:span text:style-name="T2406">t</text:span>ki samorządowe i wyposażyć w mienie komunalne i potem z tego mienia jakby, zaraz, zaraz, czy też pozostawić jakby taką pewną l<text:span text:style-name="T2407">u</text:span>kę tego majątku w gestii wojewódzkiej, tak jak to jest zresztą dzisiaj.</text:p>
      <text:p text:style-name="P2408">Bo na przykład pan profesor mówi, że to słynne przedsiębiorstwo jest w gestii wojewody, i dać jakiś czas na przekazanie do mienia komunalnego. To o to chodzi?</text:p>
      <text:p text:style-name="P2409"><text:span text:style-name="T2410">Je</text:span><text:span text:style-name="T2411">rzy Regul</text:span><text:span text:style-name="T2412">sk</text:span><text:span text:style-name="T2413">i</text:span>:</text:p>
      <text:p text:style-name="P2414">O to chodzi, ten drugi wariant, bo mnie się wydaje, że trudno nazywać samorządem województwo wtedy, kiedy jak premier powiedział, wojewoda stanowi kościec administra<text:span text:style-name="T2415">cji<text:s/></text:span>państwowej. I to jest fakt.</text:p>
      <text:p text:style-name="P2416">Wobec tego nie może istnieć samorząd, którego organem wykonawczym jest kościec administracji państwowej.</text:p>
      <text:p text:style-name="P2417">Wobec tego nie możemy mówić o pseudo-samorządzie, uważam, że nie ma. Natomiast administracja państwowa spełnia rolę pośrednika, każda formuła logiczna prz<text:span text:style-name="T2418">ej</text:span>ściowego okresu naszego pojęcia jest do przyjęcia i do poparcia.</text:p>
      <text:p text:style-name="P2419"><text:span text:style-name="T2420">Maciej Grani</text:span><text:span text:style-name="T2421">e</text:span><text:span text:style-name="T2422">cki</text:span>:</text:p>
      <text:p text:style-name="P2423">Co nie oznacza oczywiście, że gdyby premier nazwał naczelnika tkanką organizmu, to byśmy też go nie ruszali, tak?</text:p>
      <text:p text:style-name="P2424"><text:span text:style-name="T2425">Michał Ku</text:span><text:span text:style-name="T2426">le</text:span><text:span text:style-name="T2427">sz</text:span><text:span text:style-name="T2428">a</text:span>:</text:p>
      <text:p text:style-name="P2429">Jeśli wolno jedno słowo w tej sprawie, Oczywiście ten okres prze<text:span text:style-name="T2430">jś</text:span>ciowy strasznie groźny i gdyby przyjąć konstrukcję tak idę po tej samej linii, przepraszam...</text:p>
      <text:p text:style-name="P2431">/Dalszy ciąg wypowiedzi poza mikro<text:span text:style-name="T2432">fo</text:span>nem/<text:span text:style-name="T2433">.</text:span></text:p>
      <text:p text:style-name="P2434"><text:span text:style-name="T2435">Maciej Grani</text:span><text:span text:style-name="T2436">e</text:span><text:span text:style-name="T2437">cki</text:span><text:span text:style-name="T2438">:</text:span></text:p>
      <text:p text:style-name="P2439">Że<text:span text:style-name="T2440">b</text:span>y można było przekazywać mienie komunal<text:span text:style-name="T2441">n</text:span>e związkom czy najpierw oni muszą utworzyć, bo to jest z inicjatywy gmin, czyli musimy to szerzej jakoś rozpatrywać, tak? Dziękuję bardzo.</text:p>
      <text:p text:style-name="P2442"><text:span text:style-name="T2443">Prof. Barbera Zawadzka</text:span>:</text:p>
      <text:p text:style-name="P2444">Prośba o odpowiedź na pytania, które ja postawiłam w swojej wypowiedzi, dotyczące jak pan sobie wyobraża społeczną kontrolę nad administracją sprowadzaną obecnie ze szczebla wojewódzkiego w sprawach, które przy tym usytuowaniu, przy budowaniu związków międzykomunalnych wyszyłyby jednak spod kontroli rad narodowych?</text:p>
      <text:p text:style-name="P2445"><text:span text:style-name="T2446">Michał Kulesza</text:span>:</text:p>
      <text:p text:style-name="P2447">Czy pani mogłaby podać jakiś konkretny jeden przykład dowolny, taki wymy<text:span text:style-name="T2448">ś</text:span>lony<text:span text:style-name="T2449">?</text:span></text:p>
      <text:p text:style-name="P2450"><text:span text:style-name="T2451">Prof. Barbara Zawadzka:</text:span></text:p>
      <text:p text:style-name="P2452">Porządek publiczny, oświata.</text:p>
      <text:p text:style-name="P2453"><text:span text:style-name="T2454">Michał Kulesz</text:span><text:span text:style-name="T2455">a</text:span>:</text:p>
      <text:soft-page-break/>
      <text:p text:style-name="P2456">Czy wolno odpowiedzieć na zadane pytanie? Dobrze. Sprawa wymaga za każdym razem oddzielnego dyskutowania na płaszczyźnie istniejących przepisów prawa materialnego. Innymi słowy, w jednych dziedzinach pewne zadania trafią statutowo do gminy, a być może realizacyjnie do związków międzykomunalnych, bo to zależy od tego, mówiąc krótko, o jaką infrastrukturę chodzi, a w innych dziedzinach pozostaną w gestii administracji rządowej.</text:p>
      <text:p text:style-name="P2457">Na przykład, ja nie wiem, tutaj była pewna kontrowersja pomiędzy panem prof. Sokolewiczem a panem Bujakiem, kto to będzie udzielał te zezwolenia na demonstracje, nie mam zielonego pojęcia i wcale się nad tym nie chcę zastanawiać dzisi<text:span text:style-name="T2458">aj,<text:s/></text:span>bo to ustawodawca przesądzi pisząc ustawę o zgromadzeniach, czy o czymś takim, czy to ma być w gestii administrac<text:span text:style-name="T2459">ji</text:span><text:s/>samorządowej czy rządowej. Jest to trudno dzisiaj decydować i w ogóle uważam, że ta dyskusja nie powinna mieć miejsca.</text:p>
      <text:p text:style-name="P2460">Natomiast pani zadała jedno pytanie bardzo istotne, bo wskazała pa<text:span text:style-name="T2461">n</text:span>i taki bardzo szczególny przypadek, jakaś tam szkoła artystyczna, rzemieślnicza jedna w skali całego kraju, i na to chciałbym odpowiedzieć. Otóż przyjmując, że zakres działania samorządu jest oparty na zasadzie klauzuli generalnej, tak jak dzisiaj zakres działania rad narodowych z enumeratywnie wymienionymi wyjątkami, jak na przykład w ustawie z 1944 r., ale niekoniecznie ten zakres wyjątków, jest on do uzgodnienia. Są tam zadania obowiązkowe i dobrowolne. I możemy się umówić na<text:s/><text:span text:style-name="T2462">p</text:span>r<text:span text:style-name="T2463">z</text:span>ykład wchodząc w pew<text:span text:style-name="T2464">i</text:span>en szczegół, nie do dyskutowania, tylko jako przykład, że szkoły podstawowe to jest obowiązkowy zakres działania gmin, ale szkoła rzemios<text:span text:style-name="T2465">ł</text:span><text:s/>różnych<text:span text:style-name="T2466">,</text:span><text:s/>artystycznych może być równie dobrze własnością<text:span text:style-name="T2467">,</text:span><text:s/>nie wiem<text:span text:style-name="T2468">,</text:span><text:s/>związku rzemieślników Pol<text:span text:style-name="T2469">s</text:span>kiej Rzeczypospolitej Ludowej, może być własnością państwową, i może być własnością komunalną, i dzisiaj tego nie rozpatrzymy<text:span text:style-name="T2470">.</text:span></text:p>
      <text:p text:style-name="P2471">Innymi słowy, przekazywanie mienia nie może w takich wypadkach iś<text:span text:style-name="T2472">ć</text:span><text:s/>co do zasady.</text:p>
      <text:p text:style-name="P2473"><text:span text:style-name="T2474">Przewodnicząc</text:span><text:span text:style-name="T2475">y</text:span>:</text:p>
      <text:p text:style-name="P2476">Nie możemy dalej prowadzić tego dialogu dlatego, że<text:s/><text:span text:style-name="T2477">z</text:span>bliża się godzina, przepraszam państwa, ale zbliża się godzina 17, czyli piąta po południu i ja przed uderzeniem zegara 5 razy jeszcze chciałem kilka razy, może więcej niż pięć, wypowiedzieć się, parę słów na zakończenie tego naszego dzisiejszego posiedzenia, a przed rozpoczęciem naszej pracy w dniu jutrze<text:span text:style-name="T2478">js</text:span>zym.</text:p>
      <text:p text:style-name="P2479">Otóż po pierwsze, ja zgadzam się całkowicie, aha inaczej chciałem zacząć, że pan przewodni<text:span text:style-name="T2480">cz</text:span>ący Regulski był łaskaw skomp<text:span text:style-name="T2481">le</text:span>mentować naszą stronę za to, że w głosach dwóch swoich przedstawicieli zbliżyła się do poglądów akceptowalnych przez waszą stronę.</text:p>
      <text:p text:style-name="P2482">Ja idę dalej w komplementach i chcę skomp<text:span text:style-name="T2483">le</text:span>mentować szefa waszej drużyny, pana prof. Regulskiego, który w ostatnio wypow<text:span text:style-name="T2484">ie</text:span>dzianych tu poglądach uczynił pewien krok w kierunku poglądów, jakie są bliskie naszej grupie.</text:p>
      <text:p text:style-name="P2485">Bo mnie się wydaje, i to chciałem podkreślić z całym naciskiem, że jeżeli mamy zdążać do tzw. consensusu, albo jak wyrafinowani intelektualiści chcą consensusu, to musi to być dokonane jednak na zasadzie pewnego kompromisu<text:span text:style-name="T2486">.</text:span><text:s/>Jednak nie możemy przy<text:span text:style-name="T2487">jm</text:span>ow<text:span text:style-name="T2488">ać,</text:span><text:s/>że tego, nie możemy mieć tego typu założenia czy mieć tego typu założenia, iż consensus to jest przyjęcie wyłącznie propozycji totalnie i propozycji jednej strony<text:span text:style-name="T2489">.</text:span><text:s/>Wydaje mi się,<text:s/><text:span text:style-name="T2490">ż</text:span>e powinniśmy zmierzać właśnie do uzgodnienia stanowisk, maksymalnego, na ile to się da, ale na zasadzie pewnego kompromisu i pewnego czynienia ustępstw przez każdą ze stron<text:span text:style-name="T2491">.</text:span></text:p>
      <text:soft-page-break/>
      <text:p text:style-name="P2492">Mnie się zdaje, że my jesteśmy bliżsi jednak w istocie rzeczy tego rodzaju consensusu niż to się zdawało jeszcze parę godzin temu na tej sali, gdzie w pewnym momencie powiało gro<text:span text:style-name="T2493">z</text:span>ą.</text:p>
      <text:p text:style-name="P2494">Otóż przecież jesteśmy<text:s/><text:span text:style-name="T2495">z</text:span>godni co do tego, i<text:span text:style-name="T2496">ż</text:span><text:s/>należy - nieszczególnie lubię to słownictwa, ale upodmiotowić prawnie społeczności lokalne<text:span text:style-name="T2497">.</text:span><text:s/>Jesteśmy co do tego zgodni, jesteśmy zgodni co do tego, że zorganizowana w samorząd lokalny społeczność działać ma przede wszystkim poprzez swój swobodnie wybrany organ przedstawicielski.</text:p>
      <text:p text:style-name="P2498">Jesteśmy zgodni całkowicie co do tego. Jesteśmy zgodni co do tego,<text:s/><text:span text:style-name="T2499">ż</text:span>e ten organ przedstawicielski, powtarzam, swobodnie wybrany przez społeczność lokalną, ma mieć jako podstawę swojej materialnej gospodarczej działalności być właścicielem mienia, przepraszam, ta jednostka terytorialna ma być właścicielem mienia komunalnego, że ma mieć odpowiednio zorganizowany dopływ środków finansowych. Zgadzamy się co do tego.</text:p>
      <text:p text:style-name="P2500">Zgadzamy się co do tego, że jej samodzielność, ma być chroniona poprzez ograniczenie w zasadzie nadzoru nad legalnością i poprzez gwarancje samodzielności w postaci stworzenia sądowej ochrony tej samodzielności. Przecież to już jest ogromnie dużo, chyba ogromnie dużo na tej drodze, no, na Boga<text:span text:style-name="T2501">.</text:span></text:p>
      <text:p text:style-name="P2502">Zgadzamy się<text:s/><text:span text:style-name="T2503">z</text:span><text:s/><text:span text:style-name="T2504">t</text:span>y<text:span text:style-name="T2505">m,</text:span><text:s/><text:span text:style-name="T2506">że</text:span><text:s/>ten organ przedstawicielski samorządu terytorialnego ma być przede wszystkim właśnie organem uchwałodawczym tegoż samorządu terytorialnego.</text:p>
      <text:p text:style-name="P2507">Spór idzie o to czy ma on wypełniać pewne funkcje w<text:span text:style-name="T2508">ł</text:span>ad<text:span text:style-name="T2509">zt</text:span>wa państwowego<text:span text:style-name="T2510">.</text:span><text:s/>Do tego wrócimy jutro. Jeżeli pozwolicie, ja rozumiem, pewną niechęć,<text:s/><text:span text:style-name="T2511">z</text:span>akodowaną niechęć do słowa państwo no chyba tak, no chyba, ja tylko tak to mogę rozumieć, bo dla mnie kwestia rozróżnienia między władzą publiczną a władzą państwową właściwie jest grą słów<text:span text:style-name="T2512">,</text:span><text:s/>przy moim rozumieniu państwa, to jest gra słów. Tak jest, ale dobrze, wrócimy do tego jutro, nie przerywajcie mi, ja rzadko przerywałem, to prawda, sam<text:span text:style-name="T2513">ok</text:span>rytycznie muszę powiedzieć, że czasem przerywałem<text:span text:style-name="T2514">.</text:span><text:s/>Już moja władza się kończy za parę minut<text:span text:style-name="T2515">.</text:span></text:p>
      <text:p text:style-name="P2516">Zgadzamy się co do tego, że tenże organ uchwałodawczy będzie realizował swoje kompetencje w zakresie samorządu terytorialnego poprzez organ wykonawczy, będący organem właśnie samorządu terytorialnego.</text:p>
      <text:p text:style-name="P2517">Nie zgadzamy się natomiast w tej chwili na tym etapie naszej dyskusji co do tego, że obok tego zarządu gminnego, zarządu miejskiego, nieważne jak to nazwiemy, ma funkcjonować na szczeblu gminnym, na szczeblu miasta, ma funkcjonować jakiś, przepraszam za wyrażenie, agent administracji rządowej, czy nie ma funkc<text:span text:style-name="T2518">jo</text:span>nować<text:span text:style-name="T2519">.</text:span><text:s/>Tutaj jest rozbieżność stanowisk.</text:p>
      <text:p text:style-name="P2520">W<text:span text:style-name="T2521">y</text:span>daje mi się, że jednak w znacznym stopniu osiągnęliśmy dzisiaj postęp w tym kierunku, jaki został wyznaczony.</text:p>
      <text:p text:style-name="P2522">Teraz są dwie kwestie na zakończenie, jak przygotować lekcję na jutro? Na ile wiem, to grupa solidarnościowo-opozycyjna ma jeszcze 3 dokumenty, które niebyły rozdane. Czy były już wszystkie 3 rozdane? Jeżeli nie, to bardzo,<text:s/><text:span text:style-name="T2523">m</text:span>yślę, że ułatwi dyskusję, j<text:span text:style-name="T2524">e</text:span>żeli wszystkie<text:s/><text:span text:style-name="T2525">3</text:span><text:s/>zostaną rozdane dzisiaj<text:span text:style-name="T2526">.</text:span><text:s/>Jeden dokument, dla informac<text:span text:style-name="T2527">j</text:span>i, jeden dokument dotyczy właśnie tego wojewódzkiego szczebla, to jest? Dobrze, to w takim razie jeszcze dwa dokumenty. Jeden dokument dotyczy terminów i sposobu realizacji tego procesu konstruowania, a nie odtwarzania samorządu terytorialnego, a drugi dokument dotyczy tych dodatkowych okoliczności warunków instytucji wspomag<text:span text:style-name="T2528">aj</text:span>ących.</text:p>
      <text:p text:style-name="P2529">Bardzo bym prosił naszych partnerów solidarnościowo<text:span text:style-name="T2530">-<text:s/></text:span>opozycyjnych o rozdanie tych dokumen<text:span text:style-name="T2531">t</text:span>ów.</text:p>
      <text:soft-page-break/>
      <text:p text:style-name="P2532">Teraz, na ile zrozumiałem pana przewodniczącego, to jest tego rodzaju propozycja, aby powierzyć grupie redakcyjnej s<text:span text:style-name="T2533">fo</text:span>rmułowanie na jutro jakiegoś poprawionego czy uzgodnionego<text:span text:style-name="T2534">.<text:s/></text:span>Czy pan przewodniczący, bo nasza grupa jest gotowa pana Stanisława Stolz<text:span text:style-name="T2535">a</text:span><text:s/>skierować do pracy takiej<text:span text:style-name="T2536">.</text:span><text:s/>Przepraszam bardzo<text:span text:style-name="T2537">,</text:span><text:s/>czy pan współprzewodniczący może na ten temat się wypowiedzieć? To znaczy, czy uważacie za celowe powołanie takiego zesp<text:span text:style-name="T2538">o</text:span>łu redakcyjnego, który by przygotował jakiś dokument, oczywiście z protokołem rozbieżności na jutro, czy uważacie, że to jest za wcześnie?</text:p>
      <text:p text:style-name="P2539"><text:span text:style-name="T2540">Jerzy Regul</text:span><text:span text:style-name="T2541">ski</text:span>:</text:p>
      <text:p text:style-name="P2542">Panie Profesorze! Tak żeśmy sobie tutaj wymienil<text:span text:style-name="T2543">i</text:span><text:s/>parę słów, ponieważ jednak jest dosy<text:span text:style-name="T2544">ć</text:span><text:s/>dużo pewnych spraw niewyjaśnionyc<text:span text:style-name="T2545">h</text:span><text:s/>ostatecznie, więc nasza sugestia byłaby może taka, gdyby państwo zechcieli zobaczyć na te nasze papiery i jutro rano czy powiedzmy zaraz jak się spotkamy, to wypunktować punkty, które państwo uważ<text:span text:style-name="T2546">aj</text:span>ą,<text:s/><text:span text:style-name="T2547">ż</text:span>e trzeba przeprowadzić generalną dyskusję, bo mnie się wydaje, że w chwili obecnej robienie już,<text:s/><text:span text:style-name="T2548">n</text:span>a papierze pisanie może jest przedwczesne<text:span text:style-name="T2549">.</text:span><text:s/>Ja się boję, że jeszcze pewna tura ogólnej dyskusji byłaby tu konieczna. Ja nie wiem jak państwo oceniają, ale mnie się wydaje, że by<text:span text:style-name="T2550">ł</text:span>ob<text:span text:style-name="T2551">y</text:span><text:s/>bardzo dobrze, gdyby państwo zechcieli wypunktować te rzeczy, do których istnieją rozbieżności i wymienić zdania.</text:p>
      <text:p text:style-name="P2552">Nie było. Ja myślę, że ta dyskusja jednak idzie w kierunku zbliżenia się sprawy. Jestem większym optymistą niż byłem. Na tle tych myśmy starali się wypisać te rzeczy wszystkie.</text:p>
      <text:p text:style-name="P2553"><text:span text:style-name="T2554">Michał Kulesza</text:span>:</text:p>
      <text:p text:style-name="P2555">Mnie się po prostu wydaje, że niezależnie od tego, czy<text:s/><text:span text:style-name="T2556">b</text:span>ędziemy zgodni, czy nie będziemy zgodni następnie w różnych punktach, zakres spraw znajdujących się na tych 4 czy<text:s/><text:span text:style-name="T2557">5</text:span><text:s/>kartkach co do zasady wyczerpuje przedmiotowy zakres naszych rozważań.<text:s/><text:span text:style-name="T2558">W</text:span><text:s/>związku z tym państwo nie mieli okazji popatrzeć na te zdania, na te litery, ja wiem, że myśmy tutaj się przerzucali i mówili to i owo, sądzimy zatem, że spotykamy się jutro, to jest bardzo mało czasu, powoływanie dziś grupy redakcyjnej mogłoby przynieść znowu moment taki, że będzie przedstawiony dokument i znowu nastąpi jakiś, jakaś konfuzja. Może to być jak gdyby proceduralnie troszkę niebezpie<text:span text:style-name="T2559">cz</text:span>ne.</text:p>
      <text:p text:style-name="P2560">Czy nie byłoby lepiej po przeczytaniu tych rzeczy jutro rano powiedzieć sobie, bierzemy, jeśli państwu to będzie co do zasady jako rozkład materiałów odpowiadało, bierzemy po kolei jeden, drugi i trzeci i jest wypowiedź strony państwa co do zasady jest zgoda, nie ma zgody na to, na to czy na to. Krótko. I wtedy być może ideo<text:span text:style-name="T2561">lo</text:span>gicznie i merytorycznie powi<text:span text:style-name="T2562">ed</text:span>zie<text:span text:style-name="T2563">li</text:span>śmy sobie moim zdaniem wszystko.<text:s/><text:span text:style-name="T2564">W</text:span><text:s/>tej chwili jest na jutro prac<text:span text:style-name="T2565">ę</text:span><text:s/>na dokumentach. Czy to nie lepiej? Niż wieczorem<text:s/><text:span text:style-name="T2566">g</text:span>dzieś tam pokątnie dwie osoby coś urządzą o potem będą już trzy strony, bo będzie grupa redakcyjna, więc to trochę.</text:p>
      <text:p text:style-name="P2567"><text:span text:style-name="T2568">Przewodniczący</text:span>:</text:p>
      <text:p text:style-name="P2569"><text:span text:style-name="T2570">A</text:span><text:s/>zresztą potem można by ewentualnie po pierwszej turze w ciągu dnia siąść,<text:s/><text:span text:style-name="T2571">p</text:span>o kątach się rozdzielić i...</text:p>
      <text:p text:style-name="P2572">To jest oczywiście propozycja do przyjęcia z tym, że na szczęście realizacja tej propozycji należeć będzie już do tego przewodniczącego, ponieważ pan profesor jutro, najważniejsze pierwsze dwie godziny najważniejsze, pan jutro prowadzi obrady.</text:p>
      <text:p text:style-name="P2573">Ja nie ukrywam, że bardzo by mi zależało na tym, osobiście, byśmy jutro mogli tak czy inaczej, ale zakończyć naszą działalność. To jest pierwsza rzecz.</text:p>
      <text:soft-page-break/>
      <text:p text:style-name="P2574">Druga rzecz, ja w pełni doceniam wartość naszych dokumentów, ale bym<text:s/><text:span text:style-name="T2575">b</text:span>ardzo prosił wzajemnie o to, żebyście byli uprzejmi zwłaszcza na ten dokument, na ten 3-stronicowy dokument zwrócić uwagę pamiętając, o moich korekturach złożonych w oficjalnym oświadczeniu po tej przerwie.</text:p>
      <text:p text:style-name="P2576">Oczywiście, to jest autopoprawka, na której nie mam ani czasu, ani siły nanieść ręką na ten dokument.</text:p>
      <text:p text:style-name="P2577">Po trzecie, bardzo bym prosił może, żebyście także wzięli, ale to może już jutro. To też żebyście wzięli pod uwagę. Dobrze?</text:p>
      <text:p text:style-name="P2578">Bardzo dzięku<text:span text:style-name="T2579">ję</text:span><text:s/>państwu za udział w zebraniu. Zebranie uważam za zamknięte. Zapraszam w<text:span text:style-name="T2580">s</text:span>zystkich jutro na godzinę 10.00 do siedziby Urzędu Rady Ministrów na Krakowskim Przedmieściu.</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4:00Z</meta:creation-date>
    <dc:date>2023-10-30T19:34:00Z</dc:date>
    <meta:template xlink:href="Normal.dotm" xlink:type="simple"/>
    <meta:editing-cycles>2</meta:editing-cycles>
    <meta:editing-duration>PT0S</meta:editing-duration>
    <meta:document-statistic meta:page-count="55" meta:paragraph-count="353" meta:word-count="25328" meta:character-count="176948" meta:row-count="1266" meta:non-whitespace-character-count="151973"/>
  </office:meta>
</office:document-meta>
</file>